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cm"/>
    </style:style>
    <style:style style:name="ro1" style:family="table-row">
      <style:table-row-properties style:row-height="0.425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6cm" fo:break-before="auto" style:use-optimal-row-height="true"/>
    </style:style>
    <style:style style:name="ro4" style:family="table-row">
      <style:table-row-properties style:row-height="1.219cm" fo:break-before="auto" style:use-optimal-row-height="true"/>
    </style:style>
    <style:style style:name="ro5" style:family="table-row">
      <style:table-row-properties style:row-height="2.007cm" fo:break-before="auto" style:use-optimal-row-height="true"/>
    </style:style>
    <style:style style:name="ro6" style:family="table-row">
      <style:table-row-properties style:row-height="1.612cm" fo:break-before="auto" style:use-optimal-row-height="true"/>
    </style:style>
    <style:style style:name="ro7" style:family="table-row">
      <style:table-row-properties style:row-height="3.978cm" fo:break-before="auto" style:use-optimal-row-height="true"/>
    </style:style>
    <style:style style:name="ro8" style:family="table-row">
      <style:table-row-properties style:row-height="1.242cm" fo:break-before="auto" style:use-optimal-row-height="true"/>
    </style:style>
    <style:style style:name="ro9" style:family="table-row">
      <style:table-row-properties style:row-height="2.401cm" fo:break-before="auto" style:use-optimal-row-height="true"/>
    </style:style>
    <style:style style:name="ro10" style:family="table-row">
      <style:table-row-properties style:row-height="3.582cm" fo:break-before="auto" style:use-optimal-row-height="true"/>
    </style:style>
    <style:style style:name="ro11" style:family="table-row">
      <style:table-row-properties style:row-height="3.189cm" fo:break-before="auto" style:use-optimal-row-height="true"/>
    </style:style>
    <style:style style:name="ro12" style:family="table-row">
      <style:table-row-properties style:row-height="6.341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table:print="false">
        <office:forms form:automatic-focus="false" form:apply-design-mode="false"/>
        <table:table-column table:style-name="co1" table:number-columns-repeated="1024" table:default-cell-style-name="Default"/>
        <table:table-row table:style-name="ro1">
          <table:table-cell office:value-type="string">
            <text:p>DATETIME</text:p>
          </table:table-cell>
          <table:table-cell office:value-type="string">
            <text:p>QUESTIONNAIRE_TYPE</text:p>
          </table:table-cell>
          <table:table-cell office:value-type="string">
            <text:p>AGE</text:p>
          </table:table-cell>
          <table:table-cell office:value-type="string">
            <text:p>ID_NUMERO_TEL</text:p>
          </table:table-cell>
          <table:table-cell office:value-type="string">
            <text:p>SEXE_MASC</text:p>
          </table:table-cell>
          <table:table-cell office:value-type="string">
            <text:p>SEXE_FEM</text:p>
          </table:table-cell>
          <table:table-cell office:value-type="string">
            <text:p>SEXE_COMMENT</text:p>
          </table:table-cell>
          <table:table-cell office:value-type="string">
            <text:p>HANDICAP</text:p>
          </table:table-cell>
          <table:table-cell office:value-type="string">
            <text:p>HANDICAP_SOURD</text:p>
          </table:table-cell>
          <table:table-cell office:value-type="string">
            <text:p>HANDICAP_DEFICIENT_AUDITIF</text:p>
          </table:table-cell>
          <table:table-cell office:value-type="string">
            <text:p>HANDICAP_AVEUGLE</text:p>
          </table:table-cell>
          <table:table-cell office:value-type="string">
            <text:p>HANDICAP_DEFICIENT_VISUEL</text:p>
          </table:table-cell>
          <table:table-cell office:value-type="string">
            <text:p>HANDICAP_MOTEUR</text:p>
          </table:table-cell>
          <table:table-cell office:value-type="string">
            <text:p>HANDICAP_AUTRE</text:p>
          </table:table-cell>
          <table:table-cell office:value-type="string">
            <text:p>HANDICAP_AUTRE_COMMENT</text:p>
          </table:table-cell>
          <table:table-cell office:value-type="string">
            <text:p>LANGUE_COURANTE_1</text:p>
          </table:table-cell>
          <table:table-cell office:value-type="string">
            <text:p>LANGUE_COURANTE_2</text:p>
          </table:table-cell>
          <table:table-cell office:value-type="string">
            <text:p>LANGUE_COURANTE_3</text:p>
          </table:table-cell>
          <table:table-cell office:value-type="string">
            <text:p>LANGUE_COURANTE_4</text:p>
          </table:table-cell>
          <table:table-cell office:value-type="string">
            <text:p>LANGUE_FREQUENTE_1</text:p>
          </table:table-cell>
          <table:table-cell office:value-type="string">
            <text:p>LANGUE_FREQUENTE_2</text:p>
          </table:table-cell>
          <table:table-cell office:value-type="string">
            <text:p>LANGUE_FREQUENTE_3</text:p>
          </table:table-cell>
          <table:table-cell office:value-type="string">
            <text:p>LANGUE_FREQUENTE_4</text:p>
          </table:table-cell>
          <table:table-cell office:value-type="string">
            <text:p>LANGUE_MATERNELLE_1</text:p>
          </table:table-cell>
          <table:table-cell office:value-type="string">
            <text:p>LANGUE_MATERNELLE_2</text:p>
          </table:table-cell>
          <table:table-cell office:value-type="string">
            <text:p>LANGUE_MATERNELLE_3</text:p>
          </table:table-cell>
          <table:table-cell office:value-type="string">
            <text:p>LANGUE_MATERNELLE_4</text:p>
          </table:table-cell>
          <table:table-cell office:value-type="string">
            <text:p>NIVEAU_ETUDE</text:p>
          </table:table-cell>
          <table:table-cell office:value-type="string">
            <text:p>NIVEAU_SECONDAIRE_CHOIX</text:p>
          </table:table-cell>
          <table:table-cell office:value-type="string">
            <text:p>NIVEAU_SUPERIEUR_CHOIX</text:p>
          </table:table-cell>
          <table:table-cell office:value-type="string">
            <text:p>PROFESSION_ADMINISTRATION</text:p>
          </table:table-cell>
          <table:table-cell office:value-type="string">
            <text:p>PROFESSION_AGRICULTURE_VITICULTURE</text:p>
          </table:table-cell>
          <table:table-cell office:value-type="string">
            <text:p>PROFESSION_ARTISANAT</text:p>
          </table:table-cell>
          <table:table-cell office:value-type="string">
            <text:p>PROFESSION_CADRE</text:p>
          </table:table-cell>
          <table:table-cell office:value-type="string">
            <text:p>PROFESSION_COMMERCE</text:p>
          </table:table-cell>
          <table:table-cell office:value-type="string">
            <text:p>PROFESSION_ELEVE_ETUDIANT</text:p>
          </table:table-cell>
          <table:table-cell office:value-type="string">
            <text:p>PROFESSION_EMPLOYE_OUVRIER</text:p>
          </table:table-cell>
          <table:table-cell office:value-type="string">
            <text:p>PROFESSION_ENSEIGNEMENT</text:p>
          </table:table-cell>
          <table:table-cell office:value-type="string">
            <text:p>PROFESSION_METIERS_SANTE</text:p>
          </table:table-cell>
          <table:table-cell office:value-type="string">
            <text:p>PROFESSION_METIERS_SPECTACLE</text:p>
          </table:table-cell>
          <table:table-cell office:value-type="string">
            <text:p>PROFESSION_PROFESSION_LIBERALE</text:p>
          </table:table-cell>
          <table:table-cell office:value-type="string">
            <text:p>PROFESSION_RETRAITE</text:p>
          </table:table-cell>
          <table:table-cell office:value-type="string">
            <text:p>PROFESSION_SANS_ACTIVITE_PROFESSIONNELLE</text:p>
          </table:table-cell>
          <table:table-cell office:value-type="string">
            <text:p>PROFESSION_METIER_AUTRE</text:p>
          </table:table-cell>
          <table:table-cell office:value-type="string">
            <text:p>PROFESSION_ENSEIGNEMENT_CHOIX</text:p>
          </table:table-cell>
          <table:table-cell office:value-type="string">
            <text:p>PROFESSION_METIER_AUTRE_COMMENT</text:p>
          </table:table-cell>
          <table:table-cell office:value-type="string">
            <text:p>CODE_POSTAL</text:p>
          </table:table-cell>
          <table:table-cell office:value-type="string">
            <text:p>DUREE_VIE_DPT</text:p>
          </table:table-cell>
          <table:table-cell office:value-type="string">
            <text:p>TYPE_TELEPHONE</text:p>
          </table:table-cell>
          <table:table-cell office:value-type="string">
            <text:p>TYPE_TELEPHONE_AUTRE_COMMENT</text:p>
          </table:table-cell>
          <table:table-cell office:value-type="string">
            <text:p>ABONNEMENT_ILLIMITE</text:p>
          </table:table-cell>
          <table:table-cell office:value-type="string">
            <text:p>TEMPS_UTILISATION_SMS</text:p>
          </table:table-cell>
          <table:table-cell office:value-type="string">
            <text:p>ENVOI_SMS_SEMAINE</text:p>
          </table:table-cell>
          <table:table-cell office:value-type="string">
            <text:p>RECEPTION_SMS_SEMAINE</text:p>
          </table:table-cell>
          <table:table-cell office:value-type="string">
            <text:p>UTILISATION_T9</text:p>
          </table:table-cell>
          <table:table-cell office:value-type="string">
            <text:p>DESTINATAIRE_AMIS</text:p>
          </table:table-cell>
          <table:table-cell office:value-type="string">
            <text:p>DESTINATAIRE_COLLEGUES</text:p>
          </table:table-cell>
          <table:table-cell office:value-type="string">
            <text:p>DESTINATAIRE_FAMILLE</text:p>
          </table:table-cell>
          <table:table-cell office:value-type="string">
            <text:p>DESTINATAIRE_COMPAGNON</text:p>
          </table:table-cell>
          <table:table-cell office:value-type="string">
            <text:p>DESTINATAIRE_CONCOURS</text:p>
          </table:table-cell>
          <table:table-cell office:value-type="string">
            <text:p>DESTINATAIRE_AUTRE</text:p>
          </table:table-cell>
          <table:table-cell office:value-type="string">
            <text:p>DESTINATAIRE_AUTRE_COMMENT</text:p>
          </table:table-cell>
          <table:table-cell office:value-type="string">
            <text:p>REDACTION_SMS</text:p>
          </table:table-cell>
          <table:table-cell office:value-type="string">
            <text:p>UTILISATION_CHAT</text:p>
          </table:table-cell>
          <table:table-cell office:value-type="string">
            <text:p>UTILISATION_FORUM</text:p>
          </table:table-cell>
          <table:table-cell office:value-type="string">
            <text:p>UTILISATION_COURRIER_ELECTRONIQUE</text:p>
          </table:table-cell>
          <table:table-cell office:value-type="string">
            <text:p>UTILISATION_RESEAUX_SOCIAUX</text:p>
          </table:table-cell>
          <table:table-cell office:value-type="string">
            <text:p>UTILISATION_AUTRE</text:p>
          </table:table-cell>
          <table:table-cell office:value-type="string">
            <text:p>UTILISATION_AUTRE_COMMENT</text:p>
          </table:table-cell>
          <table:table-cell office:value-type="string">
            <text:p>RAISON_REDAC_SMS_PRIX</text:p>
          </table:table-cell>
          <table:table-cell office:value-type="string">
            <text:p>RAISON_REDAC_SMS_DERANGER</text:p>
          </table:table-cell>
          <table:table-cell office:value-type="string">
            <text:p>RAISON_REDAC_SMS_ALLER_VITE</text:p>
          </table:table-cell>
          <table:table-cell office:value-type="string">
            <text:p>RAISON_REDAC_SMS_AIME_PAS_TELEPHONER</text:p>
          </table:table-cell>
          <table:table-cell office:value-type="string">
            <text:p>RAISON_REDAC_SMS_AUTRE</text:p>
          </table:table-cell>
          <table:table-cell office:value-type="string">
            <text:p>RAISON_REDAC_SMS_AUTRE_COMMENT</text:p>
          </table:table-cell>
          <table:table-cell office:value-type="string">
            <text:p>RAISON_ECRITURE_SMS_RAPIDE</text:p>
          </table:table-cell>
          <table:table-cell office:value-type="string">
            <text:p>RAISON_ECRITURE_SMS_JOUER_LANGUE</text:p>
          </table:table-cell>
          <table:table-cell office:value-type="string">
            <text:p>RAISON_ECRITURE_SMS_COMPLICITE</text:p>
          </table:table-cell>
          <table:table-cell office:value-type="string">
            <text:p>RAISON_ECRITURE_SMS_AUTRE</text:p>
          </table:table-cell>
          <table:table-cell office:value-type="string">
            <text:p>RAISON_ECRITURE_SMS_AUTRE_COMMENT</text:p>
          </table:table-cell>
          <table:table-cell office:value-type="string">
            <text:p>APPORT_ECRITURE_SMS</text:p>
          </table:table-cell>
          <table:table-cell office:value-type="string">
            <text:p>AVENIR_SMS</text:p>
          </table:table-cell>
          <table:table-cell office:value-type="string">
            <text:p>CODE_MIXING</text:p>
          </table:table-cell>
          <table:table-cell office:value-type="string">
            <text:p>LANGUE_MIXING_1</text:p>
          </table:table-cell>
          <table:table-cell office:value-type="string">
            <text:p>LANGUE_MIXING_2</text:p>
          </table:table-cell>
          <table:table-cell office:value-type="string">
            <text:p>LANGUE_MIXING_3</text:p>
          </table:table-cell>
          <table:table-cell office:value-type="string">
            <text:p>LANGUE_MIXING_4</text:p>
          </table:table-cell>
          <table:table-cell office:value-type="string">
            <text:p>CODE_SWITCHING</text:p>
          </table:table-cell>
          <table:table-cell office:value-type="string">
            <text:p>LANGUE_SWITCHING_1</text:p>
          </table:table-cell>
          <table:table-cell office:value-type="string">
            <text:p>LANGUE_SWITCHING_2</text:p>
          </table:table-cell>
          <table:table-cell office:value-type="string">
            <text:p>LANGUE_SWITCHING_3</text:p>
          </table:table-cell>
          <table:table-cell office:value-type="string">
            <text:p>LANGUE_SWITCHING_4</text:p>
          </table:table-cell>
          <table:table-cell office:value-type="string">
            <text:p>COMPREHENSION_ECRITURE_SMS</text:p>
          </table:table-cell>
          <table:table-cell office:value-type="string">
            <text:p>SOUVENIR_SMS</text:p>
          </table:table-cell>
          <table:table-cell office:value-type="string">
            <text:p>DUREE_LECTURE</text:p>
          </table:table-cell>
          <table:table-cell office:value-type="string">
            <text:p>DUREE_LECTURE_REEL</text:p>
          </table:table-cell>
          <table:table-cell office:value-type="string">
            <text:p>TYPE_LECTURE_JOURNAL</text:p>
          </table:table-cell>
          <table:table-cell office:value-type="string">
            <text:p>TYPE_LECTURE_BD</text:p>
          </table:table-cell>
          <table:table-cell office:value-type="string">
            <text:p>TYPE_LECTURE_WEB</text:p>
          </table:table-cell>
          <table:table-cell office:value-type="string">
            <text:p>TYPE_LECTURE_LIVRES</text:p>
          </table:table-cell>
          <table:table-cell office:value-type="string">
            <text:p>TYPE_LECTURE_AUTRE</text:p>
          </table:table-cell>
          <table:table-cell office:value-type="string">
            <text:p>TYPE_LECTURE_AUTRE_COMMENT</text:p>
          </table:table-cell>
          <table:table-cell office:value-type="string">
            <text:p>ECRITURE_PAPIER</text:p>
          </table:table-cell>
          <table:table-cell office:value-type="string">
            <text:p>TYPE_ECRITURE_COURSES</text:p>
          </table:table-cell>
          <table:table-cell office:value-type="string">
            <text:p>TYPE_ECRITURE_COURRIER</text:p>
          </table:table-cell>
          <table:table-cell office:value-type="string">
            <text:p>TYPE_ECRITURE_JOURNAL</text:p>
          </table:table-cell>
          <table:table-cell office:value-type="string">
            <text:p>TYPE_ECRITURE_PETITS_MOTS</text:p>
          </table:table-cell>
          <table:table-cell office:value-type="string">
            <text:p>TYPE_ECRITURE_NOTES_PRO</text:p>
          </table:table-cell>
          <table:table-cell office:value-type="string">
            <text:p>TYPE_ECRITURE_AUTRE</text:p>
          </table:table-cell>
          <table:table-cell office:value-type="string">
            <text:p>TYPE_ECRITURE_AUTRE_COMMENT</text:p>
          </table:table-cell>
          <table:table-cell office:value-type="string">
            <text:p>ECRITURE_FREQ</text:p>
          </table:table-cell>
          <table:table-cell table:number-columns-repeated="913"/>
        </table:table-row>
        <table:table-row table:style-name="ro2">
          <table:table-cell office:value-type="string">
            <text:p>2011-09-15 07:20:10</text:p>
          </table:table-cell>
          <table:table-cell office:value-type="string">
            <text:p>consentement+questionnaire</text:p>
          </table:table-cell>
          <table:table-cell office:value-type="float" office:value="19">
            <text:p>19</text:p>
          </table:table-cell>
          <table:table-cell office:value-type="float" office:value="477">
            <text:p>47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340">
            <text:p>30340</text:p>
          </table:table-cell>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10 a 2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On ne sait jamais ce que pense réellement le destinataire.</text:p>
          </table:table-cell>
          <table:table-cell office:value-type="string">
            <text:p>De plus en plu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5 08:13:37</text:p>
          </table:table-cell>
          <table:table-cell office:value-type="string">
            <text:p>consentement+questionnaire</text:p>
          </table:table-cell>
          <table:table-cell office:value-type="float" office:value="11">
            <text:p>11</text:p>
          </table:table-cell>
          <table:table-cell office:value-type="float" office:value="401">
            <text:p>40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70">
            <text:p>34070</text:p>
          </table:table-cell>
          <table:table-cell/>
          <table:table-cell office:value-type="string">
            <text:p>autre</text:p>
          </table:table-cell>
          <table:table-cell office:value-type="string">
            <text:p>Samsung Wave 575 (tactile)</text:p>
          </table:table-cell>
          <table:table-cell office:value-type="string">
            <text:p>oui</text:p>
          </table:table-cell>
          <table:table-cell office:value-type="string">
            <text:p>moins de 1</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melange</text:p>
          </table:table-cell>
          <table:table-cell office:value-type="string">
            <text:p>parfois</text:p>
          </table:table-cell>
          <table:table-cell office:value-type="string">
            <text:p>rarement</text:p>
          </table:table-cell>
          <table:table-cell office:value-type="string">
            <text:p>jamais</text:p>
          </table:table-cell>
          <table:table-cell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2"/>
          <table:table-cell office:value-type="string">
            <text:p>Oui.</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ecriture_sms</text:p>
          </table:table-cell>
          <table:table-cell office:value-type="string">
            <text:p>5.238095238095238</text:p>
          </table:table-cell>
          <table:table-cell office:value-type="float" office:value="4">
            <text:p>4</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5 08:23:12</text:p>
          </table:table-cell>
          <table:table-cell office:value-type="string">
            <text:p>consentement+questionnaire</text:p>
          </table:table-cell>
          <table:table-cell office:value-type="float" office:value="43">
            <text:p>43</text:p>
          </table:table-cell>
          <table:table-cell office:value-type="float" office:value="24">
            <text:p>2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primaire</text:p>
          </table:table-cell>
          <table:table-cell table:number-columns-repeated="2"/>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43120">
            <text:p>43120</text:p>
          </table:table-cell>
          <table:table-cell/>
          <table:table-cell office:value-type="string">
            <text:p>classique</text:p>
          </table:table-cell>
          <table:table-cell/>
          <table:table-cell office:value-type="string">
            <text:p>non</text:p>
          </table:table-cell>
          <table:table-cell office:value-type="string">
            <text:p>plus de 5</text:p>
          </table:table-cell>
          <table:table-cell office:value-type="string">
            <text:p>5 a 10</text:p>
          </table:table-cell>
          <table:table-cell office:value-type="string">
            <text:p>moins de 5</text:p>
          </table:table-cell>
          <table:table-cell office:value-type="string">
            <text:p>non</text:p>
          </table:table-cell>
          <table:table-cell office:value-type="float" office:value="3">
            <text:p>3</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6">
            <text:p>6</text:p>
          </table:table-cell>
          <table:table-cell office:value-type="float" office:value="0">
            <text:p>0</text:p>
          </table:table-cell>
          <table:table-cell/>
          <table:table-cell office:value-type="string">
            <text:p>redaction_ecriture_sms</text:p>
          </table:table-cell>
          <table:table-cell office:value-type="string">
            <text:p>jamais</text:p>
          </table:table-cell>
          <table:table-cell office:value-type="string">
            <text:p>parfois</text:p>
          </table:table-cell>
          <table:table-cell office:value-type="string">
            <text:p>tres_souvent</text:p>
          </table:table-cell>
          <table:table-cell office:value-type="string">
            <text:p>rarem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ecrit en abrégé avec des fautes</text:p>
          </table:table-cell>
          <table:table-cell office:value-type="string">
            <text:p>avenir prometeu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non</text:p>
          </table:table-cell>
          <table:table-cell office:value-type="string">
            <text:p>francais_standard</text:p>
          </table:table-cell>
          <table:table-cell office:value-type="string">
            <text:p>1.0476190476190476</text:p>
          </table:table-cell>
          <table:table-cell office:value-type="string">
            <text:p>0.5</text:p>
          </table:table-cell>
          <table:table-cell office:value-type="float" office:value="1">
            <text:p>1</text:p>
          </table:table-cell>
          <table:table-cell table:number-columns-repeated="4"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5 08:40:45</text:p>
          </table:table-cell>
          <table:table-cell office:value-type="string">
            <text:p>consentement+questionnaire</text:p>
          </table:table-cell>
          <table:table-cell office:value-type="float" office:value="19">
            <text:p>19</text:p>
          </table:table-cell>
          <table:table-cell office:value-type="float" office:value="254">
            <text:p>25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6">
            <text:p>34096</text:p>
          </table:table-cell>
          <table:table-cell office:value-type="float" office:value="2">
            <text:p>2</text:p>
          </table:table-cell>
          <table:table-cell office:value-type="string">
            <text:p>autre</text:p>
          </table:table-cell>
          <table:table-cell office:value-type="string">
            <text:p>vietnamien</text:p>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table:number-columns-repeated="2"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4" office:value-type="float" office:value="0">
            <text:p>0</text:p>
          </table:table-cell>
          <table:table-cell/>
          <table:table-cell office:value-type="string">
            <text:p>Inconvénients: il peut y avoir des quiproquos, et l'écriture SMS peut varier d'une personne à l'autre, et dans certains cas c'est une lecture encore moins rapide qu'avec une standard. Je pense que l'écriture SMS est rapide pour celui qui écrit seulement</text:p>
          </table:table-cell>
          <table:table-cell office:value-type="string">
            <text:p>Oui et non. Les sms serviront toujours pour tenir au courant alors que la situation ne permet pas de téléphoner. Mais plus ça va et plus les appels illimités font surface, même si ça reste encore assez cher à mon goût, je préférerai appeler mes proches pour par exemple se retrouver quelque part, expliquer quelque chose de compliquer, un appel est beaucoup plus simple. Pour les personnes de nature timide ou autre, les SMS permettent aussi de moins assumer je dirai...</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2" office:value-type="float" office:value="0">
            <text:p>0</text:p>
          </table:table-cell>
          <table:table-cell table:number-columns-repeated="3" office:value-type="float" office:value="1">
            <text:p>1</text:p>
          </table:table-cell>
          <table:table-cell office:value-type="string">
            <text:p>magazine</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5 08:50:19</text:p>
          </table:table-cell>
          <table:table-cell office:value-type="string">
            <text:p>consentement+questionnaire</text:p>
          </table:table-cell>
          <table:table-cell office:value-type="float" office:value="54">
            <text:p>54</text:p>
          </table:table-cell>
          <table:table-cell office:value-type="float" office:value="450">
            <text:p>45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0120">
            <text:p>30120</text:p>
          </table:table-cell>
          <table:table-cell office:value-type="float" office:value="15">
            <text:p>15</text:p>
          </table:table-cell>
          <table:table-cell office:value-type="string">
            <text:p>classique</text:p>
          </table:table-cell>
          <table:table-cell/>
          <table:table-cell office:value-type="string">
            <text:p>non</text:p>
          </table:table-cell>
          <table:table-cell office:value-type="string">
            <text:p>plus de 5</text:p>
          </table:table-cell>
          <table:table-cell office:value-type="string">
            <text:p>moins de 5</text:p>
          </table:table-cell>
          <table:table-cell office:value-type="string">
            <text:p>5 a 10</text:p>
          </table:table-cell>
          <table:table-cell office:value-type="string">
            <text:p>non</text:p>
          </table:table-cell>
          <table:table-cell office:value-type="float" office:value="2">
            <text:p>2</text:p>
          </table:table-cell>
          <table:table-cell office:value-type="float" office:value="4">
            <text:p>4</text:p>
          </table:table-cell>
          <table:table-cell table:number-columns-repeated="4"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Avantage : rapidité.</text:p>
            <text:p>Inconvénient : réduction des nuances d'expression et de pensée </text:p>
          </table:table-cell>
          <table:table-cell office:value-type="string">
            <text:p>Je ne le pense pas. Les communications s'accélérant, la tentation est de réduire et de concentrer les contenu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8.380952380952381</text:p>
          </table:table-cell>
          <table:table-cell office:value-type="float" office:value="7">
            <text:p>7</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manuscrits pour l'édition</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5 09:13:52</text:p>
          </table:table-cell>
          <table:table-cell office:value-type="string">
            <text:p>consentement+questionnaire</text:p>
          </table:table-cell>
          <table:table-cell office:value-type="float" office:value="20">
            <text:p>20</text:p>
          </table:table-cell>
          <table:table-cell office:value-type="float" office:value="151">
            <text:p>15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0000">
            <text:p>3000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1">
            <text:p>1</text:p>
          </table:table-cell>
          <table:table-cell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table:number-columns-repeated="2" office:value-type="string">
            <text:p>rarem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inconvénient de l'écriture SMS est sans conteste la perte du niveau de l'orthographe. On ne sait plus écrire comme il se doit. </text:p>
          </table:table-cell>
          <table:table-cell office:value-type="string">
            <text:p>Les SMS seront toujours utilisé, mais je ne penses pas que l'écriture SMS, elle, se conserve, notamment grâce au T9 ou autres correcteur d'orthographe. <text: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écriture pour écrire une histoire</text:p>
          </table:table-cell>
          <table:table-cell office:value-type="string">
            <text:p>tres_souvent</text:p>
          </table:table-cell>
          <table:table-cell table:number-columns-repeated="913"/>
        </table:table-row>
        <table:table-row table:style-name="ro3">
          <table:table-cell office:value-type="string">
            <text:p>2011-09-15 09:00:02</text:p>
          </table:table-cell>
          <table:table-cell office:value-type="string">
            <text:p>consentement+questionnaire</text:p>
          </table:table-cell>
          <table:table-cell office:value-type="float" office:value="15">
            <text:p>15</text:p>
          </table:table-cell>
          <table:table-cell office:value-type="float" office:value="290">
            <text:p>29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2">
            <text:p>12</text:p>
          </table:table-cell>
          <table:table-cell office:value-type="string">
            <text:p>blackberry</text:p>
          </table:table-cell>
          <table:table-cell/>
          <table:table-cell office:value-type="string">
            <text:p>non</text:p>
          </table:table-cell>
          <table:table-cell office:value-type="string">
            <text:p>1 a 3</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0">
            <text:p>0</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ça va vite</text:p>
            <text:p>inconvénient:on s'enmèle les pinceaux parfois !</text:p>
          </table:table-cell>
          <table:table-cell office:value-type="string">
            <text:p>oui, car moyen simple de communiqu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5"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5 09:29:26</text:p>
          </table:table-cell>
          <table:table-cell office:value-type="string">
            <text:p>consentement+questionnaire</text:p>
          </table:table-cell>
          <table:table-cell office:value-type="float" office:value="30">
            <text:p>30</text:p>
          </table:table-cell>
          <table:table-cell office:value-type="float" office:value="462">
            <text:p>46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uperieur</text:p>
          </table:table-cell>
          <table:table-cell/>
          <table:table-cell office:value-type="float" office:value="38410">
            <text:p>3841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office:value-type="string">
            <text:p>tres_souvent</text:p>
          </table:table-cell>
          <table:table-cell office:value-type="string">
            <text:p>rarement</text:p>
          </table:table-cell>
          <table:table-cell table:number-columns-repeated="2" office:value-type="string">
            <text:p>tres_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table:number-columns-repeated="4"/>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3" office:value-type="float" office:value="0">
            <text:p>0</text:p>
          </table:table-cell>
          <table:table-cell table:number-columns-repeated="2" office:value-type="float" office:value="1">
            <text:p>1</text:p>
          </table:table-cell>
          <table:table-cell office:value-type="string">
            <text:p>articles scientifique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4">
          <table:table-cell office:value-type="string">
            <text:p>2011-09-15 10:08:20</text:p>
          </table:table-cell>
          <table:table-cell office:value-type="string">
            <text:p>consentement+questionnaire</text:p>
          </table:table-cell>
          <table:table-cell office:value-type="float" office:value="19">
            <text:p>19</text:p>
          </table:table-cell>
          <table:table-cell office:value-type="float" office:value="437">
            <text:p>43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9"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table:table-cell office:value-type="float" office:value="34090">
            <text:p>3409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1">
            <text:p>1</text:p>
          </table:table-cell>
          <table:table-cell office:value-type="float" office:value="0">
            <text:p>0</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rarement</text:p>
          </table:table-cell>
          <table:table-cell office:value-type="string">
            <text:p>tres_souvent</text:p>
          </table:table-cell>
          <table:table-cell office:value-type="string">
            <text:p>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nconvénients : les gens font de plus en plus de fautes d'orthographes</text:p>
            <text:p/>
            <text:p>avantages : rédaction rapide du message</text:p>
          </table:table-cell>
          <table:table-cell table:number-columns-repeated="2"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E.Mail</text:p>
          </table:table-cell>
          <table:table-cell office:value-type="string">
            <text:p>tres_souvent</text:p>
          </table:table-cell>
          <table:table-cell table:number-columns-repeated="913"/>
        </table:table-row>
        <table:table-row table:style-name="ro3">
          <table:table-cell office:value-type="string">
            <text:p>2011-09-15 10:37:45</text:p>
          </table:table-cell>
          <table:table-cell office:value-type="string">
            <text:p>consentement+questionnaire</text:p>
          </table:table-cell>
          <table:table-cell office:value-type="float" office:value="20">
            <text:p>20</text:p>
          </table:table-cell>
          <table:table-cell office:value-type="float" office:value="88">
            <text:p>8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3">
            <text:p>3</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table:number-columns-repeated="3" office:value-type="string">
            <text:p>parfois</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rapidité</text:p>
            <text:p>inconvénients: pas sérieux et on finit par oublier l’orthographe du mot</text:p>
          </table:table-cell>
          <table:table-cell office:value-type="string">
            <text:p>oui: c'est rapide, sa permet d'avoir un renseignement déjà noté plutôt que de prendre des notes au téléphon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poésie</text:p>
          </table:table-cell>
          <table:table-cell office:value-type="string">
            <text:p>souvent</text:p>
          </table:table-cell>
          <table:table-cell table:number-columns-repeated="913"/>
        </table:table-row>
        <table:table-row table:style-name="ro1">
          <table:table-cell office:value-type="string">
            <text:p>2011-09-15 10:54:26</text:p>
          </table:table-cell>
          <table:table-cell office:value-type="string">
            <text:p>consentement</text:p>
          </table:table-cell>
          <table:table-cell/>
          <table:table-cell office:value-type="float" office:value="136">
            <text:p>136</text:p>
          </table:table-cell>
          <table:table-cell table:number-columns-repeated="1020"/>
        </table:table-row>
        <table:table-row table:style-name="ro2">
          <table:table-cell office:value-type="string">
            <text:p>2011-09-15 10:48:56</text:p>
          </table:table-cell>
          <table:table-cell office:value-type="string">
            <text:p>consentement+questionnaire</text:p>
          </table:table-cell>
          <table:table-cell office:value-type="float" office:value="20">
            <text:p>20</text:p>
          </table:table-cell>
          <table:table-cell office:value-type="float" office:value="353">
            <text:p>35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rus</text:p>
          </table:table-cell>
          <table:table-cell office:value-type="string">
            <text:p>ita</text:p>
          </table:table-cell>
          <table:table-cell office:value-type="string">
            <text:p>fre</text:p>
          </table:table-cell>
          <table:table-cell office:value-type="string">
            <text:p>eng</text:p>
          </table:table-cell>
          <table:table-cell office:value-type="string">
            <text:p>rus</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4">
            <text:p>4</text:p>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50 a 10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table:number-columns-repeated="2" office:value-type="string">
            <text:p>tres_souvent</text:p>
          </table:table-cell>
          <table:table-cell table:number-columns-repeated="2"/>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ls sont très pratiques car ils me permettent de faire passer un message sans déranger la personne. On doit répondre tout de suite (plus ou moins ) à un appel alors que nous pouvons répondre aux sms quand nous voulons.</text:p>
          </table:table-cell>
          <table:table-cell office:value-type="string">
            <text:p>Oui, ils sont nettement plus pratiques que les appels si l'on a un message rapide à faire passer</text:p>
          </table:table-cell>
          <table:table-cell office:value-type="string">
            <text:p>oui</text:p>
          </table:table-cell>
          <table:table-cell office:value-type="string">
            <text:p>fre</text:p>
          </table:table-cell>
          <table:table-cell office:value-type="string">
            <text:p>eng</text:p>
          </table:table-cell>
          <table:table-cell office:value-type="string">
            <text:p>rus</text:p>
          </table:table-cell>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table:number-columns-repeated="4"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5 11:36:17</text:p>
          </table:table-cell>
          <table:table-cell office:value-type="string">
            <text:p>consentement+questionnaire</text:p>
          </table:table-cell>
          <table:table-cell office:value-type="float" office:value="21">
            <text:p>21</text:p>
          </table:table-cell>
          <table:table-cell office:value-type="float" office:value="398">
            <text:p>39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70">
            <text:p>34070</text:p>
          </table:table-cell>
          <table:table-cell office:value-type="float" office:value="5">
            <text:p>5</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table:number-columns-repeated="2"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tres_souvent</text:p>
          </table:table-cell>
          <table:table-cell office:value-type="string">
            <text:p>parfo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vantages : pas vraiment</text:p>
            <text:p>Inconvénients : de mauvais réflexes qui se répercuteront dans la pauvreté du langage oral et/ou rédactionnel. </text:p>
          </table:table-cell>
          <table:table-cell office:value-type="string">
            <text:p>Oui, les forfaits illimités sms quasi-obligatoires chez tous les opérateurs laissent présager d'un avenir certain pour le sms. De plus, le sms dans les forfaits opérateurs présente une évolution ininterrompue (jusqu'à l'illimité total)</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15 12:02:58</text:p>
          </table:table-cell>
          <table:table-cell office:value-type="string">
            <text:p>consentement</text:p>
          </table:table-cell>
          <table:table-cell/>
          <table:table-cell office:value-type="float" office:value="228">
            <text:p>228</text:p>
          </table:table-cell>
          <table:table-cell table:number-columns-repeated="1020"/>
        </table:table-row>
        <table:table-row table:style-name="ro2">
          <table:table-cell office:value-type="string">
            <text:p>2011-09-15 12:58:32</text:p>
          </table:table-cell>
          <table:table-cell office:value-type="string">
            <text:p>consentement+questionnaire</text:p>
          </table:table-cell>
          <table:table-cell office:value-type="float" office:value="21">
            <text:p>21</text:p>
          </table:table-cell>
          <table:table-cell office:value-type="float" office:value="197">
            <text:p>19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oci</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1400">
            <text:p>114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rarement</text:p>
          </table:table-cell>
          <table:table-cell table:number-columns-repeated="2"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perd les notions d'orthographe et de conjugaison.</text:p>
          </table:table-cell>
          <table:table-cell office:value-type="string">
            <text:p>Oui car la modernisation vise à la communication instantanée et les sms sont un excellent moyen de communiquer rapidement sans véritablement déranger le destinataire.</text:p>
          </table:table-cell>
          <table:table-cell office:value-type="string">
            <text:p>oui</text:p>
          </table:table-cell>
          <table:table-cell office:value-type="string">
            <text:p>fre</text:p>
          </table:table-cell>
          <table:table-cell office:value-type="string">
            <text:p>ger</text:p>
          </table:table-cell>
          <table:table-cell office:value-type="string">
            <text:p>eng</text:p>
          </table:table-cell>
          <table:table-cell/>
          <table:table-cell office:value-type="string">
            <text:p>oui</text:p>
          </table:table-cell>
          <table:table-cell office:value-type="string">
            <text:p>fre</text:p>
          </table:table-cell>
          <table:table-cell office:value-type="string">
            <text:p>ger</text:p>
          </table:table-cell>
          <table:table-cell table:number-columns-repeated="2"/>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3" office:value-type="float" office:value="1">
            <text:p>1</text:p>
          </table:table-cell>
          <table:table-cell office:value-type="string">
            <text:p>sous-titre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5 13:45:16</text:p>
          </table:table-cell>
          <table:table-cell office:value-type="string">
            <text:p>consentement+questionnaire</text:p>
          </table:table-cell>
          <table:table-cell office:value-type="float" office:value="21">
            <text:p>21</text:p>
          </table:table-cell>
          <table:table-cell office:value-type="float" office:value="156">
            <text:p>15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soit_soit</text:p>
          </table:table-cell>
          <table:table-cell office:value-type="string">
            <text:p>rarement</text:p>
          </table:table-cell>
          <table:table-cell office:value-type="string">
            <text:p>jamais</text:p>
          </table:table-cell>
          <table:table-cell table:number-columns-repeated="2"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une compréhension plus rapide et la réduction du nombre de caractère !</text:p>
          </table:table-cell>
          <table:table-cell office:value-type="string">
            <text:p>oui ! et beaucoup plus souvent ! c'est une forme de communication simple rapide et que le destinataire peut recevoir sans être forcement dérangé</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15 13:48:46</text:p>
          </table:table-cell>
          <table:table-cell office:value-type="string">
            <text:p>consentement+questionnaire</text:p>
          </table:table-cell>
          <table:table-cell office:value-type="float" office:value="22">
            <text:p>22</text:p>
          </table:table-cell>
          <table:table-cell office:value-type="float" office:value="107">
            <text:p>10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ita</text:p>
          </table:table-cell>
          <table:table-cell office:value-type="string">
            <text:p>spa</text:p>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0">
            <text:p>0</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5">
            <text:p>5</text:p>
          </table:table-cell>
          <table:table-cell table:number-columns-repeated="2" office:value-type="float" office:value="0">
            <text:p>0</text:p>
          </table:table-cell>
          <table:table-cell office:value-type="float" office:value="4">
            <text:p>4</text:p>
          </table:table-cell>
          <table:table-cell office:value-type="string">
            <text:p>coéquipières</text:p>
          </table:table-cell>
          <table:table-cell office:value-type="string">
            <text:p>redaction_ortho_standard</text:p>
          </table:table-cell>
          <table:table-cell office:value-type="string">
            <text:p>parfois</text:p>
          </table:table-cell>
          <table:table-cell office:value-type="string">
            <text:p>rarement</text:p>
          </table:table-cell>
          <table:table-cell table:number-columns-repeated="2"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Selon c'est une bonne façon de communiquer, cela permet d'être rapide et concis. Autre avantage : moi qui ai peu de mémoire, ça me permet de garder les infos (adresses, heure de rdv...) </text:p>
            <text:p/>
            <text:p>Par contre il reste le problème de l'intonation, de l'humeur, car il est difficile de percevoir ces choses là par sms. </text:p>
          </table:table-cell>
          <table:table-cell office:value-type="string">
            <text:p>Je pense qu'effectivement les sms seront encore utilisés pendant un moment, surtout lorsque l'on constate que l'on les utilise de plus en plus. Notamment pour les lycéens et plus jeunes, ils sont nés avec et ils n'utilisent presque pas leur téléphone pour appeler. </text:p>
            <text:p>De plus de nos jours la plupart des forfaits inclus les sms illimités.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pas_opinion</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5 14:56:27</text:p>
          </table:table-cell>
          <table:table-cell office:value-type="string">
            <text:p>consentement+questionnaire</text:p>
          </table:table-cell>
          <table:table-cell office:value-type="float" office:value="53">
            <text:p>53</text:p>
          </table:table-cell>
          <table:table-cell office:value-type="float" office:value="204">
            <text:p>20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130">
            <text:p>34130</text:p>
          </table:table-cell>
          <table:table-cell office:value-type="float" office:value="5">
            <text:p>5</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10 a 20</text:p>
          </table:table-cell>
          <table:table-cell office:value-type="string">
            <text:p>moins de 5</text:p>
          </table:table-cell>
          <table:table-cell office:value-type="string">
            <text:p>non</text:p>
          </table:table-cell>
          <table:table-cell office:value-type="float" office:value="4">
            <text:p>4</text:p>
          </table:table-cell>
          <table:table-cell office:value-type="float" office:value="0">
            <text:p>0</text:p>
          </table:table-cell>
          <table:table-cell table:number-columns-repeated="2"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e mais peu explicite</text:p>
          </table:table-cell>
          <table:table-cell office:value-type="string">
            <text:p>je l'imagin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1.0476190476190477</text:p>
          </table:table-cell>
          <table:table-cell office:value-type="string">
            <text:p>0.5</text:p>
          </table:table-cell>
          <table:table-cell office:value-type="float" office:value="1">
            <text:p>1</text:p>
          </table:table-cell>
          <table:table-cell table:number-columns-repeated="4"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5 15:06:42</text:p>
          </table:table-cell>
          <table:table-cell office:value-type="string">
            <text:p>consentement+questionnaire</text:p>
          </table:table-cell>
          <table:table-cell office:value-type="float" office:value="21">
            <text:p>21</text:p>
          </table:table-cell>
          <table:table-cell office:value-type="float" office:value="343">
            <text:p>34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eng</text:p>
          </table:table-cell>
          <table:table-cell office:value-type="string">
            <text:p>fre</text:p>
          </table:table-cell>
          <table:table-cell table:number-columns-repeated="2"/>
          <table:table-cell office:value-type="string">
            <text:p>eng</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7" office:value-type="float" office:value="0">
            <text:p>0</text:p>
          </table:table-cell>
          <table:table-cell office:value-type="float" office:value="1">
            <text:p>1</text:p>
          </table:table-cell>
          <table:table-cell/>
          <table:table-cell office:value-type="string">
            <text:p>Animation</text:p>
          </table:table-cell>
          <table:table-cell office:value-type="float" office:value="34000">
            <text:p>34000</text:p>
          </table:table-cell>
          <table:table-cell office:value-type="float" office:value="9">
            <text:p>9</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souvent</text:p>
          </table:table-cell>
          <table:table-cell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string">
            <text:p>parce que ça lmaisse le choix au destinataires de répondre ou d'attendre suivant la situation dans laquelle il se trouve.</text:p>
          </table:table-cell>
          <table:table-cell office:value-type="float" office:value="1">
            <text:p>1</text:p>
          </table:table-cell>
          <table:table-cell table:number-columns-repeated="3" office:value-type="float" office:value="0">
            <text:p>0</text:p>
          </table:table-cell>
          <table:table-cell/>
          <table:table-cell office:value-type="string">
            <text:p>Avantages: C'est plus rapide, moins cher, plus conci, plus discret.</text:p>
            <text:p>Inconvénients: C'est moins clair, ça n'encourage pas à éviter les fautes, ça n'encourage pas à développer les idées.</text:p>
          </table:table-cell>
          <table:table-cell office:value-type="string">
            <text:p>Oui, car il ya de plus en plus de forfaits qui permettent d'avoir des SMS en illimité, ça permet d'avoir deux conversations à la fois et ça encourage les liens sociaux. Et puis les pré-ado adorent car ils peuvent en impunité écrire "comme ils veulent"</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office:value-type="string">
            <text:p>ger</text:p>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mes notes de cours</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4">
          <table:table-cell office:value-type="string">
            <text:p>2011-09-15 15:50:51</text:p>
          </table:table-cell>
          <table:table-cell office:value-type="string">
            <text:p>consentement+questionnaire</text:p>
          </table:table-cell>
          <table:table-cell office:value-type="float" office:value="23">
            <text:p>23</text:p>
          </table:table-cell>
          <table:table-cell office:value-type="float" office:value="162">
            <text:p>16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table:number-columns-repeated="2" office:value-type="float" office:value="1">
            <text:p>1</text:p>
          </table:table-cell>
          <table:table-cell table:number-columns-repeated="7" office:value-type="float" office:value="0">
            <text:p>0</text:p>
          </table:table-cell>
          <table:table-cell table:number-columns-repeated="2"/>
          <table:table-cell office:value-type="float" office:value="34000">
            <text:p>3400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table:number-columns-repeated="2" office:value-type="float" office:value="3">
            <text:p>3</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table:number-columns-repeated="2" office:value-type="string">
            <text:p>parfois</text:p>
          </table:table-cell>
          <table:table-cell table:number-columns-repeated="2"/>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messages qui ne sont pas assez importants pour téléphoner à la personne</text:p>
          </table:table-cell>
          <table:table-cell table:number-columns-repeated="4" office:value-type="float" office:value="0">
            <text:p>0</text:p>
          </table:table-cell>
          <table:table-cell/>
          <table:table-cell office:value-type="string">
            <text:p>perte de la langue française</text:p>
            <text:p>rapidité d'écriture</text:p>
            <text:p>gain de place dans le sms</text:p>
          </table:table-cell>
          <table:table-cell office:value-type="string">
            <text:p>oui je pense qu'ils continueront à être utilisés car c'est rapide et pratiqu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5 15:51:17</text:p>
          </table:table-cell>
          <table:table-cell office:value-type="string">
            <text:p>consentement+questionnaire</text:p>
          </table:table-cell>
          <table:table-cell office:value-type="float" office:value="22">
            <text:p>22</text:p>
          </table:table-cell>
          <table:table-cell office:value-type="float" office:value="475">
            <text:p>47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4">
            <text:p>4</text:p>
          </table:table-cell>
          <table:table-cell office:value-type="float" office:value="0">
            <text:p>0</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souvent</text:p>
          </table:table-cell>
          <table:table-cell office:value-type="string">
            <text:p>jamais</text:p>
          </table:table-cell>
          <table:table-cell office:value-type="string">
            <text:p>rarement</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économie de caractères</text:p>
            <text:p>Inconvénients : Reproduction de l'écriture SMS dans les copies et abondance des fautes d'orthographes, de conjugaison et de grammaire sur une lettre manuscrite ou une copie d'examen</text:p>
          </table:table-cell>
          <table:table-cell office:value-type="string">
            <text:p>Je pense que les SMS seront encore utilisés à l'avenir car c'est un moyen de communication simple, rapide et à moindre coût.</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15 16:42:30</text:p>
          </table:table-cell>
          <table:table-cell office:value-type="string">
            <text:p>consentement+questionnaire</text:p>
          </table:table-cell>
          <table:table-cell office:value-type="float" office:value="26">
            <text:p>26</text:p>
          </table:table-cell>
          <table:table-cell office:value-type="float" office:value="115">
            <text:p>11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6">
            <text:p>6</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tres_souvent</text:p>
          </table:table-cell>
          <table:table-cell office:value-type="string">
            <text:p>souvent</text:p>
          </table:table-cell>
          <table:table-cell office:value-type="string">
            <text:p>tres_souvent</text:p>
          </table:table-cell>
          <table:table-cell office:value-type="string">
            <text:p>what's app, blackberry messenger</text:p>
          </table:table-cell>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nconvénients majeurs: on ne sait plus comment écrire certains mots</text:p>
          </table:table-cell>
          <table:table-cell office:value-type="string">
            <text:p>très certainement</text:p>
          </table:table-cell>
          <table:table-cell office:value-type="string">
            <text:p>oui</text:p>
          </table:table-cell>
          <table:table-cell office:value-type="string">
            <text:p>eng</text:p>
          </table:table-cell>
          <table:table-cell office:value-type="string">
            <text:p>ara_d</text:p>
          </table:table-cell>
          <table:table-cell table:number-columns-repeated="2"/>
          <table:table-cell office:value-type="string">
            <text:p>oui</text:p>
          </table:table-cell>
          <table:table-cell office:value-type="string">
            <text:p>eng</text:p>
          </table:table-cell>
          <table:table-cell office:value-type="string">
            <text:p>ara_d</text:p>
          </table:table-cell>
          <table:table-cell table:number-columns-repeated="2"/>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09-15 17:26:35</text:p>
          </table:table-cell>
          <table:table-cell office:value-type="string">
            <text:p>consentement+questionnaire</text:p>
          </table:table-cell>
          <table:table-cell office:value-type="float" office:value="20">
            <text:p>20</text:p>
          </table:table-cell>
          <table:table-cell office:value-type="float" office:value="102">
            <text:p>102</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eng</text:p>
          </table:table-cell>
          <table:table-cell office:value-type="string">
            <text:p>spa</text:p>
          </table:table-cell>
          <table:table-cell office:value-type="string">
            <text:p>fre</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maternelle_primaire</text:p>
          </table:table-cell>
          <table:table-cell/>
          <table:table-cell office:value-type="float" office:value="34090">
            <text:p>3409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rarem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 : <text:s/>rapide simple, permet de réfléchir au contenu du texte</text:p>
            <text:p>- : attente de la réponse</text:p>
          </table:table-cell>
          <table:table-cell office:value-type="string">
            <text:p>oui car les moyens de communication modernes (internet 3g...) sont loin d'être opérationnels pour l'instant</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5 18:08:21</text:p>
          </table:table-cell>
          <table:table-cell office:value-type="string">
            <text:p>consentement+questionnaire</text:p>
          </table:table-cell>
          <table:table-cell office:value-type="float" office:value="24">
            <text:p>24</text:p>
          </table:table-cell>
          <table:table-cell office:value-type="float" office:value="123">
            <text:p>12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6">
            <text:p>6</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Plus rapide</text:p>
            <text:p>Inconvénients : illisible, moche</text:p>
          </table:table-cell>
          <table:table-cell office:value-type="string">
            <text:p>Oui, ça reste différent d'un appel ou des mails.</text:p>
            <text:p>Ça peut être mis en danger par les messagerie des réseaux sociaux combinées à des forfaits internet illimités.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5 18:34:46</text:p>
          </table:table-cell>
          <table:table-cell office:value-type="string">
            <text:p>consentement+questionnaire</text:p>
          </table:table-cell>
          <table:table-cell office:value-type="float" office:value="12">
            <text:p>12</text:p>
          </table:table-cell>
          <table:table-cell office:value-type="float" office:value="271">
            <text:p>27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eng</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4980">
            <text:p>34980</text:p>
          </table:table-cell>
          <table:table-cell office:value-type="float" office:value="9">
            <text:p>9</text:p>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table:number-columns-repeated="3" office:value-type="string">
            <text:p>parfois</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vantage C'est Que Sa Va Plus Vite , Le désavantage C'est Que Parfois En Cour On Oublie Les Accords Car On Ne Les Pratiques Pas . </text:p>
          </table:table-cell>
          <table:table-cell office:value-type="string">
            <text:p>Oui</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1.0476190476190477</text:p>
          </table:table-cell>
          <table:table-cell office:value-type="string">
            <text:p>0.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5 19:08:34</text:p>
          </table:table-cell>
          <table:table-cell office:value-type="string">
            <text:p>consentement+questionnaire</text:p>
          </table:table-cell>
          <table:table-cell office:value-type="float" office:value="33">
            <text:p>33</text:p>
          </table:table-cell>
          <table:table-cell office:value-type="float" office:value="341">
            <text:p>341</text:p>
          </table:table-cell>
          <table:table-cell/>
          <table:table-cell office:value-type="float" office:value="1">
            <text:p>1</text:p>
          </table:table-cell>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eng</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13" office:value-type="float" office:value="0">
            <text:p>0</text:p>
          </table:table-cell>
          <table:table-cell office:value-type="float" office:value="1">
            <text:p>1</text:p>
          </table:table-cell>
          <table:table-cell/>
          <table:table-cell office:value-type="string">
            <text:p>secrétaire dans une Association</text:p>
          </table:table-cell>
          <table:table-cell office:value-type="float" office:value="34090">
            <text:p>34090</text:p>
          </table:table-cell>
          <table:table-cell office:value-type="float" office:value="27">
            <text:p>27</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arfois on a du mal à comprendre ce que la personne veut nous dire qd c'est de 'humour par exemple</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15 19:41:08</text:p>
          </table:table-cell>
          <table:table-cell office:value-type="string">
            <text:p>consentement+questionnaire</text:p>
          </table:table-cell>
          <table:table-cell office:value-type="float" office:value="22">
            <text:p>22</text:p>
          </table:table-cell>
          <table:table-cell office:value-type="float" office:value="323">
            <text:p>32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0">
            <text:p>0</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nvoi de sms permet de communiquer quasi instantanément en allant directement au but, contrairement à la conversation téléphonique qui induit un certain nombre de passages obligés avant d'entamer le sujet réel de conversation.</text:p>
            <text:p>Le sms est aussi pratique quand on n'a pas forcément quelque chose à dire, que l'on veut juste s'occuper ou s'amuser un peu. Au téléphone, appeler pour ne rien dire, c'est un peu risqué.</text:p>
            <text:p><text:s/></text:p>
          </table:table-cell>
          <table:table-cell office:value-type="string">
            <text:p>je pense que oui </text:p>
          </table:table-cell>
          <table:table-cell office:value-type="string">
            <text:p>oui</text:p>
          </table:table-cell>
          <table:table-cell office:value-type="string">
            <text:p>eng</text:p>
          </table:table-cell>
          <table:table-cell office:value-type="string">
            <text:p>spa</text:p>
          </table:table-cell>
          <table:table-cell office:value-type="string">
            <text:p>fre</text:p>
          </table:table-cell>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6 09:53:51</text:p>
          </table:table-cell>
          <table:table-cell office:value-type="string">
            <text:p>consentement+questionnaire</text:p>
          </table:table-cell>
          <table:table-cell office:value-type="float" office:value="37">
            <text:p>37</text:p>
          </table:table-cell>
          <table:table-cell office:value-type="float" office:value="344">
            <text:p>34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070">
            <text:p>34070</text:p>
          </table:table-cell>
          <table:table-cell office:value-type="float" office:value="7">
            <text:p>7</text:p>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moins de 5</text:p>
          </table:table-cell>
          <table:table-cell office:value-type="string">
            <text:p>non</text:p>
          </table:table-cell>
          <table:table-cell office:value-type="float" office:value="6">
            <text:p>6</text:p>
          </table:table-cell>
          <table:table-cell office:value-type="float" office:value="5">
            <text:p>5</text:p>
          </table:table-cell>
          <table:table-cell office:value-type="float" office:value="4">
            <text:p>4</text:p>
          </table:table-cell>
          <table:table-cell table:number-columns-repeated="3" office:value-type="float" office:value="0">
            <text:p>0</text:p>
          </table:table-cell>
          <table:table-cell/>
          <table:table-cell office:value-type="string">
            <text:p>redaction_ortho_standard</text:p>
          </table:table-cell>
          <table:table-cell office:value-type="string">
            <text:p>rarement</text:p>
          </table:table-cell>
          <table:table-cell office:value-type="string">
            <text:p>souvent</text:p>
          </table:table-cell>
          <table:table-cell office:value-type="string">
            <text:p>tres_souvent</text:p>
          </table:table-cell>
          <table:table-cell office:value-type="string">
            <text:p>jamais</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L'écriture SMS est pour moi globalement néfaste, elle peut être vue comme un signe de paresse et peut vraisemblablement devenir un marqueur social négatif, si elle est utilisée de manière courante, notamment sur d'autres supports (forum, courrier).</text:p>
            <text:p>On peut néanmoins reconnaître que certaines locutions ne manquent pas d'ingéniosité, voire de poésie.</text:p>
          </table:table-cell>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5" office:value-type="float" office:value="1">
            <text:p>1</text:p>
          </table:table-cell>
          <table:table-cell office:value-type="string">
            <text:p>textes législatifs et réglementaire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6 10:39:47</text:p>
          </table:table-cell>
          <table:table-cell office:value-type="string">
            <text:p>consentement+questionnaire</text:p>
          </table:table-cell>
          <table:table-cell office:value-type="float" office:value="29">
            <text:p>29</text:p>
          </table:table-cell>
          <table:table-cell office:value-type="float" office:value="287">
            <text:p>28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ita</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090">
            <text:p>34090</text:p>
          </table:table-cell>
          <table:table-cell office:value-type="float" office:value="7">
            <text:p>7</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parfois</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cela permet d'envoyer une information, une confirmation de rendez-vous, etc rapidement sans déranger le destinataire.</text:p>
          </table:table-cell>
          <table:table-cell office:value-type="string">
            <text:p>oui car cela reste le moyen le plus facile et rapide pour communiquer un petit messag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5">
          <table:table-cell office:value-type="string">
            <text:p>2011-09-16 11:07:02</text:p>
          </table:table-cell>
          <table:table-cell office:value-type="string">
            <text:p>consentement+questionnaire</text:p>
          </table:table-cell>
          <table:table-cell office:value-type="float" office:value="17">
            <text:p>17</text:p>
          </table:table-cell>
          <table:table-cell office:value-type="float" office:value="416">
            <text:p>41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eng</text:p>
          </table:table-cell>
          <table:table-cell office:value-type="string">
            <text:p>fre</text:p>
          </table:table-cell>
          <table:table-cell office:value-type="string">
            <text:p>spa</text:p>
          </table:table-cell>
          <table:table-cell office:value-type="string">
            <text:p>rus</text:p>
          </table:table-cell>
          <table:table-cell office:value-type="string">
            <text:p>fre</text:p>
          </table:table-cell>
          <table:table-cell office:value-type="string">
            <text:p>eng</text:p>
          </table:table-cell>
          <table:table-cell office:value-type="string">
            <text:p>spa</text:p>
          </table:table-cell>
          <table:table-cell office:value-type="string">
            <text:p>rus</text:p>
          </table:table-cell>
          <table:table-cell office:value-type="string">
            <text:p>eng</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24320">
            <text:p>24320</text:p>
          </table:table-cell>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table:number-columns-repeated="2"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souvent</text:p>
          </table:table-cell>
          <table:table-cell office:value-type="string">
            <text:p>tres_souvent</text:p>
          </table:table-cell>
          <table:table-cell office:value-type="string">
            <text:p>jamais</text:p>
          </table:table-cell>
          <table:table-cell table:number-columns-repeated="2"/>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souvent, les gens sont indisponibles pour des appels.</text:p>
          </table:table-cell>
          <table:table-cell table:number-columns-repeated="4" office:value-type="float" office:value="0">
            <text:p>0</text:p>
          </table:table-cell>
          <table:table-cell/>
          <table:table-cell office:value-type="string">
            <text:p>C'est incomprehensible.</text:p>
            <text:p/>
            <text:p>Totalement.</text:p>
          </table:table-cell>
          <table:table-cell office:value-type="string">
            <text:p>J'espère que non.</text:p>
            <text:p/>
            <text:p>Maximum de 250 caractères, très très coûteux pour ce que c'est (ça ne coûte rien aux opérateurs).</text:p>
            <text:p/>
            <text:p>Si j'envoie souvent des SMS, c'est parce que personne ne répond aux emails.</text:p>
          </table:table-cell>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oui_mais</text:p>
          </table:table-cell>
          <table:table-cell office:value-type="string">
            <text:p>francais_standard</text:p>
          </table:table-cell>
          <table:table-cell office:value-type="string">
            <text:p>11.523809523809524</text:p>
          </table:table-cell>
          <table:table-cell office:value-type="float" office:value="10">
            <text:p>1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Romans</text:p>
          </table:table-cell>
          <table:table-cell office:value-type="string">
            <text:p>souvent</text:p>
          </table:table-cell>
          <table:table-cell table:number-columns-repeated="913"/>
        </table:table-row>
        <table:table-row table:style-name="ro3">
          <table:table-cell office:value-type="string">
            <text:p>2011-09-16 13:44:43</text:p>
          </table:table-cell>
          <table:table-cell office:value-type="string">
            <text:p>consentement+questionnaire</text:p>
          </table:table-cell>
          <table:table-cell office:value-type="float" office:value="23">
            <text:p>23</text:p>
          </table:table-cell>
          <table:table-cell office:value-type="float" office:value="241">
            <text:p>24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1370">
            <text:p>1137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inc : compréhension</text:p>
            <text:p>av : rapidité</text:p>
          </table:table-cell>
          <table:table-cell office:value-type="string">
            <text:p>oui car c'est un moyen de communiquer rapidement et de plus en plus de forfat propose les sms ilimité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6 14:27:58</text:p>
          </table:table-cell>
          <table:table-cell office:value-type="string">
            <text:p>consentement+questionnaire</text:p>
          </table:table-cell>
          <table:table-cell office:value-type="float" office:value="20">
            <text:p>20</text:p>
          </table:table-cell>
          <table:table-cell office:value-type="float" office:value="406">
            <text:p>40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oci</text:p>
          </table:table-cell>
          <table:table-cell office:value-type="string">
            <text:p>spa</text:p>
          </table:table-cell>
          <table:table-cell office:value-type="string">
            <text:p>fre</text:p>
          </table:table-cell>
          <table:table-cell office:value-type="string">
            <text:p>oci</text:p>
          </table:table-cell>
          <table:table-cell office:value-type="string">
            <text:p>eng</text:p>
          </table:table-cell>
          <table:table-cell office:value-type="string">
            <text:p>spa</text:p>
          </table:table-cell>
          <table:table-cell office:value-type="string">
            <text:p>fre</text:p>
          </table:table-cell>
          <table:table-cell office:value-type="string">
            <text:p>oci</text:p>
          </table:table-cell>
          <table:table-cell table:number-columns-repeated="2"/>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830">
            <text:p>3483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oci</text:p>
          </table:table-cell>
          <table:table-cell office:value-type="string">
            <text:p>eng</text:p>
          </table:table-cell>
          <table:table-cell table:number-columns-repeated="2"/>
          <table:table-cell office:value-type="string">
            <text:p>oui</text:p>
          </table:table-cell>
          <table:table-cell office:value-type="string">
            <text:p>oci</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09-16 17:14:40</text:p>
          </table:table-cell>
          <table:table-cell office:value-type="string">
            <text:p>consentement+questionnaire</text:p>
          </table:table-cell>
          <table:table-cell office:value-type="float" office:value="21">
            <text:p>21</text:p>
          </table:table-cell>
          <table:table-cell office:value-type="float" office:value="20">
            <text:p>2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office:value-type="string">
            <text:p>cpf</text:p>
          </table:table-cell>
          <table:table-cell table:number-columns-repeated="2"/>
          <table:table-cell office:value-type="string">
            <text:p>niveau_superieur</text:p>
          </table:table-cell>
          <table:table-cell/>
          <table:table-cell office:value-type="string">
            <text:p>bac</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7" office:value-type="float" office:value="0">
            <text:p>0</text:p>
          </table:table-cell>
          <table:table-cell office:value-type="float" office:value="1">
            <text:p>1</text:p>
          </table:table-cell>
          <table:table-cell/>
          <table:table-cell office:value-type="string">
            <text:p>apprentie esthéticienne</text:p>
          </table:table-cell>
          <table:table-cell office:value-type="float" office:value="34080">
            <text:p>34080</text:p>
          </table:table-cell>
          <table:table-cell office:value-type="float" office:value="14">
            <text:p>14</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 orthographe</text:p>
            <text:p>l habitude</text:p>
          </table:table-cell>
          <table:table-cell table:number-columns-repeated="2" office:value-type="string">
            <text:p>oui</text:p>
          </table:table-cell>
          <table:table-cell office:value-type="string">
            <text:p>fre</text:p>
          </table:table-cell>
          <table:table-cell office:value-type="string">
            <text:p>spa</text:p>
          </table:table-cell>
          <table:table-cell office:value-type="string">
            <text:p>eng</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pub</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6">
          <table:table-cell office:value-type="string">
            <text:p>2011-09-16 17:32:39</text:p>
          </table:table-cell>
          <table:table-cell office:value-type="string">
            <text:p>consentement+questionnaire</text:p>
          </table:table-cell>
          <table:table-cell office:value-type="float" office:value="20">
            <text:p>20</text:p>
          </table:table-cell>
          <table:table-cell office:value-type="float" office:value="185">
            <text:p>18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410">
            <text:p>34410</text:p>
          </table:table-cell>
          <table:table-cell office:value-type="float" office:value="7">
            <text:p>7</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pratique et rapide</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c'est amusant decrire certains mots d'une certaine maniere; en plus d'être plus rapide on peut presque déterminer qui ecrit tel sms avec des mots particuliers ecrits d'une manière particulière et c'est amusant ^^</text:p>
          </table:table-cell>
          <table:table-cell office:value-type="string">
            <text:p>avantages: rapidité, pratique, envoi a plusieurs destinataires,...</text:p>
            <text:p/>
            <text:p>inconvénients: une personne peut mal (com)prendre de manière écrite la manière dont on aurait dit quelque chose de particulier à l'oral</text:p>
            <text:p>=&gt; disputes</text:p>
          </table:table-cell>
          <table:table-cell office:value-type="string">
            <text:p>Oui le sms a encore beaucoup d'avenir devant lui car ça reste très pratique, plutôt que d'appeler les 518729728336517 personnes qu'on connait dans le monde, un petit sms sur un forfait illimité en guise de joyeux noël ou de bonne année fait toujours plaisir</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office:value-type="string">
            <text:p>jpn</text:p>
          </table:table-cell>
          <table:table-cell/>
          <table:table-cell office:value-type="string">
            <text:p>oui</text:p>
          </table:table-cell>
          <table:table-cell office:value-type="string">
            <text:p>pas_opinion</text:p>
          </table:table-cell>
          <table:table-cell office:value-type="string">
            <text:p>2.0952380952380953</text:p>
          </table:table-cell>
          <table:table-cell table:number-columns-repeated="4" office:value-type="float" office:value="1">
            <text:p>1</text:p>
          </table:table-cell>
          <table:table-cell office:value-type="float" office:value="0">
            <text:p>0</text:p>
          </table:table-cell>
          <table:table-cell office:value-type="float" office:value="1">
            <text:p>1</text:p>
          </table:table-cell>
          <table:table-cell office:value-type="string">
            <text:p>manga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6 20:30:43</text:p>
          </table:table-cell>
          <table:table-cell office:value-type="string">
            <text:p>consentement+questionnaire</text:p>
          </table:table-cell>
          <table:table-cell office:value-type="float" office:value="20">
            <text:p>20</text:p>
          </table:table-cell>
          <table:table-cell office:value-type="float" office:value="182">
            <text:p>18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2">
            <text:p>2</text:p>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10 a 2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table:number-columns-repeated="4" office:value-type="string">
            <text:p>jamais</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5"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7 11:19:39</text:p>
          </table:table-cell>
          <table:table-cell office:value-type="string">
            <text:p>consentement+questionnaire</text:p>
          </table:table-cell>
          <table:table-cell office:value-type="float" office:value="26">
            <text:p>26</text:p>
          </table:table-cell>
          <table:table-cell office:value-type="float" office:value="138">
            <text:p>13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090">
            <text:p>34090</text:p>
          </table:table-cell>
          <table:table-cell/>
          <table:table-cell office:value-type="string">
            <text:p>iphone</text:p>
          </table:table-cell>
          <table:table-cell/>
          <table:table-cell office:value-type="string">
            <text:p>non</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ité, parfois + efficace qu'un appel</text:p>
          </table:table-cell>
          <table:table-cell office:value-type="string">
            <text:p>oui, ya qu'à regarder le nombre de sms qui sont envoyés par jour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rarement</text:p>
          </table:table-cell>
          <table:table-cell table:number-columns-repeated="913"/>
        </table:table-row>
        <table:table-row table:style-name="ro2">
          <table:table-cell office:value-type="string">
            <text:p>2011-09-17 11:59:34</text:p>
          </table:table-cell>
          <table:table-cell office:value-type="string">
            <text:p>consentement+questionnaire</text:p>
          </table:table-cell>
          <table:table-cell office:value-type="float" office:value="18">
            <text:p>18</text:p>
          </table:table-cell>
          <table:table-cell office:value-type="float" office:value="89">
            <text:p>8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9"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table:table-cell office:value-type="float" office:value="34000">
            <text:p>34000</text:p>
          </table:table-cell>
          <table:table-cell office:value-type="float" office:value="0">
            <text:p>0</text:p>
          </table:table-cell>
          <table:table-cell office:value-type="string">
            <text:p>autre</text:p>
          </table:table-cell>
          <table:table-cell office:value-type="string">
            <text:p>alcatel</text:p>
          </table:table-cell>
          <table:table-cell office:value-type="string">
            <text:p>oui</text:p>
          </table:table-cell>
          <table:table-cell office:value-type="string">
            <text:p>3 a 5</text:p>
          </table:table-cell>
          <table:table-cell office:value-type="string">
            <text:p>plus de 100</text:p>
          </table:table-cell>
          <table:table-cell office:value-type="string">
            <text:p>50 a 10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table:number-columns-repeated="2" office:value-type="string">
            <text:p>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17 14:54:22</text:p>
          </table:table-cell>
          <table:table-cell office:value-type="string">
            <text:p>consentement+questionnaire</text:p>
          </table:table-cell>
          <table:table-cell office:value-type="float" office:value="22">
            <text:p>22</text:p>
          </table:table-cell>
          <table:table-cell office:value-type="float" office:value="426">
            <text:p>42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570">
            <text:p>34570</text:p>
          </table:table-cell>
          <table:table-cell/>
          <table:table-cell office:value-type="string">
            <text:p>iphone</text:p>
          </table:table-cell>
          <table:table-cell/>
          <table:table-cell office:value-type="string">
            <text:p>non</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avantages: cela va plus vite</text:p>
            <text:p/>
            <text:p>les inconvénients: on fait de plus en plus de faute d'orthographe et on écrit en sms lorsqu'on prend des notes en cours.</text:p>
          </table:table-cell>
          <table:table-cell office:value-type="string">
            <text:p>oui, car de nos jours de plus en plus de personne écrivent des sms, c'est plus rapide et cela diminue le nombre sms. </text:p>
          </table:table-cell>
          <table:table-cell office:value-type="string">
            <text:p>oui</text:p>
          </table:table-cell>
          <table:table-cell office:value-type="string">
            <text:p>spa</text:p>
          </table:table-cell>
          <table:table-cell office:value-type="string">
            <text:p>fre</text:p>
          </table:table-cell>
          <table:table-cell office:value-type="string">
            <text:p>eng</text:p>
          </table:table-cell>
          <table:table-cell/>
          <table:table-cell office:value-type="string">
            <text:p>oui</text:p>
          </table:table-cell>
          <table:table-cell office:value-type="string">
            <text:p>fre</text:p>
          </table:table-cell>
          <table:table-cell office:value-type="string">
            <text:p>spa</text:p>
          </table:table-cell>
          <table:table-cell table:number-columns-repeated="2"/>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7 21:54:31</text:p>
          </table:table-cell>
          <table:table-cell office:value-type="string">
            <text:p>consentement+questionnaire</text:p>
          </table:table-cell>
          <table:table-cell office:value-type="float" office:value="17">
            <text:p>17</text:p>
          </table:table-cell>
          <table:table-cell office:value-type="float" office:value="243">
            <text:p>24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ger</text:p>
          </table:table-cell>
          <table:table-cell office:value-type="string">
            <text:p>eng</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Au début, quand j'étais au collège, j'écrivais en "langage" sms et j'ai eu 1 à une dictée. Je ne sais pas si c'est vraiment ça qui m'a fait échouer mais j'ai quand même tout de suite arrêté. Depuis je ne fais pratiquement plus aucune faute.</text:p>
          </table:table-cell>
          <table:table-cell office:value-type="string">
            <text:p>Bien sûr. Je pense même que le sms représente l'avenir. Maintenant, on peut même consulter ses comptes, on reçoit des offres de certains magasins, et même quand on achète un billet d'entrée pour une séance de cinéma par internet, notre facture est envoyé sur notre mobil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6.285714285714286</text:p>
          </table:table-cell>
          <table:table-cell office:value-type="float" office:value="5">
            <text:p>5</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7 23:28:26</text:p>
          </table:table-cell>
          <table:table-cell office:value-type="string">
            <text:p>consentement+questionnaire</text:p>
          </table:table-cell>
          <table:table-cell office:value-type="float" office:value="20">
            <text:p>20</text:p>
          </table:table-cell>
          <table:table-cell office:value-type="float" office:value="332">
            <text:p>33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30">
            <text:p>3413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Inconvénient : la perte de l'écriture française .</text:p>
          </table:table-cell>
          <table:table-cell office:value-type="string">
            <text:p>Oui, comme les courriers électroniques les SMS seront toujours utilisés, d'autant plus que désormais même les entreprises nous envoient des SMS pour nous dire des informations tel que l'opticien pour dire que les lunettes sont prêtes. </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4">
          <table:table-cell office:value-type="string">
            <text:p>2011-09-18 04:19:24</text:p>
          </table:table-cell>
          <table:table-cell office:value-type="string">
            <text:p>consentement+questionnaire</text:p>
          </table:table-cell>
          <table:table-cell office:value-type="float" office:value="24">
            <text:p>24</text:p>
          </table:table-cell>
          <table:table-cell office:value-type="float" office:value="189">
            <text:p>18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uperieur</text:p>
          </table:table-cell>
          <table:table-cell/>
          <table:table-cell office:value-type="float" office:value="34080">
            <text:p>34080</text:p>
          </table:table-cell>
          <table:table-cell office:value-type="float" office:value="0">
            <text:p>0</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parfois</text:p>
          </table:table-cell>
          <table:table-cell office:value-type="string">
            <text:p>tres_souvent</text:p>
          </table:table-cell>
          <table:table-cell office:value-type="string">
            <text:p>souvent</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Plus rapide</text:p>
            <text:p>Demande un temps d'adaptation.</text:p>
            <text:p>Peut être ambigu.</text:p>
          </table:table-cell>
          <table:table-cell office:value-type="string">
            <text:p>Oui. C'est le moyen de communication non synchrone par excellence. </text:p>
            <text:p>Sa raison de perdurer est la difficulté à écrire un message via un téléphone portable (les touches sont trop petites). En attendant les percées de la reconnaissance vocale (qui tardent depuis longtemps), le SMS sera le moyen de communication privilégié depuis un téléphone.</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articles scientifique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8 09:04:59</text:p>
          </table:table-cell>
          <table:table-cell office:value-type="string">
            <text:p>consentement+questionnaire</text:p>
          </table:table-cell>
          <table:table-cell office:value-type="float" office:value="14">
            <text:p>14</text:p>
          </table:table-cell>
          <table:table-cell office:value-type="float" office:value="75">
            <text:p>7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rarem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bien pour aller plus vite pour quelque abréviation <text:s/>mais <text:s/>je ne l'utilise pas pour l'envoyer a mais parent parce que il ne la comprendrais pas ... </text:p>
          </table:table-cell>
          <table:table-cell office:value-type="string">
            <text:p>je ne sais pas trop ...</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8 09:48:18</text:p>
          </table:table-cell>
          <table:table-cell office:value-type="string">
            <text:p>consentement+questionnaire</text:p>
          </table:table-cell>
          <table:table-cell office:value-type="float" office:value="34">
            <text:p>34</text:p>
          </table:table-cell>
          <table:table-cell office:value-type="float" office:value="295">
            <text:p>29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70">
            <text:p>34070</text:p>
          </table:table-cell>
          <table:table-cell/>
          <table:table-cell office:value-type="string">
            <text:p>classique</text:p>
          </table:table-cell>
          <table:table-cell/>
          <table:table-cell office:value-type="string">
            <text:p>non</text:p>
          </table:table-cell>
          <table:table-cell office:value-type="string">
            <text:p>plus de 5</text:p>
          </table:table-cell>
          <table:table-cell office:value-type="string">
            <text:p>10 a 20</text:p>
          </table:table-cell>
          <table:table-cell office:value-type="string">
            <text:p>5 a 10</text:p>
          </table:table-cell>
          <table:table-cell office:value-type="string">
            <text:p>oui</text:p>
          </table:table-cell>
          <table:table-cell office:value-type="float" office:value="4">
            <text:p>4</text:p>
          </table:table-cell>
          <table:table-cell office:value-type="float" office:value="0">
            <text:p>0</text:p>
          </table:table-cell>
          <table:table-cell office:value-type="float" office:value="3">
            <text:p>3</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parfois</text:p>
          </table:table-cell>
          <table:table-cell office:value-type="string">
            <text:p>tres_souvent</text:p>
          </table:table-cell>
          <table:table-cell office:value-type="string">
            <text:p>parfois</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6">
          <table:table-cell office:value-type="string">
            <text:p>2011-09-18 15:51:19</text:p>
          </table:table-cell>
          <table:table-cell office:value-type="string">
            <text:p>consentement+questionnaire</text:p>
          </table:table-cell>
          <table:table-cell office:value-type="float" office:value="18">
            <text:p>18</text:p>
          </table:table-cell>
          <table:table-cell office:value-type="float" office:value="355">
            <text:p>35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230">
            <text:p>3023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c'est plus rapide.</text:p>
            <text:p>- cela réduit la taille des SMS et donc réduit le coût de l'SMS .</text:p>
            <text:p/>
            <text:p>Inconvénient(s): - prendre des mauvaises habitudes orthographiques.</text:p>
          </table:table-cell>
          <table:table-cell office:value-type="string">
            <text:p>Oui . C'est quelque chose de tellement utilisé et les gens ne pourront pas s'en passer.</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8 17:49:37</text:p>
          </table:table-cell>
          <table:table-cell office:value-type="string">
            <text:p>consentement+questionnaire</text:p>
          </table:table-cell>
          <table:table-cell office:value-type="float" office:value="18">
            <text:p>18</text:p>
          </table:table-cell>
          <table:table-cell office:value-type="float" office:value="452">
            <text:p>45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office:value-type="string">
            <text:p>spa</text:p>
          </table:table-cell>
          <table:table-cell office:value-type="string">
            <text:p>eng</text:p>
          </table:table-cell>
          <table:table-cell office:value-type="string">
            <text:p>ara_c</text:p>
          </table:table-cell>
          <table:table-cell office:value-type="string">
            <text:p>fre</text:p>
          </table:table-cell>
          <table:table-cell office:value-type="string">
            <text:p>spa</text:p>
          </table:table-cell>
          <table:table-cell table:number-columns-repeated="2"/>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500">
            <text:p>345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6">
            <text:p>6</text:p>
          </table:table-cell>
          <table:table-cell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rarem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On perd l'habitude d'écrire réellement et correctement notre langue maternelle, on ne pense plus à ponctuer, à mettre les accents, etc.</text:p>
          </table:table-cell>
          <table:table-cell office:value-type="string">
            <text:p>Oui pour les ados, les gens qui ne peuvent pas s'offrir les dernières technologies à la mode style iPad ou autre qui incluent la visio : on se parle en se voyant, chose plus ludique que le sms !</text:p>
          </table:table-cell>
          <table:table-cell office:value-type="string">
            <text:p>oui</text:p>
          </table:table-cell>
          <table:table-cell office:value-type="string">
            <text:p>fre</text:p>
          </table:table-cell>
          <table:table-cell office:value-type="string">
            <text:p>spa</text:p>
          </table:table-cell>
          <table:table-cell office:value-type="string">
            <text:p>eng</text:p>
          </table:table-cell>
          <table:table-cell/>
          <table:table-cell office:value-type="string">
            <text:p>non</text:p>
          </table:table-cell>
          <table:table-cell table:number-columns-repeated="4"/>
          <table:table-cell office:value-type="string">
            <text:p>oui_mais</text:p>
          </table:table-cell>
          <table:table-cell office:value-type="string">
            <text:p>ecriture_sms</text:p>
          </table:table-cell>
          <table:table-cell office:value-type="string">
            <text:p>7.333333333333333</text:p>
          </table:table-cell>
          <table:table-cell office:value-type="float" office:value="6">
            <text:p>6</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8 22:13:53</text:p>
          </table:table-cell>
          <table:table-cell office:value-type="string">
            <text:p>consentement+questionnaire</text:p>
          </table:table-cell>
          <table:table-cell office:value-type="float" office:value="22">
            <text:p>22</text:p>
          </table:table-cell>
          <table:table-cell office:value-type="float" office:value="374">
            <text:p>37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ita</text:p>
          </table:table-cell>
          <table:table-cell office:value-type="string">
            <text:p>eng</text:p>
          </table:table-cell>
          <table:table-cell office:value-type="string">
            <text:p>fre</text:p>
          </table:table-cell>
          <table:table-cell/>
          <table:table-cell office:value-type="string">
            <text:p>fre</text:p>
          </table:table-cell>
          <table:table-cell office:value-type="string">
            <text:p>ita</text:p>
          </table:table-cell>
          <table:table-cell office:value-type="string">
            <text:p>eng</text:p>
          </table:table-cell>
          <table:table-cell/>
          <table:table-cell office:value-type="string">
            <text:p>ita</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4">
            <text:p>4</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parce que je suis occupé</text:p>
          </table:table-cell>
          <table:table-cell office:value-type="string">
            <text:p>Les avantages des sms sont que nous pouvons joindre une personne sans forcément la déranger car elle peut lire le sms quand elle le désire &amp; que le message "reste" ce qui est pratique pour communiquer une adresse par exemple.</text:p>
          </table:table-cell>
          <table:table-cell office:value-type="string">
            <text:p>Je pense que Facebook est entrain de prendre la place des sms. En effet très souvent les personnes se donnent rdv via les "wall" "retrouve moi à Odysseum" ou bien en s'identifiant dans le lieux, les personnes peuvent savoir où nous nous trouvons donc plus besoin de sms. </text:p>
          </table:table-cell>
          <table:table-cell office:value-type="string">
            <text:p>oui</text:p>
          </table:table-cell>
          <table:table-cell office:value-type="string">
            <text:p>eng</text:p>
          </table:table-cell>
          <table:table-cell office:value-type="string">
            <text:p>fre</text:p>
          </table:table-cell>
          <table:table-cell office:value-type="string">
            <text:p>ita</text:p>
          </table:table-cell>
          <table:table-cell office:value-type="string">
            <text:p>ara_c</text:p>
          </table:table-cell>
          <table:table-cell office:value-type="string">
            <text:p>oui</text:p>
          </table:table-cell>
          <table:table-cell office:value-type="string">
            <text:p>eng</text:p>
          </table:table-cell>
          <table:table-cell office:value-type="string">
            <text:p>ita</text:p>
          </table:table-cell>
          <table:table-cell office:value-type="string">
            <text:p>fre</text:p>
          </table:table-cell>
          <table:table-cell/>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réseaux sociaux</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00:16:59</text:p>
          </table:table-cell>
          <table:table-cell office:value-type="string">
            <text:p>consentement+questionnaire</text:p>
          </table:table-cell>
          <table:table-cell office:value-type="float" office:value="18">
            <text:p>18</text:p>
          </table:table-cell>
          <table:table-cell office:value-type="float" office:value="439">
            <text:p>43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0">
            <text:p>0</text:p>
          </table:table-cell>
          <table:table-cell/>
          <table:table-cell office:value-type="string">
            <text:p>redaction_ortho_standard</text:p>
          </table:table-cell>
          <table:table-cell office:value-type="string">
            <text:p>rarement</text:p>
          </table:table-cell>
          <table:table-cell table:number-columns-repeated="3"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office:value-type="string">
            <text:p>eng</text:p>
          </table:table-cell>
          <table:table-cell table:number-columns-repeated="3"/>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2" office:value-type="float" office:value="0">
            <text:p>0</text:p>
          </table:table-cell>
          <table:table-cell table:number-columns-repeated="3" office:value-type="float" office:value="1">
            <text:p>1</text:p>
          </table:table-cell>
          <table:table-cell office:value-type="string">
            <text:p>mes cours et des magasines</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9 07:39:47</text:p>
          </table:table-cell>
          <table:table-cell office:value-type="string">
            <text:p>consentement+questionnaire</text:p>
          </table:table-cell>
          <table:table-cell office:value-type="float" office:value="26">
            <text:p>26</text:p>
          </table:table-cell>
          <table:table-cell office:value-type="float" office:value="245">
            <text:p>24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6">
            <text:p>6</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4">
            <text:p>4</text:p>
          </table:table-cell>
          <table:table-cell office:value-type="float" office:value="1">
            <text:p>1</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parfois</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avantage: gain de temps</text:p>
            <text:p>inconvénient: crée beaucoup de quiproquo!</text:p>
          </table:table-cell>
          <table:table-cell office:value-type="string">
            <text:p>oui, car tout le monde veut aller vite, et on ne prend même plus le temps d'appeler</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07:41:44</text:p>
          </table:table-cell>
          <table:table-cell office:value-type="string">
            <text:p>consentement+questionnaire</text:p>
          </table:table-cell>
          <table:table-cell office:value-type="float" office:value="18">
            <text:p>18</text:p>
          </table:table-cell>
          <table:table-cell office:value-type="float" office:value="325">
            <text:p>32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den</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1100">
            <text:p>11100</text:p>
          </table:table-cell>
          <table:table-cell office:value-type="float" office:value="10">
            <text:p>10</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Une lisibilité réduite (si on n'est pas habitué à lire ce genre d'écritures ca devient vite incompréhensible).</text:p>
          </table:table-cell>
          <table:table-cell office:value-type="string">
            <text:p>Non, je pense qu'ils seront peu voir plus du tout utilisés, remplacés par les mail (comme c'est le cas au Japon) et les apllications de chat à l'image du Blackberry Messeng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08:07:24</text:p>
          </table:table-cell>
          <table:table-cell office:value-type="string">
            <text:p>consentement+questionnaire</text:p>
          </table:table-cell>
          <table:table-cell office:value-type="float" office:value="41">
            <text:p>41</text:p>
          </table:table-cell>
          <table:table-cell office:value-type="float" office:value="80">
            <text:p>8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280">
            <text:p>3428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6">
            <text:p>6</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jamais</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écrit peut être mal perçu : un simple "ok" peut vouloir à la fois dire "c'est bon tu me gonfles " ou "j'ai bien compris"...</text:p>
          </table:table-cell>
          <table:table-cell office:value-type="string">
            <text:p>oui ils seront encore utilisés et même avec la voix : on pourra les dict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08:18:48</text:p>
          </table:table-cell>
          <table:table-cell office:value-type="string">
            <text:p>consentement+questionnaire</text:p>
          </table:table-cell>
          <table:table-cell office:value-type="float" office:value="65">
            <text:p>65</text:p>
          </table:table-cell>
          <table:table-cell office:value-type="float" office:value="40">
            <text:p>4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0"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table:table-cell office:value-type="float" office:value="30620">
            <text:p>30620</text:p>
          </table:table-cell>
          <table:table-cell office:value-type="float" office:value="25">
            <text:p>25</text:p>
          </table:table-cell>
          <table:table-cell office:value-type="string">
            <text:p>iphone</text:p>
          </table:table-cell>
          <table:table-cell/>
          <table:table-cell office:value-type="string">
            <text:p>non</text:p>
          </table:table-cell>
          <table:table-cell office:value-type="string">
            <text:p>3 a 5</text:p>
          </table:table-cell>
          <table:table-cell table:number-columns-repeated="2" office:value-type="string">
            <text:p>10 a 20</text:p>
          </table:table-cell>
          <table:table-cell office:value-type="string">
            <text:p>oui</text:p>
          </table:table-cell>
          <table:table-cell table:number-columns-repeated="2" office:value-type="float" office:value="4">
            <text:p>4</text:p>
          </table:table-cell>
          <table:table-cell office:value-type="float" office:value="6">
            <text:p>6</text:p>
          </table:table-cell>
          <table:table-cell office:value-type="float" office:value="4">
            <text:p>4</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perte de l'orthographe</text:p>
          </table:table-cell>
          <table:table-cell office:value-type="string">
            <text:p>Oui de plus en plus par les jeunes génération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6">
          <table:table-cell office:value-type="string">
            <text:p>2011-09-19 08:43:45</text:p>
          </table:table-cell>
          <table:table-cell office:value-type="string">
            <text:p>consentement+questionnaire</text:p>
          </table:table-cell>
          <table:table-cell office:value-type="float" office:value="28">
            <text:p>28</text:p>
          </table:table-cell>
          <table:table-cell office:value-type="float" office:value="449">
            <text:p>44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90">
            <text:p>3409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permet de faire plusieurs choses en même temps en attendant la réponse au sms envoyé (fonctionnement multi tâche ) permet d'aller à l'essentiel dans la conversation</text:p>
            <text:p/>
            <text:p/>
            <text:p>Inconvénient : beaucoup de fautes d'accord (on en oublie les rudiments de la conjugaison)</text:p>
          </table:table-cell>
          <table:table-cell office:value-type="string">
            <text:p>Oui je le pense car nous sommes dans une logique de consommation immédiate.</text:p>
            <text:p/>
            <text:p>Il faut que tout aille vite et que l'on puisse faire plusieurs choses à la fois. On devient multitâche et les smartphones fonctionnent un peu comme cela c'est pourquoi ils sont si populaire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09:22:42</text:p>
          </table:table-cell>
          <table:table-cell office:value-type="string">
            <text:p>consentement+questionnaire</text:p>
          </table:table-cell>
          <table:table-cell office:value-type="float" office:value="17">
            <text:p>17</text:p>
          </table:table-cell>
          <table:table-cell office:value-type="float" office:value="313">
            <text:p>31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800">
            <text:p>34800</text:p>
          </table:table-cell>
          <table:table-cell office:value-type="float" office:value="17">
            <text:p>17</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5">
            <text:p>5</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parfois</text:p>
          </table:table-cell>
          <table:table-cell office:value-type="string">
            <text:p>souvent</text:p>
          </table:table-cell>
          <table:table-cell table:number-columns-repeated="2"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Rapide mais peu compréhensible des fois</text:p>
          </table:table-cell>
          <table:table-cell office:value-type="string">
            <text:p>Sans doute, sa reste un moyen facile et efficac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09:28:11</text:p>
          </table:table-cell>
          <table:table-cell office:value-type="string">
            <text:p>consentement+questionnaire</text:p>
          </table:table-cell>
          <table:table-cell office:value-type="float" office:value="42">
            <text:p>42</text:p>
          </table:table-cell>
          <table:table-cell office:value-type="float" office:value="370">
            <text:p>37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10"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table:table-cell office:value-type="float" office:value="13810">
            <text:p>1381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2">
            <text:p>2</text:p>
          </table:table-cell>
          <table:table-cell office:value-type="float" office:value="6">
            <text:p>6</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souvent</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L'oublie des règles de grammaire et d'orthographe </text:p>
          </table:table-cell>
          <table:table-cell office:value-type="string">
            <text:p>Oui car les jeunes utilisent beaucoup cette manière de communiquer. </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7">
          <table:table-cell office:value-type="string">
            <text:p>2011-09-19 09:55:04</text:p>
          </table:table-cell>
          <table:table-cell office:value-type="string">
            <text:p>consentement+questionnaire</text:p>
          </table:table-cell>
          <table:table-cell office:value-type="float" office:value="24">
            <text:p>24</text:p>
          </table:table-cell>
          <table:table-cell office:value-type="float" office:value="51">
            <text:p>5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00">
            <text:p>34000</text:p>
          </table:table-cell>
          <table:table-cell office:value-type="float" office:value="5">
            <text:p>5</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
            <text:p>1</text:p>
          </table:table-cell>
          <table:table-cell office:value-type="float" office:value="4">
            <text:p>4</text:p>
          </table:table-cell>
          <table:table-cell office:value-type="string">
            <text:p>Association (activités)</text:p>
          </table:table-cell>
          <table:table-cell office:value-type="string">
            <text:p>redaction_melange</text:p>
          </table:table-cell>
          <table:table-cell office:value-type="string">
            <text:p>jamais</text:p>
          </table:table-cell>
          <table:table-cell office:value-type="string">
            <text:p>rarement</text:p>
          </table:table-cell>
          <table:table-cell office:value-type="string">
            <text:p>tres_souvent</text:p>
          </table:table-cell>
          <table:table-cell office:value-type="string">
            <text:p>parfois</text:p>
          </table:table-cell>
          <table:table-cell table:number-columns-repeated="2"/>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communication asynchrone + laisse le temps de la reflexion</text:p>
          </table:table-cell>
          <table:table-cell table:number-columns-repeated="3" office:value-type="float" office:value="0">
            <text:p>0</text:p>
          </table:table-cell>
          <table:table-cell office:value-type="float" office:value="1">
            <text:p>1</text:p>
          </table:table-cell>
          <table:table-cell office:value-type="string">
            <text:p>pour des message court, information brèves</text:p>
          </table:table-cell>
          <table:table-cell office:value-type="string">
            <text:p>avantages :</text:p>
            <text:p>- pour les messages monodirectionnels (type : "je suis ici")</text:p>
            <text:p>- pour laisser le temps de la reflexion ("proposition de faire quelquechose")</text:p>
            <text:p>- pour gagner du temps sur la "bienséance" (="bonjour, ça va, blablabla") et aller directement vers l'objectif de la communication.</text:p>
            <text:p>- pour faire passer un message dans un environnement bruyant (festival)</text:p>
            <text:p>Inconvénients:</text:p>
            <text:p>-prend du temps à l'écriture pour des messages longs</text:p>
            <text:p>-moins spontanée (reflexion dans l’écriture)</text:p>
            <text:p/>
            <text:p/>
          </table:table-cell>
          <table:table-cell office:value-type="string">
            <text:p>Oui, sous cette forme ou une autre pour le côté message écrit et court(par internet peut-être au lei du réseau GPRS)</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string">
            <text:p>article scientifique / présentation / magazine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listes / dessins annotés</text:p>
          </table:table-cell>
          <table:table-cell office:value-type="string">
            <text:p>souvent</text:p>
          </table:table-cell>
          <table:table-cell table:number-columns-repeated="913"/>
        </table:table-row>
        <table:table-row table:style-name="ro2">
          <table:table-cell office:value-type="string">
            <text:p>2011-09-19 10:09:19</text:p>
          </table:table-cell>
          <table:table-cell office:value-type="string">
            <text:p>consentement+questionnaire</text:p>
          </table:table-cell>
          <table:table-cell office:value-type="float" office:value="30">
            <text:p>30</text:p>
          </table:table-cell>
          <table:table-cell office:value-type="float" office:value="299">
            <text:p>29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9"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table:table-cell office:value-type="float" office:value="34000">
            <text:p>34000</text:p>
          </table:table-cell>
          <table:table-cell office:value-type="float" office:value="7">
            <text:p>7</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4">
            <text:p>4</text:p>
          </table:table-cell>
          <table:table-cell table:number-columns-repeated="2" office:value-type="float" office:value="2">
            <text:p>2</text:p>
          </table:table-cell>
          <table:table-cell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parfois</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table:number-columns-repeated="4"/>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2">
          <table:table-cell office:value-type="string">
            <text:p>2011-09-19 10:12:58</text:p>
          </table:table-cell>
          <table:table-cell office:value-type="string">
            <text:p>consentement+questionnaire</text:p>
          </table:table-cell>
          <table:table-cell office:value-type="float" office:value="23">
            <text:p>23</text:p>
          </table:table-cell>
          <table:table-cell office:value-type="float" office:value="118">
            <text:p>11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office:value-type="string">
            <text:p>spa</text:p>
          </table:table-cell>
          <table:table-cell table:number-columns-repeated="2"/>
          <table:table-cell office:value-type="string">
            <text:p>niveau_superieur</text:p>
          </table:table-cell>
          <table:table-cell/>
          <table:table-cell office:value-type="string">
            <text:p>bac_4</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000">
            <text:p>34000</text:p>
          </table:table-cell>
          <table:table-cell office:value-type="float" office:value="4">
            <text:p>4</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souvent</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Elle détruit progressivement l'orthographe et sa richesse, et dénature le langage. Cela dit, elle est effectivement plus rapide, et, malheureusement, plus compréhensible pour certaines personnes.</text:p>
          </table:table-cell>
          <table:table-cell office:value-type="string">
            <text:p>Oui, ils sont un moyen rapide et peu coûteux de communiquer des idées précises. </text:p>
          </table:table-cell>
          <table:table-cell office:value-type="string">
            <text:p>oui</text:p>
          </table:table-cell>
          <table:table-cell office:value-type="string">
            <text:p>fre</text:p>
          </table:table-cell>
          <table:table-cell office:value-type="string">
            <text:p>spa</text:p>
          </table:table-cell>
          <table:table-cell office:value-type="string">
            <text:p>eng</text:p>
          </table:table-cell>
          <table:table-cell/>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6" office:value-type="float" office:value="1">
            <text:p>1</text:p>
          </table:table-cell>
          <table:table-cell office:value-type="string">
            <text:p>nouvelles </text:p>
          </table:table-cell>
          <table:table-cell office:value-type="string">
            <text:p>tres_souvent</text:p>
          </table:table-cell>
          <table:table-cell table:number-columns-repeated="913"/>
        </table:table-row>
        <table:table-row table:style-name="ro3">
          <table:table-cell office:value-type="string">
            <text:p>2011-09-19 10:11:17</text:p>
          </table:table-cell>
          <table:table-cell office:value-type="string">
            <text:p>consentement+questionnaire</text:p>
          </table:table-cell>
          <table:table-cell office:value-type="float" office:value="51">
            <text:p>51</text:p>
          </table:table-cell>
          <table:table-cell office:value-type="float" office:value="233">
            <text:p>23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13" office:value-type="float" office:value="0">
            <text:p>0</text:p>
          </table:table-cell>
          <table:table-cell office:value-type="float" office:value="1">
            <text:p>1</text:p>
          </table:table-cell>
          <table:table-cell/>
          <table:table-cell office:value-type="string">
            <text:p>assistante maternelle</text:p>
          </table:table-cell>
          <table:table-cell office:value-type="float" office:value="34700">
            <text:p>34700</text:p>
          </table:table-cell>
          <table:table-cell/>
          <table:table-cell office:value-type="string">
            <text:p>blackberry</text:p>
          </table:table-cell>
          <table:table-cell/>
          <table:table-cell office:value-type="string">
            <text:p>non</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pour moi elle est incompréansive</text:p>
            <text:p>mais pour les jeunes je pense que c'est plus rapide</text:p>
          </table:table-cell>
          <table:table-cell office:value-type="string">
            <text:p>oui pour ça rapidité et son coût modéré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non</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0:23:03</text:p>
          </table:table-cell>
          <table:table-cell office:value-type="string">
            <text:p>consentement+questionnaire</text:p>
          </table:table-cell>
          <table:table-cell office:value-type="float" office:value="25">
            <text:p>25</text:p>
          </table:table-cell>
          <table:table-cell office:value-type="float" office:value="304">
            <text:p>30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3" office:value-type="float" office:value="0">
            <text:p>0</text:p>
          </table:table-cell>
          <table:table-cell office:value-type="float" office:value="1">
            <text:p>1</text:p>
          </table:table-cell>
          <table:table-cell/>
          <table:table-cell office:value-type="string">
            <text:p>journaliste</text:p>
          </table:table-cell>
          <table:table-cell office:value-type="float" office:value="75015">
            <text:p>75015</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table:number-columns-repeated="2" office:value-type="float" office:value="4">
            <text:p>4</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formel_informel</text:p>
          </table:table-cell>
          <table:table-cell office:value-type="string">
            <text:p>tres_souvent</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0:22:32</text:p>
          </table:table-cell>
          <table:table-cell office:value-type="string">
            <text:p>consentement+questionnaire</text:p>
          </table:table-cell>
          <table:table-cell office:value-type="float" office:value="26">
            <text:p>26</text:p>
          </table:table-cell>
          <table:table-cell office:value-type="float" office:value="338">
            <text:p>33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470">
            <text:p>34470</text:p>
          </table:table-cell>
          <table:table-cell office:value-type="float" office:value="13">
            <text:p>13</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formel_informel</text:p>
          </table:table-cell>
          <table:table-cell table:number-columns-repeated="2" office:value-type="string">
            <text:p>parfois</text:p>
          </table:table-cell>
          <table:table-cell office:value-type="string">
            <text:p>tres_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beaucoup plus facile à communiquer</text:p>
            <text:p>inconvenient: impersonnel</text:p>
          </table:table-cell>
          <table:table-cell office:value-type="string">
            <text:p>oui car c'est un mode de communication qui n'implique pas forcément une réponse immédiate du destinatair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0:17:25</text:p>
          </table:table-cell>
          <table:table-cell office:value-type="string">
            <text:p>consentement+questionnaire</text:p>
          </table:table-cell>
          <table:table-cell office:value-type="float" office:value="32">
            <text:p>32</text:p>
          </table:table-cell>
          <table:table-cell office:value-type="float" office:value="478">
            <text:p>47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130">
            <text:p>34130</text:p>
          </table:table-cell>
          <table:table-cell office:value-type="float" office:value="28">
            <text:p>28</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table:number-columns-repeated="2" office:value-type="string">
            <text:p>rarement</text:p>
          </table:table-cell>
          <table:table-cell table:number-columns-repeated="2" office:value-type="string">
            <text:p>souv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écriture SMS peut entrainer un non-sens ou des incompréhensions, mais permet aussi de se dégager lorsque l'orthographe d'un mot nous échappe ... </text:p>
            <text:p>Etre bombardé de publicité sur mon portable personnel, un bout de mon intimité, m'agace parfois je dois bien l'avouer</text:p>
          </table:table-cell>
          <table:table-cell office:value-type="string">
            <text:p>Oui car ils offrent un avantage certain pour envoyer une nouvelle adresse, un rdv et de les garder en mémoire dans son téléphone, téléphone qui sert de plus pour organiser sa vie ... Mon pédiatre lui-même transmet des sms automatisés la veille des rdv, moyen de ne pas oublier, de fixer les choses dans la tête des gens et de ne pas perdre de temps avec les "mais j'ai oublié !!"</text:p>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journal de bord de mes filles, agées de 3 ans et de 4 mois</text:p>
          </table:table-cell>
          <table:table-cell office:value-type="string">
            <text:p>tres_souvent</text:p>
          </table:table-cell>
          <table:table-cell table:number-columns-repeated="913"/>
        </table:table-row>
        <table:table-row table:style-name="ro2">
          <table:table-cell office:value-type="string">
            <text:p>2011-09-19 10:20:42</text:p>
          </table:table-cell>
          <table:table-cell office:value-type="string">
            <text:p>consentement+questionnaire</text:p>
          </table:table-cell>
          <table:table-cell office:value-type="float" office:value="25">
            <text:p>25</text:p>
          </table:table-cell>
          <table:table-cell office:value-type="float" office:value="6">
            <text:p>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4">
            <text:p>4</text:p>
          </table:table-cell>
          <table:table-cell table:number-columns-repeated="2" office:value-type="float" office:value="0">
            <text:p>0</text:p>
          </table:table-cell>
          <table:table-cell/>
          <table:table-cell office:value-type="string">
            <text:p>redaction_formel_informel</text:p>
          </table:table-cell>
          <table:table-cell office:value-type="string">
            <text:p>tres_souvent</text:p>
          </table:table-cell>
          <table:table-cell office:value-type="string">
            <text:p>rarement</text:p>
          </table:table-cell>
          <table:table-cell office:value-type="string">
            <text:p>tres_souvent</text:p>
          </table:table-cell>
          <table:table-cell table:number-columns-repeated="2" office:value-type="string">
            <text:p>souvent</text:p>
          </table:table-cell>
          <table:table-cell office:value-type="string">
            <text:p>voip</text:p>
          </table:table-cell>
          <table:table-cell table:number-columns-repeated="2" office:value-type="float" office:value="1">
            <text:p>1</text:p>
          </table:table-cell>
          <table:table-cell table:number-columns-repeated="3"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C'est plus court, c'est plus libre, et plus direct que le courriel. L'inconvénients c'est de prendre le temps de l'écrire surtout sur un tactile sans clavier.</text:p>
          </table:table-cell>
          <table:table-cell office:value-type="string">
            <text:p>Oui même si les forfaits téléphoniques tendent à être illimités. Le texto est plus simple que le courriel. Il y a moins d'implication avec un SMS.Le texto peut être envoyé à plusieurs personnes. Exemple : pour les rencontres amoureuses (moins de stress , moins d'implication si c'est non), pour le boulot c'est plus facile d'excuser son absence par sms. Pour les amis c'est plus simple de donner rendez-vous par texto que d'appeler tous le monde.</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rarement</text:p>
          </table:table-cell>
          <table:table-cell table:number-columns-repeated="913"/>
        </table:table-row>
        <table:table-row table:style-name="ro3">
          <table:table-cell office:value-type="string">
            <text:p>2011-09-19 10:38:19</text:p>
          </table:table-cell>
          <table:table-cell office:value-type="string">
            <text:p>consentement+questionnaire</text:p>
          </table:table-cell>
          <table:table-cell office:value-type="float" office:value="29">
            <text:p>29</text:p>
          </table:table-cell>
          <table:table-cell office:value-type="float" office:value="70">
            <text:p>70</text:p>
          </table:table-cell>
          <table:table-cell/>
          <table:table-cell office:value-type="float" office:value="1">
            <text:p>1</text:p>
          </table:table-cell>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0">
            <text:p>0</text:p>
          </table:table-cell>
          <table:table-cell/>
          <table:table-cell office:value-type="string">
            <text:p>redaction_soit_soit</text:p>
          </table:table-cell>
          <table:table-cell office:value-type="string">
            <text:p>souvent</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Avantages : la rapidité</text:p>
            <text:p>Inconvénients : les jeunes qui ont un portable tôt ne savant pas écrire le français correctement</text:p>
          </table:table-cell>
          <table:table-cell office:value-type="string">
            <text:p>Oui je pense que les SMS ont de beaux jours devant eux.</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4.190476190476191</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0:32:16</text:p>
          </table:table-cell>
          <table:table-cell office:value-type="string">
            <text:p>consentement+questionnaire</text:p>
          </table:table-cell>
          <table:table-cell office:value-type="float" office:value="19">
            <text:p>19</text:p>
          </table:table-cell>
          <table:table-cell office:value-type="float" office:value="266">
            <text:p>26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610">
            <text:p>3061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table:number-columns-repeated="2" office:value-type="float" office:value="6">
            <text:p>6</text:p>
          </table:table-cell>
          <table:table-cell office:value-type="float" office:value="3">
            <text:p>3</text:p>
          </table:table-cell>
          <table:table-cell table:number-columns-repeated="3" office:value-type="float" office:value="0">
            <text:p>0</text:p>
          </table:table-cell>
          <table:table-cell/>
          <table:table-cell office:value-type="string">
            <text:p>redaction_soit_soit</text:p>
          </table:table-cell>
          <table:table-cell table:number-columns-repeated="2"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rapide, efficace</text:p>
            <text:p>inconvénients : la sincérité du correspondant</text:p>
          </table:table-cell>
          <table:table-cell office:value-type="string">
            <text:p>les SMS seront de plus en plus utilisés, car c'est un moyen de communication plus rapide pour pouvoir annoncer des soirées par exemple, éviter de dérange la personne, et avoir une réponse a des questions courte pour éviter d'appelé</text:p>
          </table:table-cell>
          <table:table-cell office:value-type="string">
            <text:p>oui</text:p>
          </table:table-cell>
          <table:table-cell office:value-type="string">
            <text:p>fre</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10:36:15</text:p>
          </table:table-cell>
          <table:table-cell office:value-type="string">
            <text:p>consentement+questionnaire</text:p>
          </table:table-cell>
          <table:table-cell office:value-type="float" office:value="25">
            <text:p>25</text:p>
          </table:table-cell>
          <table:table-cell office:value-type="float" office:value="13">
            <text:p>1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760">
            <text:p>3476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parfois</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Il m'est arrivé d'écrire en sms lorsque j'avais 15 ans mais c'était uniquement parce que je n'avais pas les sms illimités, c'était pour gagner de la place. Je n'aime pas faire des fautes (j'ai fait un bac L) donc j'écris normalement et comme maintenant j'ai les sms illimités ça ne me dérange pas. <text:s/>Avantages de l'écriture SMS : plus court, plus rapide, pour les forfaits sans sms illimités moins onéreux. <text:s/>Inconvénients : Mauvaise orthographe des mots, perte du français correct, difficile à comprendre parfois.</text:p>
          </table:table-cell>
          <table:table-cell office:value-type="string">
            <text:p>Oui je pense qu'ils seront encore utilisés même si les réseaux sociaux prennent beaucoup de place. Quand on est à l'extérieur et qu'on a oublié de dire quelque chose à un ami ou à son compagnon par exemple ou pour souhaiter un anniversaire, ça fait toujours plaisir et c'est plus sympa qu'un message sur Facebook.</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0:47:51</text:p>
          </table:table-cell>
          <table:table-cell office:value-type="string">
            <text:p>consentement+questionnaire</text:p>
          </table:table-cell>
          <table:table-cell office:value-type="float" office:value="17">
            <text:p>17</text:p>
          </table:table-cell>
          <table:table-cell office:value-type="float" office:value="240">
            <text:p>24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200">
            <text:p>30200</text:p>
          </table:table-cell>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table:number-columns-repeated="2" office:value-type="float" office:value="6">
            <text:p>6</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Cela rejoins la question du dessus</text:p>
          </table:table-cell>
          <table:table-cell office:value-type="string">
            <text:p>Un émetteur de SMS envoi un message à tout va, il n'a pas l’impression d'être en face d'une personne réel, alors que lorsqu'on est au téléphone. On entend la voix et on a une réel impression d'être en face de la personne.</text:p>
          </table:table-cell>
          <table:table-cell office:value-type="string">
            <text:p>Oui mais cela n'aura plus la même valeur que celle d'aujourd'hui.</text:p>
          </table:table-cell>
          <table:table-cell office:value-type="string">
            <text:p>non</text:p>
          </table:table-cell>
          <table:table-cell office:value-type="string">
            <text:p>eng</text:p>
          </table:table-cell>
          <table:table-cell table:number-columns-repeated="3"/>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0:54:33</text:p>
          </table:table-cell>
          <table:table-cell office:value-type="string">
            <text:p>consentement+questionnaire</text:p>
          </table:table-cell>
          <table:table-cell office:value-type="float" office:value="39">
            <text:p>39</text:p>
          </table:table-cell>
          <table:table-cell office:value-type="float" office:value="397">
            <text:p>39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090">
            <text:p>34090</text:p>
          </table:table-cell>
          <table:table-cell office:value-type="float" office:value="1">
            <text:p>1</text:p>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10 a 20</text:p>
          </table:table-cell>
          <table:table-cell office:value-type="string">
            <text:p>oui</text:p>
          </table:table-cell>
          <table:table-cell office:value-type="float" office:value="6">
            <text:p>6</text:p>
          </table:table-cell>
          <table:table-cell office:value-type="float" office:value="1">
            <text:p>1</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lus rapide</text:p>
            <text:p>plus discret</text:p>
          </table:table-cell>
          <table:table-cell office:value-type="string">
            <text:p>de plus en plus si les tarifs des communication ne sont pas revues à la baisse</text:p>
          </table:table-cell>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oui_mais</text:p>
          </table:table-cell>
          <table:table-cell office:value-type="string">
            <text:p>francais_standard</text:p>
          </table:table-cell>
          <table:table-cell office:value-type="string">
            <text:p>1.0476190476190477</text:p>
          </table:table-cell>
          <table:table-cell office:value-type="string">
            <text:p>0.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2">
          <table:table-cell office:value-type="string">
            <text:p>2011-09-19 10:21:53</text:p>
          </table:table-cell>
          <table:table-cell office:value-type="string">
            <text:p>consentement+questionnaire</text:p>
          </table:table-cell>
          <table:table-cell office:value-type="float" office:value="24">
            <text:p>24</text:p>
          </table:table-cell>
          <table:table-cell office:value-type="float" office:value="110">
            <text:p>11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300">
            <text:p>343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fre</text:p>
          </table:table-cell>
          <table:table-cell office:value-type="string">
            <text:p>spa</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3"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5" office:value-type="float" office:value="0">
            <text:p>0</text:p>
          </table:table-cell>
          <table:table-cell/>
          <table:table-cell office:value-type="string">
            <text:p>rarement</text:p>
          </table:table-cell>
          <table:table-cell table:number-columns-repeated="913"/>
        </table:table-row>
        <table:table-row table:style-name="ro2">
          <table:table-cell office:value-type="string">
            <text:p>2011-09-19 10:55:22</text:p>
          </table:table-cell>
          <table:table-cell office:value-type="string">
            <text:p>consentement+questionnaire</text:p>
          </table:table-cell>
          <table:table-cell office:value-type="float" office:value="46">
            <text:p>46</text:p>
          </table:table-cell>
          <table:table-cell office:value-type="float" office:value="465">
            <text:p>465</text:p>
          </table:table-cell>
          <table:table-cell office:value-type="float" office:value="1">
            <text:p>1</text:p>
          </table:table-cell>
          <table:table-cell table:number-columns-repeated="2"/>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fre</text:p>
          </table:table-cell>
          <table:table-cell office:value-type="string">
            <text:p>ger</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4080">
            <text:p>34080</text:p>
          </table:table-cell>
          <table:table-cell office:value-type="float" office:value="12">
            <text:p>12</text:p>
          </table:table-cell>
          <table:table-cell office:value-type="string">
            <text:p>iphone</text:p>
          </table:table-cell>
          <table:table-cell/>
          <table:table-cell office:value-type="string">
            <text:p>non</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1">
            <text:p>1</text:p>
          </table:table-cell>
          <table:table-cell office:value-type="float" office:value="2">
            <text:p>2</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parfois</text:p>
          </table:table-cell>
          <table:table-cell office:value-type="string">
            <text:p>tres_souvent</text:p>
          </table:table-cell>
          <table:table-cell office:value-type="string">
            <text:p>souvent</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moin chere, plus pratique on peut les grder un coup de tel on peux l'oublier le sms reste tans quond le vide pas </text:p>
          </table:table-cell>
          <table:table-cell office:value-type="string">
            <text:p>oui bien sur </text:p>
          </table:table-cell>
          <table:table-cell office:value-type="string">
            <text:p>non</text:p>
          </table:table-cell>
          <table:table-cell table:number-columns-repeated="4"/>
          <table:table-cell office:value-type="string">
            <text:p>oui</text:p>
          </table:table-cell>
          <table:table-cell office:value-type="string">
            <text:p>ger</text:p>
          </table:table-cell>
          <table:table-cell office:value-type="string">
            <text:p>fre</text:p>
          </table:table-cell>
          <table:table-cell table:number-columns-repeated="2"/>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1:04:31</text:p>
          </table:table-cell>
          <table:table-cell office:value-type="string">
            <text:p>consentement+questionnaire</text:p>
          </table:table-cell>
          <table:table-cell office:value-type="float" office:value="41">
            <text:p>41</text:p>
          </table:table-cell>
          <table:table-cell office:value-type="float" office:value="470">
            <text:p>47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0190">
            <text:p>30190</text:p>
          </table:table-cell>
          <table:table-cell office:value-type="float" office:value="23">
            <text:p>23</text:p>
          </table:table-cell>
          <table:table-cell office:value-type="string">
            <text:p>iphone</text:p>
          </table:table-cell>
          <table:table-cell/>
          <table:table-cell office:value-type="string">
            <text:p>non</text:p>
          </table:table-cell>
          <table:table-cell office:value-type="string">
            <text:p>plus de 5</text:p>
          </table:table-cell>
          <table:table-cell office:value-type="string">
            <text:p>20 a 50</text:p>
          </table:table-cell>
          <table:table-cell office:value-type="string">
            <text:p>50 a 100</text:p>
          </table:table-cell>
          <table:table-cell office:value-type="string">
            <text:p>oui</text:p>
          </table:table-cell>
          <table:table-cell office:value-type="float" office:value="5">
            <text:p>5</text:p>
          </table:table-cell>
          <table:table-cell table:number-columns-repeated="3"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souvent</text:p>
          </table:table-cell>
          <table:table-cell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l arrive qu'ont comprenne pas tout celon l age de la personne et la rapidité dont c 'est ecris </text:p>
          </table:table-cell>
          <table:table-cell office:value-type="string">
            <text:p>je pense qu 'il seront utilisé de plus en plus souvent car il reviennent moins cher et que personnellement j ai 3 enfants donc je m' adapte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6.285714285714286</text:p>
          </table:table-cell>
          <table:table-cell office:value-type="float" office:value="5">
            <text:p>5</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chta</text:p>
          </table:table-cell>
          <table:table-cell office:value-type="string">
            <text:p>oui</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11:10:32</text:p>
          </table:table-cell>
          <table:table-cell office:value-type="string">
            <text:p>consentement+questionnaire</text:p>
          </table:table-cell>
          <table:table-cell office:value-type="float" office:value="40">
            <text:p>40</text:p>
          </table:table-cell>
          <table:table-cell office:value-type="float" office:value="377">
            <text:p>37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ara_d</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fre</text:p>
          </table:table-cell>
          <table:table-cell office:value-type="string">
            <text:p>ara_d</text:p>
          </table:table-cell>
          <table:table-cell table:number-columns-repeated="2"/>
          <table:table-cell office:value-type="string">
            <text:p>niveau_secondaire</text:p>
          </table:table-cell>
          <table:table-cell office:value-type="string">
            <text:p>lycee</text:p>
          </table:table-cell>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table:table-cell office:value-type="float" office:value="30960">
            <text:p>3096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souvent</text:p>
          </table:table-cell>
          <table:table-cell office:value-type="string">
            <text:p>rarem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table:table-cell office:value-type="string">
            <text:p>oui</text:p>
          </table:table-cell>
          <table:table-cell office:value-type="string">
            <text:p>fre</text:p>
          </table:table-cell>
          <table:table-cell office:value-type="string">
            <text:p>ara_d</text:p>
          </table:table-cell>
          <table:table-cell table:number-columns-repeated="2"/>
          <table:table-cell office:value-type="string">
            <text:p>oui</text:p>
          </table:table-cell>
          <table:table-cell office:value-type="string">
            <text:p>ara_d</text:p>
          </table:table-cell>
          <table:table-cell office:value-type="string">
            <text:p>fre</text:p>
          </table:table-cell>
          <table:table-cell table:number-columns-repeated="2"/>
          <table:table-cell office:value-type="string">
            <text:p>oui</text:p>
          </table:table-cell>
          <table:table-cell office:value-type="string">
            <text:p>pas_opinion</text:p>
          </table:table-cell>
          <table:table-cell table:number-columns-repeated="7" office:value-type="float" office:value="0">
            <text:p>0</text:p>
          </table:table-cell>
          <table:table-cell/>
          <table:table-cell office:value-type="string">
            <text:p>oui</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string">
            <text:p>planning de la journée, les appels que je dois passer, etc</text:p>
          </table:table-cell>
          <table:table-cell office:value-type="string">
            <text:p>tres_souvent</text:p>
          </table:table-cell>
          <table:table-cell table:number-columns-repeated="913"/>
        </table:table-row>
        <table:table-row table:style-name="ro3">
          <table:table-cell office:value-type="string">
            <text:p>2011-09-19 11:23:31</text:p>
          </table:table-cell>
          <table:table-cell office:value-type="string">
            <text:p>consentement+questionnaire</text:p>
          </table:table-cell>
          <table:table-cell office:value-type="float" office:value="26">
            <text:p>26</text:p>
          </table:table-cell>
          <table:table-cell office:value-type="float" office:value="456">
            <text:p>45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570">
            <text:p>34570</text:p>
          </table:table-cell>
          <table:table-cell office:value-type="float" office:value="8">
            <text:p>8</text:p>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5">
            <text:p>5</text:p>
          </table:table-cell>
          <table:table-cell table:number-columns-repeated="2"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mauvaise interprétation parfois</text:p>
            <text:p>rapidité</text:p>
          </table:table-cell>
          <table:table-cell table:number-columns-repeated="2"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6.285714285714286</text:p>
          </table:table-cell>
          <table:table-cell office:value-type="float" office:value="5">
            <text:p>5</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11:26:43</text:p>
          </table:table-cell>
          <table:table-cell office:value-type="string">
            <text:p>consentement+questionnaire</text:p>
          </table:table-cell>
          <table:table-cell office:value-type="float" office:value="21">
            <text:p>21</text:p>
          </table:table-cell>
          <table:table-cell office:value-type="float" office:value="172">
            <text:p>17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13" office:value-type="float" office:value="0">
            <text:p>0</text:p>
          </table:table-cell>
          <table:table-cell office:value-type="float" office:value="1">
            <text:p>1</text:p>
          </table:table-cell>
          <table:table-cell/>
          <table:table-cell office:value-type="string">
            <text:p>Mère au foyer</text:p>
          </table:table-cell>
          <table:table-cell office:value-type="float" office:value="34350">
            <text:p>34350</text:p>
          </table:table-cell>
          <table:table-cell office:value-type="float" office:value="15">
            <text:p>15</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table:number-columns-repeated="2" office:value-type="string">
            <text:p>jamais</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très rapide, et on ose dire des choses que l'on ne dirait pas à voix haute</text:p>
          </table:table-cell>
          <table:table-cell office:value-type="string">
            <text:p>Oui ils sont très répandus et très utile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11:31:36</text:p>
          </table:table-cell>
          <table:table-cell office:value-type="string">
            <text:p>consentement+questionnaire</text:p>
          </table:table-cell>
          <table:table-cell office:value-type="float" office:value="63">
            <text:p>63</text:p>
          </table:table-cell>
          <table:table-cell office:value-type="float" office:value="337">
            <text:p>33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1"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table:table-cell office:value-type="float" office:value="30140">
            <text:p>30140</text:p>
          </table:table-cell>
          <table:table-cell office:value-type="float" office:value="34">
            <text:p>34</text:p>
          </table:table-cell>
          <table:table-cell office:value-type="string">
            <text:p>classique</text:p>
          </table:table-cell>
          <table:table-cell/>
          <table:table-cell office:value-type="string">
            <text:p>oui</text:p>
          </table:table-cell>
          <table:table-cell office:value-type="string">
            <text:p>3 a 5</text:p>
          </table:table-cell>
          <table:table-cell office:value-type="string">
            <text:p>moins de 5</text:p>
          </table:table-cell>
          <table:table-cell office:value-type="string">
            <text:p>5 a 10</text:p>
          </table:table-cell>
          <table:table-cell office:value-type="string">
            <text:p>oui</text:p>
          </table:table-cell>
          <table:table-cell office:value-type="float" office:value="2">
            <text:p>2</text:p>
          </table:table-cell>
          <table:table-cell office:value-type="float" office:value="0">
            <text:p>0</text:p>
          </table:table-cell>
          <table:table-cell office:value-type="float" office:value="4">
            <text:p>4</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rarement</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4"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4">
          <table:table-cell office:value-type="string">
            <text:p>2011-09-19 11:20:12</text:p>
          </table:table-cell>
          <table:table-cell office:value-type="string">
            <text:p>consentement+questionnaire</text:p>
          </table:table-cell>
          <table:table-cell office:value-type="float" office:value="23">
            <text:p>23</text:p>
          </table:table-cell>
          <table:table-cell office:value-type="float" office:value="396">
            <text:p>39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19100">
            <text:p>191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table:number-columns-repeated="2" office:value-type="float" office:value="4">
            <text:p>4</text:p>
          </table:table-cell>
          <table:table-cell table:number-columns-repeated="2" office:value-type="float" office:value="0">
            <text:p>0</text:p>
          </table:table-cell>
          <table:table-cell office:value-type="string">
            <text:p>Activités exterieures (sport, musique)</text:p>
          </table:table-cell>
          <table:table-cell office:value-type="string">
            <text:p>redaction_melange</text:p>
          </table:table-cell>
          <table:table-cell table:number-columns-repeated="2" office:value-type="string">
            <text:p>parfois</text:p>
          </table:table-cell>
          <table:table-cell table:number-columns-repeated="2"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3" office:value-type="float" office:value="1">
            <text:p>1</text:p>
          </table:table-cell>
          <table:table-cell office:value-type="float" office:value="0">
            <text:p>0</text:p>
          </table:table-cell>
          <table:table-cell/>
          <table:table-cell office:value-type="string">
            <text:p>avantages: cela permet d'aller plus vite de donner un autre charme a la langue que l'on pratique tous les jours les fautes d'orthographes n'existent plus on peut se faire comprendre plus facilement</text:p>
            <text:p/>
            <text:p>inconvénients: cela peut venir à faire beaucoup de fautes d'orthographes où a nous y entrainer particulièrement avec des personnes qui en font déjà beaucoup et avec une langue comme le français qui est en plus relativement compliquée en orthographe cela n'arrange rien</text:p>
          </table:table-cell>
          <table:table-cell office:value-type="string">
            <text:p>oui, car dans des régions ou le réseau ne passe pas bien ou peu il est plus cohérent, rapide, efficace d'envoyer un sms pour s'exprimer avec quelqu'un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baq</text:p>
          </table:table-cell>
          <table:table-cell office:value-type="string">
            <text:p>eng</text:p>
          </table:table-cell>
          <table:table-cell office:value-type="string">
            <text:p>ger</text:p>
          </table:table-cell>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3"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activités extérieures (sport, musique)</text:p>
          </table:table-cell>
          <table:table-cell office:value-type="string">
            <text:p>parfois</text:p>
          </table:table-cell>
          <table:table-cell table:number-columns-repeated="913"/>
        </table:table-row>
        <table:table-row table:style-name="ro3">
          <table:table-cell office:value-type="string">
            <text:p>2011-09-19 11:45:00</text:p>
          </table:table-cell>
          <table:table-cell office:value-type="string">
            <text:p>consentement+questionnaire</text:p>
          </table:table-cell>
          <table:table-cell office:value-type="float" office:value="26">
            <text:p>26</text:p>
          </table:table-cell>
          <table:table-cell office:value-type="float" office:value="404">
            <text:p>40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ita</text:p>
          </table:table-cell>
          <table:table-cell office:value-type="string">
            <text:p>ara_d</text:p>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1000">
            <text:p>31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6">
            <text:p>6</text:p>
          </table:table-cell>
          <table:table-cell table:number-columns-repeated="3" office:value-type="float" office:value="4">
            <text:p>4</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parfo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Baisse du niveau d'orthographe de la population.</text:p>
            <text:p>Incompréhension.</text:p>
          </table:table-cell>
          <table:table-cell office:value-type="string">
            <text:p>Oui, vu le succès imprévu de ce mode de communication et son aspect à la fois très pratiqu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6.285714285714286</text:p>
          </table:table-cell>
          <table:table-cell office:value-type="float" office:value="5">
            <text:p>5</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revues scientifique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09-19 11:41:28</text:p>
          </table:table-cell>
          <table:table-cell office:value-type="string">
            <text:p>consentement+questionnaire</text:p>
          </table:table-cell>
          <table:table-cell office:value-type="float" office:value="30">
            <text:p>30</text:p>
          </table:table-cell>
          <table:table-cell office:value-type="float" office:value="289">
            <text:p>28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10"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table:table-cell office:value-type="float" office:value="34590">
            <text:p>3459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ortho_standard</text:p>
          </table:table-cell>
          <table:table-cell office:value-type="string">
            <text:p>rarement</text:p>
          </table:table-cell>
          <table:table-cell office:value-type="string">
            <text:p>souvent</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avantages sont la rapidité d'écriture et un certain humour dans la syntaxe. </text:p>
            <text:p>L'inconvénient principal est le manque de crédibilité selon le destinataire. De plus j'ai toujours peur que le destinataire ait l'impression que je lui manque de respect en n'écrivant pas correctement.</text:p>
          </table:table-cell>
          <table:table-cell office:value-type="string">
            <text:p>Les SMS seront toujours utilisés tant qu'ils seront inscrits dans un système de forfait illimité.</text:p>
            <text:p>Prévenir d'un léger retard, faire part de son ennui à un ami lors d'une réunion professionnelle, un petit mot d'amour avant d'aller se coucher, envoyer ses voeux massivement au nouvel an, prévenir un grand nombre de personnes instantanément d'un évènement immédiat... sont autant de bonnes (ou mauvaises) raisons de conserver le sms.</text:p>
          </table:table-cell>
          <table:table-cell office:value-type="string">
            <text:p>oui</text:p>
          </table:table-cell>
          <table:table-cell office:value-type="string">
            <text:p>fre</text:p>
          </table:table-cell>
          <table:table-cell office:value-type="string">
            <text:p>eng</text:p>
          </table:table-cell>
          <table:table-cell office:value-type="string">
            <text:p>oci</text:p>
          </table:table-cell>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6">
          <table:table-cell office:value-type="string">
            <text:p>2011-09-19 11:37:50</text:p>
          </table:table-cell>
          <table:table-cell office:value-type="string">
            <text:p>consentement+questionnaire</text:p>
          </table:table-cell>
          <table:table-cell office:value-type="float" office:value="24">
            <text:p>24</text:p>
          </table:table-cell>
          <table:table-cell office:value-type="float" office:value="382">
            <text:p>38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2350">
            <text:p>62350</text:p>
          </table:table-cell>
          <table:table-cell/>
          <table:table-cell office:value-type="string">
            <text:p>blackberry</text:p>
          </table:table-cell>
          <table:table-cell/>
          <table:table-cell office:value-type="string">
            <text:p>oui</text:p>
          </table:table-cell>
          <table:table-cell office:value-type="string">
            <text:p>3 a 5</text:p>
          </table:table-cell>
          <table:table-cell office:value-type="string">
            <text:p>plus de 100</text:p>
          </table:table-cell>
          <table:table-cell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ortho_standard</text:p>
          </table:table-cell>
          <table:table-cell office:value-type="string">
            <text:p>rarement</text:p>
          </table:table-cell>
          <table:table-cell office:value-type="string">
            <text:p>tres_souvent</text:p>
          </table:table-cell>
          <table:table-cell office:value-type="string">
            <text:p>souvent</text:p>
          </table:table-cell>
          <table:table-cell office:value-type="string">
            <text:p>tres_souvent</text:p>
          </table:table-cell>
          <table:table-cell table:number-columns-repeated="2"/>
          <table:table-cell table:number-columns-repeated="5" office:value-type="float" office:value="1">
            <text:p>1</text:p>
          </table:table-cell>
          <table:table-cell office:value-type="string">
            <text:p>pour pouvoir les relire</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On peut le garder.</text:p>
            <text:p>On lit / réponds quand on a le temps.</text:p>
            <text:p>C'est rapide.</text:p>
            <text:p/>
          </table:table-cell>
          <table:table-cell office:value-type="string">
            <text:p>Oui</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8">
          <table:table-cell office:value-type="string">
            <text:p>2011-09-19 11:53:15</text:p>
          </table:table-cell>
          <table:table-cell office:value-type="string">
            <text:p>consentement+questionnaire</text:p>
          </table:table-cell>
          <table:table-cell office:value-type="float" office:value="23">
            <text:p>23</text:p>
          </table:table-cell>
          <table:table-cell office:value-type="float" office:value="17">
            <text:p>17</text:p>
          </table:table-cell>
          <table:table-cell office:value-type="float" office:value="1">
            <text:p>1</text:p>
          </table:table-cell>
          <table:table-cell/>
          <table:table-cell office:value-type="string">
            <text:p>réponse non pertinente</text:p>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0800">
            <text:p>30800</text:p>
          </table:table-cell>
          <table:table-cell office:value-type="float" office:value="23">
            <text:p>23</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tres_souvent</text:p>
          </table:table-cell>
          <table:table-cell office:value-type="string">
            <text:p>tres_souvent</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Avantages : Gain de temps, d'argent, ne dérange pas.</text:p>
            <text:p/>
            <text:p>Inconvénients : Manque la voix (et donc parfois le sens du message à passer)</text:p>
          </table:table-cell>
          <table:table-cell office:value-type="string">
            <text:p>Oui de plus en plus. Il faudra surement faire évoluer la technique (L'iphone a permis une réelle évolution des fonctionnalités. Notamment au niveau du copier/coller, du fait de se placer facilement à un endroit du texte,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langages pour logiciels</text:p>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1:56:06</text:p>
          </table:table-cell>
          <table:table-cell office:value-type="string">
            <text:p>consentement+questionnaire</text:p>
          </table:table-cell>
          <table:table-cell office:value-type="float" office:value="29">
            <text:p>29</text:p>
          </table:table-cell>
          <table:table-cell office:value-type="float" office:value="320">
            <text:p>32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11000">
            <text:p>11000</text:p>
          </table:table-cell>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10 a 2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4">
            <text:p>4</text:p>
          </table:table-cell>
          <table:table-cell table:number-columns-repeated="2" office:value-type="float" office:value="0">
            <text:p>0</text:p>
          </table:table-cell>
          <table:table-cell/>
          <table:table-cell office:value-type="string">
            <text:p>redaction_melange</text:p>
          </table:table-cell>
          <table:table-cell office:value-type="string">
            <text:p>souvent</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lu rapide</text:p>
          </table:table-cell>
          <table:table-cell office:value-type="string">
            <text:p>oui, moi perso j'pe pa m'en passé</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09-19 12:01:15</text:p>
          </table:table-cell>
          <table:table-cell office:value-type="string">
            <text:p>consentement+questionnaire</text:p>
          </table:table-cell>
          <table:table-cell office:value-type="float" office:value="25">
            <text:p>25</text:p>
          </table:table-cell>
          <table:table-cell office:value-type="float" office:value="180">
            <text:p>18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90">
            <text:p>34090</text:p>
          </table:table-cell>
          <table:table-cell office:value-type="float" office:value="18">
            <text:p>18</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parfois</text:p>
          </table:table-cell>
          <table:table-cell office:value-type="string">
            <text:p>rarement</text:p>
          </table:table-cell>
          <table:table-cell office:value-type="string">
            <text:p>tres_souvent</text:p>
          </table:table-cell>
          <table:table-cell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Rapidité</text:p>
            <text:p>Inconvéniants : incompréhension, perte de la langue française chez les plus jeunes</text:p>
          </table:table-cell>
          <table:table-cell office:value-type="string">
            <text:p>Oui car ça reste encore le moyen le plus simple et le plus rapide pour communiquer. De plus à la différence des appels, les SMS sont conservés dans le téléphone (excepté pour les téléphones préhistoriques ;-)) ce qui est fort utile selon le context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19 12:10:28</text:p>
          </table:table-cell>
          <table:table-cell office:value-type="string">
            <text:p>consentement+questionnaire</text:p>
          </table:table-cell>
          <table:table-cell office:value-type="float" office:value="21">
            <text:p>21</text:p>
          </table:table-cell>
          <table:table-cell office:value-type="float" office:value="359">
            <text:p>35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6">
            <text:p>34096</text:p>
          </table:table-cell>
          <table:table-cell office:value-type="float" office:value="4">
            <text:p>4</text:p>
          </table:table-cell>
          <table:table-cell office:value-type="string">
            <text:p>classique</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table:number-columns-repeated="2" office:value-type="string">
            <text:p>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Avantages : rapidité, moins de dérangement pour le destinataire, envoie groupé.</text:p>
            <text:p/>
            <text:p>Inconvénients : orthographe (pour ceux qui écrivent en langage SMS, très mauvais pour les enfants), </text:p>
          </table:table-cell>
          <table:table-cell office:value-type="string">
            <text:p>Oui, mais je pense que les réseaux sociaux prennent petit à petit le dessus.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12:51:58</text:p>
          </table:table-cell>
          <table:table-cell office:value-type="string">
            <text:p>consentement+questionnaire</text:p>
          </table:table-cell>
          <table:table-cell office:value-type="float" office:value="40">
            <text:p>40</text:p>
          </table:table-cell>
          <table:table-cell office:value-type="float" office:value="148">
            <text:p>14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office:value-type="string">
            <text:p>ger</text:p>
          </table:table-cell>
          <table:table-cell office:value-type="string">
            <text:p>spa</text:p>
          </table:table-cell>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310">
            <text:p>34310</text:p>
          </table:table-cell>
          <table:table-cell office:value-type="float" office:value="9">
            <text:p>9</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3">
            <text:p>3</text:p>
          </table:table-cell>
          <table:table-cell office:value-type="float" office:value="0">
            <text:p>0</text:p>
          </table:table-cell>
          <table:table-cell table:number-columns-repeated="2"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souvent</text:p>
          </table:table-cell>
          <table:table-cell office:value-type="string">
            <text:p>tres_souvent</text:p>
          </table:table-cell>
          <table:table-cell office:value-type="string">
            <text:p>souvent</text:p>
          </table:table-cell>
          <table:table-cell office:value-type="string">
            <text:p>tres_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demain devient plus facile à écrire par exemple et on gagne en espace puisqu'il y a un nombre de caractères limité. Mais il faut veiller à ce que le texte reste compréhensible par le destinataire.</text:p>
          </table:table-cell>
          <table:table-cell office:value-type="string">
            <text:p>Oui car la nouvelle génération de téléphone portable et de forfait vont être valorisé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12:45:01</text:p>
          </table:table-cell>
          <table:table-cell office:value-type="string">
            <text:p>consentement+questionnaire</text:p>
          </table:table-cell>
          <table:table-cell office:value-type="float" office:value="25">
            <text:p>25</text:p>
          </table:table-cell>
          <table:table-cell office:value-type="float" office:value="409">
            <text:p>40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6000">
            <text:p>6000</text:p>
          </table:table-cell>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non</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2">
            <text:p>2</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jamais</text:p>
          </table:table-cell>
          <table:table-cell table:number-columns-repeated="2" office:value-type="string">
            <text:p>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Écrire ce que l'on n'ose pas dire.</text:p>
          </table:table-cell>
          <table:table-cell office:value-type="string">
            <text:p>Lorsqu'on voit le niveau d'orthographe de la majorité des expéditeurs, je crois qu'à terme les sms vont se perdre dans des méandres de "LOLs" et de smiley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rarement</text:p>
          </table:table-cell>
          <table:table-cell table:number-columns-repeated="913"/>
        </table:table-row>
        <table:table-row table:style-name="ro4">
          <table:table-cell office:value-type="string">
            <text:p>2011-09-19 12:59:32</text:p>
          </table:table-cell>
          <table:table-cell office:value-type="string">
            <text:p>consentement+questionnaire</text:p>
          </table:table-cell>
          <table:table-cell office:value-type="float" office:value="33">
            <text:p>33</text:p>
          </table:table-cell>
          <table:table-cell office:value-type="float" office:value="405">
            <text:p>40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4280">
            <text:p>34280</text:p>
          </table:table-cell>
          <table:table-cell office:value-type="float" office:value="5">
            <text:p>5</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table:number-columns-repeated="2"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souvent</text:p>
          </table:table-cell>
          <table:table-cell office:value-type="string">
            <text:p>parfois</text:p>
          </table:table-cell>
          <table:table-cell office:value-type="string">
            <text:p>tres_souvent</text:p>
          </table:table-cell>
          <table:table-cell office:value-type="string">
            <text:p>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ouvoir partager des informations avec plusieurs contacts. Partager des photos, pour éviter de déranger.</text:p>
            <text:p/>
            <text:p>Pas d'inconvénient</text:p>
          </table:table-cell>
          <table:table-cell office:value-type="string">
            <text:p>Oui !</text:p>
            <text:p/>
            <text:p>Plus simple pour faire circuler les informations (sorties, animations, rdv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2">
          <table:table-cell office:value-type="string">
            <text:p>2011-09-19 12:48:20</text:p>
          </table:table-cell>
          <table:table-cell office:value-type="string">
            <text:p>consentement+questionnaire</text:p>
          </table:table-cell>
          <table:table-cell office:value-type="float" office:value="35">
            <text:p>35</text:p>
          </table:table-cell>
          <table:table-cell office:value-type="float" office:value="364">
            <text:p>36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4"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table:table-cell office:value-type="float" office:value="30820">
            <text:p>3082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oui</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6">
            <text:p>6</text:p>
          </table:table-cell>
          <table:table-cell office:value-type="float" office:value="2">
            <text:p>2</text:p>
          </table:table-cell>
          <table:table-cell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eut permettre d'envoyer un message à plusieurs personnes simultanément. L'inconvenient c'est la trace écrite.</text:p>
          </table:table-cell>
          <table:table-cell office:value-type="string">
            <text:p>oh oui et le phénomène va s'amplifi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4" office:value-type="float" office:value="0">
            <text:p>0</text:p>
          </table:table-cell>
          <table:table-cell office:value-type="float" office:value="1">
            <text:p>1</text:p>
          </table:table-cell>
          <table:table-cell office:value-type="string">
            <text:p>Fiche de travail</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3:06:34</text:p>
          </table:table-cell>
          <table:table-cell office:value-type="string">
            <text:p>consentement+questionnaire</text:p>
          </table:table-cell>
          <table:table-cell office:value-type="float" office:value="35">
            <text:p>35</text:p>
          </table:table-cell>
          <table:table-cell office:value-type="float" office:value="260">
            <text:p>26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00">
            <text:p>34000</text:p>
          </table:table-cell>
          <table:table-cell office:value-type="float" office:value="11">
            <text:p>1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souvent</text:p>
          </table:table-cell>
          <table:table-cell office:value-type="string">
            <text:p>rarement</text:p>
          </table:table-cell>
          <table:table-cell office:value-type="string">
            <text:p>tres_souvent</text:p>
          </table:table-cell>
          <table:table-cell office:value-type="string">
            <text:p>jamais</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on ne comprend rien...c'est pas génial pour l'orthographe.</text:p>
            <text:p>ca permet cependant en effet de "dire" plus de choses en moins de caractères.</text:p>
          </table:table-cell>
          <table:table-cell table:number-columns-repeated="2"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revues scientifiques</text:p>
          </table:table-cell>
          <table:table-cell office:value-type="string">
            <text:p>oui</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13:04:12</text:p>
          </table:table-cell>
          <table:table-cell office:value-type="string">
            <text:p>consentement+questionnaire</text:p>
          </table:table-cell>
          <table:table-cell office:value-type="float" office:value="22">
            <text:p>22</text:p>
          </table:table-cell>
          <table:table-cell office:value-type="float" office:value="407">
            <text:p>40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725">
            <text:p>34725</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inconvénients sont qu'on écrit en abréger et quand il faut écrire une lettre on a tendance à oublier comment s'écrive les mots</text:p>
          </table:table-cell>
          <table:table-cell office:value-type="string">
            <text:p>oui car c'est rapide et cela évite une communication. Puis maintenant beaucoup de forfait sont vendu avec les sms illimités</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4"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3:19:41</text:p>
          </table:table-cell>
          <table:table-cell office:value-type="string">
            <text:p>consentement+questionnaire</text:p>
          </table:table-cell>
          <table:table-cell office:value-type="float" office:value="27">
            <text:p>27</text:p>
          </table:table-cell>
          <table:table-cell office:value-type="float" office:value="132">
            <text:p>132</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13" office:value-type="float" office:value="0">
            <text:p>0</text:p>
          </table:table-cell>
          <table:table-cell office:value-type="float" office:value="1">
            <text:p>1</text:p>
          </table:table-cell>
          <table:table-cell/>
          <table:table-cell office:value-type="string">
            <text:p>Agent de maîtrise</text:p>
          </table:table-cell>
          <table:table-cell office:value-type="float" office:value="30100">
            <text:p>3010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10 a 20</text:p>
          </table:table-cell>
          <table:table-cell office:value-type="string">
            <text:p>20 a 5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2">
            <text:p>2</text:p>
          </table:table-cell>
          <table:table-cell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parfois</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ipidité</text:p>
            <text:p>ecran tactile faut regarder ce que l'on tape</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table:number-columns-repeated="4"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12:55:29</text:p>
          </table:table-cell>
          <table:table-cell office:value-type="string">
            <text:p>consentement+questionnaire</text:p>
          </table:table-cell>
          <table:table-cell office:value-type="float" office:value="34">
            <text:p>34</text:p>
          </table:table-cell>
          <table:table-cell office:value-type="float" office:value="95">
            <text:p>9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080">
            <text:p>34080</text:p>
          </table:table-cell>
          <table:table-cell office:value-type="float" office:value="2">
            <text:p>2</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 a 10</text:p>
          </table:table-cell>
          <table:table-cell office:value-type="string">
            <text:p>moins de 5</text:p>
          </table:table-cell>
          <table:table-cell office:value-type="string">
            <text:p>oui</text:p>
          </table:table-cell>
          <table:table-cell table:number-columns-repeated="2" office:value-type="float" office:value="4">
            <text:p>4</text:p>
          </table:table-cell>
          <table:table-cell office:value-type="float" office:value="5">
            <text:p>5</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le principal inconvénient de l’écriture sms est que les jeunes ne savent plus écrire correctement</text:p>
          </table:table-cell>
          <table:table-cell office:value-type="string">
            <text:p>je pense qu'il y aura une fusion entre les sms et les reseaux sociaux</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9 13:29:00</text:p>
          </table:table-cell>
          <table:table-cell office:value-type="string">
            <text:p>consentement+questionnaire</text:p>
          </table:table-cell>
          <table:table-cell office:value-type="float" office:value="20">
            <text:p>20</text:p>
          </table:table-cell>
          <table:table-cell office:value-type="float" office:value="146">
            <text:p>14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rus</text:p>
          </table:table-cell>
          <table:table-cell office:value-type="string">
            <text:p>kaz</text:p>
          </table:table-cell>
          <table:table-cell office:value-type="string">
            <text:p>fre</text:p>
          </table:table-cell>
          <table:table-cell office:value-type="string">
            <text:p>rus</text:p>
          </table:table-cell>
          <table:table-cell table:number-columns-repeated="2"/>
          <table:table-cell office:value-type="string">
            <text:p>rus</text:p>
          </table:table-cell>
          <table:table-cell office:value-type="string">
            <text:p>kaz</text:p>
          </table:table-cell>
          <table:table-cell table:number-columns-repeated="2"/>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3">
            <text:p>3</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tres_souvent</text:p>
          </table:table-cell>
          <table:table-cell office:value-type="string">
            <text:p>rarem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l peut y avoir des confusions, surtout avec le T9. </text:p>
            <text:p>Les avantages consistent en ce que les SMS sont gratuites et on peut y réfléchir plus qu'à un appel téléphonique. Par conséquent, on formule une bonne phrase bien réfléchie. </text:p>
          </table:table-cell>
          <table:table-cell office:value-type="string">
            <text:p>Je crois que oui. Ca restera un moyen le plus pratique de communication. Puisqu'à mon avis, dans le futur proche les SMS vont être gratuites dans tous les forfaits.</text:p>
          </table:table-cell>
          <table:table-cell office:value-type="string">
            <text:p>oui</text:p>
          </table:table-cell>
          <table:table-cell office:value-type="string">
            <text:p>fre</text:p>
          </table:table-cell>
          <table:table-cell office:value-type="string">
            <text:p>rus</text:p>
          </table:table-cell>
          <table:table-cell table:number-columns-repeated="2"/>
          <table:table-cell office:value-type="string">
            <text:p>oui</text:p>
          </table:table-cell>
          <table:table-cell office:value-type="string">
            <text:p>fre</text:p>
          </table:table-cell>
          <table:table-cell office:value-type="string">
            <text:p>rus</text:p>
          </table:table-cell>
          <table:table-cell table:number-columns-repeated="2"/>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3:34:44</text:p>
          </table:table-cell>
          <table:table-cell office:value-type="string">
            <text:p>consentement+questionnaire</text:p>
          </table:table-cell>
          <table:table-cell office:value-type="float" office:value="62">
            <text:p>62</text:p>
          </table:table-cell>
          <table:table-cell office:value-type="float" office:value="306">
            <text:p>30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1"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table:table-cell office:value-type="float" office:value="34070">
            <text:p>3407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table:number-columns-repeated="2" office:value-type="float" office:value="0">
            <text:p>0</text:p>
          </table:table-cell>
          <table:table-cell office:value-type="float" office:value="6">
            <text:p>6</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parfois</text:p>
          </table:table-cell>
          <table:table-cell office:value-type="string">
            <text:p>tres_souvent</text:p>
          </table:table-cell>
          <table:table-cell office:value-type="string">
            <text:p>parfois</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1.0476190476190477</text:p>
          </table:table-cell>
          <table:table-cell office:value-type="string">
            <text:p>0.5</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5" office:value-type="float" office:value="0">
            <text:p>0</text:p>
          </table:table-cell>
          <table:table-cell office:value-type="float" office:value="1">
            <text:p>1</text:p>
          </table:table-cell>
          <table:table-cell office:value-type="string">
            <text:p>memoire</text:p>
          </table:table-cell>
          <table:table-cell office:value-type="string">
            <text:p>souvent</text:p>
          </table:table-cell>
          <table:table-cell table:number-columns-repeated="913"/>
        </table:table-row>
        <table:table-row table:style-name="ro2">
          <table:table-cell office:value-type="string">
            <text:p>2011-09-19 13:32:35</text:p>
          </table:table-cell>
          <table:table-cell office:value-type="string">
            <text:p>consentement+questionnaire</text:p>
          </table:table-cell>
          <table:table-cell office:value-type="float" office:value="22">
            <text:p>22</text:p>
          </table:table-cell>
          <table:table-cell office:value-type="float" office:value="97">
            <text:p>9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090">
            <text:p>34090</text:p>
          </table:table-cell>
          <table:table-cell office:value-type="float" office:value="3">
            <text:p>3</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10 a 20</text:p>
          </table:table-cell>
          <table:table-cell office:value-type="string">
            <text:p>5 a 10</text:p>
          </table:table-cell>
          <table:table-cell office:value-type="string">
            <text:p>non</text:p>
          </table:table-cell>
          <table:table-cell office:value-type="float" office:value="6">
            <text:p>6</text:p>
          </table:table-cell>
          <table:table-cell office:value-type="float" office:value="5">
            <text:p>5</text:p>
          </table:table-cell>
          <table:table-cell office:value-type="float" office:value="0">
            <text:p>0</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souvent</text:p>
          </table:table-cell>
          <table:table-cell office:value-type="string">
            <text:p>jamais</text:p>
          </table:table-cell>
          <table:table-cell office:value-type="string">
            <text:p>parfois</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e / dès fois les codes sms varient d'une personne a une autre donc difficile de lecture</text:p>
          </table:table-cell>
          <table:table-cell office:value-type="string">
            <text:p>oui, car c'est le moyen de communication qui remplacera le mail</text:p>
          </table:table-cell>
          <table:table-cell office:value-type="string">
            <text:p>non</text:p>
          </table:table-cell>
          <table:table-cell office:value-type="string">
            <text:p>eng</text:p>
          </table:table-cell>
          <table:table-cell table:number-columns-repeated="3"/>
          <table:table-cell office:value-type="string">
            <text:p>non</text:p>
          </table:table-cell>
          <table:table-cell office:value-type="string">
            <text:p>eng</text:p>
          </table:table-cell>
          <table:table-cell table:number-columns-repeated="3"/>
          <table:table-cell office:value-type="string">
            <text:p>oui_mais</text:p>
          </table:table-cell>
          <table:table-cell office:value-type="string">
            <text:p>ecriture_sms</text:p>
          </table:table-cell>
          <table:table-cell office:value-type="string">
            <text:p>9.428571428571429</text:p>
          </table:table-cell>
          <table:table-cell office:value-type="float" office:value="8">
            <text:p>8</text:p>
          </table:table-cell>
          <table:table-cell table:number-columns-repeated="3"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13:47:24</text:p>
          </table:table-cell>
          <table:table-cell office:value-type="string">
            <text:p>consentement+questionnaire</text:p>
          </table:table-cell>
          <table:table-cell office:value-type="float" office:value="20">
            <text:p>20</text:p>
          </table:table-cell>
          <table:table-cell office:value-type="float" office:value="417">
            <text:p>41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57000">
            <text:p>570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3">
            <text:p>3</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tres_souvent</text:p>
          </table:table-cell>
          <table:table-cell table:number-columns-repeated="2"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09-19 13:54:36</text:p>
          </table:table-cell>
          <table:table-cell office:value-type="string">
            <text:p>consentement+questionnaire</text:p>
          </table:table-cell>
          <table:table-cell office:value-type="float" office:value="28">
            <text:p>28</text:p>
          </table:table-cell>
          <table:table-cell office:value-type="float" office:value="479">
            <text:p>47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office:value-type="string">
            <text:p>ger</text:p>
          </table:table-cell>
          <table:table-cell office:value-type="string">
            <text:p>eng</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78290">
            <text:p>7829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office:value-type="float" office:value="3">
            <text:p>3</text:p>
          </table:table-cell>
          <table:table-cell table:number-columns-repeated="2" office:value-type="float" office:value="0">
            <text:p>0</text:p>
          </table:table-cell>
          <table:table-cell/>
          <table:table-cell office:value-type="string">
            <text:p>redaction_melange</text:p>
          </table:table-cell>
          <table:table-cell office:value-type="string">
            <text:p>souvent</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rapidité d'écriture</text:p>
            <text:p>Désavantage : Perte de mes compétences orthographiques car en outre, je travaille dans une industrie où le vocabulaire est limité (vocabulaire essentiellement technique et circonstancié pour des rapports).</text:p>
          </table:table-cell>
          <table:table-cell/>
          <table:table-cell office:value-type="string">
            <text:p>oui</text:p>
          </table:table-cell>
          <table:table-cell office:value-type="string">
            <text:p>fre</text:p>
          </table:table-cell>
          <table:table-cell office:value-type="string">
            <text:p>ger</text:p>
          </table:table-cell>
          <table:table-cell office:value-type="string">
            <text:p>eng</text:p>
          </table:table-cell>
          <table:table-cell/>
          <table:table-cell office:value-type="string">
            <text:p>oui</text:p>
          </table:table-cell>
          <table:table-cell office:value-type="string">
            <text:p>ger</text:p>
          </table:table-cell>
          <table:table-cell office:value-type="string">
            <text:p>eng</text:p>
          </table:table-cell>
          <table:table-cell table:number-columns-repeated="2"/>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3:56:14</text:p>
          </table:table-cell>
          <table:table-cell office:value-type="string">
            <text:p>consentement+questionnaire</text:p>
          </table:table-cell>
          <table:table-cell office:value-type="float" office:value="21">
            <text:p>21</text:p>
          </table:table-cell>
          <table:table-cell office:value-type="float" office:value="379">
            <text:p>37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ita</text:p>
          </table:table-cell>
          <table:table-cell office:value-type="string">
            <text:p>eng</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57000">
            <text:p>5700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10 a 2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table:number-columns-repeated="2"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2">
          <table:table-cell office:value-type="string">
            <text:p>2011-09-19 14:07:54</text:p>
          </table:table-cell>
          <table:table-cell office:value-type="string">
            <text:p>consentement+questionnaire</text:p>
          </table:table-cell>
          <table:table-cell office:value-type="float" office:value="33">
            <text:p>33</text:p>
          </table:table-cell>
          <table:table-cell office:value-type="float" office:value="39">
            <text:p>3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4000">
            <text:p>34000</text:p>
          </table:table-cell>
          <table:table-cell office:value-type="float" office:value="17">
            <text:p>17</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table:number-columns-repeated="2" office:value-type="string">
            <text:p>rarement</text:p>
          </table:table-cell>
          <table:table-cell office:value-type="string">
            <text:p>tres_souv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choses peuvent être lues de travers. </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rarement</text:p>
          </table:table-cell>
          <table:table-cell table:number-columns-repeated="913"/>
        </table:table-row>
        <table:table-row table:style-name="ro5">
          <table:table-cell office:value-type="string">
            <text:p>2011-09-19 14:10:40</text:p>
          </table:table-cell>
          <table:table-cell office:value-type="string">
            <text:p>consentement+questionnaire</text:p>
          </table:table-cell>
          <table:table-cell office:value-type="float" office:value="30">
            <text:p>30</text:p>
          </table:table-cell>
          <table:table-cell office:value-type="float" office:value="225">
            <text:p>22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spa</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630">
            <text:p>3463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1">
            <text:p>1</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VANTAGES</text:p>
            <text:p>COUT RAPIDITÉ DISCRÉTION</text:p>
            <text:p/>
            <text:p>INCONVÉNIENT</text:p>
            <text:p>COMPRÉHENSION (ÉCRITURE SMS) </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14:15:22</text:p>
          </table:table-cell>
          <table:table-cell office:value-type="string">
            <text:p>consentement+questionnaire</text:p>
          </table:table-cell>
          <table:table-cell office:value-type="float" office:value="38">
            <text:p>38</text:p>
          </table:table-cell>
          <table:table-cell office:value-type="float" office:value="363">
            <text:p>36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0250">
            <text:p>30250</text:p>
          </table:table-cell>
          <table:table-cell office:value-type="float" office:value="29">
            <text:p>29</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moins de 5</text:p>
          </table:table-cell>
          <table:table-cell office:value-type="string">
            <text:p>oui</text:p>
          </table:table-cell>
          <table:table-cell office:value-type="float" office:value="4">
            <text:p>4</text:p>
          </table:table-cell>
          <table:table-cell office:value-type="float" office:value="1">
            <text:p>1</text:p>
          </table:table-cell>
          <table:table-cell table:number-columns-repeated="2" office:value-type="float" office:value="3">
            <text:p>3</text:p>
          </table:table-cell>
          <table:table-cell table:number-columns-repeated="2"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parfois</text:p>
          </table:table-cell>
          <table:table-cell office:value-type="string">
            <text:p>tres_souvent</text:p>
          </table:table-cell>
          <table:table-cell office:value-type="string">
            <text:p>parfois</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rapide mais ça devient facilement un langage ambiguë</text:p>
          </table:table-cell>
          <table:table-cell table:number-columns-repeated="2"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09-19 14:06:55</text:p>
          </table:table-cell>
          <table:table-cell office:value-type="string">
            <text:p>consentement+questionnaire</text:p>
          </table:table-cell>
          <table:table-cell office:value-type="float" office:value="42">
            <text:p>42</text:p>
          </table:table-cell>
          <table:table-cell office:value-type="float" office:value="18">
            <text:p>1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110">
            <text:p>34110</text:p>
          </table:table-cell>
          <table:table-cell office:value-type="float" office:value="2">
            <text:p>2</text:p>
          </table:table-cell>
          <table:table-cell office:value-type="string">
            <text:p>iphone</text:p>
          </table:table-cell>
          <table:table-cell/>
          <table:table-cell office:value-type="string">
            <text:p>oui</text:p>
          </table:table-cell>
          <table:table-cell office:value-type="string">
            <text:p>moins de 1</text:p>
          </table:table-cell>
          <table:table-cell office:value-type="string">
            <text:p>moins de 5</text:p>
          </table:table-cell>
          <table:table-cell office:value-type="string">
            <text:p>5 a 10</text:p>
          </table:table-cell>
          <table:table-cell office:value-type="string">
            <text:p>oui</text:p>
          </table:table-cell>
          <table:table-cell office:value-type="float" office:value="4">
            <text:p>4</text:p>
          </table:table-cell>
          <table:table-cell office:value-type="float" office:value="0">
            <text:p>0</text:p>
          </table:table-cell>
          <table:table-cell office:value-type="float" office:value="6">
            <text:p>6</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rarement</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rapidité, simplicité</text:p>
            <text:p>Inconvénient : difficulté de compréhension, lisibilité.</text:p>
          </table:table-cell>
          <table:table-cell office:value-type="string">
            <text:p>Oui, à moins que la vidéo les remplacent et que les tarifs baissent.</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ocument professionel</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09-19 14:32:26</text:p>
          </table:table-cell>
          <table:table-cell office:value-type="string">
            <text:p>consentement+questionnaire</text:p>
          </table:table-cell>
          <table:table-cell office:value-type="float" office:value="26">
            <text:p>26</text:p>
          </table:table-cell>
          <table:table-cell office:value-type="float" office:value="412">
            <text:p>41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2" office:value-type="float" office:value="0">
            <text:p>0</text:p>
          </table:table-cell>
          <table:table-cell office:value-type="float" office:value="1">
            <text:p>1</text:p>
          </table:table-cell>
          <table:table-cell table:number-columns-repeated="11" office:value-type="float" office:value="0">
            <text:p>0</text:p>
          </table:table-cell>
          <table:table-cell table:number-columns-repeated="2"/>
          <table:table-cell office:value-type="float" office:value="30000">
            <text:p>30000</text:p>
          </table:table-cell>
          <table:table-cell office:value-type="float" office:value="19">
            <text:p>19</text:p>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0">
            <text:p>0</text:p>
          </table:table-cell>
          <table:table-cell/>
          <table:table-cell office:value-type="string">
            <text:p>redaction_melange</text:p>
          </table:table-cell>
          <table:table-cell table:number-columns-repeated="2" office:value-type="string">
            <text:p>rarement</text:p>
          </table:table-cell>
          <table:table-cell office:value-type="string">
            <text:p>parfois</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la rapidité</text:p>
            <text:p>Inconvénient: il faut parfois décoder pour certaines personnes qui ne comprennent pas</text:p>
          </table:table-cell>
          <table:table-cell office:value-type="string">
            <text:p>Je pense que oui de plus en plus de personne apprennent à s'en servir (ma mère qui a un portable depuis plus de 10 ans s'y est mit il y a peu), c'est un moyen pratique et économique de communiquer, on peut l'utiliser partout sans déranger personne (dans les transports en commun je "textote" tout le temps alors que s'y on m'appelle j'abrége (je n'ai pas envie que tout le bus entende ce que j'ai à dire).</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4">
          <table:table-cell office:value-type="string">
            <text:p>2011-09-19 14:38:16</text:p>
          </table:table-cell>
          <table:table-cell office:value-type="string">
            <text:p>consentement+questionnaire</text:p>
          </table:table-cell>
          <table:table-cell office:value-type="float" office:value="32">
            <text:p>32</text:p>
          </table:table-cell>
          <table:table-cell office:value-type="float" office:value="59">
            <text:p>5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10 a 20</text:p>
          </table:table-cell>
          <table:table-cell office:value-type="string">
            <text:p>5 a 10</text:p>
          </table:table-cell>
          <table:table-cell office:value-type="string">
            <text:p>oui</text:p>
          </table:table-cell>
          <table:table-cell office:value-type="float" office:value="6">
            <text:p>6</text:p>
          </table:table-cell>
          <table:table-cell table:number-columns-repeated="2"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parfois</text:p>
          </table:table-cell>
          <table:table-cell office:value-type="string">
            <text:p>tres_souvent</text:p>
          </table:table-cell>
          <table:table-cell office:value-type="string">
            <text:p>parfois</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Je ne le fais pas</text:p>
          </table:table-cell>
          <table:table-cell office:value-type="string">
            <text:p>La langue française se perd</text:p>
          </table:table-cell>
          <table:table-cell office:value-type="string">
            <text:p>Dans l'avenir les sms seront encore utilisées car c'est un moyen de communication rapide sans être déranger pour autant.</text:p>
            <text:p/>
            <text:p>Exemple: Un copain est au boulot, je lui envoie un sms pour confirmer un rendez vous, cela ne nécéssite pas d'appel</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4:41:43</text:p>
          </table:table-cell>
          <table:table-cell office:value-type="string">
            <text:p>consentement+questionnaire</text:p>
          </table:table-cell>
          <table:table-cell office:value-type="float" office:value="42">
            <text:p>42</text:p>
          </table:table-cell>
          <table:table-cell office:value-type="float" office:value="160">
            <text:p>16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spa</text:p>
          </table:table-cell>
          <table:table-cell table:number-columns-repeated="3"/>
          <table:table-cell office:value-type="string">
            <text:p>eng</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table:table-cell office:value-type="float" office:value="30000">
            <text:p>30000</text:p>
          </table:table-cell>
          <table:table-cell office:value-type="float" office:value="28">
            <text:p>28</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4">
            <text:p>4</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table:number-columns-repeated="2" office:value-type="string">
            <text:p>rarement</text:p>
          </table:table-cell>
          <table:table-cell office:value-type="string">
            <text:p>parfois</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ITEE</text:p>
          </table:table-cell>
          <table:table-cell office:value-type="string">
            <text:p>OUI parceque c est pratique rapide est economiqu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4:45:20</text:p>
          </table:table-cell>
          <table:table-cell office:value-type="string">
            <text:p>consentement+questionnaire</text:p>
          </table:table-cell>
          <table:table-cell office:value-type="float" office:value="19">
            <text:p>19</text:p>
          </table:table-cell>
          <table:table-cell office:value-type="float" office:value="482">
            <text:p>48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1">
            <text:p>11</text:p>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ortho_standard</text:p>
          </table:table-cell>
          <table:table-cell office:value-type="string">
            <text:p>rarement</text:p>
          </table:table-cell>
          <table:table-cell office:value-type="string">
            <text:p>parfois</text:p>
          </table:table-cell>
          <table:table-cell office:value-type="string">
            <text:p>tres_souvent</text:p>
          </table:table-cell>
          <table:table-cell office:value-type="string">
            <text:p>souvent</text:p>
          </table:table-cell>
          <table:table-cell table:number-columns-repeated="2"/>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L'orthographe et la grammaire française disparaissent malheureusement...</text:p>
          </table:table-cell>
          <table:table-cell office:value-type="string">
            <text:p>Oui, beaucoup de personnes préfèrent vraiment les sms aux appels, et dans certaines situations c'est mieux d'utiliser les sms, par exemple dans un transport en commun: un sms ne fait pas de bruit et personne ne peut savoir ce qu'on racont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9 14:44:50</text:p>
          </table:table-cell>
          <table:table-cell office:value-type="string">
            <text:p>consentement+questionnaire</text:p>
          </table:table-cell>
          <table:table-cell office:value-type="float" office:value="52">
            <text:p>52</text:p>
          </table:table-cell>
          <table:table-cell office:value-type="float" office:value="414">
            <text:p>41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10"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table:table-cell office:value-type="float" office:value="34590">
            <text:p>34590</text:p>
          </table:table-cell>
          <table:table-cell office:value-type="float" office:value="13">
            <text:p>13</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non</text:p>
          </table:table-cell>
          <table:table-cell table:number-columns-repeated="4"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ïe ... achève la discipline de l'orthographe !!</text:p>
            <text:p>... mais ! fais gagner du tps !!</text:p>
          </table:table-cell>
          <table:table-cell office:value-type="string">
            <text:p>oui mais plutôt des SMS à écriture "vocal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oc professionnelle</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4:53:50</text:p>
          </table:table-cell>
          <table:table-cell office:value-type="string">
            <text:p>consentement+questionnaire</text:p>
          </table:table-cell>
          <table:table-cell office:value-type="float" office:value="42">
            <text:p>42</text:p>
          </table:table-cell>
          <table:table-cell office:value-type="float" office:value="428">
            <text:p>42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310">
            <text:p>3431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1">
            <text:p>1</text:p>
          </table:table-cell>
          <table:table-cell office:value-type="float" office:value="2">
            <text:p>2</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ommunication rapide</text:p>
          </table:table-cell>
          <table:table-cell office:value-type="string">
            <text:p>oui car ils peuvent éviter des communications inutiles, ils sont rapides et économique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dossiers médicaux</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14:48:42</text:p>
          </table:table-cell>
          <table:table-cell office:value-type="string">
            <text:p>consentement+questionnaire</text:p>
          </table:table-cell>
          <table:table-cell office:value-type="float" office:value="32">
            <text:p>32</text:p>
          </table:table-cell>
          <table:table-cell office:value-type="float" office:value="36">
            <text:p>3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13560">
            <text:p>1356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rarem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écriture sms est plutôt Handicapente pour conserver une bonne orthographe qui pour moi est déjà très bancale ... je m'enfonce !!</text:p>
          </table:table-cell>
          <table:table-cell office:value-type="string">
            <text:p>Oui, car pratique, consi, droit au but, tout ce dit en quelques mot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article scientifique, publication, ...</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5:04:16</text:p>
          </table:table-cell>
          <table:table-cell office:value-type="string">
            <text:p>consentement+questionnaire</text:p>
          </table:table-cell>
          <table:table-cell office:value-type="float" office:value="35">
            <text:p>35</text:p>
          </table:table-cell>
          <table:table-cell office:value-type="float" office:value="25">
            <text:p>2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070">
            <text:p>34070</text:p>
          </table:table-cell>
          <table:table-cell office:value-type="float" office:value="8">
            <text:p>8</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souvent</text:p>
          </table:table-cell>
          <table:table-cell office:value-type="string">
            <text:p>parfois</text:p>
          </table:table-cell>
          <table:table-cell office:value-type="string">
            <text:p>tres_souvent</text:p>
          </table:table-cell>
          <table:table-cell office:value-type="string">
            <text:p>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rapidité et interéactivité, discrétion, envoi groupé en liste, conservation d'une discussion.</text:p>
            <text:p>inconvénients : l'écriture en langage sms parfois incompréhensible et pouvant provoquer des quiproquos, sms publicitaires en pleine nuit, langage impersonnel...</text:p>
          </table:table-cell>
          <table:table-cell office:value-type="string">
            <text:p>oui le sms restera dans la forme de communication future. c'est par sa rapidité et sa simplicité que cela perdurera</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5:11:19</text:p>
          </table:table-cell>
          <table:table-cell office:value-type="string">
            <text:p>consentement+questionnaire</text:p>
          </table:table-cell>
          <table:table-cell office:value-type="float" office:value="28">
            <text:p>28</text:p>
          </table:table-cell>
          <table:table-cell office:value-type="float" office:value="457">
            <text:p>45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170">
            <text:p>34170</text:p>
          </table:table-cell>
          <table:table-cell office:value-type="float" office:value="3">
            <text:p>3</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Rapide, évite les discussions longues.</text:p>
            <text:p>Inconvénient: on n'est pas toujours sur d'etre bien compris</text:p>
          </table:table-cell>
          <table:table-cell office:value-type="string">
            <text:p>oui ils commencent juste a etre utilisés dans les écoles ça devrait se développer car les gens sont toujours joignables sur leur portable. De plus le courrier et le telephone fixe ne sons plus fiabl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19 15:14:48</text:p>
          </table:table-cell>
          <table:table-cell office:value-type="string">
            <text:p>consentement+questionnaire</text:p>
          </table:table-cell>
          <table:table-cell office:value-type="float" office:value="21">
            <text:p>21</text:p>
          </table:table-cell>
          <table:table-cell office:value-type="float" office:value="433">
            <text:p>43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7610">
            <text:p>7761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jamais</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La rapidité</text:p>
            <text:p>Inconvénients : Si on écrit qu'en langage sms on finit par faire des fautes dans les cours, copie, lettres etc.</text:p>
            <text:p>La lecture d'un sms écrit en langage sms (pas de français standard) est plus longue, il faut déchiffrer parfois. </text:p>
          </table:table-cell>
          <table:table-cell office:value-type="string">
            <text:p>Oui, c'est un moyen de communication très rapide avec lequel on est pratiquement certain d'avoir une réponse dans les minutes qui suivent, en général.</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19 15:37:58</text:p>
          </table:table-cell>
          <table:table-cell office:value-type="string">
            <text:p>consentement+questionnaire</text:p>
          </table:table-cell>
          <table:table-cell office:value-type="float" office:value="28">
            <text:p>28</text:p>
          </table:table-cell>
          <table:table-cell office:value-type="float" office:value="253">
            <text:p>25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13" office:value-type="float" office:value="0">
            <text:p>0</text:p>
          </table:table-cell>
          <table:table-cell office:value-type="float" office:value="1">
            <text:p>1</text:p>
          </table:table-cell>
          <table:table-cell/>
          <table:table-cell office:value-type="string">
            <text:p>travail social</text:p>
          </table:table-cell>
          <table:table-cell office:value-type="float" office:value="34970">
            <text:p>34970</text:p>
          </table:table-cell>
          <table:table-cell office:value-type="float" office:value="6">
            <text:p>6</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office:value-type="string">
            <text:p>souvent</text:p>
          </table:table-cell>
          <table:table-cell office:value-type="string">
            <text:p>jamais</text:p>
          </table:table-cell>
          <table:table-cell office:value-type="string">
            <text:p>parfois</text:p>
          </table:table-cell>
          <table:table-cell office:value-type="string">
            <text:p>rarem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elle permet d'écrire rapidement en situation "d'urgence".</text:p>
            <text:p>par contre, l'orthographe se perd et ca me dérange.</text:p>
            <text:p>Je ne souhaite pas que mon enfant s'habitue à cette écriture et dans ce sens je suis vigilante à respecter les règles d'orthographe.</text:p>
          </table:table-cell>
          <table:table-cell office:value-type="string">
            <text:p>OUI,</text:p>
            <text:p>rapides, efficaces, ils permettent d'avoir des réponses rapides, claires, sans avoir à téléphoner, et donc en perdant moins de temp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magazines, documents professionnels</text:p>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19 16:00:21</text:p>
          </table:table-cell>
          <table:table-cell office:value-type="string">
            <text:p>consentement+questionnaire</text:p>
          </table:table-cell>
          <table:table-cell office:value-type="float" office:value="18">
            <text:p>18</text:p>
          </table:table-cell>
          <table:table-cell office:value-type="float" office:value="316">
            <text:p>31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0140">
            <text:p>30140</text:p>
          </table:table-cell>
          <table:table-cell office:value-type="float" office:value="3">
            <text:p>3</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melange</text:p>
          </table:table-cell>
          <table:table-cell office:value-type="string">
            <text:p>tres_souvent</text:p>
          </table:table-cell>
          <table:table-cell office:value-type="string">
            <text:p>parfois</text:p>
          </table:table-cell>
          <table:table-cell office:value-type="string">
            <text:p>rarement</text:p>
          </table:table-cell>
          <table:table-cell office:value-type="string">
            <text:p>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Pour des mots que le T9 ne connais pas</text:p>
          </table:table-cell>
          <table:table-cell office:value-type="string">
            <text:p>Trop long, pénible</text:p>
          </table:table-cell>
          <table:table-cell office:value-type="string">
            <text:p>Oui, c'est pratique pour communiquer discrètement (réunion, salle d'attente du médecin etc...) et ça permet d'être sûr de joindre la personne.</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09-19 16:11:49</text:p>
          </table:table-cell>
          <table:table-cell office:value-type="string">
            <text:p>consentement+questionnaire</text:p>
          </table:table-cell>
          <table:table-cell office:value-type="float" office:value="24">
            <text:p>24</text:p>
          </table:table-cell>
          <table:table-cell office:value-type="float" office:value="100">
            <text:p>10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4000">
            <text:p>34000</text:p>
          </table:table-cell>
          <table:table-cell office:value-type="float" office:value="6">
            <text:p>6</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4">
            <text:p>4</text:p>
          </table:table-cell>
          <table:table-cell office:value-type="float" office:value="0">
            <text:p>0</text:p>
          </table:table-cell>
          <table:table-cell table:number-columns-repeated="2" office:value-type="float" office:value="5">
            <text:p>5</text:p>
          </table:table-cell>
          <table:table-cell table:number-columns-repeated="2" office:value-type="float" office:value="0">
            <text:p>0</text:p>
          </table:table-cell>
          <table:table-cell/>
          <table:table-cell office:value-type="string">
            <text:p>redaction_formel_informel</text:p>
          </table:table-cell>
          <table:table-cell office:value-type="string">
            <text:p>souvent</text:p>
          </table:table-cell>
          <table:table-cell office:value-type="string">
            <text:p>rarement</text:p>
          </table:table-cell>
          <table:table-cell office:value-type="string">
            <text:p>souvent</text:p>
          </table:table-cell>
          <table:table-cell office:value-type="string">
            <text:p>jamais</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une perte de l'orthographe pour les jeunes générations</text:p>
            <text:p>la rapidité : pas besoin de longue conversation avant de se lancer dans le vrai sujet</text:p>
          </table:table-cell>
          <table:table-cell office:value-type="string">
            <text:p>oui, les gens vivent de plus en plus dans un monde numérique où est dématérialisé. Les sms, tout comme facebook et les différents chats en sont l'exemple type : les gens préfèrent des échanges écrits où il est plus facile de trouver les bons mots ou de prendre son temps, mais où il est possible de garder des traces également.</text:p>
          </table:table-cell>
          <table:table-cell office:value-type="string">
            <text:p>non</text:p>
          </table:table-cell>
          <table:table-cell table:number-columns-repeated="4"/>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rarement</text:p>
          </table:table-cell>
          <table:table-cell table:number-columns-repeated="913"/>
        </table:table-row>
        <table:table-row table:style-name="ro3">
          <table:table-cell office:value-type="string">
            <text:p>2011-09-19 16:17:14</text:p>
          </table:table-cell>
          <table:table-cell office:value-type="string">
            <text:p>consentement+questionnaire</text:p>
          </table:table-cell>
          <table:table-cell office:value-type="float" office:value="24">
            <text:p>24</text:p>
          </table:table-cell>
          <table:table-cell office:value-type="float" office:value="42">
            <text:p>4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0220">
            <text:p>3022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formel_informel</text:p>
          </table:table-cell>
          <table:table-cell office:value-type="string">
            <text:p>jamais</text:p>
          </table:table-cell>
          <table:table-cell office:value-type="string">
            <text:p>souvent</text:p>
          </table:table-cell>
          <table:table-cell office:value-type="string">
            <text:p>tres_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Rapide</text:p>
            <text:p>Inconvénient : Perte de la langue française </text:p>
          </table:table-cell>
          <table:table-cell office:value-type="string">
            <text:p>Oui , impossible d'arrêter les sms c'est devenue un mode de communication a part entière </text:p>
          </table:table-cell>
          <table:table-cell office:value-type="string">
            <text:p>oui</text:p>
          </table:table-cell>
          <table:table-cell office:value-type="string">
            <text:p>fre</text:p>
          </table:table-cell>
          <table:table-cell office:value-type="string">
            <text:p>spa</text:p>
          </table:table-cell>
          <table:table-cell office:value-type="string">
            <text:p>ara_d</text:p>
          </table:table-cell>
          <table:table-cell office:value-type="string">
            <text:p>eng</text:p>
          </table:table-cell>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6:19:00</text:p>
          </table:table-cell>
          <table:table-cell office:value-type="string">
            <text:p>consentement+questionnaire</text:p>
          </table:table-cell>
          <table:table-cell office:value-type="float" office:value="21">
            <text:p>21</text:p>
          </table:table-cell>
          <table:table-cell office:value-type="float" office:value="92">
            <text:p>9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200">
            <text:p>3420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3">
            <text:p>3</text:p>
          </table:table-cell>
          <table:table-cell office:value-type="float" office:value="1">
            <text:p>1</text:p>
          </table:table-cell>
          <table:table-cell table:number-columns-repeated="2"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jamais</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rapidité, simplicité</text:p>
            <text:p>inconvénients : relation virtuelle</text:p>
          </table:table-cell>
          <table:table-cell office:value-type="string">
            <text:p>Biensûr que les SMS seront encore utilent bien que les réseaux prennet énormément de plce tel que Facebook où l'on peut envoyé des messgages en privé</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19 16:49:27</text:p>
          </table:table-cell>
          <table:table-cell office:value-type="string">
            <text:p>consentement+questionnaire</text:p>
          </table:table-cell>
          <table:table-cell office:value-type="float" office:value="25">
            <text:p>25</text:p>
          </table:table-cell>
          <table:table-cell office:value-type="float" office:value="140">
            <text:p>14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45110">
            <text:p>4511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tres_souvent</text:p>
          </table:table-cell>
          <table:table-cell office:value-type="string">
            <text:p>parfo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19 17:13:12</text:p>
          </table:table-cell>
          <table:table-cell office:value-type="string">
            <text:p>consentement+questionnaire</text:p>
          </table:table-cell>
          <table:table-cell office:value-type="float" office:value="43">
            <text:p>43</text:p>
          </table:table-cell>
          <table:table-cell office:value-type="float" office:value="41">
            <text:p>4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0900">
            <text:p>309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table:number-columns-repeated="2" office:value-type="float" office:value="6">
            <text:p>6</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5">
            <text:p>5</text:p>
          </table:table-cell>
          <table:table-cell office:value-type="string">
            <text:p>travail</text:p>
          </table:table-cell>
          <table:table-cell office:value-type="string">
            <text:p>redaction_soit_soit</text:p>
          </table:table-cell>
          <table:table-cell office:value-type="string">
            <text:p>jamais</text:p>
          </table:table-cell>
          <table:table-cell table:number-columns-repeated="2" office:value-type="string">
            <text:p>parfois</text:p>
          </table:table-cell>
          <table:table-cell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5"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19 17:24:42</text:p>
          </table:table-cell>
          <table:table-cell office:value-type="string">
            <text:p>consentement+questionnaire</text:p>
          </table:table-cell>
          <table:table-cell office:value-type="float" office:value="19">
            <text:p>19</text:p>
          </table:table-cell>
          <table:table-cell office:value-type="float" office:value="198">
            <text:p>19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por</text:p>
          </table:table-cell>
          <table:table-cell office:value-type="string">
            <text:p>ara_d</text:p>
          </table:table-cell>
          <table:table-cell office:value-type="string">
            <text:p>spa</text:p>
          </table:table-cell>
          <table:table-cell office:value-type="string">
            <text:p>fre</text:p>
          </table:table-cell>
          <table:table-cell table:number-columns-repeated="3"/>
          <table:table-cell office:value-type="string">
            <text:p>por</text:p>
          </table:table-cell>
          <table:table-cell table:number-columns-repeated="3"/>
          <table:table-cell office:value-type="string">
            <text:p>niveau_superieur</text:p>
          </table:table-cell>
          <table:table-cell/>
          <table:table-cell office:value-type="string">
            <text:p>bac</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48000">
            <text:p>48000</text:p>
          </table:table-cell>
          <table:table-cell office:value-type="float" office:value="18">
            <text:p>18</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10 a 20</text:p>
          </table:table-cell>
          <table:table-cell office:value-type="string">
            <text:p>non</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2"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souvent</text:p>
          </table:table-cell>
          <table:table-cell office:value-type="string">
            <text:p>jamais</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3" office:value-type="float" office:value="1">
            <text:p>1</text:p>
          </table:table-cell>
          <table:table-cell office:value-type="float" office:value="0">
            <text:p>0</text:p>
          </table:table-cell>
          <table:table-cell/>
          <table:table-cell office:value-type="string">
            <text:p>C'est beaucoup plus rapide et j'utilise des mots que seul mes amis peuvent comprendre</text:p>
          </table:table-cell>
          <table:table-cell office:value-type="string">
            <text:p>oui je pense car ça reste un moyen pas cher , rapide et jeune</text:p>
          </table:table-cell>
          <table:table-cell office:value-type="string">
            <text:p>oui</text:p>
          </table:table-cell>
          <table:table-cell office:value-type="string">
            <text:p>ara_d</text:p>
          </table:table-cell>
          <table:table-cell office:value-type="string">
            <text:p>fre</text:p>
          </table:table-cell>
          <table:table-cell table:number-columns-repeated="2"/>
          <table:table-cell office:value-type="string">
            <text:p>oui</text:p>
          </table:table-cell>
          <table:table-cell office:value-type="string">
            <text:p>ara_d</text:p>
          </table:table-cell>
          <table:table-cell office:value-type="string">
            <text:p>fre</text:p>
          </table:table-cell>
          <table:table-cell table:number-columns-repeated="2"/>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09-19 17:37:50</text:p>
          </table:table-cell>
          <table:table-cell office:value-type="string">
            <text:p>consentement+questionnaire</text:p>
          </table:table-cell>
          <table:table-cell office:value-type="float" office:value="30">
            <text:p>30</text:p>
          </table:table-cell>
          <table:table-cell office:value-type="float" office:value="150">
            <text:p>15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office:value-type="string">
            <text:p>ita</text:p>
          </table:table-cell>
          <table:table-cell office:value-type="string">
            <text:p>fre</text:p>
          </table:table-cell>
          <table:table-cell office:value-type="string">
            <text:p>eng</text:p>
          </table:table-cell>
          <table:table-cell office:value-type="string">
            <text:p>ita</text:p>
          </table:table-cell>
          <table:table-cell office:value-type="string">
            <text:p>spa</text:p>
          </table:table-cell>
          <table:table-cell office:value-type="string">
            <text:p>fre</text:p>
          </table:table-cell>
          <table:table-cell office:value-type="string">
            <text:p>ita</text:p>
          </table:table-cell>
          <table:table-cell table:number-columns-repeated="2"/>
          <table:table-cell office:value-type="string">
            <text:p>niveau_secondaire</text:p>
          </table:table-cell>
          <table:table-cell office:value-type="string">
            <text:p>lycee</text:p>
          </table:table-cell>
          <table:table-cell/>
          <table:table-cell table:number-columns-repeated="10"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2"/>
          <table:table-cell office:value-type="float" office:value="30000">
            <text:p>30000</text:p>
          </table:table-cell>
          <table:table-cell office:value-type="float" office:value="2">
            <text:p>2</text:p>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10 a 20</text:p>
          </table:table-cell>
          <table:table-cell office:value-type="string">
            <text:p>non</text:p>
          </table:table-cell>
          <table:table-cell office:value-type="float" office:value="4">
            <text:p>4</text:p>
          </table:table-cell>
          <table:table-cell office:value-type="float" office:value="1">
            <text:p>1</text:p>
          </table:table-cell>
          <table:table-cell office:value-type="float" office:value="6">
            <text:p>6</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la rapidité, le fait de pouvoir communiquer en silence, de pouvoir travailler son message avant de l'envoyer, de ne pas déranger (le message peut être lu plus tard)</text:p>
            <text:p>Inconvénients : La difficulté de se faire comprendre, parfois. Le fait que les réseaux sont aléatoires. </text:p>
          </table:table-cell>
          <table:table-cell office:value-type="string">
            <text:p>Je ne sais pas pour les autres mais, en ce qui me concerne, je continuerai à les utiliser pour communiquer instantanément, rapidement et de façon discrète avec mes proches. </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office:value-type="string">
            <text:p>ita</text:p>
          </table:table-cell>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9 17:41:16</text:p>
          </table:table-cell>
          <table:table-cell office:value-type="string">
            <text:p>consentement+questionnaire</text:p>
          </table:table-cell>
          <table:table-cell office:value-type="float" office:value="23">
            <text:p>23</text:p>
          </table:table-cell>
          <table:table-cell office:value-type="float" office:value="48">
            <text:p>4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spa</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cela nous prend moins de temps, pas d'obligation de réponse immédiate</text:p>
            <text:p>Inconvénients: pas d'échange physique, quelques incompréhensions suivant comment est lu le sms</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1.0476190476190476</text:p>
          </table:table-cell>
          <table:table-cell office:value-type="string">
            <text:p>0.5</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19 17:29:32</text:p>
          </table:table-cell>
          <table:table-cell office:value-type="string">
            <text:p>consentement+questionnaire</text:p>
          </table:table-cell>
          <table:table-cell office:value-type="float" office:value="26">
            <text:p>26</text:p>
          </table:table-cell>
          <table:table-cell office:value-type="float" office:value="74">
            <text:p>7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420">
            <text:p>3442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rarement</text:p>
          </table:table-cell>
          <table:table-cell office:value-type="string">
            <text:p>parfois</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8.380952380952381</text:p>
          </table:table-cell>
          <table:table-cell office:value-type="float" office:value="7">
            <text:p>7</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mes dossiers au traval</text:p>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09-19 17:49:40</text:p>
          </table:table-cell>
          <table:table-cell office:value-type="string">
            <text:p>consentement+questionnaire</text:p>
          </table:table-cell>
          <table:table-cell office:value-type="float" office:value="33">
            <text:p>33</text:p>
          </table:table-cell>
          <table:table-cell office:value-type="float" office:value="262">
            <text:p>26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110">
            <text:p>3411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table:number-columns-repeated="2" office:value-type="float" office:value="2">
            <text:p>2</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rarement</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difficile à lire quand on ne la pratique pas</text:p>
          </table:table-cell>
          <table:table-cell office:value-type="string">
            <text:p>oui et de plus en plus . c'est plus simple , plus rapide . on peux faire des envois groupés .</text:p>
            <text:p>il est parfois plus facile d'écrire les choses plutôt que de les dire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19 18:10:51</text:p>
          </table:table-cell>
          <table:table-cell office:value-type="string">
            <text:p>consentement+questionnaire</text:p>
          </table:table-cell>
          <table:table-cell office:value-type="float" office:value="28">
            <text:p>28</text:p>
          </table:table-cell>
          <table:table-cell office:value-type="float" office:value="392">
            <text:p>39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000">
            <text:p>34000</text:p>
          </table:table-cell>
          <table:table-cell office:value-type="float" office:value="26">
            <text:p>26</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office:value-type="string">
            <text:p>souvent</text:p>
          </table:table-cell>
          <table:table-cell office:value-type="string">
            <text:p>tres_souv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là fait faire enormement de fautes d'orthographe surtout pour les plus jeunes...</text:p>
          </table:table-cell>
          <table:table-cell office:value-type="string">
            <text:p>Oui les gens veulent du rapide et efficace plutot que de faire de belles phrase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8:19:44</text:p>
          </table:table-cell>
          <table:table-cell office:value-type="string">
            <text:p>consentement+questionnaire</text:p>
          </table:table-cell>
          <table:table-cell office:value-type="float" office:value="23">
            <text:p>23</text:p>
          </table:table-cell>
          <table:table-cell office:value-type="float" office:value="310">
            <text:p>31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4" office:value-type="float" office:value="0">
            <text:p>0</text:p>
          </table:table-cell>
          <table:table-cell table:number-columns-repeated="2" office:value-type="float" office:value="1">
            <text:p>1</text:p>
          </table:table-cell>
          <table:table-cell table:number-columns-repeated="8" office:value-type="float" office:value="0">
            <text:p>0</text:p>
          </table:table-cell>
          <table:table-cell table:number-columns-repeated="2"/>
          <table:table-cell office:value-type="float" office:value="75005">
            <text:p>75005</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office:value-type="string">
            <text:p>parfois</text:p>
          </table:table-cell>
          <table:table-cell office:value-type="string">
            <text:p>rarement</text:p>
          </table:table-cell>
          <table:table-cell office:value-type="string">
            <text:p>souv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Pour ma part, je déteste l'écriture SMS. Cela ne prends pas du tout moins de temps à la rédaction, et cela prends plus de temps à la lecture !! Les gens qui écrivent en SMS sont souvent mauvais en orthographes, et donc incapables d'écrire correctement un texto en français.</text:p>
          </table:table-cell>
          <table:table-cell office:value-type="string">
            <text:p>OUI bien sur ! C'est le moyen le plus discret et le plus rapide pour communiquer. Que l'on soit au travail, en réunion, en classe, pendant un diner etc. il est toujours possible de répondre et de communiquer alors qu'il est impossible de téléphoner dans tous ces cas là.</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7.333333333333333</text:p>
          </table:table-cell>
          <table:table-cell office:value-type="float" office:value="6">
            <text:p>6</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Partitions de musique</text:p>
          </table:table-cell>
          <table:table-cell office:value-type="string">
            <text:p>oui</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Composition sur partitions de musique</text:p>
          </table:table-cell>
          <table:table-cell office:value-type="string">
            <text:p>souvent</text:p>
          </table:table-cell>
          <table:table-cell table:number-columns-repeated="913"/>
        </table:table-row>
        <table:table-row table:style-name="ro2">
          <table:table-cell office:value-type="string">
            <text:p>2011-09-19 18:33:55</text:p>
          </table:table-cell>
          <table:table-cell office:value-type="string">
            <text:p>consentement+questionnaire</text:p>
          </table:table-cell>
          <table:table-cell office:value-type="float" office:value="25">
            <text:p>25</text:p>
          </table:table-cell>
          <table:table-cell office:value-type="float" office:value="294">
            <text:p>29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maternelle_primaire</text:p>
          </table:table-cell>
          <table:table-cell/>
          <table:table-cell office:value-type="float" office:value="34090">
            <text:p>34090</text:p>
          </table:table-cell>
          <table:table-cell office:value-type="float" office:value="7">
            <text:p>7</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table:number-columns-repeated="2" office:value-type="string">
            <text:p>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8:31:25</text:p>
          </table:table-cell>
          <table:table-cell office:value-type="string">
            <text:p>consentement+questionnaire</text:p>
          </table:table-cell>
          <table:table-cell office:value-type="float" office:value="19">
            <text:p>19</text:p>
          </table:table-cell>
          <table:table-cell office:value-type="float" office:value="46">
            <text:p>4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570">
            <text:p>34570</text:p>
          </table:table-cell>
          <table:table-cell office:value-type="float" office:value="6">
            <text:p>6</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4">
            <text:p>4</text:p>
          </table:table-cell>
          <table:table-cell office:value-type="float" office:value="2">
            <text:p>2</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table:number-columns-repeated="2" office:value-type="string">
            <text:p>parfois</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Cela va plus vite mais fait perdre l'orthographe de la langue française </text:p>
          </table:table-cell>
          <table:table-cell office:value-type="string">
            <text:p>Oui.Pour le coté rapide et pratique lorsque par exemple je me retrouve en réunion ou en cours et que je ne peux pas me permettre de telephoner...Ou que la personne a contacter est au travail...Hi ! Hi ! H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18:52:12</text:p>
          </table:table-cell>
          <table:table-cell office:value-type="string">
            <text:p>consentement+questionnaire</text:p>
          </table:table-cell>
          <table:table-cell office:value-type="float" office:value="21">
            <text:p>21</text:p>
          </table:table-cell>
          <table:table-cell office:value-type="float" office:value="131">
            <text:p>13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5018">
            <text:p>75018</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20 a 50</text:p>
          </table:table-cell>
          <table:table-cell office:value-type="string">
            <text:p>non</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cquérir de mauvaises habitudes, malmener le française.</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19:10:04</text:p>
          </table:table-cell>
          <table:table-cell office:value-type="string">
            <text:p>consentement+questionnaire</text:p>
          </table:table-cell>
          <table:table-cell office:value-type="float" office:value="21">
            <text:p>21</text:p>
          </table:table-cell>
          <table:table-cell office:value-type="float" office:value="440">
            <text:p>44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3">
            <text:p>3</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écriture SMS permet la rapidité lors de l'écriture d'un message et évite parfois de réfléchir à l'orthographe d'un mot ou à la conjugaison d'un verbe. Cela permet aussi de communiquer de façon confidentielle, nous ne sommes pas forcés de parler à haute voix en public par exemple.</text:p>
            <text:p>Cependant, la lecture de cette écriture n'est pas toujours simple, certaines personnes utilisent des abrégés particuliers et cela a également pour conséquence de nous induire en erreur lorsque nous devons écrire correctement (fautes d'orthographe, oubli...)</text:p>
          </table:table-cell>
          <table:table-cell office:value-type="string">
            <text:p>Oui je ne pense pas que les SMS disparaîtrons ou deviendrons inutiles. Cela est rapide, permet de communiquer sans pour autant devoir parler en public, il y a une notion de confidentialité qui apparaît.</text:p>
          </table:table-cell>
          <table:table-cell office:value-type="string">
            <text:p>oui</text:p>
          </table:table-cell>
          <table:table-cell office:value-type="string">
            <text:p>eng</text:p>
          </table:table-cell>
          <table:table-cell office:value-type="string">
            <text:p>spa</text:p>
          </table:table-cell>
          <table:table-cell office:value-type="string">
            <text:p>ara_c</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19 19:14:25</text:p>
          </table:table-cell>
          <table:table-cell office:value-type="string">
            <text:p>consentement+questionnaire</text:p>
          </table:table-cell>
          <table:table-cell office:value-type="float" office:value="20">
            <text:p>20</text:p>
          </table:table-cell>
          <table:table-cell office:value-type="float" office:value="388">
            <text:p>38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ita</text:p>
          </table:table-cell>
          <table:table-cell office:value-type="string">
            <text:p>eng</text:p>
          </table:table-cell>
          <table:table-cell/>
          <table:table-cell office:value-type="string">
            <text:p>ita</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4200">
            <text:p>34200</text:p>
          </table:table-cell>
          <table:table-cell/>
          <table:table-cell office:value-type="string">
            <text:p>blackberry</text:p>
          </table:table-cell>
          <table:table-cell/>
          <table:table-cell office:value-type="string">
            <text:p>oui</text:p>
          </table:table-cell>
          <table:table-cell office:value-type="string">
            <text:p>3 a 5</text:p>
          </table:table-cell>
          <table:table-cell office:value-type="string">
            <text:p>20 a 50</text:p>
          </table:table-cell>
          <table:table-cell office:value-type="string">
            <text:p>10 a 2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4">
            <text:p>4</text:p>
          </table:table-cell>
          <table:table-cell table:number-columns-repeated="2" office:value-type="float" office:value="6">
            <text:p>6</text:p>
          </table:table-cell>
          <table:table-cell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rarement</text:p>
          </table:table-cell>
          <table:table-cell office:value-type="string">
            <text:p>parfois</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Faute d'orthographe en français, plus rapide</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1.0476190476190477</text:p>
          </table:table-cell>
          <table:table-cell office:value-type="string">
            <text:p>0.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19:23:32</text:p>
          </table:table-cell>
          <table:table-cell office:value-type="string">
            <text:p>consentement+questionnaire</text:p>
          </table:table-cell>
          <table:table-cell office:value-type="float" office:value="28">
            <text:p>28</text:p>
          </table:table-cell>
          <table:table-cell office:value-type="float" office:value="137">
            <text:p>13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4"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table:table-cell office:value-type="float" office:value="34070">
            <text:p>34070</text:p>
          </table:table-cell>
          <table:table-cell office:value-type="float" office:value="3">
            <text:p>3</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50 a 10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tres_souvent</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de pouvoir répondre plus facilement lorsque l'on est en réunion ou lieu de travail</text:p>
          </table:table-cell>
          <table:table-cell table:number-columns-repeated="2" office:value-type="string">
            <text:p>oui</text:p>
          </table:table-cell>
          <table:table-cell office:value-type="string">
            <text:p>eng</text:p>
          </table:table-cell>
          <table:table-cell office:value-type="string">
            <text:p>fre</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09-19 19:58:22</text:p>
          </table:table-cell>
          <table:table-cell office:value-type="string">
            <text:p>consentement+questionnaire</text:p>
          </table:table-cell>
          <table:table-cell office:value-type="float" office:value="24">
            <text:p>24</text:p>
          </table:table-cell>
          <table:table-cell office:value-type="float" office:value="227">
            <text:p>22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4"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table:table-cell office:value-type="float" office:value="75008">
            <text:p>75008</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parfois</text:p>
          </table:table-cell>
          <table:table-cell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rapide, concis, instantané, discret</text:p>
            <text:p>inconvenient: peut causer des problèmes de compréhension</text:p>
          </table:table-cell>
          <table:table-cell office:value-type="string">
            <text:p>oui et même de plus en je pense, on finira surement par moins téléphoner et communiquer par sms ou via des messages sur les réseaux sociaux</text:p>
          </table:table-cell>
          <table:table-cell office:value-type="string">
            <text:p>oui</text:p>
          </table:table-cell>
          <table:table-cell office:value-type="string">
            <text:p>eng</text:p>
          </table:table-cell>
          <table:table-cell office:value-type="string">
            <text:p>fre</text:p>
          </table:table-cell>
          <table:table-cell office:value-type="string">
            <text:p>ger</text:p>
          </table:table-cell>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rarement</text:p>
          </table:table-cell>
          <table:table-cell table:number-columns-repeated="913"/>
        </table:table-row>
        <table:table-row table:style-name="ro3">
          <table:table-cell office:value-type="string">
            <text:p>2011-09-19 20:35:54</text:p>
          </table:table-cell>
          <table:table-cell office:value-type="string">
            <text:p>consentement+questionnaire</text:p>
          </table:table-cell>
          <table:table-cell office:value-type="float" office:value="33">
            <text:p>33</text:p>
          </table:table-cell>
          <table:table-cell office:value-type="float" office:value="380">
            <text:p>38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70">
            <text:p>3407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souvent</text:p>
          </table:table-cell>
          <table:table-cell office:value-type="string">
            <text:p>parfois</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cela va beaucoup plus vite qu'une conversation lorsqu'on veut juste une indication ou une question rapide.</text:p>
            <text:p>L'inconvénient: On n'a pas l'intonnation de la voix dans le SMS.</text:p>
          </table:table-cell>
          <table:table-cell office:value-type="string">
            <text:p>Oui je pense car nous sommes dasn un monde où le temps est important et je pense que les SMS font gagner du temp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20:46:36</text:p>
          </table:table-cell>
          <table:table-cell office:value-type="string">
            <text:p>consentement+questionnaire</text:p>
          </table:table-cell>
          <table:table-cell office:value-type="float" office:value="28">
            <text:p>28</text:p>
          </table:table-cell>
          <table:table-cell office:value-type="float" office:value="354">
            <text:p>35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3" office:value-type="float" office:value="0">
            <text:p>0</text:p>
          </table:table-cell>
          <table:table-cell office:value-type="float" office:value="1">
            <text:p>1</text:p>
          </table:table-cell>
          <table:table-cell/>
          <table:table-cell office:value-type="string">
            <text:p>assistante service client</text:p>
          </table:table-cell>
          <table:table-cell office:value-type="float" office:value="30250">
            <text:p>3025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la peut être mal interprété mais très pratique pour la discretion...</text:p>
          </table:table-cell>
          <table:table-cell office:value-type="string">
            <text:p>oui, c'est bien ancré...dur que ça n'existe plu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8.380952380952381</text:p>
          </table:table-cell>
          <table:table-cell office:value-type="float" office:value="7">
            <text:p>7</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document de travail</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19 21:06:00</text:p>
          </table:table-cell>
          <table:table-cell office:value-type="string">
            <text:p>consentement+questionnaire</text:p>
          </table:table-cell>
          <table:table-cell office:value-type="float" office:value="17">
            <text:p>17</text:p>
          </table:table-cell>
          <table:table-cell office:value-type="float" office:value="9">
            <text:p>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490">
            <text:p>3449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ça gache la langue française.</text:p>
          </table:table-cell>
          <table:table-cell office:value-type="string">
            <text:p>ils le seront toujours, c'est le moyen le plus pratique de communiquer partout !</text:p>
          </table:table-cell>
          <table:table-cell office:value-type="string">
            <text:p>oui</text:p>
          </table:table-cell>
          <table:table-cell office:value-type="string">
            <text:p>eng</text:p>
          </table:table-cell>
          <table:table-cell office:value-type="string">
            <text:p>spa</text:p>
          </table:table-cell>
          <table:table-cell office:value-type="string">
            <text:p>fre</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8.380952380952381</text:p>
          </table:table-cell>
          <table:table-cell office:value-type="float" office:value="7">
            <text:p>7</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9 21:02:30</text:p>
          </table:table-cell>
          <table:table-cell office:value-type="string">
            <text:p>consentement+questionnaire</text:p>
          </table:table-cell>
          <table:table-cell office:value-type="float" office:value="13">
            <text:p>13</text:p>
          </table:table-cell>
          <table:table-cell office:value-type="float" office:value="126">
            <text:p>12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2390">
            <text:p>12390</text:p>
          </table:table-cell>
          <table:table-cell/>
          <table:table-cell office:value-type="string">
            <text:p>classique</text:p>
          </table:table-cell>
          <table:table-cell/>
          <table:table-cell office:value-type="string">
            <text:p>oui</text:p>
          </table:table-cell>
          <table:table-cell office:value-type="string">
            <text:p>moins de 1</text:p>
          </table:table-cell>
          <table:table-cell office:value-type="string">
            <text:p>50 a 100</text:p>
          </table:table-cell>
          <table:table-cell office:value-type="string">
            <text:p>20 a 5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soit_soit</text:p>
          </table:table-cell>
          <table:table-cell table:number-columns-repeated="4" office:value-type="string">
            <text:p>jamais</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3" office:value-type="float" office:value="1">
            <text:p>1</text:p>
          </table:table-cell>
          <table:table-cell office:value-type="float" office:value="0">
            <text:p>0</text:p>
          </table:table-cell>
          <table:table-cell/>
          <table:table-cell office:value-type="string">
            <text:p>en général je suis plus instinctive en écrivant un SMS plutôt qu'au téléphone</text:p>
            <text:p/>
          </table:table-cell>
          <table:table-cell office:value-type="string">
            <text:p>oui car pour les futurs nostalgiques les SMS seront toujours utilisés tout comme ceux qui lisent et liront toujours le journal plutôt que sur ordinateu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21:33:17</text:p>
          </table:table-cell>
          <table:table-cell office:value-type="string">
            <text:p>consentement+questionnaire</text:p>
          </table:table-cell>
          <table:table-cell office:value-type="float" office:value="20">
            <text:p>20</text:p>
          </table:table-cell>
          <table:table-cell office:value-type="float" office:value="60">
            <text:p>6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4"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table:table-cell office:value-type="float" office:value="34070">
            <text:p>3407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tres_souvent</text:p>
          </table:table-cell>
          <table:table-cell office:value-type="string">
            <text:p>rarement</text:p>
          </table:table-cell>
          <table:table-cell office:value-type="string">
            <text:p>tres_souvent</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Rapidité.</text:p>
            <text:p>Inconvénients: Perte de la langue française, pas toujours comprise par tous.</text:p>
          </table:table-cell>
          <table:table-cell office:value-type="string">
            <text:p>Oui, malgré l'évolution des technologies et notamment des smartphones avec la possibilité de correspondre par les réseaux sociaux, je pense que le SMS reste une valeur sûre et n'implique pas que la personne soit "connectée", "en ligne" pour recevoir notre message. Nous sommes sûrs que notre SMS est reçu par le destinataire et ne passe pas inaperçu. De plus, il évite de déranger une personne en réunion par exemple à l'inverse des appel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19 22:49:52</text:p>
          </table:table-cell>
          <table:table-cell office:value-type="string">
            <text:p>consentement+questionnaire</text:p>
          </table:table-cell>
          <table:table-cell office:value-type="float" office:value="21">
            <text:p>21</text:p>
          </table:table-cell>
          <table:table-cell office:value-type="float" office:value="309">
            <text:p>30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980">
            <text:p>3498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50 a 100</text:p>
          </table:table-cell>
          <table:table-cell office:value-type="string">
            <text:p>non</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0">
            <text:p>0</text:p>
          </table:table-cell>
          <table:table-cell/>
          <table:table-cell office:value-type="string">
            <text:p>redaction_soit_soit</text:p>
          </table:table-cell>
          <table:table-cell office:value-type="string">
            <text:p>parfois</text:p>
          </table:table-cell>
          <table:table-cell office:value-type="string">
            <text:p>rarement</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c'est plus rapide mais a force d'écrire en sms on ne conait plus vraiment l'orthographe des mots</text:p>
          </table:table-cell>
          <table:table-cell office:value-type="string">
            <text:p>Oui et sa na pas fini de se dévelopé a mon avis , tout les commerçants envéront a leurs clients des info par sms , et au niveaux professionel aussi , une adresse , un rdv ..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travail</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6">
          <table:table-cell office:value-type="string">
            <text:p>2011-09-19 23:21:36</text:p>
          </table:table-cell>
          <table:table-cell office:value-type="string">
            <text:p>consentement+questionnaire</text:p>
          </table:table-cell>
          <table:table-cell office:value-type="float" office:value="20">
            <text:p>20</text:p>
          </table:table-cell>
          <table:table-cell office:value-type="float" office:value="226">
            <text:p>22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parfois</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 contacter par téléphone coûte beaucoup de temps et d'argent.</text:p>
            <text:p>- Le SMS est le canal idéal pour le Direct Response.</text:p>
            <text:p/>
            <text:p/>
          </table:table-cell>
          <table:table-cell office:value-type="string">
            <text:p>Oui il y a de forte chance pour que les sms soit encore utilisés dans les années a venir.</text:p>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19 23:42:57</text:p>
          </table:table-cell>
          <table:table-cell office:value-type="string">
            <text:p>consentement+questionnaire</text:p>
          </table:table-cell>
          <table:table-cell office:value-type="float" office:value="44">
            <text:p>44</text:p>
          </table:table-cell>
          <table:table-cell office:value-type="float" office:value="432">
            <text:p>43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12000">
            <text:p>12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souvent</text:p>
          </table:table-cell>
          <table:table-cell office:value-type="string">
            <text:p>parfois</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Avantages : rapidité, facilité de compréhension avec mon destinataire.</text:p>
            <text:p>Inconvénients : aucun sinon je n'en écrirais pas !!!! Et je continue à savoir écrire français sans faire (ou très peu !!) de fautes d'orthographe, de grammaire et/ou de conjugaison !!! </text:p>
          </table:table-cell>
          <table:table-cell office:value-type="string">
            <text:p>Je serais tentée de dire oui mais comme la technologie ne cesse d'innover, je me dis que les SMS seront bientôt un mode de communication devenu désuet avec l'arrivée d'autres formes de communication</text:p>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19 23:59:06</text:p>
          </table:table-cell>
          <table:table-cell office:value-type="string">
            <text:p>consentement+questionnaire</text:p>
          </table:table-cell>
          <table:table-cell office:value-type="float" office:value="29">
            <text:p>29</text:p>
          </table:table-cell>
          <table:table-cell office:value-type="float" office:value="453">
            <text:p>45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070">
            <text:p>34070</text:p>
          </table:table-cell>
          <table:table-cell office:value-type="float" office:value="11">
            <text:p>1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6">
            <text:p>6</text:p>
          </table:table-cell>
          <table:table-cell office:value-type="float" office:value="2">
            <text:p>2</text:p>
          </table:table-cell>
          <table:table-cell office:value-type="float" office:value="0">
            <text:p>0</text:p>
          </table:table-cell>
          <table:table-cell/>
          <table:table-cell office:value-type="string">
            <text:p>redaction_ortho_standard</text:p>
          </table:table-cell>
          <table:table-cell office:value-type="string">
            <text:p>rarement</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Comme avantage : la rapidité.</text:p>
            <text:p>Comme inconvénient : l'orthographe se perd à force d'utiliser l'écriture sms.</text:p>
          </table:table-cell>
          <table:table-cell office:value-type="string">
            <text:p>Je pense que oui. La communication écrite a toujours existé et a simplement evolué au gré des générations. Il y a eu le telegramme, le courrier, le mail, et maintenant les sms en + des mails... Le sms durera tant qu'il y aura des téléphones portable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20 00:11:18</text:p>
          </table:table-cell>
          <table:table-cell office:value-type="string">
            <text:p>consentement+questionnaire</text:p>
          </table:table-cell>
          <table:table-cell office:value-type="float" office:value="23">
            <text:p>23</text:p>
          </table:table-cell>
          <table:table-cell office:value-type="float" office:value="58">
            <text:p>5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5000">
            <text:p>500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souvent</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Rapide et peu onéreux</text:p>
            <text:p/>
            <text:p>Inconvénients : /</text:p>
          </table:table-cell>
          <table:table-cell office:value-type="string">
            <text:p>e pense que oui et pourquoi pas avec un système de reconnaissance vocale pour encore plus de rapidité.</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0 00:41:19</text:p>
          </table:table-cell>
          <table:table-cell office:value-type="string">
            <text:p>consentement+questionnaire</text:p>
          </table:table-cell>
          <table:table-cell office:value-type="float" office:value="23">
            <text:p>23</text:p>
          </table:table-cell>
          <table:table-cell office:value-type="float" office:value="368">
            <text:p>36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eng</text:p>
          </table:table-cell>
          <table:table-cell office:value-type="string">
            <text:p>fre</text:p>
          </table:table-cell>
          <table:table-cell table:number-columns-repeated="2"/>
          <table:table-cell office:value-type="string">
            <text:p>fre</text:p>
          </table:table-cell>
          <table:table-cell office:value-type="string">
            <text:p>eng</text:p>
          </table:table-cell>
          <table:table-cell office:value-type="string">
            <text:p>chi</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erte de l'orthographe française</text:p>
            <text:p>rapidité d'ecriture</text:p>
          </table:table-cell>
          <table:table-cell office:value-type="string">
            <text:p>bien sur, on pourra tous payer par sms</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20 08:01:44</text:p>
          </table:table-cell>
          <table:table-cell office:value-type="string">
            <text:p>consentement+questionnaire</text:p>
          </table:table-cell>
          <table:table-cell office:value-type="float" office:value="54">
            <text:p>54</text:p>
          </table:table-cell>
          <table:table-cell office:value-type="float" office:value="442">
            <text:p>44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400">
            <text:p>34400</text:p>
          </table:table-cell>
          <table:table-cell office:value-type="float" office:value="22">
            <text:p>22</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rarement</text:p>
          </table:table-cell>
          <table:table-cell table:number-columns-repeated="2" office:value-type="string">
            <text:p>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 compréhension par tous</text:p>
          </table:table-cell>
          <table:table-cell office:value-type="string">
            <text:p>oui communication rapide et peu onéreuse et facile d’accè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20 08:29:16</text:p>
          </table:table-cell>
          <table:table-cell office:value-type="string">
            <text:p>consentement+questionnaire</text:p>
          </table:table-cell>
          <table:table-cell office:value-type="float" office:value="52">
            <text:p>52</text:p>
          </table:table-cell>
          <table:table-cell office:value-type="float" office:value="63">
            <text:p>6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eng</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0900">
            <text:p>30900</text:p>
          </table:table-cell>
          <table:table-cell/>
          <table:table-cell office:value-type="string">
            <text:p>blackberry</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1">
            <text:p>1</text:p>
          </table:table-cell>
          <table:table-cell office:value-type="float" office:value="6">
            <text:p>6</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ité</text:p>
          </table:table-cell>
          <table:table-cell office:value-type="string">
            <text:p>Non</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20 08:54:33</text:p>
          </table:table-cell>
          <table:table-cell office:value-type="string">
            <text:p>consentement</text:p>
          </table:table-cell>
          <table:table-cell/>
          <table:table-cell office:value-type="float" office:value="210">
            <text:p>210</text:p>
          </table:table-cell>
          <table:table-cell table:number-columns-repeated="1020"/>
        </table:table-row>
        <table:table-row table:style-name="ro2">
          <table:table-cell office:value-type="string">
            <text:p>2011-09-20 09:20:07</text:p>
          </table:table-cell>
          <table:table-cell office:value-type="string">
            <text:p>consentement+questionnaire</text:p>
          </table:table-cell>
          <table:table-cell office:value-type="float" office:value="65">
            <text:p>65</text:p>
          </table:table-cell>
          <table:table-cell office:value-type="float" office:value="109">
            <text:p>10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11"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table:table-cell office:value-type="float" office:value="34980">
            <text:p>34980</text:p>
          </table:table-cell>
          <table:table-cell office:value-type="float" office:value="30">
            <text:p>30</text:p>
          </table:table-cell>
          <table:table-cell office:value-type="string">
            <text:p>iphone</text:p>
          </table:table-cell>
          <table:table-cell/>
          <table:table-cell office:value-type="string">
            <text:p>non</text:p>
          </table:table-cell>
          <table:table-cell office:value-type="string">
            <text:p>plus de 5</text:p>
          </table:table-cell>
          <table:table-cell table:number-columns-repeated="2" office:value-type="string">
            <text:p>moins de 5</text:p>
          </table:table-cell>
          <table:table-cell office:value-type="string">
            <text:p>oui</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souvent</text:p>
          </table:table-cell>
          <table:table-cell office:value-type="string">
            <text:p>tres_souvent</text:p>
          </table:table-cell>
          <table:table-cell office:value-type="string">
            <text:p>rarem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Avantage : c'est un jeu avec les mots et la phonétique. Ca permet aussi de conserver une trace, contrairement à une conversation téléphonique. Inconvénient : il ne faut pas que ça devienne incompréhensible</text:p>
          </table:table-cell>
          <table:table-cell office:value-type="string">
            <text:p>Le SMS concurrence le mail, qui oblige à être prêt d'un ordinateur et à l'allumer. SMS et mail sont des échanges déconnectés. Mais le SMS ne concurrence pas le téléphone.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20 09:40:43</text:p>
          </table:table-cell>
          <table:table-cell office:value-type="string">
            <text:p>consentement+questionnaire</text:p>
          </table:table-cell>
          <table:table-cell office:value-type="float" office:value="25">
            <text:p>25</text:p>
          </table:table-cell>
          <table:table-cell office:value-type="float" office:value="288">
            <text:p>28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280">
            <text:p>3428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table:number-columns-repeated="2"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fautes d'orthographe </text:p>
          </table:table-cell>
          <table:table-cell office:value-type="string">
            <text:p>oui, vu l'essor des textos, et le coté rapide et discret des sms, ils ne sont pas voués à disparaitre. </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6">
          <table:table-cell office:value-type="string">
            <text:p>2011-09-20 09:36:59</text:p>
          </table:table-cell>
          <table:table-cell office:value-type="string">
            <text:p>consentement+questionnaire</text:p>
          </table:table-cell>
          <table:table-cell office:value-type="float" office:value="25">
            <text:p>25</text:p>
          </table:table-cell>
          <table:table-cell office:value-type="float" office:value="441">
            <text:p>44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3" office:value-type="float" office:value="0">
            <text:p>0</text:p>
          </table:table-cell>
          <table:table-cell office:value-type="float" office:value="1">
            <text:p>1</text:p>
          </table:table-cell>
          <table:table-cell/>
          <table:table-cell office:value-type="string">
            <text:p>Doctorant</text:p>
          </table:table-cell>
          <table:table-cell office:value-type="float" office:value="34090">
            <text:p>3409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4">
            <text:p>4</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parfois</text:p>
          </table:table-cell>
          <table:table-cell table:number-columns-repeated="2" office:value-type="string">
            <text:p>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C'est un service très pratique, ça permet de faire passer des informations très simplement, notamment des adresses ou numéro de téléphone qui restent souvent enregistrés en mémoire. Par contre il est plus difficile d'y faire passer des émotions, comme avec une communication téléphonique qui comporte un aspect plus "réel" au niveau de l'échange.</text:p>
            <text:p>C'est souvent plus discret et moins formel qu'une communication téléphonique.</text:p>
            <text:p>J'utilise souvent le sms pour des messages courts sans réellement d'importance ou pour parler avec les personnes que je ne connais pas bien, ça me permet d'être plus à l'aise et de ne pas avoir les personnes en face de soit (comme avec une communication téléphonique classique).</text:p>
            <text:p>Au final le SMS est devenu pour moi quelque chose d'automatique et facile.</text:p>
          </table:table-cell>
          <table:table-cell office:value-type="string">
            <text:p>Je pense que oui, c'est devenu au fil des ans une vrai alternative aux coups de téléphone, voire même plus. </text:p>
            <text:p>L'envoi groupé est même devenu quelque chose de quasiment incontournable pour le jour de l'an par exemple.</text:p>
            <text:p>Les SMS font passer des informations beaucoup plus rapidement qu'avec un appel téléphonique classique et permettent de communiquer simplement, comme avec un chat messagerie instantanée ou sur les réseaux sociaux, beaucoup de communications se font par l'intermédiaire d'un clavier de nos jours.</text:p>
            <text:p>Pour ces raisons là je pense qu'ils deviendront un service de plus en plus important dans l'aveni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Publications scientifiques</text:p>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4">
          <table:table-cell office:value-type="string">
            <text:p>2011-09-20 10:40:24</text:p>
          </table:table-cell>
          <table:table-cell office:value-type="string">
            <text:p>consentement+questionnaire</text:p>
          </table:table-cell>
          <table:table-cell office:value-type="float" office:value="45">
            <text:p>45</text:p>
          </table:table-cell>
          <table:table-cell office:value-type="float" office:value="315">
            <text:p>31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0220">
            <text:p>30220</text:p>
          </table:table-cell>
          <table:table-cell office:value-type="float" office:value="18">
            <text:p>18</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jamais</text:p>
          </table:table-cell>
          <table:table-cell office:value-type="string">
            <text:p>parfois</text:p>
          </table:table-cell>
          <table:table-cell office:value-type="string">
            <text:p>tres_souvent</text:p>
          </table:table-cell>
          <table:table-cell office:value-type="string">
            <text:p>rarem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pour abréger certain mots</text:p>
          </table:table-cell>
          <table:table-cell office:value-type="string">
            <text:p>plus discret qu'un appel</text:p>
            <text:p/>
            <text:p>on passe beaucoup de temps à écrire </text:p>
          </table:table-cell>
          <table:table-cell office:value-type="string">
            <text:p>oui car ça reste un moyen de communication comme se téléphoner ou se parler via internet.</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0 11:05:00</text:p>
          </table:table-cell>
          <table:table-cell office:value-type="string">
            <text:p>consentement+questionnaire</text:p>
          </table:table-cell>
          <table:table-cell office:value-type="float" office:value="45">
            <text:p>45</text:p>
          </table:table-cell>
          <table:table-cell office:value-type="float" office:value="387">
            <text:p>38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00">
            <text:p>34000</text:p>
          </table:table-cell>
          <table:table-cell office:value-type="float" office:value="20">
            <text:p>20</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rarement</text:p>
          </table:table-cell>
          <table:table-cell office:value-type="string">
            <text:p>tres_souvent</text:p>
          </table:table-cell>
          <table:table-cell office:value-type="string">
            <text:p>souvent</text:p>
          </table:table-cell>
          <table:table-cell table:number-columns-repeated="2"/>
          <table:table-cell table:number-columns-repeated="4" office:value-type="float" office:value="0">
            <text:p>0</text:p>
          </table:table-cell>
          <table:table-cell office:value-type="float" office:value="1">
            <text:p>1</text:p>
          </table:table-cell>
          <table:table-cell office:value-type="string">
            <text:p>parce que l'autre répond quand il veut</text:p>
          </table:table-cell>
          <table:table-cell table:number-columns-repeated="4" office:value-type="float" office:value="0">
            <text:p>0</text:p>
          </table:table-cell>
          <table:table-cell/>
          <table:table-cell office:value-type="string">
            <text:p>J'ai du mal à supporter l'écriture SMS. Les abréviations sont incompréhensibles si leur sens n'est pas partagé. Et j'aime lire de vrais mots, même si l'autre fait des fautes.</text:p>
            <text:p>Or, souvent, le langage SMS est une façon de masquer ses défauts de grammaire et d'orthographe.</text:p>
          </table:table-cell>
          <table:table-cell office:value-type="string">
            <text:p>Les SMS vont se multiplier, au fur et à mesure que leur gratuité va s'imposer. Aujourd'hui, les alternatives aux SMS payants des FAI se multiplient sur les smartphones, et les smartphones sont en croissance accélérée.</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office:value-type="string">
            <text:p>ara_d</text:p>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e l'écrit professionnel</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rarement</text:p>
          </table:table-cell>
          <table:table-cell table:number-columns-repeated="913"/>
        </table:table-row>
        <table:table-row table:style-name="ro1">
          <table:table-cell office:value-type="string">
            <text:p>2011-09-20 11:15:45</text:p>
          </table:table-cell>
          <table:table-cell office:value-type="string">
            <text:p>consentement+questionnaire</text:p>
          </table:table-cell>
          <table:table-cell office:value-type="float" office:value="31">
            <text:p>31</text:p>
          </table:table-cell>
          <table:table-cell office:value-type="float" office:value="213">
            <text:p>21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ita</text:p>
          </table:table-cell>
          <table:table-cell office:value-type="string">
            <text:p>lat</text:p>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34000">
            <text:p>34000</text:p>
          </table:table-cell>
          <table:table-cell office:value-type="float" office:value="5">
            <text:p>5</text:p>
          </table:table-cell>
          <table:table-cell office:value-type="string">
            <text:p>iphone</text:p>
          </table:table-cell>
          <table:table-cell/>
          <table:table-cell office:value-type="string">
            <text:p>non</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souvent</text:p>
          </table:table-cell>
          <table:table-cell office:value-type="string">
            <text:p>tres_souvent</text:p>
          </table:table-cell>
          <table:table-cell office:value-type="string">
            <text:p>souvent</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En tant qu'enseignant, je vois les élèves ne se soucier que de la transmission, peu ou prou, du message, et laisser faire l'effort de clarification au destinataire, au lieu de le faire en employant une langue claire et non ambiguë.</text:p>
          </table:table-cell>
          <table:table-cell office:value-type="string">
            <text:p>Oui. Mode de communication trop facile (et utile) pour être abandonné...</text:p>
          </table:table-cell>
          <table:table-cell office:value-type="string">
            <text:p>non</text:p>
          </table:table-cell>
          <table:table-cell table:number-columns-repeated="4"/>
          <table:table-cell office:value-type="string">
            <text:p>non</text:p>
          </table:table-cell>
          <table:table-cell office:value-type="string">
            <text:p>eng</text:p>
          </table:table-cell>
          <table:table-cell table:number-columns-repeated="3"/>
          <table:table-cell office:value-type="string">
            <text:p>oui_mais</text:p>
          </table:table-cell>
          <table:table-cell office:value-type="string">
            <text:p>francais_standard</text:p>
          </table:table-cell>
          <table:table-cell table:number-columns-repeated="2" office:value-type="float" office:value="0">
            <text:p>0</text:p>
          </table:table-cell>
          <table:table-cell table:number-columns-repeated="5" office:value-type="float" office:value="1">
            <text:p>1</text:p>
          </table:table-cell>
          <table:table-cell office:value-type="string">
            <text:p>des manuels scolaires</text:p>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nouvelles et poésie</text:p>
          </table:table-cell>
          <table:table-cell office:value-type="string">
            <text:p>tres_souvent</text:p>
          </table:table-cell>
          <table:table-cell table:number-columns-repeated="913"/>
        </table:table-row>
        <table:table-row table:style-name="ro1">
          <table:table-cell office:value-type="string">
            <text:p>2011-09-20 11:15:14</text:p>
          </table:table-cell>
          <table:table-cell office:value-type="string">
            <text:p>consentement+questionnaire</text:p>
          </table:table-cell>
          <table:table-cell office:value-type="float" office:value="21">
            <text:p>21</text:p>
          </table:table-cell>
          <table:table-cell office:value-type="float" office:value="474">
            <text:p>47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0000">
            <text:p>90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rarement</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Je n'écrirais jamais en langage SMS. Dégradant pour la langue française.</text:p>
          </table:table-cell>
          <table:table-cell office:value-type="string">
            <text:p>L'écriture sms n'a aucun avantage et peut même être considéré comme un fléau. Cela appauvri notre langue, notamment pour les plus jeunes qui n'en comprennent pas les répercussions.</text:p>
          </table:table-cell>
          <table:table-cell office:value-type="string">
            <text:p>Oui évidemment. Plus ça va, plus nous sommes fainéants. Cela reste tellement pratique, notamment en cours ou dans les transports publics.</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20 11:39:02</text:p>
          </table:table-cell>
          <table:table-cell office:value-type="string">
            <text:p>consentement+questionnaire</text:p>
          </table:table-cell>
          <table:table-cell office:value-type="float" office:value="27">
            <text:p>27</text:p>
          </table:table-cell>
          <table:table-cell office:value-type="float" office:value="83">
            <text:p>8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790">
            <text:p>34790</text:p>
          </table:table-cell>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moins de 5</text:p>
          </table:table-cell>
          <table:table-cell office:value-type="string">
            <text:p>oui</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souvent</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inconvénient : à force de mal écrire, les gens ne savent plus écrire correctement</text:p>
          </table:table-cell>
          <table:table-cell office:value-type="string">
            <text:p>oui les sms seront encore utilisés car ils sont devenus gratuits (quand on a le forfait adapté) tout comme les mails. Ils remplaceront même très certainement certains mail pour des prises de rendez vous, entretien d'embauch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0 12:51:57</text:p>
          </table:table-cell>
          <table:table-cell office:value-type="string">
            <text:p>consentement+questionnaire</text:p>
          </table:table-cell>
          <table:table-cell office:value-type="float" office:value="45">
            <text:p>45</text:p>
          </table:table-cell>
          <table:table-cell office:value-type="float" office:value="371">
            <text:p>37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pol</text:p>
          </table:table-cell>
          <table:table-cell table:number-columns-repeated="3"/>
          <table:table-cell office:value-type="string">
            <text:p>niveau_superieur</text:p>
          </table:table-cell>
          <table:table-cell/>
          <table:table-cell office:value-type="string">
            <text:p>bac_2</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12450">
            <text:p>12450</text:p>
          </table:table-cell>
          <table:table-cell/>
          <table:table-cell office:value-type="string">
            <text:p>classique</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10 a 20</text:p>
          </table:table-cell>
          <table:table-cell office:value-type="string">
            <text:p>non</text:p>
          </table:table-cell>
          <table:table-cell office:value-type="float" office:value="6">
            <text:p>6</text:p>
          </table:table-cell>
          <table:table-cell office:value-type="float" office:value="1">
            <text:p>1</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formel_informel</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il est bon de pouvoir dire les choses à l'écrit; cela a parfois une autre dimension , c'est aussi parfois plus facile d'écrire que de dire...</text:p>
          </table:table-cell>
          <table:table-cell table:number-columns-repeated="3" office:value-type="float" office:value="1">
            <text:p>1</text:p>
          </table:table-cell>
          <table:table-cell office:value-type="float" office:value="0">
            <text:p>0</text:p>
          </table:table-cell>
          <table:table-cell/>
          <table:table-cell office:value-type="string">
            <text:p>C'est parfois un peu long de tout taper...mais c'est génial car cela évite parfois de faire du bruit, de déranger . Cela permet d'aller droit au but , de gagner du temps.</text:p>
          </table:table-cell>
          <table:table-cell office:value-type="string">
            <text:p>Ce serait , en tous cas "terrible" que cela disparaisse et nous sommes tous tant " accros" de ce que cela nous apporte que ce'est INNIMAGINABLE!!</text:p>
            <text:p>EXEMPLE: ma fille , depuis l'étranger, peur me faire un petit coucou rapide et m'assurer que tout va bien à tout instant!</text:p>
          </table:table-cell>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office:value-type="string">
            <text:p>ita</text:p>
          </table:table-cell>
          <table:table-cell office:value-type="string">
            <text:p>oui</text:p>
          </table:table-cell>
          <table:table-cell office:value-type="string">
            <text:p>eng</text:p>
          </table:table-cell>
          <table:table-cell office:value-type="string">
            <text:p>spa</text:p>
          </table:table-cell>
          <table:table-cell office:value-type="string">
            <text:p>ita</text:p>
          </table:table-cell>
          <table:table-cell office:value-type="string">
            <text:p>pol</text:p>
          </table:table-cell>
          <table:table-cell office:value-type="string">
            <text:p>oui_mais</text:p>
          </table:table-cell>
          <table:table-cell office:value-type="string">
            <text:p>francais_standard</text:p>
          </table:table-cell>
          <table:table-cell office:value-type="string">
            <text:p>7.333333333333333</text:p>
          </table:table-cell>
          <table:table-cell office:value-type="float" office:value="6">
            <text:p>6</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string">
            <text:p>documents de travail</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string">
            <text:p>cours et exercices: J'ADORE ECRIRE</text:p>
          </table:table-cell>
          <table:table-cell office:value-type="string">
            <text:p>tres_souvent</text:p>
          </table:table-cell>
          <table:table-cell table:number-columns-repeated="913"/>
        </table:table-row>
        <table:table-row table:style-name="ro4">
          <table:table-cell office:value-type="string">
            <text:p>2011-09-20 13:13:04</text:p>
          </table:table-cell>
          <table:table-cell office:value-type="string">
            <text:p>consentement+questionnaire</text:p>
          </table:table-cell>
          <table:table-cell office:value-type="float" office:value="40">
            <text:p>40</text:p>
          </table:table-cell>
          <table:table-cell office:value-type="float" office:value="292">
            <text:p>29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6"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table:table-cell office:value-type="string">
            <text:p>congé parental d'éducation</text:p>
          </table:table-cell>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pour plaisanter</text:p>
          </table:table-cell>
          <table:table-cell office:value-type="string">
            <text:p>avantages : rapide, ludique</text:p>
            <text:p/>
            <text:p>inconvénients : ne va pas améliorer le niveau d'orthographe des personnes qui le pratiquent. Le langage sms va au-delà de l'écriture des sms, certaines personnes s'expriment ainsi sur des forums, des réseaux sociaux ou par e-mail</text:p>
          </table:table-cell>
          <table:table-cell office:value-type="string">
            <text:p>Je pense qu'à l'avenir, tous les téléphones seront équipés d'Internet et qu'on privilégiera la communication par e_mail. Cependant les sms sont un mode de communication extrêmement rapide, surtout qu'il me semble que certains téléphones sont équipés d'un système de reconnaissance vocale et que les personnes qui les possèdent n'ont même plus à rédiger les sm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9">
          <table:table-cell office:value-type="string">
            <text:p>2011-09-20 13:58:28</text:p>
          </table:table-cell>
          <table:table-cell office:value-type="string">
            <text:p>consentement+questionnaire</text:p>
          </table:table-cell>
          <table:table-cell office:value-type="float" office:value="27">
            <text:p>27</text:p>
          </table:table-cell>
          <table:table-cell office:value-type="float" office:value="284">
            <text:p>28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13100">
            <text:p>13100</text:p>
          </table:table-cell>
          <table:table-cell/>
          <table:table-cell office:value-type="string">
            <text:p>autre</text:p>
          </table:table-cell>
          <table:table-cell office:value-type="string">
            <text:p>classique tactile</text:p>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rarement</text:p>
          </table:table-cell>
          <table:table-cell office:value-type="string">
            <text:p>tres_souvent</text:p>
          </table:table-cell>
          <table:table-cell office:value-type="string">
            <text:p>rarem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Deux avantages hors le "code" entre amis : rapidité d'écriture &amp; taille réduite du message. Avec le T9/clavier et l'illimité, ils disparaissent...</text:p>
            <text:p/>
            <text:p>Les inconvénients:</text:p>
            <text:p>- leur caractère parfois limite incompréhensible.</text:p>
            <text:p>- lorsque l'on oublie les niveaux de langue/écriture plus soutenus.</text:p>
            <text:p>- l'"agression" lorsqu'on est face à des fautes énormes.</text:p>
          </table:table-cell>
          <table:table-cell office:value-type="string">
            <text:p>Je pense que le principe du message écrit instantané sur support portable (non intrusif, discrétion...) continuera, mais que le format SMS tendra à disparaître.</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pas_opinion</text:p>
          </table:table-cell>
          <table:table-cell office:value-type="string">
            <text:p>11.523809523809524</text:p>
          </table:table-cell>
          <table:table-cell office:value-type="float" office:value="10">
            <text:p>1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ocuments de travail</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créations personnelles, idées</text:p>
          </table:table-cell>
          <table:table-cell office:value-type="string">
            <text:p>tres_souvent</text:p>
          </table:table-cell>
          <table:table-cell table:number-columns-repeated="913"/>
        </table:table-row>
        <table:table-row table:style-name="ro6">
          <table:table-cell office:value-type="string">
            <text:p>2011-09-20 14:47:11</text:p>
          </table:table-cell>
          <table:table-cell office:value-type="string">
            <text:p>consentement+questionnaire</text:p>
          </table:table-cell>
          <table:table-cell office:value-type="float" office:value="57">
            <text:p>57</text:p>
          </table:table-cell>
          <table:table-cell office:value-type="float" office:value="179">
            <text:p>17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office:value-type="string">
            <text:p>ita</text:p>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1"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table:table-cell office:value-type="float" office:value="30820">
            <text:p>30820</text:p>
          </table:table-cell>
          <table:table-cell office:value-type="float" office:value="8">
            <text:p>8</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5">
            <text:p>5</text:p>
          </table:table-cell>
          <table:table-cell office:value-type="float" office:value="3">
            <text:p>3</text:p>
          </table:table-cell>
          <table:table-cell table:number-columns-repeated="2" office:value-type="float" office:value="0">
            <text:p>0</text:p>
          </table:table-cell>
          <table:table-cell/>
          <table:table-cell office:value-type="string">
            <text:p>redaction_soit_soit</text:p>
          </table:table-cell>
          <table:table-cell office:value-type="string">
            <text:p>rarement</text:p>
          </table:table-cell>
          <table:table-cell office:value-type="string">
            <text:p>jamais</text:p>
          </table:table-cell>
          <table:table-cell office:value-type="string">
            <text:p>tres_souvent</text:p>
          </table:table-cell>
          <table:table-cell office:value-type="string">
            <text:p>jamais</text:p>
          </table:table-cell>
          <table:table-cell/>
          <table:table-cell office:value-type="string">
            <text:p>skype</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rapidité, discrétion, efficacité, "gratuité",</text:p>
            <text:p/>
            <text:p>mais ils ont leurs limites dans le choix des mots...et pas de preuve qu'ils ont été lus !!</text:p>
          </table:table-cell>
          <table:table-cell office:value-type="string">
            <text:p>oui, je pense. La nouvelle génération ne pourra plus s'en passer !</text:p>
            <text:p>Ils sont efficaces pour les demandes urgentes et c'est d'ailleurs un code:</text:p>
            <text:p>- urgent: sms complété éventuellement par une CT, si il doit y avoir négociation ou précision.</text:p>
            <text:p>- pas urgent : mél</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0 15:58:08</text:p>
          </table:table-cell>
          <table:table-cell office:value-type="string">
            <text:p>consentement+questionnaire</text:p>
          </table:table-cell>
          <table:table-cell office:value-type="float" office:value="28">
            <text:p>28</text:p>
          </table:table-cell>
          <table:table-cell office:value-type="float" office:value="37">
            <text:p>3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vantages: rapide</text:p>
            <text:p>inconvénients: denature la langue française, illisible</text:p>
          </table:table-cell>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4">
          <table:table-cell office:value-type="string">
            <text:p>2011-09-20 16:58:51</text:p>
          </table:table-cell>
          <table:table-cell office:value-type="string">
            <text:p>consentement+questionnaire</text:p>
          </table:table-cell>
          <table:table-cell office:value-type="float" office:value="43">
            <text:p>43</text:p>
          </table:table-cell>
          <table:table-cell office:value-type="float" office:value="10">
            <text:p>1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200">
            <text:p>34200</text:p>
          </table:table-cell>
          <table:table-cell office:value-type="float" office:value="20">
            <text:p>20</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10 a 20</text:p>
          </table:table-cell>
          <table:table-cell office:value-type="string">
            <text:p>non</text:p>
          </table:table-cell>
          <table:table-cell office:value-type="float" office:value="4">
            <text:p>4</text:p>
          </table:table-cell>
          <table:table-cell office:value-type="float" office:value="1">
            <text:p>1</text:p>
          </table:table-cell>
          <table:table-cell table:number-columns-repeated="2" office:value-type="float" office:value="5">
            <text:p>5</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ité pratique possibilité de pouvoir si pas presser recevoir reponse plutard ou emettre reponse plutard </text:p>
            <text:p/>
            <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1">
            <text:p>1</text:p>
          </table:table-cell>
          <table:table-cell table:number-columns-repeated="2" office:value-type="float" office:value="0">
            <text:p>0</text:p>
          </table:table-cell>
          <table:table-cell/>
          <table:table-cell office:value-type="string">
            <text:p>souvent</text:p>
          </table:table-cell>
          <table:table-cell table:number-columns-repeated="913"/>
        </table:table-row>
        <table:table-row table:style-name="ro6">
          <table:table-cell office:value-type="string">
            <text:p>2011-09-20 17:27:42</text:p>
          </table:table-cell>
          <table:table-cell office:value-type="string">
            <text:p>consentement+questionnaire</text:p>
          </table:table-cell>
          <table:table-cell office:value-type="float" office:value="20">
            <text:p>20</text:p>
          </table:table-cell>
          <table:table-cell office:value-type="float" office:value="275">
            <text:p>27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500">
            <text:p>3450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4">
            <text:p>4</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rarement</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Sensation d'intimité et de complicité dedu à l'écrit.</text:p>
            <text:p/>
          </table:table-cell>
          <table:table-cell office:value-type="string">
            <text:p>Les sms ont, selon moi, de l'avenir sous la forme récente qu'ils prennent.</text:p>
            <text:p><text:s/>Exemple : </text:p>
            <text:p>- Discution entre blackberry totalement gratuit. </text:p>
            <text:p>- Conversation sms sur Iphone ou smartphone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 papiers</text:p>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0 19:06:57</text:p>
          </table:table-cell>
          <table:table-cell office:value-type="string">
            <text:p>consentement+questionnaire</text:p>
          </table:table-cell>
          <table:table-cell office:value-type="float" office:value="23">
            <text:p>23</text:p>
          </table:table-cell>
          <table:table-cell office:value-type="float" office:value="22">
            <text:p>22</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eng</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0">
            <text:p>0</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jamais</text:p>
          </table:table-cell>
          <table:table-cell office:value-type="string">
            <text:p>rarement</text:p>
          </table:table-cell>
          <table:table-cell office:value-type="string">
            <text:p>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Bien que cela soit pratique comme les abréviations dans la langue française, il ne faut pas oublier pour autant "l'orthographe", et remplacer la langue française par le "langage texto".</text:p>
          </table:table-cell>
          <table:table-cell office:value-type="string">
            <text:p>Possible, mais peut-être avec une utilisation plus étendue, comme on peut voir sur twitter (sorte de sms public), sur facebook.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0 19:30:18</text:p>
          </table:table-cell>
          <table:table-cell office:value-type="string">
            <text:p>consentement+questionnaire</text:p>
          </table:table-cell>
          <table:table-cell office:value-type="float" office:value="28">
            <text:p>28</text:p>
          </table:table-cell>
          <table:table-cell office:value-type="float" office:value="55">
            <text:p>5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090">
            <text:p>34090</text:p>
          </table:table-cell>
          <table:table-cell office:value-type="float" office:value="10">
            <text:p>10</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rarement</text:p>
          </table:table-cell>
          <table:table-cell table:number-columns-repeated="2" office:value-type="string">
            <text:p>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Ecrits professionnels</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0 19:23:51</text:p>
          </table:table-cell>
          <table:table-cell office:value-type="string">
            <text:p>consentement+questionnaire</text:p>
          </table:table-cell>
          <table:table-cell office:value-type="float" office:value="16">
            <text:p>16</text:p>
          </table:table-cell>
          <table:table-cell office:value-type="float" office:value="166">
            <text:p>16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500">
            <text:p>3450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20 a 50</text:p>
          </table:table-cell>
          <table:table-cell office:value-type="string">
            <text:p>oui</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jamais</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l'écriture sms nous permet de montrer notre style que nous aimons, c'est parfois plus jolie.</text:p>
          </table:table-cell>
          <table:table-cell office:value-type="string">
            <text:p>A l'avenir je pense que les sms seront bien plus utilisés, car c'est rapide, en quelques secondes on peut transmettre à une ou plusieurs personnes des informations et pour beaucoup de personnes les sms sont gratuit. </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0 21:45:00</text:p>
          </table:table-cell>
          <table:table-cell office:value-type="string">
            <text:p>consentement+questionnaire</text:p>
          </table:table-cell>
          <table:table-cell office:value-type="float" office:value="28">
            <text:p>28</text:p>
          </table:table-cell>
          <table:table-cell office:value-type="float" office:value="120">
            <text:p>12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480">
            <text:p>3448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3">
            <text:p>3</text:p>
          </table:table-cell>
          <table:table-cell office:value-type="float" office:value="1">
            <text:p>1</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rarement</text:p>
          </table:table-cell>
          <table:table-cell office:value-type="string">
            <text:p>parfois</text:p>
          </table:table-cell>
          <table:table-cell office:value-type="string">
            <text:p>jamais</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Prix, accusés de receptions</text:p>
            <text:p>Inconvénients : Pas de réponses tout de suite, plus long, tons des phrases des fois déformés</text:p>
          </table:table-cell>
          <table:table-cell office:value-type="string">
            <text:p>Oui toujours pourquoi les supprimer??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au travail</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0 22:14:48</text:p>
          </table:table-cell>
          <table:table-cell office:value-type="string">
            <text:p>consentement+questionnaire</text:p>
          </table:table-cell>
          <table:table-cell office:value-type="float" office:value="20">
            <text:p>20</text:p>
          </table:table-cell>
          <table:table-cell office:value-type="float" office:value="488">
            <text:p>48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680">
            <text:p>3468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10 a 2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parfois</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plus rapide mais ça provoque de mauvaise habitudes d'écriture donc des problèmes d'orthographe. De plus l'écriture SMS n'est pas jolie. <text:s/></text:p>
          </table:table-cell>
          <table:table-cell office:value-type="string">
            <text:p>Oui il resterons utilisé</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0 22:47:27</text:p>
          </table:table-cell>
          <table:table-cell office:value-type="string">
            <text:p>consentement+questionnaire</text:p>
          </table:table-cell>
          <table:table-cell office:value-type="float" office:value="51">
            <text:p>51</text:p>
          </table:table-cell>
          <table:table-cell office:value-type="float" office:value="469">
            <text:p>46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oci</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13" office:value-type="float" office:value="0">
            <text:p>0</text:p>
          </table:table-cell>
          <table:table-cell office:value-type="float" office:value="1">
            <text:p>1</text:p>
          </table:table-cell>
          <table:table-cell/>
          <table:table-cell office:value-type="string">
            <text:p>Assistante Familiale Aide sociale à l'Enfance</text:p>
          </table:table-cell>
          <table:table-cell office:value-type="float" office:value="11400">
            <text:p>114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souvent</text:p>
          </table:table-cell>
          <table:table-cell office:value-type="string">
            <text:p>rarem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petit avantage : c'est plus rapide</text:p>
            <text:p>TRES GROS INCONVENIENT : le Monde ne saura plus écrire le Français !</text:p>
          </table:table-cell>
          <table:table-cell office:value-type="string">
            <text:p>Pour moi, les sms ne seront que de courtes durées comme mode de communication ; tout se fera par vidéo : beaucoup de téléphones en sont déjà équipés.</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oci</text:p>
          </table:table-cell>
          <table:table-cell office:value-type="string">
            <text:p>spa</text:p>
          </table:table-cell>
          <table:table-cell/>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poèmes</text:p>
          </table:table-cell>
          <table:table-cell office:value-type="string">
            <text:p>tres_souvent</text:p>
          </table:table-cell>
          <table:table-cell table:number-columns-repeated="913"/>
        </table:table-row>
        <table:table-row table:style-name="ro3">
          <table:table-cell office:value-type="string">
            <text:p>2011-09-20 23:23:59</text:p>
          </table:table-cell>
          <table:table-cell office:value-type="string">
            <text:p>consentement+questionnaire</text:p>
          </table:table-cell>
          <table:table-cell office:value-type="float" office:value="30">
            <text:p>30</text:p>
          </table:table-cell>
          <table:table-cell office:value-type="float" office:value="87">
            <text:p>8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000">
            <text:p>34000</text:p>
          </table:table-cell>
          <table:table-cell office:value-type="float" office:value="2">
            <text:p>2</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4">
            <text:p>4</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rarement</text:p>
          </table:table-cell>
          <table:table-cell office:value-type="string">
            <text:p>parfois</text:p>
          </table:table-cell>
          <table:table-cell office:value-type="string">
            <text:p>tres_souvent</text:p>
          </table:table-cell>
          <table:table-cell office:value-type="string">
            <text:p>parfois</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rapidité à l'écriture</text:p>
            <text:p>Inconvénient: lenteur à la lecture</text:p>
          </table:table-cell>
          <table:table-cell office:value-type="string">
            <text:p>Oui mais principalement pour les occasions où les messages de vive voix ne peuvent pas être envoyés (réunion, cinéma, cours,...) et pour les messages qui ont peu d'importance (Penses à prendre une baguette, "Bonne année" envoyé à tous ses contacts)</text:p>
          </table:table-cell>
          <table:table-cell office:value-type="string">
            <text:p>non</text:p>
          </table:table-cell>
          <table:table-cell table:number-columns-repeated="4"/>
          <table:table-cell office:value-type="string">
            <text:p>non</text:p>
          </table:table-cell>
          <table:table-cell office:value-type="string">
            <text:p>eng</text:p>
          </table:table-cell>
          <table:table-cell table:number-columns-repeated="3"/>
          <table:table-cell office:value-type="string">
            <text:p>oui_mais</text:p>
          </table:table-cell>
          <table:table-cell office:value-type="string">
            <text:p>ecriture_sms</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rarement</text:p>
          </table:table-cell>
          <table:table-cell table:number-columns-repeated="913"/>
        </table:table-row>
        <table:table-row table:style-name="ro6">
          <table:table-cell office:value-type="string">
            <text:p>2011-09-21 08:56:19</text:p>
          </table:table-cell>
          <table:table-cell office:value-type="string">
            <text:p>consentement+questionnaire</text:p>
          </table:table-cell>
          <table:table-cell office:value-type="float" office:value="27">
            <text:p>27</text:p>
          </table:table-cell>
          <table:table-cell office:value-type="float" office:value="430">
            <text:p>43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oci</text:p>
          </table:table-cell>
          <table:table-cell office:value-type="string">
            <text:p>eng</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9"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table:table-cell office:value-type="float" office:value="34070">
            <text:p>34070</text:p>
          </table:table-cell>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professionnel</text:p>
          </table:table-cell>
          <table:table-cell office:value-type="string">
            <text:p>redaction_ortho_standard</text:p>
          </table:table-cell>
          <table:table-cell office:value-type="string">
            <text:p>tres_souvent</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inc. : Il n'y a pas le ton</text:p>
            <text:p>avantage : ça reste (indiquer une adresse...)</text:p>
            <text:p>avantage : rapide et efficace</text:p>
            <text:p/>
          </table:table-cell>
          <table:table-cell office:value-type="string">
            <text:p>oui, pas de moyen plus simple en tête de communiquer rapidement.</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5" office:value-type="float" office:value="1">
            <text:p>1</text:p>
          </table:table-cell>
          <table:table-cell office:value-type="string">
            <text:p>comptes rendus, études, note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string">
            <text:p>fiction</text:p>
          </table:table-cell>
          <table:table-cell office:value-type="string">
            <text:p>tres_souvent</text:p>
          </table:table-cell>
          <table:table-cell table:number-columns-repeated="913"/>
        </table:table-row>
        <table:table-row table:style-name="ro4">
          <table:table-cell office:value-type="string">
            <text:p>2011-09-21 09:22:40</text:p>
          </table:table-cell>
          <table:table-cell office:value-type="string">
            <text:p>consentement+questionnaire</text:p>
          </table:table-cell>
          <table:table-cell office:value-type="float" office:value="20">
            <text:p>20</text:p>
          </table:table-cell>
          <table:table-cell office:value-type="float" office:value="446">
            <text:p>44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13" office:value-type="float" office:value="0">
            <text:p>0</text:p>
          </table:table-cell>
          <table:table-cell office:value-type="float" office:value="1">
            <text:p>1</text:p>
          </table:table-cell>
          <table:table-cell/>
          <table:table-cell office:value-type="string">
            <text:p>informatique</text:p>
          </table:table-cell>
          <table:table-cell office:value-type="float" office:value="34000">
            <text:p>340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table:number-columns-repeated="3" office:value-type="float" office:value="2">
            <text:p>2</text:p>
          </table:table-cell>
          <table:table-cell office:value-type="float" office:value="1">
            <text:p>1</text:p>
          </table:table-cell>
          <table:table-cell table:number-columns-repeated="2"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avantage : plus rapide</text:p>
            <text:p/>
            <text:p>inconvénient : langue faussée, fautes orthographes inconscientes</text:p>
          </table:table-cell>
          <table:table-cell office:value-type="string">
            <text:p>oui car on s'y habitu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non</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1 09:21:29</text:p>
          </table:table-cell>
          <table:table-cell office:value-type="string">
            <text:p>consentement+questionnaire</text:p>
          </table:table-cell>
          <table:table-cell office:value-type="float" office:value="45">
            <text:p>45</text:p>
          </table:table-cell>
          <table:table-cell office:value-type="float" office:value="30">
            <text:p>3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13" office:value-type="float" office:value="0">
            <text:p>0</text:p>
          </table:table-cell>
          <table:table-cell office:value-type="float" office:value="1">
            <text:p>1</text:p>
          </table:table-cell>
          <table:table-cell/>
          <table:table-cell office:value-type="string">
            <text:p>travail social</text:p>
          </table:table-cell>
          <table:table-cell office:value-type="float" office:value="34600">
            <text:p>34600</text:p>
          </table:table-cell>
          <table:table-cell office:value-type="float" office:value="24">
            <text:p>24</text:p>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Elle est bien sûr beaucoup plus rapide mais quand elle est utilisée par des personnes ne maîtrisant pas l'orthographe, elle brouille probablement les apprentissages... Mais rien n'interdit de l'utiliser en continuant à appliquer certaines règles...</text:p>
          </table:table-cell>
          <table:table-cell office:value-type="string">
            <text:p>Quelque temps encore, aussi longtemps que tout le monde n'est pas connecté à Internet avec son mobile... </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office:value-type="string">
            <text:p>oci</text:p>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es magazine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string">
            <text:p>compte-rendus de réunions, dossiers de demande de subvention, etc...</text:p>
          </table:table-cell>
          <table:table-cell office:value-type="string">
            <text:p>tres_souvent</text:p>
          </table:table-cell>
          <table:table-cell table:number-columns-repeated="913"/>
        </table:table-row>
        <table:table-row table:style-name="ro1">
          <table:table-cell office:value-type="string">
            <text:p>2011-09-21 10:19:33</text:p>
          </table:table-cell>
          <table:table-cell office:value-type="string">
            <text:p>consentement+questionnaire</text:p>
          </table:table-cell>
          <table:table-cell office:value-type="float" office:value="17">
            <text:p>17</text:p>
          </table:table-cell>
          <table:table-cell office:value-type="float" office:value="116">
            <text:p>11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wol</text:p>
          </table:table-cell>
          <table:table-cell office:value-type="string">
            <text:p>bam</text:p>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bam</text:p>
          </table:table-cell>
          <table:table-cell office:value-type="string">
            <text:p>wol</text:p>
          </table:table-cell>
          <table:table-cell/>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70">
            <text:p>34070</text:p>
          </table:table-cell>
          <table:table-cell office:value-type="float" office:value="0">
            <text:p>0</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2"/>
          <table:table-cell table:number-columns-repeated="2" office:value-type="string">
            <text:p>oui</text:p>
          </table:table-cell>
          <table:table-cell office:value-type="string">
            <text:p>fre</text:p>
          </table:table-cell>
          <table:table-cell office:value-type="string">
            <text:p>eng</text:p>
          </table:table-cell>
          <table:table-cell office:value-type="string">
            <text:p>bam</text:p>
          </table:table-cell>
          <table:table-cell office:value-type="string">
            <text:p>wol</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1 10:55:15</text:p>
          </table:table-cell>
          <table:table-cell office:value-type="string">
            <text:p>consentement+questionnaire</text:p>
          </table:table-cell>
          <table:table-cell office:value-type="float" office:value="23">
            <text:p>23</text:p>
          </table:table-cell>
          <table:table-cell office:value-type="float" office:value="493">
            <text:p>49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260">
            <text:p>34260</text:p>
          </table:table-cell>
          <table:table-cell/>
          <table:table-cell office:value-type="string">
            <text:p>iphone</text:p>
          </table:table-cell>
          <table:table-cell/>
          <table:table-cell office:value-type="string">
            <text:p>oui</text:p>
          </table:table-cell>
          <table:table-cell office:value-type="string">
            <text:p>3 a 5</text:p>
          </table:table-cell>
          <table:table-cell office:value-type="string">
            <text:p>5 a 10</text:p>
          </table:table-cell>
          <table:table-cell office:value-type="string">
            <text:p>moins de 5</text:p>
          </table:table-cell>
          <table:table-cell office:value-type="string">
            <text:p>oui</text:p>
          </table:table-cell>
          <table:table-cell office:value-type="float" office:value="6">
            <text:p>6</text:p>
          </table:table-cell>
          <table:table-cell table:number-columns-repeated="3" office:value-type="float" office:value="0">
            <text:p>0</text:p>
          </table:table-cell>
          <table:table-cell office:value-type="float" office:value="1">
            <text:p>1</text:p>
          </table:table-cell>
          <table:table-cell office:value-type="float" office:value="2">
            <text:p>2</text:p>
          </table:table-cell>
          <table:table-cell office:value-type="string">
            <text:p>info banque</text:p>
          </table:table-cell>
          <table:table-cell office:value-type="string">
            <text:p>redaction_melange</text:p>
          </table:table-cell>
          <table:table-cell table:number-columns-repeated="2" office:value-type="string">
            <text:p>jamais</text:p>
          </table:table-cell>
          <table:table-cell table:number-columns-repeated="2" office:value-type="string">
            <text:p>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3"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1 10:59:13</text:p>
          </table:table-cell>
          <table:table-cell office:value-type="string">
            <text:p>consentement+questionnaire</text:p>
          </table:table-cell>
          <table:table-cell office:value-type="float" office:value="18">
            <text:p>18</text:p>
          </table:table-cell>
          <table:table-cell office:value-type="float" office:value="251">
            <text:p>25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13" office:value-type="float" office:value="0">
            <text:p>0</text:p>
          </table:table-cell>
          <table:table-cell office:value-type="float" office:value="1">
            <text:p>1</text:p>
          </table:table-cell>
          <table:table-cell/>
          <table:table-cell office:value-type="string">
            <text:p>Etudiante</text:p>
          </table:table-cell>
          <table:table-cell office:value-type="float" office:value="34090">
            <text:p>3409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2"/>
          <table:table-cell office:value-type="string">
            <text:p>Non car les reseaux sociaux remplasseront rapidement tout autres types de communication. Ex : la place qu'occupe désormais facebook,entre le moment de sa création et maintenant il aura fallu très peu de temps pour que facebook devienne incontournable alors dans quelques années d'autres aurons fait leurs apparition</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1 11:21:16</text:p>
          </table:table-cell>
          <table:table-cell office:value-type="string">
            <text:p>consentement+questionnaire</text:p>
          </table:table-cell>
          <table:table-cell office:value-type="float" office:value="18">
            <text:p>18</text:p>
          </table:table-cell>
          <table:table-cell office:value-type="float" office:value="508">
            <text:p>50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table:number-columns-repeated="2"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oubli de l'orthographe</text:p>
          </table:table-cell>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21 10:57:04</text:p>
          </table:table-cell>
          <table:table-cell office:value-type="string">
            <text:p>consentement+questionnaire</text:p>
          </table:table-cell>
          <table:table-cell office:value-type="float" office:value="22">
            <text:p>22</text:p>
          </table:table-cell>
          <table:table-cell office:value-type="float" office:value="224">
            <text:p>22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office:value-type="string">
            <text:p>swe</text:p>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3">
            <text:p>13</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2">
            <text:p>2</text:p>
          </table:table-cell>
          <table:table-cell office:value-type="float" office:value="6">
            <text:p>6</text:p>
          </table:table-cell>
          <table:table-cell office:value-type="float" office:value="4">
            <text:p>4</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parfo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3" office:value-type="float" office:value="1">
            <text:p>1</text:p>
          </table:table-cell>
          <table:table-cell office:value-type="string">
            <text:p>pour certaines infos concises ou qui ont besoin d'être retenues (heure, salle, rdv...) </text:p>
          </table:table-cell>
          <table:table-cell office:value-type="float" office:value="1">
            <text:p>1</text:p>
          </table:table-cell>
          <table:table-cell table:number-columns-repeated="3" office:value-type="float" office:value="0">
            <text:p>0</text:p>
          </table:table-cell>
          <table:table-cell/>
          <table:table-cell office:value-type="string">
            <text:p>avantages : la rapidité sur certains mots comme "t'inquiètes pas" qui devient "tkt pas", mais aussi de retranscrire des émotions qui n'apparaissent pas par écrit avec l'utilisation des "lol" ou des "mdr" ce qui évite certains quiproquos.</text:p>
            <text:p/>
            <text:p>inconvénients : j'en utilise très peu car je trouve que ça brûle les yeux, et faut quand même arriver à déchiffrer les "koi 2 9 ?" et les "tmtc". En plus je considère que c'est un langage de "d'jeunes" et j'avoue que je juge assez rapidement les gens qui me répondent en langage sms comme des illettrés</text:p>
          </table:table-cell>
          <table:table-cell office:value-type="string">
            <text:p>oui je pense que dans l'avenir ils seront toujours utilisés, tout comme les e-mails, les sms permettent de donner de l'information de manière indirecte et donc plus facilement. Que ce soit pour recontacter le jeune homme qu'on a rencontré la veille en soirée, envoyer des indications routières, ou prévenir tous ses amis qu'on a changé de numéro de téléphone, le sms bien qu'il soit assez impersonnel reste très pratique dans la vie de tous les jour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eng</text:p>
          </table:table-cell>
          <table:table-cell office:value-type="string">
            <text:p>spa</text:p>
          </table:table-cell>
          <table:table-cell office:value-type="string">
            <text:p>swe</text:p>
          </table:table-cell>
          <table:table-cell office:value-type="string">
            <text:p>fre</text:p>
          </table:table-cell>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1 12:55:19</text:p>
          </table:table-cell>
          <table:table-cell office:value-type="string">
            <text:p>consentement+questionnaire</text:p>
          </table:table-cell>
          <table:table-cell office:value-type="float" office:value="40">
            <text:p>40</text:p>
          </table:table-cell>
          <table:table-cell office:value-type="float" office:value="154">
            <text:p>15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160">
            <text:p>34160</text:p>
          </table:table-cell>
          <table:table-cell office:value-type="float" office:value="6">
            <text:p>6</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10 a 2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on ne comprend rien, source d'erreur</text:p>
          </table:table-cell>
          <table:table-cell table:number-columns-repeated="2"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2.095238095238095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0">
          <table:table-cell office:value-type="string">
            <text:p>2011-09-21 14:37:05</text:p>
          </table:table-cell>
          <table:table-cell office:value-type="string">
            <text:p>consentement+questionnaire</text:p>
          </table:table-cell>
          <table:table-cell office:value-type="float" office:value="21">
            <text:p>21</text:p>
          </table:table-cell>
          <table:table-cell office:value-type="float" office:value="259">
            <text:p>25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820">
            <text:p>34820</text:p>
          </table:table-cell>
          <table:table-cell office:value-type="float" office:value="21">
            <text:p>2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jamais</text:p>
          </table:table-cell>
          <table:table-cell table:number-columns-repeated="2"/>
          <table:table-cell table:number-columns-repeated="2" office:value-type="float" office:value="0">
            <text:p>0</text:p>
          </table:table-cell>
          <table:table-cell table:number-columns-repeated="3" office:value-type="float" office:value="1">
            <text:p>1</text:p>
          </table:table-cell>
          <table:table-cell office:value-type="string">
            <text:p>plus discret en classe</text:p>
          </table:table-cell>
          <table:table-cell office:value-type="float" office:value="1">
            <text:p>1</text:p>
          </table:table-cell>
          <table:table-cell table:number-columns-repeated="3" office:value-type="float" office:value="0">
            <text:p>0</text:p>
          </table:table-cell>
          <table:table-cell/>
          <table:table-cell office:value-type="string">
            <text:p>avantages:</text:p>
            <text:p>-peux le faire n'importe ou</text:p>
            <text:p>-peux réfléchir a ce que je veux dire c'est pas du direct</text:p>
            <text:p>-gratuit</text:p>
            <text:p>-pas besoin de rester 5 heures au téléphone</text:p>
            <text:p/>
            <text:p>inconvénients:</text:p>
            <text:p>-ne fait pas passer les émotions sentiments</text:p>
            <text:p>-</text:p>
          </table:table-cell>
          <table:table-cell office:value-type="string">
            <text:p>oui c'est trop pratique pour que ça disparaisse dans l'avenir</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1 13:56:13</text:p>
          </table:table-cell>
          <table:table-cell office:value-type="string">
            <text:p>consentement+questionnaire</text:p>
          </table:table-cell>
          <table:table-cell office:value-type="float" office:value="33">
            <text:p>33</text:p>
          </table:table-cell>
          <table:table-cell office:value-type="float" office:value="196">
            <text:p>19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080">
            <text:p>34080</text:p>
          </table:table-cell>
          <table:table-cell office:value-type="float" office:value="10">
            <text:p>10</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parfois</text:p>
          </table:table-cell>
          <table:table-cell office:value-type="string">
            <text:p>tres_souvent</text:p>
          </table:table-cell>
          <table:table-cell office:value-type="string">
            <text:p>parfois</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3"/>
          <table:table-cell office:value-type="string">
            <text:p>non</text:p>
          </table:table-cell>
          <table:table-cell office:value-type="string">
            <text:p>fre</text:p>
          </table:table-cell>
          <table:table-cell table:number-columns-repeated="3"/>
          <table:table-cell office:value-type="string">
            <text:p>non</text:p>
          </table:table-cell>
          <table:table-cell table:number-columns-repeated="4"/>
          <table:table-cell office:value-type="string">
            <text:p>oui_mais</text:p>
          </table:table-cell>
          <table:table-cell office:value-type="string">
            <text:p>francais_standard</text:p>
          </table:table-cell>
          <table:table-cell table:number-columns-repeated="7"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21 16:01:39</text:p>
          </table:table-cell>
          <table:table-cell office:value-type="string">
            <text:p>consentement+questionnaire</text:p>
          </table:table-cell>
          <table:table-cell office:value-type="float" office:value="32">
            <text:p>32</text:p>
          </table:table-cell>
          <table:table-cell office:value-type="float" office:value="147">
            <text:p>14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7"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superieur</text:p>
          </table:table-cell>
          <table:table-cell/>
          <table:table-cell office:value-type="float" office:value="34070">
            <text:p>34070</text:p>
          </table:table-cell>
          <table:table-cell office:value-type="float" office:value="14">
            <text:p>14</text:p>
          </table:table-cell>
          <table:table-cell office:value-type="string">
            <text:p>iphone</text:p>
          </table:table-cell>
          <table:table-cell/>
          <table:table-cell office:value-type="string">
            <text:p>non</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6">
            <text:p>6</text:p>
          </table:table-cell>
          <table:table-cell table:number-columns-repeated="2" office:value-type="float" office:value="1">
            <text:p>1</text:p>
          </table:table-cell>
          <table:table-cell table:number-columns-repeated="3" office:value-type="float" office:value="0">
            <text:p>0</text:p>
          </table:table-cell>
          <table:table-cell/>
          <table:table-cell office:value-type="string">
            <text:p>redaction_melange</text:p>
          </table:table-cell>
          <table:table-cell office:value-type="string">
            <text:p>tres_souvent</text:p>
          </table:table-cell>
          <table:table-cell office:value-type="string">
            <text:p>rarement</text:p>
          </table:table-cell>
          <table:table-cell office:value-type="string">
            <text:p>souvent</text:p>
          </table:table-cell>
          <table:table-cell office:value-type="string">
            <text:p>parfois</text:p>
          </table:table-cell>
          <table:table-cell table:number-columns-repeated="2"/>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pour avoir une trace ; pour ne pas tomber sur le répondeur</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L'avantage indéniable reste la rapidité lorsque le mot en langage sms est plus court que le mot en français classique (ex: "pkoi" au lieu de "pourquoi"). Le plus gros inconvénient selon moi c'est la perte et/ou le mélange de la fonction des mots dans la phrase (ex: "sa" au lieu de "ça" ; "javé" au lieu de "j'avais"), qui à la longue altère la connaissance du français classique. C'est pourquoi à titre personnel je bannis les mots en langage sms qui altèrent la fonction grammaticale.</text:p>
          </table:table-cell>
          <table:table-cell office:value-type="string">
            <text:p>Sur le court et moyen terme, je pense qu'ils ont encore de beaux jours devant eux. D'ici 20 ans par contre, je ne serai pas étonné qu'ils aient laissé place à d'autre moyens (il suffit de comparer à ce qu'étaient l'informatique et la téléphonie en 1991). J'imagine assez bien une "écriture" des sms par reconnaissance vocal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2">
          <table:table-cell office:value-type="string">
            <text:p>2011-09-21 19:13:48</text:p>
          </table:table-cell>
          <table:table-cell office:value-type="string">
            <text:p>consentement+questionnaire</text:p>
          </table:table-cell>
          <table:table-cell office:value-type="float" office:value="27">
            <text:p>27</text:p>
          </table:table-cell>
          <table:table-cell office:value-type="float" office:value="263">
            <text:p>26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maternelle_primaire</text:p>
          </table:table-cell>
          <table:table-cell/>
          <table:table-cell office:value-type="float" office:value="30310">
            <text:p>3031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parfois</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1 19:26:20</text:p>
          </table:table-cell>
          <table:table-cell office:value-type="string">
            <text:p>consentement+questionnaire</text:p>
          </table:table-cell>
          <table:table-cell office:value-type="float" office:value="26">
            <text:p>26</text:p>
          </table:table-cell>
          <table:table-cell office:value-type="float" office:value="410">
            <text:p>41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160">
            <text:p>3416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rapide et évite de passer ça soirée au téléphone</text:p>
          </table:table-cell>
          <table:table-cell office:value-type="string">
            <text:p>Oui, tellement pratique pour rapeler ou confirmer un RDV.</text:p>
            <text:p>Même les garages les utilisent pour informer le client que sa voiture est prête aprés réviion/réparation.</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2">
          <table:table-cell office:value-type="string">
            <text:p>2011-09-21 19:36:45</text:p>
          </table:table-cell>
          <table:table-cell office:value-type="string">
            <text:p>consentement+questionnaire</text:p>
          </table:table-cell>
          <table:table-cell office:value-type="float" office:value="17">
            <text:p>17</text:p>
          </table:table-cell>
          <table:table-cell office:value-type="float" office:value="171">
            <text:p>17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570">
            <text:p>3457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inconvéniant: Fautes d'orthographe pour tout ce qui concerne la redaction.</text:p>
          </table:table-cell>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1 19:28:13</text:p>
          </table:table-cell>
          <table:table-cell office:value-type="string">
            <text:p>consentement+questionnaire</text:p>
          </table:table-cell>
          <table:table-cell office:value-type="float" office:value="20">
            <text:p>20</text:p>
          </table:table-cell>
          <table:table-cell office:value-type="float" office:value="188">
            <text:p>18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6">
            <text:p>34096</text:p>
          </table:table-cell>
          <table:table-cell office:value-type="float" office:value="1">
            <text:p>1</text:p>
          </table:table-cell>
          <table:table-cell office:value-type="string">
            <text:p>autre</text:p>
          </table:table-cell>
          <table:table-cell office:value-type="string">
            <text:p>samsung player one</text:p>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3">
            <text:p>3</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jamais</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ité- perte de la valeur de la langue française</text:p>
          </table:table-cell>
          <table:table-cell office:value-type="string">
            <text:p>Oui je pense que les sms ont un brillant avenir, c'est simple efficace, rapide et peu cher. Cela dit si d'autres technologies tout aussi compétantes venaient à s'installer, alors l'avenir du short message text disparaitrait tout aussi rapidement</text:p>
          </table:table-cell>
          <table:table-cell office:value-type="string">
            <text:p>non</text:p>
          </table:table-cell>
          <table:table-cell table:number-columns-repeated="4"/>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1 20:32:52</text:p>
          </table:table-cell>
          <table:table-cell office:value-type="string">
            <text:p>consentement+questionnaire</text:p>
          </table:table-cell>
          <table:table-cell office:value-type="float" office:value="18">
            <text:p>18</text:p>
          </table:table-cell>
          <table:table-cell office:value-type="float" office:value="369">
            <text:p>36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570">
            <text:p>3457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table:number-columns-repeated="2" office:value-type="string">
            <text:p>souvent</text:p>
          </table:table-cell>
          <table:table-cell office:value-type="string">
            <text:p>rarement</text:p>
          </table:table-cell>
          <table:table-cell office:value-type="string">
            <text:p>souvent</text:p>
          </table:table-cell>
          <table:table-cell/>
          <table:table-cell office:value-type="string">
            <text:p>JeuxVideo en Ligne</text:p>
          </table:table-cell>
          <table:table-cell table:number-columns-repeated="5" office:value-type="float" office:value="1">
            <text:p>1</text:p>
          </table:table-cell>
          <table:table-cell office:value-type="string">
            <text:p>C'est notre génération</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Je pense que nous sommes d'accord. C'est avant tout pour gagner du temps, car les téléphones de l'époque possédaient 3-4 lettres par touches. De plus, nous sommes libre d'écrire comme bon nous sembles, personne ne nous juge réellement. C'est aussi un effet de mode chez les adolescent ( collégiens ), et accentué par internet.</text:p>
          </table:table-cell>
          <table:table-cell office:value-type="string">
            <text:p>Oui, les forfaits nous y encouragent. C'est un mode qui permet de s'exprimer plus facilement, il n'y a pas de gène social, d'émotion dans la voix, et on a le temps de réfléchir à ce que nous voulons dire. C'est bref, et la personne n'est pas déranger. En revanche, lorsque l'on s'adresse à quelqu'un que l'on ne connait pas ( comme je le fais en se moment d'ailleurs ) et une personne hiérarchiquement mieux placé ( travail, famille etc..), on surveille plus souvent son orthographe ( vous pourrez d'ailleurs le constater sur moi, lorsque je m'adresse à mes parents). Voila :)</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Des cours</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1 21:06:15</text:p>
          </table:table-cell>
          <table:table-cell office:value-type="string">
            <text:p>consentement+questionnaire</text:p>
          </table:table-cell>
          <table:table-cell office:value-type="float" office:value="16">
            <text:p>16</text:p>
          </table:table-cell>
          <table:table-cell office:value-type="float" office:value="324">
            <text:p>32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70">
            <text:p>34070</text:p>
          </table:table-cell>
          <table:table-cell office:value-type="float" office:value="13">
            <text:p>13</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soit_soit</text:p>
          </table:table-cell>
          <table:table-cell office:value-type="string">
            <text:p>jamais</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moins agréable à lire qu'un SMS bien rédigé, en bon français.</text:p>
          </table:table-cell>
          <table:table-cell office:value-type="string">
            <text:p>Oui. De nos jours les SMS sont très utilisés. La plupart de mes amis ont un forfait SMS illimité et je ne vois pas personnellement arriver à m'en pass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Tout ce qui a rapport aux cours</text:p>
          </table:table-cell>
          <table:table-cell office:value-type="string">
            <text:p>oui</text:p>
          </table:table-cell>
          <table:table-cell table:number-columns-repeated="5" office:value-type="float" office:value="0">
            <text:p>0</text:p>
          </table:table-cell>
          <table:table-cell office:value-type="float" office:value="1">
            <text:p>1</text:p>
          </table:table-cell>
          <table:table-cell office:value-type="string">
            <text:p>Blog</text:p>
          </table:table-cell>
          <table:table-cell office:value-type="string">
            <text:p>parfois</text:p>
          </table:table-cell>
          <table:table-cell table:number-columns-repeated="913"/>
        </table:table-row>
        <table:table-row table:style-name="ro3">
          <table:table-cell office:value-type="string">
            <text:p>2011-09-21 21:45:01</text:p>
          </table:table-cell>
          <table:table-cell office:value-type="string">
            <text:p>consentement+questionnaire</text:p>
          </table:table-cell>
          <table:table-cell office:value-type="float" office:value="27">
            <text:p>27</text:p>
          </table:table-cell>
          <table:table-cell office:value-type="float" office:value="385">
            <text:p>38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13" office:value-type="float" office:value="0">
            <text:p>0</text:p>
          </table:table-cell>
          <table:table-cell office:value-type="float" office:value="1">
            <text:p>1</text:p>
          </table:table-cell>
          <table:table-cell/>
          <table:table-cell office:value-type="string">
            <text:p>educateur spécialisé</text:p>
          </table:table-cell>
          <table:table-cell office:value-type="float" office:value="34000">
            <text:p>34000</text:p>
          </table:table-cell>
          <table:table-cell office:value-type="float" office:value="6">
            <text:p>6</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Pratique, rapide et cela permet de conserver des informations importantes. Ils constituent une trace.</text:p>
            <text:p>L'inconvénient majeur est qu'on ne peut que difficilement rendre le ton que l'on souhaite employer. l'ironie est par exemple presque impossible à utiliser par SMS</text:p>
          </table:table-cell>
          <table:table-cell office:value-type="string">
            <text:p>Oui. Je ne vois pas ce qui pourrait les remplacer à l'heure actuelle. De plus, avec la généralisation des offres illimitées et des smartphones, les SMS deviennent de plus en plus l'équivalent de mails instantanés. Cela peut s'avérer très pratique, même dans un cadre professionnel.</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écrits professionnels</text:p>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1 23:53:52</text:p>
          </table:table-cell>
          <table:table-cell office:value-type="string">
            <text:p>consentement+questionnaire</text:p>
          </table:table-cell>
          <table:table-cell office:value-type="float" office:value="21">
            <text:p>21</text:p>
          </table:table-cell>
          <table:table-cell office:value-type="float" office:value="476">
            <text:p>47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0">
            <text:p>0</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table:table-cell office:value-type="string">
            <text:p>redaction_soit_soit</text:p>
          </table:table-cell>
          <table:table-cell table:number-columns-repeated="2" office:value-type="string">
            <text:p>rarement</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Avantages : rapidité, simplicité, peut s'écrire dans une situation où on ne peut téléphoner (cours, réunion)</text:p>
            <text:p>Inconvéniants : moyens de coomunications moins implicatifs (pour un anniversaire d'une personne importante, il faut mieux appeler).</text:p>
          </table:table-cell>
          <table:table-cell office:value-type="string">
            <text:p>Non, je pense que l'utilisation a ateeint un palli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2 10:34:51</text:p>
          </table:table-cell>
          <table:table-cell office:value-type="string">
            <text:p>consentement</text:p>
          </table:table-cell>
          <table:table-cell/>
          <table:table-cell office:value-type="float" office:value="498">
            <text:p>498</text:p>
          </table:table-cell>
          <table:table-cell table:number-columns-repeated="1020"/>
        </table:table-row>
        <table:table-row table:style-name="ro1">
          <table:table-cell office:value-type="string">
            <text:p>2011-09-22 11:13:36</text:p>
          </table:table-cell>
          <table:table-cell office:value-type="string">
            <text:p>consentement+questionnaire</text:p>
          </table:table-cell>
          <table:table-cell office:value-type="float" office:value="22">
            <text:p>22</text:p>
          </table:table-cell>
          <table:table-cell office:value-type="float" office:value="463">
            <text:p>46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79230">
            <text:p>7923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5">
            <text:p>5</text:p>
          </table:table-cell>
          <table:table-cell office:value-type="float" office:value="2">
            <text:p>2</text:p>
          </table:table-cell>
          <table:table-cell office:value-type="float" office:value="3">
            <text:p>3</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table:number-columns-repeated="7"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2 12:16:05</text:p>
          </table:table-cell>
          <table:table-cell office:value-type="string">
            <text:p>consentement+questionnaire</text:p>
          </table:table-cell>
          <table:table-cell office:value-type="float" office:value="17">
            <text:p>17</text:p>
          </table:table-cell>
          <table:table-cell office:value-type="float" office:value="281">
            <text:p>28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6000">
            <text:p>76000</text:p>
          </table:table-cell>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ortho_standard</text:p>
          </table:table-cell>
          <table:table-cell office:value-type="string">
            <text:p>souvent</text:p>
          </table:table-cell>
          <table:table-cell office:value-type="string">
            <text:p>parfois</text:p>
          </table:table-cell>
          <table:table-cell office:value-type="string">
            <text:p>rarement</text:p>
          </table:table-cell>
          <table:table-cell office:value-type="string">
            <text:p>jamais</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table:number-columns-repeated="2" office:value-type="float" office:value="1">
            <text:p>1</text:p>
          </table:table-cell>
          <table:table-cell office:value-type="string">
            <text:p>Textes divers</text:p>
          </table:table-cell>
          <table:table-cell office:value-type="string">
            <text:p>tres_souvent</text:p>
          </table:table-cell>
          <table:table-cell table:number-columns-repeated="913"/>
        </table:table-row>
        <table:table-row table:style-name="ro3">
          <table:table-cell office:value-type="string">
            <text:p>2011-09-22 12:35:36</text:p>
          </table:table-cell>
          <table:table-cell office:value-type="string">
            <text:p>consentement+questionnaire</text:p>
          </table:table-cell>
          <table:table-cell office:value-type="float" office:value="18">
            <text:p>18</text:p>
          </table:table-cell>
          <table:table-cell office:value-type="float" office:value="252">
            <text:p>252</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53000">
            <text:p>53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souvent</text:p>
          </table:table-cell>
          <table:table-cell office:value-type="string">
            <text:p>parfois</text:p>
          </table:table-cell>
          <table:table-cell office:value-type="string">
            <text:p>rarement</text:p>
          </table:table-cell>
          <table:table-cell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Ecrire en sms rends souvent l'écriture d'un sms plus rapide.</text:p>
            <text:p>Mais, écrire uniquement comme cela peut réduire le niveau en orthographe...</text:p>
          </table:table-cell>
          <table:table-cell office:value-type="string">
            <text:p>Les sms seront toujours utilisés plus tard: c'est mode de communication qui permet de s'exprimer plus simplement et plus rapidement qu'un appel.</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2 14:11:20</text:p>
          </table:table-cell>
          <table:table-cell office:value-type="string">
            <text:p>consentement+questionnaire</text:p>
          </table:table-cell>
          <table:table-cell office:value-type="float" office:value="25">
            <text:p>25</text:p>
          </table:table-cell>
          <table:table-cell office:value-type="float" office:value="163">
            <text:p>16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13" office:value-type="float" office:value="0">
            <text:p>0</text:p>
          </table:table-cell>
          <table:table-cell office:value-type="float" office:value="1">
            <text:p>1</text:p>
          </table:table-cell>
          <table:table-cell/>
          <table:table-cell office:value-type="string">
            <text:p>culture</text:p>
          </table:table-cell>
          <table:table-cell office:value-type="float" office:value="34000">
            <text:p>34000</text:p>
          </table:table-cell>
          <table:table-cell office:value-type="float" office:value="7">
            <text:p>7</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vantage principal est de gagner du temps et de réduire la longueur de ses texto particulièrement lorsqu'on n'a pas de forfait illimité en texto ce qui est de plus en plus rare. Par contre, selon les personnes, il peut être difficile à décrypter, notamment lorsqu'il est envoyé par les plus jeunes.</text:p>
          </table:table-cell>
          <table:table-cell office:value-type="string">
            <text:p>Je le pense. Je communique de plus en plus par texto et j'ai le sentiment que cela est encouragé par les forfaits qui sont de plus en plus illimités en texto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2 14:38:02</text:p>
          </table:table-cell>
          <table:table-cell office:value-type="string">
            <text:p>consentement+questionnaire</text:p>
          </table:table-cell>
          <table:table-cell office:value-type="float" office:value="38">
            <text:p>38</text:p>
          </table:table-cell>
          <table:table-cell office:value-type="float" office:value="125">
            <text:p>12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ger</text:p>
          </table:table-cell>
          <table:table-cell office:value-type="string">
            <text:p>eng</text:p>
          </table:table-cell>
          <table:table-cell office:value-type="string">
            <text:p>fre</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170">
            <text:p>34170</text:p>
          </table:table-cell>
          <table:table-cell office:value-type="float" office:value="25">
            <text:p>25</text:p>
          </table:table-cell>
          <table:table-cell office:value-type="string">
            <text:p>blackberry</text:p>
          </table:table-cell>
          <table:table-cell/>
          <table:table-cell office:value-type="string">
            <text:p>oui</text:p>
          </table:table-cell>
          <table:table-cell office:value-type="string">
            <text:p>moins de 1</text:p>
          </table:table-cell>
          <table:table-cell office:value-type="string">
            <text:p>20 a 50</text:p>
          </table:table-cell>
          <table:table-cell office:value-type="string">
            <text:p>5 a 10</text:p>
          </table:table-cell>
          <table:table-cell office:value-type="string">
            <text:p>non</text:p>
          </table:table-cell>
          <table:table-cell office:value-type="float" office:value="6">
            <text:p>6</text:p>
          </table:table-cell>
          <table:table-cell office:value-type="float" office:value="1">
            <text:p>1</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souvent</text:p>
          </table:table-cell>
          <table:table-cell office:value-type="string">
            <text:p>tres_souvent</text:p>
          </table:table-cell>
          <table:table-cell office:value-type="string">
            <text:p>rarem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 français se perd</text:p>
            <text:p>certaines informations très importantes sont dites par écrit au lieu d'être annoncées oralement, c'est triste....</text:p>
          </table:table-cell>
          <table:table-cell office:value-type="string">
            <text:p>à mon avis, les choses vont évoluer, à travers des messages vocaux apr exemple, qui apparaîtront directement sur les ordinateur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ouvrages professionnels</text:p>
          </table:table-cell>
          <table:table-cell office:value-type="string">
            <text:p>oui</text:p>
          </table:table-cell>
          <table:table-cell table:number-columns-repeated="5" office:value-type="float" office:value="0">
            <text:p>0</text:p>
          </table:table-cell>
          <table:table-cell office:value-type="float" office:value="1">
            <text:p>1</text:p>
          </table:table-cell>
          <table:table-cell office:value-type="string">
            <text:p>suivi des vacances !</text:p>
          </table:table-cell>
          <table:table-cell office:value-type="string">
            <text:p>rarement</text:p>
          </table:table-cell>
          <table:table-cell table:number-columns-repeated="913"/>
        </table:table-row>
        <table:table-row table:style-name="ro3">
          <table:table-cell office:value-type="string">
            <text:p>2011-09-22 14:27:17</text:p>
          </table:table-cell>
          <table:table-cell office:value-type="string">
            <text:p>consentement+questionnaire</text:p>
          </table:table-cell>
          <table:table-cell office:value-type="float" office:value="27">
            <text:p>27</text:p>
          </table:table-cell>
          <table:table-cell office:value-type="float" office:value="29">
            <text:p>2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oci</text:p>
          </table:table-cell>
          <table:table-cell table:number-columns-repeated="2"/>
          <table:table-cell office:value-type="string">
            <text:p>fre</text:p>
          </table:table-cell>
          <table:table-cell office:value-type="string">
            <text:p>oci</text:p>
          </table:table-cell>
          <table:table-cell office:value-type="string">
            <text:p>eng</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34070">
            <text:p>34070</text:p>
          </table:table-cell>
          <table:table-cell/>
          <table:table-cell office:value-type="string">
            <text:p>classique</text:p>
          </table:table-cell>
          <table:table-cell/>
          <table:table-cell office:value-type="string">
            <text:p>non</text:p>
          </table:table-cell>
          <table:table-cell office:value-type="string">
            <text:p>plus de 5</text:p>
          </table:table-cell>
          <table:table-cell office:value-type="string">
            <text:p>5 a 10</text:p>
          </table:table-cell>
          <table:table-cell office:value-type="string">
            <text:p>10 a 2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avantages: . reduire la longueur d un message <text:s text:c="3"/>. passer les info plus vite <text:s text:c="6"/></text:p>
            <text:p>inconvenient: ne pas arriver à dechiffre un mot ou une phrase.</text:p>
          </table:table-cell>
          <table:table-cell office:value-type="string">
            <text:p>bien sur</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oci</text:p>
          </table:table-cell>
          <table:table-cell office:value-type="string">
            <text:p>eng</text:p>
          </table:table-cell>
          <table:table-cell/>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2 16:02:10</text:p>
          </table:table-cell>
          <table:table-cell office:value-type="string">
            <text:p>consentement+questionnaire</text:p>
          </table:table-cell>
          <table:table-cell office:value-type="float" office:value="29">
            <text:p>29</text:p>
          </table:table-cell>
          <table:table-cell office:value-type="float" office:value="72">
            <text:p>72</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540">
            <text:p>34540</text:p>
          </table:table-cell>
          <table:table-cell office:value-type="float" office:value="3">
            <text:p>3</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moins de 5</text:p>
          </table:table-cell>
          <table:table-cell office:value-type="string">
            <text:p>oui</text:p>
          </table:table-cell>
          <table:table-cell office:value-type="float" office:value="3">
            <text:p>3</text:p>
          </table:table-cell>
          <table:table-cell table:number-columns-repeated="2" office:value-type="float" office:value="0">
            <text:p>0</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09-22 16:17:41</text:p>
          </table:table-cell>
          <table:table-cell office:value-type="string">
            <text:p>consentement+questionnaire</text:p>
          </table:table-cell>
          <table:table-cell office:value-type="float" office:value="17">
            <text:p>17</text:p>
          </table:table-cell>
          <table:table-cell office:value-type="float" office:value="389">
            <text:p>38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office:value-type="string">
            <text:p>ger</text:p>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office:value-type="string">
            <text:p>eng</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5270">
            <text:p>95270</text:p>
          </table:table-cell>
          <table:table-cell/>
          <table:table-cell office:value-type="string">
            <text:p>blackberry</text:p>
          </table:table-cell>
          <table:table-cell/>
          <table:table-cell office:value-type="string">
            <text:p>oui</text:p>
          </table:table-cell>
          <table:table-cell office:value-type="string">
            <text:p>3 a 5</text:p>
          </table:table-cell>
          <table:table-cell office:value-type="string">
            <text:p>20 a 50</text:p>
          </table:table-cell>
          <table:table-cell office:value-type="string">
            <text:p>10 a 20</text:p>
          </table:table-cell>
          <table:table-cell office:value-type="string">
            <text:p>non</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rapidité, comme la prise de notes</text:p>
            <text:p>Inconvénients : oubli de la bonne orthographe de la langue française voir même de la prononciation correcte des phrases.</text:p>
          </table:table-cell>
          <table:table-cell office:value-type="string">
            <text:p>Je pense que oui, puisque les moyens de communication ont tendance à aller toujours plus vite et que le SMS et plus rapide et moins nocif (ondes) que l'appel. Cependant, j'espère que non, ou alors qu'on saura l'utiliser correctement, c'est-à-dire pour délivrer un message précis et non pour avoir une communication style conversation avec quelqu'un.</text:p>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oui_mais</text:p>
          </table:table-cell>
          <table:table-cell office:value-type="string">
            <text:p>francais_standard</text:p>
          </table:table-cell>
          <table:table-cell office:value-type="string">
            <text:p>7.333333333333333</text:p>
          </table:table-cell>
          <table:table-cell office:value-type="float" office:value="6">
            <text:p>6</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récits type nouvelles</text:p>
          </table:table-cell>
          <table:table-cell office:value-type="string">
            <text:p>souvent</text:p>
          </table:table-cell>
          <table:table-cell table:number-columns-repeated="913"/>
        </table:table-row>
        <table:table-row table:style-name="ro1">
          <table:table-cell office:value-type="string">
            <text:p>2011-09-22 16:55:55</text:p>
          </table:table-cell>
          <table:table-cell office:value-type="string">
            <text:p>consentement+questionnaire</text:p>
          </table:table-cell>
          <table:table-cell office:value-type="float" office:value="14">
            <text:p>14</text:p>
          </table:table-cell>
          <table:table-cell office:value-type="float" office:value="239">
            <text:p>23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spa</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40250">
            <text:p>40250</text:p>
          </table:table-cell>
          <table:table-cell/>
          <table:table-cell office:value-type="string">
            <text:p>blackberry</text:p>
          </table:table-cell>
          <table:table-cell/>
          <table:table-cell office:value-type="string">
            <text:p>non</text:p>
          </table:table-cell>
          <table:table-cell office:value-type="string">
            <text:p>moins de 1</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table:number-columns-repeated="2" office:value-type="string">
            <text:p>rarement</text:p>
          </table:table-cell>
          <table:table-cell office:value-type="string">
            <text:p>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Je pense que parler avec des amis c'est plus facile mais sa coupe la communication vocale.</text:p>
          </table:table-cell>
          <table:table-cell office:value-type="string">
            <text:p>J'espere qu'ils seront encore utilisés, ou si ils n'existerons plus qu'il y est quelques chose de mieux qu'il les remplace.</text:p>
          </table:table-cell>
          <table:table-cell office:value-type="string">
            <text:p>oui</text:p>
          </table:table-cell>
          <table:table-cell office:value-type="string">
            <text:p>eng</text:p>
          </table:table-cell>
          <table:table-cell office:value-type="string">
            <text:p>spa</text:p>
          </table:table-cell>
          <table:table-cell office:value-type="string">
            <text:p>fre</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2 17:16:52</text:p>
          </table:table-cell>
          <table:table-cell office:value-type="string">
            <text:p>consentement+questionnaire</text:p>
          </table:table-cell>
          <table:table-cell office:value-type="float" office:value="27">
            <text:p>27</text:p>
          </table:table-cell>
          <table:table-cell office:value-type="float" office:value="459">
            <text:p>45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70">
            <text:p>34070</text:p>
          </table:table-cell>
          <table:table-cell office:value-type="float" office:value="6">
            <text:p>6</text:p>
          </table:table-cell>
          <table:table-cell office:value-type="string">
            <text:p>classique</text:p>
          </table:table-cell>
          <table:table-cell/>
          <table:table-cell office:value-type="string">
            <text:p>oui</text:p>
          </table:table-cell>
          <table:table-cell office:value-type="string">
            <text:p>plus de 5</text:p>
          </table:table-cell>
          <table:table-cell office:value-type="string">
            <text:p>10 a 20</text:p>
          </table:table-cell>
          <table:table-cell office:value-type="string">
            <text:p>5 a 1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ubli de l'orthographe et des règles de grammaire chez les plus jeunes</text:p>
          </table:table-cell>
          <table:table-cell office:value-type="string">
            <text:p>ouifrff</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1.0476190476190477</text:p>
          </table:table-cell>
          <table:table-cell office:value-type="string">
            <text:p>0.5</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2 17:40:13</text:p>
          </table:table-cell>
          <table:table-cell office:value-type="string">
            <text:p>consentement</text:p>
          </table:table-cell>
          <table:table-cell/>
          <table:table-cell office:value-type="float" office:value="4">
            <text:p>4</text:p>
          </table:table-cell>
          <table:table-cell table:number-columns-repeated="1020"/>
        </table:table-row>
        <table:table-row table:style-name="ro4">
          <table:table-cell office:value-type="string">
            <text:p>2011-09-22 17:58:15</text:p>
          </table:table-cell>
          <table:table-cell office:value-type="string">
            <text:p>consentement+questionnaire</text:p>
          </table:table-cell>
          <table:table-cell office:value-type="float" office:value="15">
            <text:p>15</text:p>
          </table:table-cell>
          <table:table-cell office:value-type="float" office:value="395">
            <text:p>39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office:value-type="string">
            <text:p>ger</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5390">
            <text:p>95390</text:p>
          </table:table-cell>
          <table:table-cell/>
          <table:table-cell office:value-type="string">
            <text:p>blackberry</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rarement</text:p>
          </table:table-cell>
          <table:table-cell office:value-type="string">
            <text:p>souvent</text:p>
          </table:table-cell>
          <table:table-cell office:value-type="string">
            <text:p>rarem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Inconvénients : donne un style négligé, ou "stupide" et "illetré"</text:p>
            <text:p/>
            <text:p>Avantages : des abréviations comme qqun, ou aujd. Souvent, j'appelle mes copines "bb" comme un petit surnom, mais surtout "meuf"</text:p>
          </table:table-cell>
          <table:table-cell office:value-type="string">
            <text:p>Oui, ils garderont toujours une certaine popularité, par contre il y aurait une certaine concurrence de la part des messageries intégrées, comme BBM qui a l'avantage d'associer un profil, un peu comme msn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2 18:07:23</text:p>
          </table:table-cell>
          <table:table-cell office:value-type="string">
            <text:p>consentement+questionnaire</text:p>
          </table:table-cell>
          <table:table-cell office:value-type="float" office:value="18">
            <text:p>18</text:p>
          </table:table-cell>
          <table:table-cell office:value-type="float" office:value="19">
            <text:p>1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office:value-type="string">
            <text:p>cpf</text:p>
          </table:table-cell>
          <table:table-cell table:number-columns-repeated="2"/>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270">
            <text:p>34270</text:p>
          </table:table-cell>
          <table:table-cell office:value-type="float" office:value="2">
            <text:p>2</text:p>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C'est pratique et rapide, même si il est souvent plus rapide de donner une information par téléphone.</text:p>
          </table:table-cell>
          <table:table-cell office:value-type="string">
            <text:p>Je ne pense pas car avec la démocratisation des smartphones, les mails et réseaux sociaux finiront par les remplac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2 18:23:44</text:p>
          </table:table-cell>
          <table:table-cell office:value-type="string">
            <text:p>consentement+questionnaire</text:p>
          </table:table-cell>
          <table:table-cell office:value-type="float" office:value="16">
            <text:p>16</text:p>
          </table:table-cell>
          <table:table-cell office:value-type="float" office:value="21">
            <text:p>2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office:value-type="string">
            <text:p>cat</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6670">
            <text:p>66670</text:p>
          </table:table-cell>
          <table:table-cell office:value-type="float" office:value="10">
            <text:p>10</text:p>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table:number-columns-repeated="2" office:value-type="string">
            <text:p>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fre</text:p>
          </table:table-cell>
          <table:table-cell office:value-type="string">
            <text:p>cat</text:p>
          </table:table-cell>
          <table:table-cell table:number-columns-repeated="2"/>
          <table:table-cell office:value-type="string">
            <text:p>non</text:p>
          </table:table-cell>
          <table:table-cell office:value-type="string">
            <text:p>fre</text:p>
          </table:table-cell>
          <table:table-cell table:number-columns-repeated="3"/>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22 18:32:45</text:p>
          </table:table-cell>
          <table:table-cell office:value-type="string">
            <text:p>consentement+questionnaire</text:p>
          </table:table-cell>
          <table:table-cell office:value-type="float" office:value="13">
            <text:p>13</text:p>
          </table:table-cell>
          <table:table-cell office:value-type="float" office:value="57">
            <text:p>5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21110">
            <text:p>21110</text:p>
          </table:table-cell>
          <table:table-cell/>
          <table:table-cell office:value-type="string">
            <text:p>blackberry</text:p>
          </table:table-cell>
          <table:table-cell/>
          <table:table-cell office:value-type="string">
            <text:p>non</text:p>
          </table:table-cell>
          <table:table-cell office:value-type="string">
            <text:p>plus de 5</text:p>
          </table:table-cell>
          <table:table-cell office:value-type="string">
            <text:p>50 a 100</text:p>
          </table:table-cell>
          <table:table-cell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0">
            <text:p>0</text:p>
          </table:table-cell>
          <table:table-cell/>
          <table:table-cell office:value-type="string">
            <text:p>redaction_ecriture_sms</text:p>
          </table:table-cell>
          <table:table-cell office:value-type="string">
            <text:p>tres_souvent</text:p>
          </table:table-cell>
          <table:table-cell office:value-type="string">
            <text:p>jamais</text:p>
          </table:table-cell>
          <table:table-cell office:value-type="string">
            <text:p>rarement</text:p>
          </table:table-cell>
          <table:table-cell office:value-type="string">
            <text:p>jama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les avantage des SMS c'est que sa vas plus vite pour écrire .</text:p>
          </table:table-cell>
          <table:table-cell office:value-type="string">
            <text:p>oui je pense que a l'avenir il y aura toujours des SMS .</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ecriture_sms</text:p>
          </table:table-cell>
          <table:table-cell table:number-columns-repeated="2"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5">
          <table:table-cell office:value-type="string">
            <text:p>2011-09-22 18:52:30</text:p>
          </table:table-cell>
          <table:table-cell office:value-type="string">
            <text:p>consentement+questionnaire</text:p>
          </table:table-cell>
          <table:table-cell office:value-type="float" office:value="17">
            <text:p>17</text:p>
          </table:table-cell>
          <table:table-cell office:value-type="float" office:value="7">
            <text:p>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3500">
            <text:p>3350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table:number-columns-repeated="2" office:value-type="string">
            <text:p>parfois</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Avantages : Rapide aussi bien lors de l'écriture que de la lecture ( compréhension )</text:p>
            <text:p/>
            <text:p>Inconvénients : Ne favorise pas l'apprentissage de l'orthographe correcte !!!</text:p>
            <text:p/>
            <text:p>( Outre ce type d'inconvénients, écrire en langage sms fais "mauvais genre" )</text:p>
          </table:table-cell>
          <table:table-cell office:value-type="string">
            <text:p>Je pense que les sms seront toujours utilisés : ils permettent de communiquer discrètement dans beaucoup d'endroits où l'élevation de la voix est mal vue ( transports en commun, cours, et tous autre endroit où l'on doit avoir un minimum de conduite ). Ensuite ils permettent d'exprimer des sentiments qu'on aurait pas osé avouer "en face" ou au téléphone où l'on est obligé de parler à voix haute. Les sms sont pratiques pour retenir des infos, ex : devoirs ( " exo x, page y " ) au lieu de chercher partout un post-it pour noter ce qu'on vient de nous dire au téléphone.</text:p>
            <text:p>En plus de tout ça, les forfaits sont généralement adaptés à l'envoi <text:s/>illimité de textos.</text:p>
            <text:p>Et les smartphones facilitent l'écriture de textos.</text:p>
            <text:p/>
            <text:p>Alors oui je pense qu'ils ont encore un grand avenir devant eux !</text:p>
          </table:table-cell>
          <table:table-cell office:value-type="string">
            <text:p>oui</text:p>
          </table:table-cell>
          <table:table-cell office:value-type="string">
            <text:p>fre</text:p>
          </table:table-cell>
          <table:table-cell office:value-type="string">
            <text:p>ita</text:p>
          </table:table-cell>
          <table:table-cell office:value-type="string">
            <text:p>spa</text:p>
          </table:table-cell>
          <table:table-cell/>
          <table:table-cell office:value-type="string">
            <text:p>oui</text:p>
          </table:table-cell>
          <table:table-cell office:value-type="string">
            <text:p>fre</text:p>
          </table:table-cell>
          <table:table-cell office:value-type="string">
            <text:p>spa</text:p>
          </table:table-cell>
          <table:table-cell table:number-columns-repeated="2"/>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2 19:10:51</text:p>
          </table:table-cell>
          <table:table-cell office:value-type="string">
            <text:p>consentement+questionnaire</text:p>
          </table:table-cell>
          <table:table-cell office:value-type="float" office:value="16">
            <text:p>16</text:p>
          </table:table-cell>
          <table:table-cell office:value-type="float" office:value="431">
            <text:p>43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2210">
            <text:p>9221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rarement</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Plus rapid que d'appeller,on peut dire des choses que l'on ose pas dire en face </text:p>
            <text:p>Inconvénient: il ne faut pas que envoyer des sms il faut aussi voir la personne</text:p>
          </table:table-cell>
          <table:table-cell office:value-type="string">
            <text:p>Oui , on l'utilise tellement aujour'dhui que je vois mal comment cela pourrait disparaitr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table:number-columns-repeated="4"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22 19:10:04</text:p>
          </table:table-cell>
          <table:table-cell office:value-type="string">
            <text:p>consentement+questionnaire</text:p>
          </table:table-cell>
          <table:table-cell office:value-type="float" office:value="17">
            <text:p>17</text:p>
          </table:table-cell>
          <table:table-cell office:value-type="float" office:value="195">
            <text:p>19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50110">
            <text:p>50110</text:p>
          </table:table-cell>
          <table:table-cell/>
          <table:table-cell office:value-type="string">
            <text:p>blackberry</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3">
            <text:p>3</text:p>
          </table:table-cell>
          <table:table-cell table:number-columns-repeated="2" office:value-type="float" office:value="0">
            <text:p>0</text:p>
          </table:table-cell>
          <table:table-cell/>
          <table:table-cell office:value-type="string">
            <text:p>redaction_soit_soit</text:p>
          </table:table-cell>
          <table:table-cell office:value-type="string">
            <text:p>rarement</text:p>
          </table:table-cell>
          <table:table-cell table:number-columns-repeated="2" office:value-type="string">
            <text:p>jamais</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Les inconvénients sont les fautes d'orthographes très fréquentes. Et parfois la personne ne répond pas immédiatement aux textos. </text:p>
          </table:table-cell>
          <table:table-cell office:value-type="string">
            <text:p>Oui, car je constate que les textos sont de plus en plus utilisés. Il y a à peine deux mois mes parents ne savaient pas comment les utiliser. Depuis qu'ils ont un un téléphone plus récent cela à completement changé leur point de vue sur les textos et les utilisent très souvent. Donc je pense que oui les textos continueront à être utilisés et le nombre ne peux que augmenter. </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2 19:06:35</text:p>
          </table:table-cell>
          <table:table-cell office:value-type="string">
            <text:p>consentement+questionnaire</text:p>
          </table:table-cell>
          <table:table-cell office:value-type="float" office:value="27">
            <text:p>27</text:p>
          </table:table-cell>
          <table:table-cell office:value-type="float" office:value="506">
            <text:p>50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3" office:value-type="float" office:value="0">
            <text:p>0</text:p>
          </table:table-cell>
          <table:table-cell office:value-type="float" office:value="1">
            <text:p>1</text:p>
          </table:table-cell>
          <table:table-cell/>
          <table:table-cell office:value-type="string">
            <text:p>administration et communication (spectacle vivant) + infographie</text:p>
          </table:table-cell>
          <table:table-cell office:value-type="float" office:value="34000">
            <text:p>34000</text:p>
          </table:table-cell>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3">
            <text:p>3</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rarement</text:p>
          </table:table-cell>
          <table:table-cell office:value-type="string">
            <text:p>parfois</text:p>
          </table:table-cell>
          <table:table-cell office:value-type="string">
            <text:p>skype</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par habitude</text:p>
          </table:table-cell>
          <table:table-cell office:value-type="string">
            <text:p>avantage : on peut en "dire" davantage en un seul sms, inconvénients : cela peut poser des problèmes de compréhension, donner une image négative de la personne</text:p>
          </table:table-cell>
          <table:table-cell office:value-type="string">
            <text:p>à vrai dire, depuis que j'ai un forfait téléphone illimité (ligne fixe) vers les portables j'en envoie beaucoup moins, mais de là à penser que cette pratique pourrait disparaitre... en tout cas chez les adolescents, à mon avis, ce n'est pas pour demain (principalement dans la mesure où certaines choses resteront toujours plus faciles à écrire qu'à dire en face à face...). Enfin, à voir suivant ce que nous offrirons les évolutions technologiques à venir.</text:p>
          </table:table-cell>
          <table:table-cell office:value-type="string">
            <text:p>oui</text:p>
          </table:table-cell>
          <table:table-cell office:value-type="string">
            <text:p>fre</text:p>
          </table:table-cell>
          <table:table-cell office:value-type="string">
            <text:p>spa</text:p>
          </table:table-cell>
          <table:table-cell office:value-type="string">
            <text:p>eng</text:p>
          </table:table-cell>
          <table:table-cell office:value-type="string">
            <text:p>oci</text:p>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2 19:41:05</text:p>
          </table:table-cell>
          <table:table-cell office:value-type="string">
            <text:p>consentement+questionnaire</text:p>
          </table:table-cell>
          <table:table-cell office:value-type="float" office:value="16">
            <text:p>16</text:p>
          </table:table-cell>
          <table:table-cell office:value-type="float" office:value="15">
            <text:p>1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5450">
            <text:p>9545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ortho_standard</text:p>
          </table:table-cell>
          <table:table-cell office:value-type="string">
            <text:p>rarement</text:p>
          </table:table-cell>
          <table:table-cell table:number-columns-repeated="2" office:value-type="string">
            <text:p>parfois</text:p>
          </table:table-cell>
          <table:table-cell office:value-type="string">
            <text:p>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Ce n'est pas beau et donne un style "illettré".</text:p>
          </table:table-cell>
          <table:table-cell office:value-type="string">
            <text:p>Je pense que les SMS vont être remplacés peu à peu par les e-mails, offrant plus de fonctionnalités, notamment du fait du développement de l'internet mobile et des smartphone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5" office:value-type="float" office:value="1">
            <text:p>1</text:p>
          </table:table-cell>
          <table:table-cell office:value-type="string">
            <text:p>cours</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2 20:31:27</text:p>
          </table:table-cell>
          <table:table-cell office:value-type="string">
            <text:p>consentement+questionnaire</text:p>
          </table:table-cell>
          <table:table-cell office:value-type="float" office:value="16">
            <text:p>16</text:p>
          </table:table-cell>
          <table:table-cell office:value-type="float" office:value="293">
            <text:p>29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8000">
            <text:p>38000</text:p>
          </table:table-cell>
          <table:table-cell/>
          <table:table-cell office:value-type="string">
            <text:p>classique</text:p>
          </table:table-cell>
          <table:table-cell/>
          <table:table-cell office:value-type="string">
            <text:p>oui</text:p>
          </table:table-cell>
          <table:table-cell office:value-type="string">
            <text:p>moins de 1</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plus rapide mais on ne comprend pas toujours vraiment bien et ce n'est pas agréable à lire </text:p>
          </table:table-cell>
          <table:table-cell office:value-type="string">
            <text:p>oui car c'est rapide et surtout gratuit, il permet d'entretenir des relation sans forcément appeler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des manuels scolaires et des cours </text:p>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2 20:52:34</text:p>
          </table:table-cell>
          <table:table-cell office:value-type="string">
            <text:p>consentement</text:p>
          </table:table-cell>
          <table:table-cell/>
          <table:table-cell office:value-type="float" office:value="300">
            <text:p>300</text:p>
          </table:table-cell>
          <table:table-cell table:number-columns-repeated="1020"/>
        </table:table-row>
        <table:table-row table:style-name="ro1">
          <table:table-cell office:value-type="string">
            <text:p>2011-09-22 20:59:02</text:p>
          </table:table-cell>
          <table:table-cell office:value-type="string">
            <text:p>consentement+questionnaire</text:p>
          </table:table-cell>
          <table:table-cell office:value-type="float" office:value="15">
            <text:p>15</text:p>
          </table:table-cell>
          <table:table-cell office:value-type="float" office:value="333">
            <text:p>33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22500">
            <text:p>2250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table:number-columns-repeated="2" office:value-type="float" office:value="0">
            <text:p>0</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ls permettent de rester en contact, d'obtenir des informations ( devoirs...) rapidement et à plusieurs personnes en même temps, dans certains endroits téléphoner est inaproprié mais les sms si.</text:p>
          </table:table-cell>
          <table:table-cell office:value-type="string">
            <text:p>Oui, par moi en tout ca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2 21:18:14</text:p>
          </table:table-cell>
          <table:table-cell office:value-type="string">
            <text:p>consentement+questionnaire</text:p>
          </table:table-cell>
          <table:table-cell office:value-type="float" office:value="15">
            <text:p>15</text:p>
          </table:table-cell>
          <table:table-cell office:value-type="float" office:value="170">
            <text:p>17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5008">
            <text:p>75008</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10 a 2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0">
            <text:p>0</text:p>
          </table:table-cell>
          <table:table-cell/>
          <table:table-cell office:value-type="string">
            <text:p>redaction_ortho_standard</text:p>
          </table:table-cell>
          <table:table-cell office:value-type="string">
            <text:p>parfois</text:p>
          </table:table-cell>
          <table:table-cell office:value-type="string">
            <text:p>souvent</text:p>
          </table:table-cell>
          <table:table-cell office:value-type="string">
            <text:p>rarem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Je n'aime pas</text:p>
          </table:table-cell>
          <table:table-cell office:value-type="string">
            <text:p>Aujourd'hui avec un accès facile je trouve que sa fait débile, mal éduqué.</text:p>
          </table:table-cell>
          <table:table-cell office:value-type="string">
            <text:p>Pour écrire normalement oui.</text:p>
            <text:p>Après quand il y aura la télépathie ce sera une autre histoire :D</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office:value-type="string">
            <text:p>ara_c</text:p>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2 21:17:34</text:p>
          </table:table-cell>
          <table:table-cell office:value-type="string">
            <text:p>consentement+questionnaire</text:p>
          </table:table-cell>
          <table:table-cell office:value-type="float" office:value="15">
            <text:p>15</text:p>
          </table:table-cell>
          <table:table-cell office:value-type="float" office:value="91">
            <text:p>9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ger</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16000">
            <text:p>16000</text:p>
          </table:table-cell>
          <table:table-cell/>
          <table:table-cell office:value-type="string">
            <text:p>autre</text:p>
          </table:table-cell>
          <table:table-cell office:value-type="string">
            <text:p>Téléphone tactile basique (Samsung)</text:p>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ortho_standard</text:p>
          </table:table-cell>
          <table:table-cell office:value-type="string">
            <text:p>souvent</text:p>
          </table:table-cell>
          <table:table-cell office:value-type="string">
            <text:p>tres_souvent</text:p>
          </table:table-cell>
          <table:table-cell office:value-type="string">
            <text:p>rarement</text:p>
          </table:table-cell>
          <table:table-cell office:value-type="string">
            <text:p>parfois</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C'est illisible, ridicule, enlève toute crédibilité à l'interlocuteur et donne aux adultes une image pitoyable de l'adolescence.</text:p>
            <text:p>Je m'arrêterai là pour ne pas tomber dans la vulgarité. Sachez seulement que tous mes amis pensent comme moi, et que si je reçois un SMS écrit ainsi, je le supprime sans même le lire.</text:p>
          </table:table-cell>
          <table:table-cell office:value-type="string">
            <text:p>Les SMS sont actuellement le moyen de communication le plus simple, et le plus rapide, pour une personne habituée. De nos temps, tout le monde a son portable dans sa poche. C'est également le moins cher, généralement. Ils auront donc de l'avenir tant qu'une nouvelle technologie ne les détrônera pas.</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ger</text:p>
          </table:table-cell>
          <table:table-cell table:number-columns-repeated="2"/>
          <table:table-cell office:value-type="string">
            <text:p>non</text:p>
          </table:table-cell>
          <table:table-cell office:value-type="string">
            <text:p>francais_standard</text:p>
          </table:table-cell>
          <table:table-cell office:value-type="string">
            <text:p>13.619047619047619</text:p>
          </table:table-cell>
          <table:table-cell office:value-type="float" office:value="12">
            <text:p>12</text:p>
          </table:table-cell>
          <table:table-cell table:number-columns-repeated="5" office:value-type="float" office:value="1">
            <text:p>1</text:p>
          </table:table-cell>
          <table:table-cell office:value-type="string">
            <text:p>Livres scolaires, exercices, cours, et tout ce qui entre dans le cadre scolaire.</text:p>
          </table:table-cell>
          <table:table-cell office:value-type="string">
            <text:p>oui</text:p>
          </table:table-cell>
          <table:table-cell table:number-columns-repeated="4" office:value-type="float" office:value="0">
            <text:p>0</text:p>
          </table:table-cell>
          <table:table-cell table:number-columns-repeated="2" office:value-type="float" office:value="1">
            <text:p>1</text:p>
          </table:table-cell>
          <table:table-cell office:value-type="string">
            <text:p>Chansons</text:p>
          </table:table-cell>
          <table:table-cell office:value-type="string">
            <text:p>souvent</text:p>
          </table:table-cell>
          <table:table-cell table:number-columns-repeated="913"/>
        </table:table-row>
        <table:table-row table:style-name="ro1">
          <table:table-cell office:value-type="string">
            <text:p>2011-09-22 21:42:22</text:p>
          </table:table-cell>
          <table:table-cell office:value-type="string">
            <text:p>consentement+questionnaire</text:p>
          </table:table-cell>
          <table:table-cell office:value-type="float" office:value="18">
            <text:p>18</text:p>
          </table:table-cell>
          <table:table-cell office:value-type="float" office:value="447">
            <text:p>44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office:value-type="string">
            <text:p>ita</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5230">
            <text:p>9523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à l'étrangé, pour essayer de limiter le nombre de pages (moin cher)</text:p>
          </table:table-cell>
          <table:table-cell office:value-type="string">
            <text:p>Les inconvénients sont que les SMS sont moins beaux, c'est moins agréable à <text:s/>lire. Mais à l'étranger écrire en langage SMS est utile, ça limite le nombre de page et donc le SMS coute moins cher.</text:p>
          </table:table-cell>
          <table:table-cell office:value-type="string">
            <text:p>Oui, je pense, car ce moyen de communication est très pratique et rapid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2 21:38:52</text:p>
          </table:table-cell>
          <table:table-cell office:value-type="string">
            <text:p>consentement+questionnaire</text:p>
          </table:table-cell>
          <table:table-cell office:value-type="float" office:value="14">
            <text:p>14</text:p>
          </table:table-cell>
          <table:table-cell office:value-type="float" office:value="467">
            <text:p>46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8800">
            <text:p>7880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tres_souvent</text:p>
          </table:table-cell>
          <table:table-cell table:number-columns-repeated="2" office:value-type="string">
            <text:p>rarem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UN SMS EST TRES PRATIQUE CAR IL PERMET DE PARLER AVEC NOS AMI EN POUVANT FAIRE QUELQUE CHOSE A COTER OU JUSTE PRENDRE DES NOUVELS VITE FAIT.POUR LES INCONVENIENT JE DIRAI QUE C MOIN FORT QUNE VRAI DISCUTION.MAIS POUR MOI CA RESTE LE MEILLEUR MOYEN <text:s/>DE COMMUNIQUER</text:p>
          </table:table-cell>
          <table:table-cell office:value-type="string">
            <text:p>OUI CAR JE NE VOIT PAS DE RAISON PK CA S'ARRETERAI</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9.428571428571428</text:p>
          </table:table-cell>
          <table:table-cell office:value-type="float" office:value="8">
            <text:p>8</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nversation</text:p>
          </table:table-cell>
          <table:table-cell office:value-type="string">
            <text:p>oui</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2 21:37:00</text:p>
          </table:table-cell>
          <table:table-cell office:value-type="string">
            <text:p>consentement+questionnaire</text:p>
          </table:table-cell>
          <table:table-cell office:value-type="float" office:value="18">
            <text:p>18</text:p>
          </table:table-cell>
          <table:table-cell office:value-type="float" office:value="244">
            <text:p>24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
            <text:p>1</text:p>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table:number-columns-repeated="2" office:value-type="string">
            <text:p>souvent</text:p>
          </table:table-cell>
          <table:table-cell table:number-columns-repeated="2"/>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arce qu'un appel n'est pas nécessaire pour le type d'information que j'envoie par sms</text:p>
          </table:table-cell>
          <table:table-cell table:number-columns-repeated="4" office:value-type="float" office:value="0">
            <text:p>0</text:p>
          </table:table-cell>
          <table:table-cell/>
          <table:table-cell office:value-type="string">
            <text:p>Les sms me permettent de faire part d'anecdotes, de remarques et parfois de petites blagues avec mes amis. Le plus souvent je m'en sert pour transmettre une information à propos d'un sujet sur lequel je me sens complice de mon destinataire. Mais généralement ces informations ne sont pas importantes et il est vrai que je pourrais très bien me passer du sms. L'avantage est que le destinataire peut lire le message quand il veut, contrairement à l'appel qui oblige le destinataire à répondre ou qui énerve l'expéditeur a qui on ne répond pas illico.</text:p>
          </table:table-cell>
          <table:table-cell office:value-type="string">
            <text:p>Certainement, sauf si les téléphones classiques n'existent plus, auquel cas les courriels bref prendront plus d'importanc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table:number-columns-repeated="2" office:value-type="float" office:value="0">
            <text:p>0</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2 21:32:41</text:p>
          </table:table-cell>
          <table:table-cell office:value-type="string">
            <text:p>consentement+questionnaire</text:p>
          </table:table-cell>
          <table:table-cell office:value-type="float" office:value="15">
            <text:p>15</text:p>
          </table:table-cell>
          <table:table-cell office:value-type="float" office:value="384">
            <text:p>38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office:value-type="string">
            <text:p>spa</text:p>
          </table:table-cell>
          <table:table-cell office:value-type="string">
            <text:p>chi</text:p>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5014">
            <text:p>75014</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On est moins bien compris par le destinataire, il y a toujours une ambiguïté. Egalement, cela prend plus longtemps à lire/écrire, au final, on va plus vite en écrivant normalement. Je trouve aussi qu'écrire en écriture SMS baisse mon niveau d'orthographe.</text:p>
          </table:table-cell>
          <table:table-cell office:value-type="string">
            <text:p>Cela me semble très probable, car c'est moyen de communication simple, effiv=cace et rapide, qui fait passer le temps mais qui crée aussi une sorte de "barrière" entre les deux personnes, ce qui permet de parler plus librement. Néanmoins, cette "barrière" peut poser quelques problèmes notamment de communication</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22 23:28:53</text:p>
          </table:table-cell>
          <table:table-cell office:value-type="string">
            <text:p>consentement+questionnaire</text:p>
          </table:table-cell>
          <table:table-cell office:value-type="float" office:value="16">
            <text:p>16</text:p>
          </table:table-cell>
          <table:table-cell office:value-type="float" office:value="489">
            <text:p>48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office:value-type="string">
            <text:p>pol</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2110">
            <text:p>6211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ne comprend pas toujours.</text:p>
            <text:p/>
            <text:p>Ça va plus vite à écrire.</text:p>
          </table:table-cell>
          <table:table-cell office:value-type="string">
            <text:p>Oui, bien sur! C'est plus discret qu'un appel téléphonique par exemple, en cours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23 01:43:49</text:p>
          </table:table-cell>
          <table:table-cell office:value-type="string">
            <text:p>consentement+questionnaire</text:p>
          </table:table-cell>
          <table:table-cell office:value-type="float" office:value="18">
            <text:p>18</text:p>
          </table:table-cell>
          <table:table-cell office:value-type="float" office:value="492">
            <text:p>49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4000">
            <text:p>34000</text:p>
          </table:table-cell>
          <table:table-cell office:value-type="float" office:value="9">
            <text:p>9</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our moi les SMS sont des messages au même titre qu'un e-mail ou une lettre, et le seul intérêt que je trouve à écrire en "langage SMS", c'est, (par exemple, lorsque je n'ai plus de batterie, que je suis dans une situation qui demande de la rapidité) de pouvoir écrire quelques mots en abrégé, voire parfois en phonétique.. Pour le reste, je trouve que l'usage qu'on fait du "langage SMS" est souvent mauvais, et ce dernier se révèle néfaste pour, par exemple, certains jeunes qui ne sont pas capables d'aligner deux phrases sans faire de fautes.</text:p>
          </table:table-cell>
          <table:table-cell office:value-type="string">
            <text:p>Je pense qu'en effet, les SMS ont encore de beaux jours devant eux. Par contre, en grandissant, on s'aperçoit que beaucoup de gens prennent la peine d'écrire correctement, ou du moins en abrégé, pas forcément en phonétique.. (Plus tellement de CC T OU REPON JTM" ou des horreurs du genre, peut être que cela reste utilisé par certains, mais les jeunes, passés 17 ans, prennent plus souvent le temps d'écrire correctement. Tant mieux !)</text:p>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oui</text:p>
          </table:table-cell>
          <table:table-cell office:value-type="string">
            <text:p>fre</text:p>
          </table:table-cell>
          <table:table-cell office:value-type="string">
            <text:p>ger</text:p>
          </table:table-cell>
          <table:table-cell office:value-type="string">
            <text:p>eng</text:p>
          </table:table-cell>
          <table:table-cell/>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2">
          <table:table-cell office:value-type="string">
            <text:p>2011-09-23 06:07:17</text:p>
          </table:table-cell>
          <table:table-cell office:value-type="string">
            <text:p>consentement+questionnaire</text:p>
          </table:table-cell>
          <table:table-cell office:value-type="float" office:value="15">
            <text:p>15</text:p>
          </table:table-cell>
          <table:table-cell office:value-type="float" office:value="471">
            <text:p>47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it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54740">
            <text:p>54740</text:p>
          </table:table-cell>
          <table:table-cell/>
          <table:table-cell office:value-type="string">
            <text:p>blackberry</text:p>
          </table:table-cell>
          <table:table-cell/>
          <table:table-cell office:value-type="string">
            <text:p>oui</text:p>
          </table:table-cell>
          <table:table-cell office:value-type="string">
            <text:p>moins de 1</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ité</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3 08:19:32</text:p>
          </table:table-cell>
          <table:table-cell office:value-type="string">
            <text:p>consentement+questionnaire</text:p>
          </table:table-cell>
          <table:table-cell office:value-type="float" office:value="20">
            <text:p>20</text:p>
          </table:table-cell>
          <table:table-cell office:value-type="float" office:value="265">
            <text:p>26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70">
            <text:p>34170</text:p>
          </table:table-cell>
          <table:table-cell office:value-type="float" office:value="13">
            <text:p>13</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table:number-columns-repeated="2" office:value-type="string">
            <text:p>parfois</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On peut exprimer plus de choses par SMS. On a moins honte de dire certaines choses, comme nos sentiments par exemple. Puis parfois, juste pour dire quelque de rapide, les SMS sont bien plus utiles qu'un appel.</text:p>
            <text:p>Inconvénients : Selon les SMS que vous envoyez, le destinataire peut les garder en mémoire autant qu'il le veut et peut s'en re-servir à de mauvais fins. C'est pour cela qu'il faut faire attention, malgré tout, à ce qu'on dit.</text:p>
          </table:table-cell>
          <table:table-cell office:value-type="string">
            <text:p>Oui moi j'en suis persuadée. Même nos parents s'en servent, voire nos grands parents. C'est l'avenir, c'est tellement plus utile que de téléphoner dans certains cas. Un petit mot pour montrer qu'on pense à l'autre par exemple. De plus, avec l'expansion des forfait incluant les SMS illimité (forfait sont d'ailleurs relativement abordable) je m'attend à ce que l'on voit encore plus de monde utiliser les SMS. Pour ma part, tout m'en entourage s'en sert, je ne connais personne qui n'en a pas l'utilité.</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6.285714285714286</text:p>
          </table:table-cell>
          <table:table-cell office:value-type="float" office:value="5">
            <text:p>5</text:p>
          </table:table-cell>
          <table:table-cell table:number-columns-repeated="2" office:value-type="float" office:value="0">
            <text:p>0</text:p>
          </table:table-cell>
          <table:table-cell table:number-columns-repeated="3" office:value-type="float" office:value="1">
            <text:p>1</text:p>
          </table:table-cell>
          <table:table-cell office:value-type="string">
            <text:p>mes cours</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3 08:27:16</text:p>
          </table:table-cell>
          <table:table-cell office:value-type="string">
            <text:p>consentement+questionnaire</text:p>
          </table:table-cell>
          <table:table-cell office:value-type="float" office:value="16">
            <text:p>16</text:p>
          </table:table-cell>
          <table:table-cell office:value-type="float" office:value="348">
            <text:p>34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21300">
            <text:p>21300</text:p>
          </table:table-cell>
          <table:table-cell/>
          <table:table-cell office:value-type="string">
            <text:p>blackberry</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0">
            <text:p>0</text:p>
          </table:table-cell>
          <table:table-cell/>
          <table:table-cell office:value-type="string">
            <text:p>redaction_ortho_standard</text:p>
          </table:table-cell>
          <table:table-cell table:number-columns-repeated="2" office:value-type="string">
            <text:p>souvent</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l peux y avoir des sous entendu</text:p>
          </table:table-cell>
          <table:table-cell office:value-type="string">
            <text:p>Oui, de plus en plus d'entreprise prennent des forfait illimité, de plus si l'on demander quelque chose a une personne, on peux lui demander et celle ci nous répondre sans complètement interrompre notre activité en cou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table:number-columns-repeated="4"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6">
          <table:table-cell office:value-type="string">
            <text:p>2011-09-23 09:03:02</text:p>
          </table:table-cell>
          <table:table-cell office:value-type="string">
            <text:p>consentement+questionnaire</text:p>
          </table:table-cell>
          <table:table-cell office:value-type="float" office:value="19">
            <text:p>19</text:p>
          </table:table-cell>
          <table:table-cell office:value-type="float" office:value="505">
            <text:p>50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table:number-columns-repeated="2" office:value-type="float" office:value="1">
            <text:p>1</text:p>
          </table:table-cell>
          <table:table-cell table:number-columns-repeated="7" office:value-type="float" office:value="0">
            <text:p>0</text:p>
          </table:table-cell>
          <table:table-cell table:number-columns-repeated="2"/>
          <table:table-cell office:value-type="float" office:value="42100">
            <text:p>42100</text:p>
          </table:table-cell>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jamais</text:p>
          </table:table-cell>
          <table:table-cell office:value-type="string">
            <text:p>tres_souvent</text:p>
          </table:table-cell>
          <table:table-cell office:value-type="string">
            <text:p>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Selon moi, l'écriture SMS apporte plus d'inconvénients que d'avantages. Déjà, les gens (surtout les jeunes) ne savent plus écrire. Il est très désagréable de lire des mails, des lettres (ou autres) remplis de fautes d'orthographe. La langue française est une magnifique langue, et je trouve cela dommage de la ternir par l'écriture SMS. Par ailleurs, cela va pénaliser beaucoup de monde, particulièrement les élèves. Un jour, par exemple, un professeur d'hitoire-géograhpie nous a rendu des copies. Il était horrifié, car sur l'une d'entre elle était marqué D3 (pour détroit). L'élève ne l'avait même pas fait exprès ! C'est assez troublant...</text:p>
            <text:p>Ensuite, il me faut parfois déchiffrer les textos que l'on m'envoie en langage sms. ça ne me donne même pas envie de le lire, et encore moins d'y répondre ! Je suis très attachée à ce que tout soit bien écrit (avec les accents, la ponctuation, etc.). Il faut dire que, depuis que j'ai mon portable, les textos sont un peu comme une boîte mail, pour moi. Ayant un forfait sms illimités, je peux me permettre d'envoyer des messages très longs, comme si c'était de vrais mails. Pour moi, c'est une forme de respect d'écrire correctement à la personne à qui j'envoie un message. </text:p>
            <text:p>Cependant, il y a un petit avantage que possède le langage sms : parfois, quand on est pressé, il est utile d'écrire un texto en abrégé. Ou bien quand nous sommes à l'étranger et que notre forfait n'est plus illimité, on essaye de réduire au maximum la taille des messages : et dans ce cas, le langage sms s'avère pratique. Ce sont les seuls avantages que je vois. </text:p>
            <text:p>Ce que je constate, c'est que plus les jeunes ont un portable tôt, moins ils savent s'exprimer correctement à l'écrit. Personnellement, je n'ai eu mon portable qu'après avoir passé mon Bac, et je me rends compte que c'est une véritable chance : je n'ai pas baigné, dès petite, dans ce milieu où la langue française est abîmée, alors qu'elle est si riche. Je désapprouve totalement le fait que mes parents écrivent eux-mêmes en langage sms. Cela n'incitera jamais mes petits frères à écrire normalement avec leur portable... </text:p>
          </table:table-cell>
          <table:table-cell office:value-type="string">
            <text:p>A mon avis, les SMS resteront longtemps dans la tradition. De plus en plus de gens ont des portables, et il est certain que, même lorsqu'ils ont la possibilité de se connecter à internet (donc facebook, boîte mail, etc.), ils préfèreront toujours utiliser les textos pour communiquer avec les autres plutôt que les sites internet. Tout le monde n'a pas une connexion internet sur son portable. Ensuite, le fait que les gens aient leur portable sur eux en permanence assure à l'émetteur que son message sera très rapidement lu. Et la réponse sera elle aussi assez rapide. Les autres moyens de communication demandent un temps d'attente plus élevé.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 de droit </text:p>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3 10:01:20</text:p>
          </table:table-cell>
          <table:table-cell office:value-type="string">
            <text:p>consentement+questionnaire</text:p>
          </table:table-cell>
          <table:table-cell office:value-type="float" office:value="30">
            <text:p>30</text:p>
          </table:table-cell>
          <table:table-cell office:value-type="float" office:value="178">
            <text:p>17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uperieur</text:p>
          </table:table-cell>
          <table:table-cell/>
          <table:table-cell office:value-type="float" office:value="34000">
            <text:p>34000</text:p>
          </table:table-cell>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1">
            <text:p>1</text:p>
          </table:table-cell>
          <table:table-cell table:number-columns-repeated="2" office:value-type="float" office:value="2">
            <text:p>2</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office:value-type="string">
            <text:p>tres_souvent</text:p>
          </table:table-cell>
          <table:table-cell office:value-type="string">
            <text:p>rarem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 n'est pas forcément bien compréhensible au premier coup d'oeil. Moins esthétique que la "vraie langue". Peut entraîner de fortes confusions orthographiques pour l'écriture "normale" de mails, de courriers, etc.</text:p>
          </table:table-cell>
          <table:table-cell office:value-type="string">
            <text:p>Oui. Sauf si les e-mails les remplacent, ce qui reviendrait à peu près au même.</text:p>
            <text:p>Ce moyen de communication semble très populaire par sa praticité.</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3 11:41:10</text:p>
          </table:table-cell>
          <table:table-cell office:value-type="string">
            <text:p>consentement+questionnaire</text:p>
          </table:table-cell>
          <table:table-cell office:value-type="float" office:value="29">
            <text:p>29</text:p>
          </table:table-cell>
          <table:table-cell office:value-type="float" office:value="81">
            <text:p>81</text:p>
          </table:table-cell>
          <table:table-cell office:value-type="float" office:value="1">
            <text:p>1</text:p>
          </table:table-cell>
          <table:table-cell table:number-columns-repeated="2"/>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000">
            <text:p>34000</text:p>
          </table:table-cell>
          <table:table-cell office:value-type="float" office:value="24">
            <text:p>24</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4">
            <text:p>4</text:p>
          </table:table-cell>
          <table:table-cell office:value-type="float" office:value="0">
            <text:p>0</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parfois</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Donné des nouvelles rapidement</text:p>
            <text:p>ne pas parlé la belle langue française</text:p>
          </table:table-cell>
          <table:table-cell office:value-type="string">
            <text:p>Oui biensur, tous le monde utilise les moyens de textos pour se donner des nouvelles rapidement au lieu de appelée à chaque foi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3 12:17:03</text:p>
          </table:table-cell>
          <table:table-cell office:value-type="string">
            <text:p>consentement+questionnaire</text:p>
          </table:table-cell>
          <table:table-cell office:value-type="float" office:value="18">
            <text:p>18</text:p>
          </table:table-cell>
          <table:table-cell office:value-type="float" office:value="169">
            <text:p>16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bam</text:p>
          </table:table-cell>
          <table:table-cell office:value-type="string">
            <text:p>spa</text:p>
          </table:table-cell>
          <table:table-cell office:value-type="string">
            <text:p>eng</text:p>
          </table:table-cell>
          <table:table-cell office:value-type="string">
            <text:p>fre</text:p>
          </table:table-cell>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table:number-columns-repeated="2" office:value-type="float" office:value="5">
            <text:p>5</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Quand on reçoit un SMS un n'attend pas forcément que l'écriture soit correcte, nous ne sommes pas exigeants. Ca va plus vite. Les inconvénients sont la perte d'une bonne orthographe par habitude.</text:p>
          </table:table-cell>
          <table:table-cell office:value-type="string">
            <text:p>Je pense que ce n'est que le début de l'ère des SMS.</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3 13:37:33</text:p>
          </table:table-cell>
          <table:table-cell office:value-type="string">
            <text:p>consentement+questionnaire</text:p>
          </table:table-cell>
          <table:table-cell office:value-type="float" office:value="19">
            <text:p>19</text:p>
          </table:table-cell>
          <table:table-cell office:value-type="float" office:value="141">
            <text:p>14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table:number-columns-repeated="2"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rapidité.</text:p>
            <text:p>Inconvénient : perte de la beauté de la langue francaise.</text:p>
          </table:table-cell>
          <table:table-cell office:value-type="string">
            <text:p>Oui </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cour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13:39:06</text:p>
          </table:table-cell>
          <table:table-cell office:value-type="string">
            <text:p>consentement+questionnaire</text:p>
          </table:table-cell>
          <table:table-cell office:value-type="float" office:value="19">
            <text:p>19</text:p>
          </table:table-cell>
          <table:table-cell office:value-type="float" office:value="67">
            <text:p>6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elle permet d aller plus vite, mais creer de grosses lacunes dans notre orthographe.</text:p>
          </table:table-cell>
          <table:table-cell office:value-type="string">
            <text:p>peut etre de moins en moins .. <text:s text:c="2"/>on a été dans l époque des sms illimité ... et maintenant rentrons dans celle d 'internet et appel illimité ..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10.476190476190476</text:p>
          </table:table-cell>
          <table:table-cell office:value-type="float" office:value="9">
            <text:p>9</text:p>
          </table:table-cell>
          <table:table-cell table:number-columns-repeated="3" office:value-type="float" office:value="0">
            <text:p>0</text:p>
          </table:table-cell>
          <table:table-cell table:number-columns-repeated="2" office:value-type="float" office:value="1">
            <text:p>1</text:p>
          </table:table-cell>
          <table:table-cell office:value-type="string">
            <text:p>nos cours</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3 14:46:42</text:p>
          </table:table-cell>
          <table:table-cell office:value-type="string">
            <text:p>consentement+questionnaire</text:p>
          </table:table-cell>
          <table:table-cell office:value-type="float" office:value="18">
            <text:p>18</text:p>
          </table:table-cell>
          <table:table-cell office:value-type="float" office:value="47">
            <text:p>4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4150">
            <text:p>7415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4">
            <text:p>4</text:p>
          </table:table-cell>
          <table:table-cell office:value-type="float" office:value="0">
            <text:p>0</text:p>
          </table:table-cell>
          <table:table-cell office:value-type="float" office:value="3">
            <text:p>3</text:p>
          </table:table-cell>
          <table:table-cell office:value-type="float" office:value="6">
            <text:p>6</text:p>
          </table:table-cell>
          <table:table-cell office:value-type="float" office:value="0">
            <text:p>0</text:p>
          </table:table-cell>
          <table:table-cell office:value-type="float" office:value="1">
            <text:p>1</text:p>
          </table:table-cell>
          <table:table-cell office:value-type="string">
            <text:p>Entraineurs de sport.</text:p>
          </table:table-cell>
          <table:table-cell office:value-type="string">
            <text:p>redaction_melange</text:p>
          </table:table-cell>
          <table:table-cell table:number-columns-repeated="2" office:value-type="string">
            <text:p>rarement</text:p>
          </table:table-cell>
          <table:table-cell office:value-type="string">
            <text:p>souvent</text:p>
          </table:table-cell>
          <table:table-cell office:value-type="string">
            <text:p>parfois</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On a parfois des problemes d'incomprehenssion quand l'ecriture est trop abrégée</text:p>
          </table:table-cell>
          <table:table-cell office:value-type="string">
            <text:p>Oui puisque les forfait coutent cher et que le sms illimité devient presque systematiqu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3 15:50:51</text:p>
          </table:table-cell>
          <table:table-cell office:value-type="string">
            <text:p>consentement+questionnaire</text:p>
          </table:table-cell>
          <table:table-cell office:value-type="float" office:value="15">
            <text:p>15</text:p>
          </table:table-cell>
          <table:table-cell office:value-type="float" office:value="215">
            <text:p>21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8960">
            <text:p>78960</text:p>
          </table:table-cell>
          <table:table-cell/>
          <table:table-cell office:value-type="string">
            <text:p>classique</text:p>
          </table:table-cell>
          <table:table-cell/>
          <table:table-cell office:value-type="string">
            <text:p>oui</text:p>
          </table:table-cell>
          <table:table-cell office:value-type="string">
            <text:p>moins de 1</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rarement</text:p>
          </table:table-cell>
          <table:table-cell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a va plus vite et c'est plus facile</text:p>
          </table:table-cell>
          <table:table-cell office:value-type="string">
            <text:p>oui je pense car c'est comme meme util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16:14:39</text:p>
          </table:table-cell>
          <table:table-cell office:value-type="string">
            <text:p>consentement+questionnaire</text:p>
          </table:table-cell>
          <table:table-cell office:value-type="float" office:value="15">
            <text:p>15</text:p>
          </table:table-cell>
          <table:table-cell office:value-type="float" office:value="214">
            <text:p>21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8960">
            <text:p>78960</text:p>
          </table:table-cell>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rarem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ça va plus vite</text:p>
          </table:table-cell>
          <table:table-cell office:value-type="string">
            <text:p>oui parce que les téléphones sont de plus en plus fait pour ça et de plus en plus facile pour envoyer des sm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table:number-columns-repeated="5"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3 17:04:23</text:p>
          </table:table-cell>
          <table:table-cell office:value-type="string">
            <text:p>consentement+questionnaire</text:p>
          </table:table-cell>
          <table:table-cell office:value-type="float" office:value="17">
            <text:p>17</text:p>
          </table:table-cell>
          <table:table-cell office:value-type="float" office:value="191">
            <text:p>19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28130">
            <text:p>28130</text:p>
          </table:table-cell>
          <table:table-cell/>
          <table:table-cell office:value-type="string">
            <text:p>blackberry</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office:value-type="string">
            <text:p>rarement</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Ça peut provoquer des erreurs lorsque l'on écrit dans la réalité.</text:p>
          </table:table-cell>
          <table:table-cell office:value-type="string">
            <text:p>Oui je pense, c'est un moyen facile, direct et surtout très rapide.</text:p>
            <text:p>Grace aux sms nous n'avons pas besoin d'appeler quelqu'un pour juste 2 minutes, un sms et c'est bon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23 17:52:56</text:p>
          </table:table-cell>
          <table:table-cell office:value-type="string">
            <text:p>consentement+questionnaire</text:p>
          </table:table-cell>
          <table:table-cell office:value-type="float" office:value="16">
            <text:p>16</text:p>
          </table:table-cell>
          <table:table-cell office:value-type="float" office:value="77">
            <text:p>7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eng</text:p>
          </table:table-cell>
          <table:table-cell table:number-columns-repeated="3"/>
          <table:table-cell office:value-type="string">
            <text:p>spa</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8550">
            <text:p>3855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ortho_standard</text:p>
          </table:table-cell>
          <table:table-cell office:value-type="string">
            <text:p>jamais</text:p>
          </table:table-cell>
          <table:table-cell table:number-columns-repeated="2" office:value-type="string">
            <text:p>parfois</text:p>
          </table:table-cell>
          <table:table-cell office:value-type="string">
            <text:p>jamais</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Inconvénients : baisse du niveau d'orthographe</text:p>
            <text:p>Le correcteur automatique du portable ne comprend pas forcement </text:p>
            <text:p>Avantages : gain de temps</text:p>
          </table:table-cell>
          <table:table-cell office:value-type="string">
            <text:p>Oui. Le contact physique encore personnes se faire de plus en plus rare, tout se passe derrière un écran : les SMS vont dans cette optique-là.</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text:p>
          </table:table-cell>
          <table:table-cell office:value-type="string">
            <text:p>oui</text:p>
          </table:table-cell>
          <table:table-cell table:number-columns-repeated="5"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3 17:59:09</text:p>
          </table:table-cell>
          <table:table-cell office:value-type="string">
            <text:p>consentement+questionnaire</text:p>
          </table:table-cell>
          <table:table-cell office:value-type="float" office:value="19">
            <text:p>19</text:p>
          </table:table-cell>
          <table:table-cell office:value-type="float" office:value="61">
            <text:p>6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 fait de ne pas pouvoir mettre de ton dans les phrases. Suivant la personne ça peut être mal interprété. </text:p>
          </table:table-cell>
          <table:table-cell office:value-type="string">
            <text:p>Oui bien sur, on est dans une société de communication, le réseau social est très dense, c'est un des moyens de communication les plus employés ! il suffit de regarder dans la rue ou des les transports en communs, tout le monde écrit des sms. </text:p>
          </table:table-cell>
          <table:table-cell office:value-type="string">
            <text:p>oui</text:p>
          </table:table-cell>
          <table:table-cell office:value-type="string">
            <text:p>spa</text:p>
          </table:table-cell>
          <table:table-cell office:value-type="string">
            <text:p>eng</text:p>
          </table:table-cell>
          <table:table-cell office:value-type="string">
            <text:p>fre</text:p>
          </table:table-cell>
          <table:table-cell/>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oui</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18:09:08</text:p>
          </table:table-cell>
          <table:table-cell office:value-type="string">
            <text:p>consentement+questionnaire</text:p>
          </table:table-cell>
          <table:table-cell office:value-type="float" office:value="14">
            <text:p>14</text:p>
          </table:table-cell>
          <table:table-cell office:value-type="float" office:value="448">
            <text:p>44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ur</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8660">
            <text:p>68660</text:p>
          </table:table-cell>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cell/>
          <table:table-cell office:value-type="string">
            <text:p>redaction_melange</text:p>
          </table:table-cell>
          <table:table-cell office:value-type="string">
            <text:p>souvent</text:p>
          </table:table-cell>
          <table:table-cell office:value-type="string">
            <text:p>rarement</text:p>
          </table:table-cell>
          <table:table-cell office:value-type="string">
            <text:p>parfois</text:p>
          </table:table-cell>
          <table:table-cell office:value-type="string">
            <text:p>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peux pas toujours comprendre tout et au bout d'un moment on n'écrit que comme sa</text:p>
          </table:table-cell>
          <table:table-cell office:value-type="string">
            <text:p>Oui car c'est tres tres rapide et c'est moi cher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ecriture_sms</text:p>
          </table:table-cell>
          <table:table-cell office:value-type="string">
            <text:p>5.238095238095238</text:p>
          </table:table-cell>
          <table:table-cell office:value-type="float" office:value="4">
            <text:p>4</text:p>
          </table:table-cell>
          <table:table-cell table:number-columns-repeated="3" office:value-type="float" office:value="0">
            <text:p>0</text:p>
          </table:table-cell>
          <table:table-cell table:number-columns-repeated="2" office:value-type="float" office:value="1">
            <text:p>1</text:p>
          </table:table-cell>
          <table:table-cell office:value-type="string">
            <text:p>Les cours</text:p>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19:29:21</text:p>
          </table:table-cell>
          <table:table-cell office:value-type="string">
            <text:p>consentement+questionnaire</text:p>
          </table:table-cell>
          <table:table-cell office:value-type="float" office:value="37">
            <text:p>37</text:p>
          </table:table-cell>
          <table:table-cell office:value-type="float" office:value="308">
            <text:p>30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00">
            <text:p>34000</text:p>
          </table:table-cell>
          <table:table-cell office:value-type="float" office:value="12">
            <text:p>12</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10 a 20</text:p>
          </table:table-cell>
          <table:table-cell office:value-type="string">
            <text:p>oui</text:p>
          </table:table-cell>
          <table:table-cell office:value-type="float" office:value="6">
            <text:p>6</text:p>
          </table:table-cell>
          <table:table-cell office:value-type="float" office:value="3">
            <text:p>3</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redaction_melange</text:p>
          </table:table-cell>
          <table:table-cell office:value-type="string">
            <text:p>parfois</text:p>
          </table:table-cell>
          <table:table-cell office:value-type="string">
            <text:p>rarement</text:p>
          </table:table-cell>
          <table:table-cell office:value-type="string">
            <text:p>tres_souvent</text:p>
          </table:table-cell>
          <table:table-cell office:value-type="string">
            <text:p>parfois</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3"/>
          <table:table-cell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oui</text:p>
          </table:table-cell>
          <table:table-cell office:value-type="string">
            <text:p>eng</text:p>
          </table:table-cell>
          <table:table-cell office:value-type="string">
            <text:p>spa</text:p>
          </table:table-cell>
          <table:table-cell office:value-type="string">
            <text:p>fre</text:p>
          </table:table-cell>
          <table:table-cell/>
          <table:table-cell office:value-type="string">
            <text:p>oui_mais</text:p>
          </table:table-cell>
          <table:table-cell office:value-type="string">
            <text:p>pas_opinion</text:p>
          </table:table-cell>
          <table:table-cell table:number-columns-repeated="2" office:value-type="float" office:value="0">
            <text:p>0</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19:30:46</text:p>
          </table:table-cell>
          <table:table-cell office:value-type="string">
            <text:p>consentement+questionnaire</text:p>
          </table:table-cell>
          <table:table-cell office:value-type="float" office:value="13">
            <text:p>13</text:p>
          </table:table-cell>
          <table:table-cell office:value-type="float" office:value="261">
            <text:p>26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91000">
            <text:p>9100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souvent</text:p>
          </table:table-cell>
          <table:table-cell table:number-columns-repeated="2"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inconvénient de l'écriture SMS c'est qu'après on se "paum" assez vite et c'est très chiant a lire !</text:p>
          </table:table-cell>
          <table:table-cell office:value-type="string">
            <text:p>je ne sais pas vu que les appels visio sur téléphone et internet se développe de plus en plus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7.333333333333333</text:p>
          </table:table-cell>
          <table:table-cell office:value-type="float" office:value="6">
            <text:p>6</text:p>
          </table:table-cell>
          <table:table-cell table:number-columns-repeated="3"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3 19:46:57</text:p>
          </table:table-cell>
          <table:table-cell office:value-type="string">
            <text:p>consentement+questionnaire</text:p>
          </table:table-cell>
          <table:table-cell office:value-type="float" office:value="15">
            <text:p>15</text:p>
          </table:table-cell>
          <table:table-cell office:value-type="float" office:value="111">
            <text:p>11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ger</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7000">
            <text:p>77000</text:p>
          </table:table-cell>
          <table:table-cell/>
          <table:table-cell office:value-type="string">
            <text:p>classique</text:p>
          </table:table-cell>
          <table:table-cell/>
          <table:table-cell office:value-type="string">
            <text:p>oui</text:p>
          </table:table-cell>
          <table:table-cell office:value-type="string">
            <text:p>moins de 1</text:p>
          </table:table-cell>
          <table:table-cell table:number-columns-repeated="2" office:value-type="string">
            <text:p>plus de 100</text:p>
          </table:table-cell>
          <table:table-cell office:value-type="string">
            <text:p>oui</text:p>
          </table:table-cell>
          <table:table-cell table:number-columns-repeated="2" office:value-type="float" office:value="6">
            <text:p>6</text:p>
          </table:table-cell>
          <table:table-cell office:value-type="float" office:value="2">
            <text:p>2</text:p>
          </table:table-cell>
          <table:table-cell table:number-columns-repeated="3" office:value-type="float" office:value="0">
            <text:p>0</text:p>
          </table:table-cell>
          <table:table-cell/>
          <table:table-cell office:value-type="string">
            <text:p>redaction_melange</text:p>
          </table:table-cell>
          <table:table-cell office:value-type="string">
            <text:p>tres_souvent</text:p>
          </table:table-cell>
          <table:table-cell office:value-type="string">
            <text:p>jamais</text:p>
          </table:table-cell>
          <table:table-cell office:value-type="string">
            <text:p>parfois</text:p>
          </table:table-cell>
          <table:table-cell office:value-type="string">
            <text:p>tres_souvent</text:p>
          </table:table-cell>
          <table:table-cell office:value-type="string">
            <text:p>tres_souvent</text:p>
          </table:table-cell>
          <table:table-cell office:value-type="string">
            <text:p>facebook</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vantages car plus rapide et illimités</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livres de cours</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19:35:44</text:p>
          </table:table-cell>
          <table:table-cell office:value-type="string">
            <text:p>consentement+questionnaire</text:p>
          </table:table-cell>
          <table:table-cell office:value-type="float" office:value="13">
            <text:p>13</text:p>
          </table:table-cell>
          <table:table-cell office:value-type="float" office:value="8">
            <text:p>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3560">
            <text:p>3356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melange</text:p>
          </table:table-cell>
          <table:table-cell office:value-type="string">
            <text:p>tres_souvent</text:p>
          </table:table-cell>
          <table:table-cell office:value-type="string">
            <text:p>parfois</text:p>
          </table:table-cell>
          <table:table-cell office:value-type="string">
            <text:p>rarement</text:p>
          </table:table-cell>
          <table:table-cell office:value-type="string">
            <text:p>jamais</text:p>
          </table:table-cell>
          <table:table-cell table:number-columns-repeated="2"/>
          <table:table-cell table:number-columns-repeated="3" office:value-type="float" office:value="0">
            <text:p>0</text:p>
          </table:table-cell>
          <table:table-cell table:number-columns-repeated="2" office:value-type="float" office:value="1">
            <text:p>1</text:p>
          </table:table-cell>
          <table:table-cell office:value-type="string">
            <text:p>comme les autres ados et cela est moins intimidant</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Il est parfois difficile de comprendre le sens des abréviations.</text:p>
          </table:table-cell>
          <table:table-cell office:value-type="string">
            <text:p>Oui car cela est moins intimidant de parler par texto et que les générations actuelles d'ados n'utilisent presque que ce moyen de communication.</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3 19:55:48</text:p>
          </table:table-cell>
          <table:table-cell office:value-type="string">
            <text:p>consentement+questionnaire</text:p>
          </table:table-cell>
          <table:table-cell office:value-type="float" office:value="17">
            <text:p>17</text:p>
          </table:table-cell>
          <table:table-cell office:value-type="float" office:value="235">
            <text:p>23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23240">
            <text:p>2324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table:number-columns-repeated="2" office:value-type="float" office:value="1">
            <text:p>1</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L'écriture SMS est de plus en plus moquée. Elle est parfois illisible et n'apporte rien, pas même une écriture plus rapide</text:p>
          </table:table-cell>
          <table:table-cell office:value-type="string">
            <text:p>Oui, car ils sont plus faciles d'emploi, plus discrets (à envoyer en cours, dans les transports en commun)et permettent de parler à plusieurs personnes en même temps tout en faisant autre chose.Il donne un lien particulier et permet de rester en contact avec des amis loins</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5"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3 20:14:30</text:p>
          </table:table-cell>
          <table:table-cell office:value-type="string">
            <text:p>consentement+questionnaire</text:p>
          </table:table-cell>
          <table:table-cell office:value-type="float" office:value="17">
            <text:p>17</text:p>
          </table:table-cell>
          <table:table-cell office:value-type="float" office:value="84">
            <text:p>8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rus</text:p>
          </table:table-cell>
          <table:table-cell office:value-type="string">
            <text:p>spa</text:p>
          </table:table-cell>
          <table:table-cell office:value-type="string">
            <text:p>fre</text:p>
          </table:table-cell>
          <table:table-cell office:value-type="string">
            <text:p>eng</text:p>
          </table:table-cell>
          <table:table-cell office:value-type="string">
            <text:p>rus</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70">
            <text:p>34170</text:p>
          </table:table-cell>
          <table:table-cell office:value-type="float" office:value="8">
            <text:p>8</text:p>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2">
            <text:p>2</text:p>
          </table:table-cell>
          <table:table-cell table:number-columns-repeated="2"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table:number-columns-repeated="5" office:value-type="float" office:value="1">
            <text:p>1</text:p>
          </table:table-cell>
          <table:table-cell office:value-type="string">
            <text:p>C'est très pratique !</text:p>
          </table:table-cell>
          <table:table-cell table:number-columns-repeated="4" office:value-type="float" office:value="0">
            <text:p>0</text:p>
          </table:table-cell>
          <table:table-cell/>
          <table:table-cell office:value-type="string">
            <text:p>Je n'aime pas beaucoup l'écriture SMS, l'orthographe est quelque chose d'important, et je pense que s'habituer à écrire n'importe comment donne de mauvaises habitudes.</text:p>
          </table:table-cell>
          <table:table-cell office:value-type="string">
            <text:p>Oui, je pense ! C'est vraiment pratique, et pour les gens timides comme moi au téléphone, c'est un bon compromis pour communiquer ! Et par écrit, on peut dire d'autres choses qu'a l'oral.</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 affiches dans la rue...</text:p>
          </table:table-cell>
          <table:table-cell office:value-type="string">
            <text:p>oui</text:p>
          </table:table-cell>
          <table:table-cell table:number-columns-repeated="5"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19:50:28</text:p>
          </table:table-cell>
          <table:table-cell office:value-type="string">
            <text:p>consentement+questionnaire</text:p>
          </table:table-cell>
          <table:table-cell office:value-type="float" office:value="16">
            <text:p>16</text:p>
          </table:table-cell>
          <table:table-cell office:value-type="float" office:value="202">
            <text:p>20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eng</text:p>
          </table:table-cell>
          <table:table-cell office:value-type="string">
            <text:p>fre</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1000">
            <text:p>31000</text:p>
          </table:table-cell>
          <table:table-cell/>
          <table:table-cell office:value-type="string">
            <text:p>classique</text:p>
          </table:table-cell>
          <table:table-cell/>
          <table:table-cell office:value-type="string">
            <text:p>non</text:p>
          </table:table-cell>
          <table:table-cell office:value-type="string">
            <text:p>1 a 3</text:p>
          </table:table-cell>
          <table:table-cell table:number-columns-repeated="2" office:value-type="string">
            <text:p>moins de 5</text:p>
          </table:table-cell>
          <table:table-cell office:value-type="string">
            <text:p>non</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souvent</text:p>
          </table:table-cell>
          <table:table-cell office:value-type="string">
            <text:p>parfois</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Je pense que c'est plus rapide mais il y a risque pour plus tard si on veut écrire quelque chose correctement sans fautes d'orthographe. Cela peut pénaliser.</text:p>
          </table:table-cell>
          <table:table-cell office:value-type="string">
            <text:p>C'est évident que les sms seront encore utilisés. Sans le savoir, nous utilisons un "type" de langage sms lorsqu'on l'on prend des notes en cours car c'est impossible de suivre si on doit faire attention à l’orthographe.</text:p>
          </table:table-cell>
          <table:table-cell office:value-type="string">
            <text:p>non</text:p>
          </table:table-cell>
          <table:table-cell table:number-columns-repeated="4"/>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3 21:09:29</text:p>
          </table:table-cell>
          <table:table-cell office:value-type="string">
            <text:p>consentement+questionnaire</text:p>
          </table:table-cell>
          <table:table-cell office:value-type="float" office:value="19">
            <text:p>19</text:p>
          </table:table-cell>
          <table:table-cell office:value-type="float" office:value="33">
            <text:p>3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380">
            <text:p>3438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3">
            <text:p>3</text:p>
          </table:table-cell>
          <table:table-cell office:value-type="float" office:value="2">
            <text:p>2</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4" office:value-type="float" office:value="0">
            <text:p>0</text:p>
          </table:table-cell>
          <table:table-cell/>
          <table:table-cell office:value-type="string">
            <text:p>- Dénature notre belle langue française, nous fait oublier l'orthographe</text:p>
            <text:p>- Gain de temps</text:p>
          </table:table-cell>
          <table:table-cell office:value-type="string">
            <text:p>Oui, de plus en plus sans doute puisque toutes les générations s'y mettent. Depuis les tout jeunes collégiens jusqu'aux personnes plus âgées (ma grand-mère m'envoie parfois des textos). Les banques s'y mettent aussi d'ailleur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non</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21:09:17</text:p>
          </table:table-cell>
          <table:table-cell office:value-type="string">
            <text:p>consentement+questionnaire</text:p>
          </table:table-cell>
          <table:table-cell office:value-type="float" office:value="15">
            <text:p>15</text:p>
          </table:table-cell>
          <table:table-cell office:value-type="float" office:value="277">
            <text:p>27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rum</text:p>
          </table:table-cell>
          <table:table-cell office:value-type="string">
            <text:p>eng</text:p>
          </table:table-cell>
          <table:table-cell office:value-type="string">
            <text:p>spa</text:p>
          </table:table-cell>
          <table:table-cell office:value-type="string">
            <text:p>fre</text:p>
          </table:table-cell>
          <table:table-cell office:value-type="string">
            <text:p>rum</text:p>
          </table:table-cell>
          <table:table-cell office:value-type="string">
            <text:p>eng</text:p>
          </table:table-cell>
          <table:table-cell office:value-type="string">
            <text:p>spa</text:p>
          </table:table-cell>
          <table:table-cell office:value-type="string">
            <text:p>rum</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5013">
            <text:p>75013</text:p>
          </table:table-cell>
          <table:table-cell/>
          <table:table-cell office:value-type="string">
            <text:p>iphone</text:p>
          </table:table-cell>
          <table:table-cell/>
          <table:table-cell office:value-type="string">
            <text:p>oui</text:p>
          </table:table-cell>
          <table:table-cell office:value-type="string">
            <text:p>3 a 5</text:p>
          </table:table-cell>
          <table:table-cell office:value-type="string">
            <text:p>plus de 100</text:p>
          </table:table-cell>
          <table:table-cell office:value-type="string">
            <text:p>50 a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formel_informel</text:p>
          </table:table-cell>
          <table:table-cell table:number-columns-repeated="3" office:value-type="string">
            <text:p>souvent</text:p>
          </table:table-cell>
          <table:table-cell office:value-type="string">
            <text:p>tres_souvent</text:p>
          </table:table-cell>
          <table:table-cell table:number-columns-repeated="2"/>
          <table:table-cell office:value-type="float" office:value="0">
            <text:p>0</text:p>
          </table:table-cell>
          <table:table-cell table:number-columns-repeated="4" office:value-type="float" office:value="1">
            <text:p>1</text:p>
          </table:table-cell>
          <table:table-cell office:value-type="string">
            <text:p>timide au téléphone</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on peut exprimer ses expressions lol mdr etc...</text:p>
          </table:table-cell>
          <table:table-cell office:value-type="string">
            <text:p>On ne sait plus par la suite écrire en français correct , mais le langage sms est plus rapide .</text:p>
          </table:table-cell>
          <table:table-cell office:value-type="string">
            <text:p>Oui je le pense mais les mms seront encore plus utilisé , Les sms seront de plus en plus utilisé car ils sont rapides et peu chers</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rum</text:p>
          </table:table-cell>
          <table:table-cell table:number-columns-repeated="2"/>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5" office:value-type="float" office:value="1">
            <text:p>1</text:p>
          </table:table-cell>
          <table:table-cell office:value-type="string">
            <text:p>les cours</text:p>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3 22:22:43</text:p>
          </table:table-cell>
          <table:table-cell office:value-type="string">
            <text:p>consentement+questionnaire</text:p>
          </table:table-cell>
          <table:table-cell office:value-type="float" office:value="52">
            <text:p>52</text:p>
          </table:table-cell>
          <table:table-cell office:value-type="float" office:value="32">
            <text:p>3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office:value-type="float" office:value="0">
            <text:p>0</text:p>
          </table:table-cell>
          <table:table-cell office:value-type="float" office:value="1">
            <text:p>1</text:p>
          </table:table-cell>
          <table:table-cell table:number-columns-repeated="12" office:value-type="float" office:value="0">
            <text:p>0</text:p>
          </table:table-cell>
          <table:table-cell table:number-columns-repeated="2"/>
          <table:table-cell office:value-type="float" office:value="19380">
            <text:p>19380</text:p>
          </table:table-cell>
          <table:table-cell/>
          <table:table-cell office:value-type="string">
            <text:p>classique</text:p>
          </table:table-cell>
          <table:table-cell/>
          <table:table-cell office:value-type="string">
            <text:p>non</text:p>
          </table:table-cell>
          <table:table-cell office:value-type="string">
            <text:p>3 a 5</text:p>
          </table:table-cell>
          <table:table-cell table:number-columns-repeated="2" office:value-type="string">
            <text:p>moins de 5</text:p>
          </table:table-cell>
          <table:table-cell office:value-type="string">
            <text:p>non</text:p>
          </table:table-cell>
          <table:table-cell office:value-type="float" office:value="1">
            <text:p>1</text:p>
          </table:table-cell>
          <table:table-cell office:value-type="float" office:value="0">
            <text:p>0</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tres_souvent</text:p>
          </table:table-cell>
          <table:table-cell office:value-type="string">
            <text:p>rarem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nconvénient:Problemes d'orthographe pour les plus jeunes.</text:p>
            <text:p>Avantages: plus rapide, on peut dire plus de choses en peu de lignes. </text:p>
          </table:table-cell>
          <table:table-cell office:value-type="string">
            <text:p>oui, c'est pratique pour communiquer sans se parl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09-23 23:07:15</text:p>
          </table:table-cell>
          <table:table-cell office:value-type="string">
            <text:p>consentement+questionnaire</text:p>
          </table:table-cell>
          <table:table-cell office:value-type="float" office:value="15">
            <text:p>15</text:p>
          </table:table-cell>
          <table:table-cell office:value-type="float" office:value="454">
            <text:p>45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1820">
            <text:p>3182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rarement</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plus rapide et prend moins de place pour certains mots.</text:p>
            <text:p>Inconvénients : à utiliser seulement pour quelques expressions/abréviations sinon ça devient vite illisible</text:p>
          </table:table-cell>
          <table:table-cell office:value-type="string">
            <text:p>oui car si même si nous aurons surement tous des smartphones, ça reste le meilleur moyen de communication écrite, devant le mail et les réseaux sociaux</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table:number-columns-repeated="3"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3 23:39:15</text:p>
          </table:table-cell>
          <table:table-cell office:value-type="string">
            <text:p>consentement+questionnaire</text:p>
          </table:table-cell>
          <table:table-cell office:value-type="float" office:value="18">
            <text:p>18</text:p>
          </table:table-cell>
          <table:table-cell office:value-type="float" office:value="399">
            <text:p>39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ger</text:p>
          </table:table-cell>
          <table:table-cell table:number-columns-repeated="2"/>
          <table:table-cell office:value-type="string">
            <text:p>fre</text:p>
          </table:table-cell>
          <table:table-cell office:value-type="string">
            <text:p>ger</text:p>
          </table:table-cell>
          <table:table-cell table:number-columns-repeated="2"/>
          <table:table-cell office:value-type="string">
            <text:p>ger</text:p>
          </table:table-cell>
          <table:table-cell office:value-type="string">
            <text:p>fre</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390">
            <text:p>34390</text:p>
          </table:table-cell>
          <table:table-cell office:value-type="float" office:value="17">
            <text:p>17</text:p>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parfois</text:p>
          </table:table-cell>
          <table:table-cell table:number-columns-repeated="2"/>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s'adapte a toutes les situations</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les sms est un moyen super pratique pour comuniquer avec nimporte qui sans que les autres soit au courant!</text:p>
            <text:p>l'inconveniant et que sur les longues convertions sa devient lourd a ecrire.</text:p>
          </table:table-cell>
          <table:table-cell office:value-type="string">
            <text:p>Oui je pense car ils sont inclus dans pas mal de forfait en illimiter par apport a l'appel! </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ger</text:p>
          </table:table-cell>
          <table:table-cell table:number-columns-repeated="2"/>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3 23:35:59</text:p>
          </table:table-cell>
          <table:table-cell office:value-type="string">
            <text:p>consentement+questionnaire</text:p>
          </table:table-cell>
          <table:table-cell office:value-type="float" office:value="19">
            <text:p>19</text:p>
          </table:table-cell>
          <table:table-cell office:value-type="float" office:value="144">
            <text:p>14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it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
            <text:p>1</text:p>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table:number-columns-repeated="2"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Inconvénients : Mauvaises habitudes qui influencent l'orthographe. Compréhension parfois faussée. L'écriture sms pure est agaçante. Avantages : (pour une écriture utilisant un peu de écriture sms) Rapidité. Jeux de complicité par la création d'un langage entre amis (mots crées à partir de l'écriture sms, avec certains spécifiques à certains amis). </text:p>
          </table:table-cell>
          <table:table-cell office:value-type="string">
            <text:p>Oui. Parce que c'est pratique et correspond à un besoin de communication rapide, à intervalles fréquents, utilisables partout, pour rester en contact avec les personnes que l'on aime et partager sa vie "en direct". Pour les même raisons peut être qu'ils ne serons plus utilisés, ils pourraient être supplantés par les réseaux sociaux depuis que leur utilisation se répand sur les téléphones portables "intelligents". Cependant personnellement je trouve que les sms sont plus pratiques, plus personnel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02:00:05</text:p>
          </table:table-cell>
          <table:table-cell office:value-type="string">
            <text:p>consentement+questionnaire</text:p>
          </table:table-cell>
          <table:table-cell office:value-type="float" office:value="19">
            <text:p>19</text:p>
          </table:table-cell>
          <table:table-cell office:value-type="float" office:value="34">
            <text:p>3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office:value-type="string">
            <text:p>spa</text:p>
          </table:table-cell>
          <table:table-cell office:value-type="string">
            <text:p>chi</text:p>
          </table:table-cell>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0170">
            <text:p>7017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2">
            <text:p>2</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L'écriture sms sous forme d'abréviations peut faire gagner du temps par exemple (et pourtant, ce ne sont pas trois lettres en plus qui vont changer grand chose) et cela reste encore lisible contrairement à l'écriture sms brut qui "détruit" complètement la langue française et accentue forcément les fautes importantes.</text:p>
          </table:table-cell>
          <table:table-cell office:value-type="string">
            <text:p>Oui je pense car c'est un moyen plutôt économique et très pratique surtout depuis l'invention des smartphones qui facilitent l'utilisation.</text:p>
          </table:table-cell>
          <table:table-cell office:value-type="string">
            <text:p>oui</text:p>
          </table:table-cell>
          <table:table-cell office:value-type="string">
            <text:p>eng</text:p>
          </table:table-cell>
          <table:table-cell office:value-type="string">
            <text:p>spa</text:p>
          </table:table-cell>
          <table:table-cell office:value-type="string">
            <text:p>fre</text:p>
          </table:table-cell>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09:20:04</text:p>
          </table:table-cell>
          <table:table-cell office:value-type="string">
            <text:p>consentement</text:p>
          </table:table-cell>
          <table:table-cell/>
          <table:table-cell office:value-type="float" office:value="175">
            <text:p>175</text:p>
          </table:table-cell>
          <table:table-cell table:number-columns-repeated="1020"/>
        </table:table-row>
        <table:table-row table:style-name="ro3">
          <table:table-cell office:value-type="string">
            <text:p>2011-09-24 09:16:37</text:p>
          </table:table-cell>
          <table:table-cell office:value-type="string">
            <text:p>consentement+questionnaire</text:p>
          </table:table-cell>
          <table:table-cell office:value-type="float" office:value="16">
            <text:p>16</text:p>
          </table:table-cell>
          <table:table-cell office:value-type="float" office:value="218">
            <text:p>21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460">
            <text:p>1460</text:p>
          </table:table-cell>
          <table:table-cell/>
          <table:table-cell office:value-type="string">
            <text:p>classique</text:p>
          </table:table-cell>
          <table:table-cell/>
          <table:table-cell office:value-type="string">
            <text:p>non</text:p>
          </table:table-cell>
          <table:table-cell office:value-type="string">
            <text:p>1 a 3</text:p>
          </table:table-cell>
          <table:table-cell table:number-columns-repeated="2" office:value-type="string">
            <text:p>10 a 2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2">
            <text:p>2</text:p>
          </table:table-cell>
          <table:table-cell table:number-columns-repeated="3"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lus rapide</text:p>
            <text:p>-moins agréable à lire</text:p>
          </table:table-cell>
          <table:table-cell office:value-type="string">
            <text:p>non, les chats sur réseaux sociaux vont probablement les remplacer</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09:25:54</text:p>
          </table:table-cell>
          <table:table-cell office:value-type="string">
            <text:p>consentement+questionnaire</text:p>
          </table:table-cell>
          <table:table-cell office:value-type="float" office:value="19">
            <text:p>19</text:p>
          </table:table-cell>
          <table:table-cell office:value-type="float" office:value="230">
            <text:p>23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ara_d</text:p>
          </table:table-cell>
          <table:table-cell office:value-type="string">
            <text:p>eng</text:p>
          </table:table-cell>
          <table:table-cell office:value-type="string">
            <text:p>spa</text:p>
          </table:table-cell>
          <table:table-cell office:value-type="string">
            <text:p>fre</text:p>
          </table:table-cell>
          <table:table-cell office:value-type="string">
            <text:p>ara_d</text:p>
          </table:table-cell>
          <table:table-cell table:number-columns-repeated="2"/>
          <table:table-cell office:value-type="string">
            <text:p>ara_d</text:p>
          </table:table-cell>
          <table:table-cell office:value-type="string">
            <text:p>fre</text:p>
          </table:table-cell>
          <table:table-cell table:number-columns-repeated="2"/>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2">
            <text:p>2</text:p>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gens ne voient pas la tête que l'on fait ou ne peuvent entendre l'intonation ...</text:p>
          </table:table-cell>
          <table:table-cell office:value-type="string">
            <text:p>Oui, mais peut-être il y aura mieux</text:p>
          </table:table-cell>
          <table:table-cell office:value-type="string">
            <text:p>oui</text:p>
          </table:table-cell>
          <table:table-cell office:value-type="string">
            <text:p>fre</text:p>
          </table:table-cell>
          <table:table-cell office:value-type="string">
            <text:p>ara_d</text:p>
          </table:table-cell>
          <table:table-cell table:number-columns-repeated="2"/>
          <table:table-cell office:value-type="string">
            <text:p>oui</text:p>
          </table:table-cell>
          <table:table-cell office:value-type="string">
            <text:p>fre</text:p>
          </table:table-cell>
          <table:table-cell office:value-type="string">
            <text:p>ara_d</text:p>
          </table:table-cell>
          <table:table-cell table:number-columns-repeated="2"/>
          <table:table-cell office:value-type="string">
            <text:p>oui_mais</text:p>
          </table:table-cell>
          <table:table-cell office:value-type="string">
            <text:p>francais_standard</text:p>
          </table:table-cell>
          <table:table-cell office:value-type="string">
            <text:p>9.428571428571428</text:p>
          </table:table-cell>
          <table:table-cell office:value-type="float" office:value="8">
            <text:p>8</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4 10:17:52</text:p>
          </table:table-cell>
          <table:table-cell office:value-type="string">
            <text:p>consentement+questionnaire</text:p>
          </table:table-cell>
          <table:table-cell office:value-type="float" office:value="23">
            <text:p>23</text:p>
          </table:table-cell>
          <table:table-cell office:value-type="float" office:value="504">
            <text:p>50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000">
            <text:p>30000</text:p>
          </table:table-cell>
          <table:table-cell/>
          <table:table-cell office:value-type="string">
            <text:p>classique</text:p>
          </table:table-cell>
          <table:table-cell/>
          <table:table-cell office:value-type="string">
            <text:p>non</text:p>
          </table:table-cell>
          <table:table-cell office:value-type="string">
            <text:p>3 a 5</text:p>
          </table:table-cell>
          <table:table-cell table:number-columns-repeated="2" office:value-type="string">
            <text:p>10 a 20</text:p>
          </table:table-cell>
          <table:table-cell office:value-type="string">
            <text:p>oui</text:p>
          </table:table-cell>
          <table:table-cell table:number-columns-repeated="2" office:value-type="float" office:value="5">
            <text:p>5</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rarement</text:p>
          </table:table-cell>
          <table:table-cell table:number-columns-repeated="913"/>
        </table:table-row>
        <table:table-row table:style-name="ro1">
          <table:table-cell office:value-type="string">
            <text:p>2011-09-24 11:01:38</text:p>
          </table:table-cell>
          <table:table-cell office:value-type="string">
            <text:p>consentement+questionnaire</text:p>
          </table:table-cell>
          <table:table-cell office:value-type="float" office:value="45">
            <text:p>45</text:p>
          </table:table-cell>
          <table:table-cell office:value-type="float" office:value="286">
            <text:p>28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uperieur</text:p>
          </table:table-cell>
          <table:table-cell/>
          <table:table-cell office:value-type="float" office:value="34000">
            <text:p>34000</text:p>
          </table:table-cell>
          <table:table-cell office:value-type="float" office:value="15">
            <text:p>15</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table:table-cell office:value-type="string">
            <text:p>redaction_formel_informel</text:p>
          </table:table-cell>
          <table:table-cell office:value-type="string">
            <text:p>jamais</text:p>
          </table:table-cell>
          <table:table-cell office:value-type="string">
            <text:p>rarement</text:p>
          </table:table-cell>
          <table:table-cell office:value-type="string">
            <text:p>tres_souvent</text:p>
          </table:table-cell>
          <table:table-cell office:value-type="string">
            <text:p>jamais</text:p>
          </table:table-cell>
          <table:table-cell table:number-columns-repeated="2"/>
          <table:table-cell table:number-columns-repeated="4" office:value-type="float" office:value="0">
            <text:p>0</text:p>
          </table:table-cell>
          <table:table-cell office:value-type="float" office:value="1">
            <text:p>1</text:p>
          </table:table-cell>
          <table:table-cell office:value-type="string">
            <text:p>un peu tout</text:p>
          </table:table-cell>
          <table:table-cell table:number-columns-repeated="4" office:value-type="float" office:value="0">
            <text:p>0</text:p>
          </table:table-cell>
          <table:table-cell table:number-columns-repeated="3"/>
          <table:table-cell office:value-type="string">
            <text:p>oui</text:p>
          </table:table-cell>
          <table:table-cell office:value-type="string">
            <text:p>eng</text:p>
          </table:table-cell>
          <table:table-cell office:value-type="string">
            <text:p>ita</text:p>
          </table:table-cell>
          <table:table-cell table:number-columns-repeated="2"/>
          <table:table-cell office:value-type="string">
            <text:p>oui</text:p>
          </table:table-cell>
          <table:table-cell office:value-type="string">
            <text:p>eng</text:p>
          </table:table-cell>
          <table:table-cell office:value-type="string">
            <text:p>ita</text:p>
          </table:table-cell>
          <table:table-cell table:number-columns-repeated="2"/>
          <table:table-cell office:value-type="string">
            <text:p>oui</text:p>
          </table:table-cell>
          <table:table-cell office:value-type="string">
            <text:p>pas_opinion</text:p>
          </table:table-cell>
          <table:table-cell table:number-columns-repeated="7" office:value-type="float" office:value="0">
            <text:p>0</text:p>
          </table:table-cell>
          <table:table-cell/>
          <table:table-cell office:value-type="string">
            <text:p>oui</text:p>
          </table:table-cell>
          <table:table-cell table:number-columns-repeated="5" office:value-type="float" office:value="0">
            <text:p>0</text:p>
          </table:table-cell>
          <table:table-cell office:value-type="float" office:value="1">
            <text:p>1</text:p>
          </table:table-cell>
          <table:table-cell office:value-type="string">
            <text:p>un peu tout</text:p>
          </table:table-cell>
          <table:table-cell office:value-type="string">
            <text:p>tres_souvent</text:p>
          </table:table-cell>
          <table:table-cell table:number-columns-repeated="913"/>
        </table:table-row>
        <table:table-row table:style-name="ro1">
          <table:table-cell office:value-type="string">
            <text:p>2011-09-24 11:01:55</text:p>
          </table:table-cell>
          <table:table-cell office:value-type="string">
            <text:p>consentement+questionnaire</text:p>
          </table:table-cell>
          <table:table-cell office:value-type="float" office:value="18">
            <text:p>18</text:p>
          </table:table-cell>
          <table:table-cell office:value-type="float" office:value="336">
            <text:p>33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9"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table:table-cell office:value-type="float" office:value="95320">
            <text:p>9532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jamais</text:p>
          </table:table-cell>
          <table:table-cell office:value-type="string">
            <text:p>tres_souvent</text:p>
          </table:table-cell>
          <table:table-cell office:value-type="string">
            <text:p>parfo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Ils permettent une communication rapide, sans avoir forcément à se confronter directement à la personne (c'est parfois plus rassurant ! Même si je pense que c'est principalement un inconvénient car cela fait parfois oublier que les vraies relations sont toujours plus "honnêtes" en face à face), et des échanges d'informations simples. Nous ne sommes par exemple pas obligés de rappeler la personne que nous cherchons à joindre et elle est libre de répondre quand bon lui semble.</text:p>
          </table:table-cell>
          <table:table-cell office:value-type="string">
            <text:p>Oui mais l'apparition des réseaux sociaux, des chats, etc. en plus des smartphones qui permettent une liaison quasi permanente à internet laissent imaginer que les futures communications se feront via le net, qui aujourd'hui est à portée de main. <text: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4 11:31:51</text:p>
          </table:table-cell>
          <table:table-cell office:value-type="string">
            <text:p>consentement+questionnaire</text:p>
          </table:table-cell>
          <table:table-cell office:value-type="float" office:value="18">
            <text:p>18</text:p>
          </table:table-cell>
          <table:table-cell office:value-type="float" office:value="365">
            <text:p>36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office:value-type="string">
            <text:p>ita</text:p>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43210">
            <text:p>4321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Ils évitent de téléphoner ce qui est déjà plus économique et l'on peut en envoyer un peu partout, c'est discret et celà ne dérange pas les gens qui nous entoure.</text:p>
          </table:table-cell>
          <table:table-cell office:value-type="string">
            <text:p>Oui, même plus que les appels vocaux. C'est pratique, simple et pas cher et pour certaines personnes envoyer des sms rend la communication plus aisé, par exemple la peur ou la timidité les empêchant de transmettre leurs pensée, sentiments de manière oral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textes scolaires</text:p>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nouvelles</text:p>
          </table:table-cell>
          <table:table-cell office:value-type="string">
            <text:p>souvent</text:p>
          </table:table-cell>
          <table:table-cell table:number-columns-repeated="913"/>
        </table:table-row>
        <table:table-row table:style-name="ro1">
          <table:table-cell office:value-type="string">
            <text:p>2011-09-24 11:44:41</text:p>
          </table:table-cell>
          <table:table-cell office:value-type="string">
            <text:p>consentement+questionnaire</text:p>
          </table:table-cell>
          <table:table-cell office:value-type="float" office:value="15">
            <text:p>15</text:p>
          </table:table-cell>
          <table:table-cell office:value-type="float" office:value="418">
            <text:p>41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3" office:value-type="float" office:value="0">
            <text:p>0</text:p>
          </table:table-cell>
          <table:table-cell office:value-type="float" office:value="1">
            <text:p>1</text:p>
          </table:table-cell>
          <table:table-cell/>
          <table:table-cell office:value-type="string">
            <text:p>lycéen</text:p>
          </table:table-cell>
          <table:table-cell office:value-type="float" office:value="64200">
            <text:p>64200</text:p>
          </table:table-cell>
          <table:table-cell/>
          <table:table-cell office:value-type="string">
            <text:p>classique</text:p>
          </table:table-cell>
          <table:table-cell/>
          <table:table-cell office:value-type="string">
            <text:p>oui</text:p>
          </table:table-cell>
          <table:table-cell office:value-type="string">
            <text:p>moins de 1</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jama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moins compréhensible que l'écriture "classique"</text:p>
          </table:table-cell>
          <table:table-cell office:value-type="string">
            <text:p>oui car la jeune génération a cette habitude et va continu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1.0476190476190476</text:p>
          </table:table-cell>
          <table:table-cell office:value-type="string">
            <text:p>0.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11:51:26</text:p>
          </table:table-cell>
          <table:table-cell office:value-type="string">
            <text:p>consentement+questionnaire</text:p>
          </table:table-cell>
          <table:table-cell office:value-type="float" office:value="15">
            <text:p>15</text:p>
          </table:table-cell>
          <table:table-cell office:value-type="float" office:value="296">
            <text:p>29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office:value-type="string">
            <text:p>ita</text:p>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7190">
            <text:p>37190</text:p>
          </table:table-cell>
          <table:table-cell/>
          <table:table-cell office:value-type="string">
            <text:p>iphone</text:p>
          </table:table-cell>
          <table:table-cell/>
          <table:table-cell office:value-type="string">
            <text:p>non</text:p>
          </table:table-cell>
          <table:table-cell office:value-type="string">
            <text:p>1 a 3</text:p>
          </table:table-cell>
          <table:table-cell table:number-columns-repeated="2" office:value-type="string">
            <text:p>10 a 2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3">
            <text:p>3</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on n'arrive pas bien a comprndre ce qui est dit mais c'est plus rapide par momments</text:p>
          </table:table-cell>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11:49:06</text:p>
          </table:table-cell>
          <table:table-cell office:value-type="string">
            <text:p>consentement+questionnaire</text:p>
          </table:table-cell>
          <table:table-cell office:value-type="float" office:value="17">
            <text:p>17</text:p>
          </table:table-cell>
          <table:table-cell office:value-type="float" office:value="411">
            <text:p>41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3560">
            <text:p>3356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office:value-type="string">
            <text:p>rarement</text:p>
          </table:table-cell>
          <table:table-cell office:value-type="string">
            <text:p>jama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je n'ai jamais assez de crédit</text:p>
          </table:table-cell>
          <table:table-cell table:number-columns-repeated="3" office:value-type="float" office:value="0">
            <text:p>0</text:p>
          </table:table-cell>
          <table:table-cell office:value-type="float" office:value="1">
            <text:p>1</text:p>
          </table:table-cell>
          <table:table-cell office:value-type="string">
            <text:p>pour utiliser certaines abréviations</text:p>
          </table:table-cell>
          <table:table-cell office:value-type="string">
            <text:p>L'avantage du sms est qu'il soit souvent pas chère dans les forfait illimité alors que le téléphone si. Par contre, il est beaucoup plus long de rédiger un sms, alors téléphoner est plus rapide et plus pratique pour des explications par exemple.</text:p>
          </table:table-cell>
          <table:table-cell office:value-type="string">
            <text:p>Selon moi, les sms seront de plus en plus utilisés puisque les générations ayant des portables sont de plus en plus jeune. aujourd'hui, le téléphone portable est difficiles pour les personnes agées étant donné son pique dans les années 90. puisque les jeunes ont l'habitude d'envoyer des sms, ils seront toujours utilisés.</text:p>
          </table:table-cell>
          <table:table-cell office:value-type="string">
            <text:p>oui</text:p>
          </table:table-cell>
          <table:table-cell office:value-type="string">
            <text:p>spa</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5.238095238095238</text:p>
          </table:table-cell>
          <table:table-cell office:value-type="float" office:value="4">
            <text:p>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magazine people</text:p>
          </table:table-cell>
          <table:table-cell office:value-type="string">
            <text:p>oui</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poèmes</text:p>
          </table:table-cell>
          <table:table-cell office:value-type="string">
            <text:p>parfois</text:p>
          </table:table-cell>
          <table:table-cell table:number-columns-repeated="913"/>
        </table:table-row>
        <table:table-row table:style-name="ro1">
          <table:table-cell office:value-type="string">
            <text:p>2011-09-24 14:05:18</text:p>
          </table:table-cell>
          <table:table-cell office:value-type="string">
            <text:p>consentement+questionnaire</text:p>
          </table:table-cell>
          <table:table-cell office:value-type="float" office:value="15">
            <text:p>15</text:p>
          </table:table-cell>
          <table:table-cell office:value-type="float" office:value="149">
            <text:p>14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8600">
            <text:p>7860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melange</text:p>
          </table:table-cell>
          <table:table-cell office:value-type="string">
            <text:p>tres_souvent</text:p>
          </table:table-cell>
          <table:table-cell table:number-columns-repeated="2" office:value-type="string">
            <text:p>jama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Parfois illisible mais beaucoup plus rapide.</text:p>
          </table:table-cell>
          <table:table-cell office:value-type="string">
            <text:p>Oui. Je pense que l'apparition des sms est un réel progrès technologique notamment pour les personnes en situation d'handicape comme les muets par exemple. Et donc que les sms ne sont pas prêts de disparaître.</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es feuilles de cours</text:p>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4 14:27:55</text:p>
          </table:table-cell>
          <table:table-cell office:value-type="string">
            <text:p>consentement+questionnaire</text:p>
          </table:table-cell>
          <table:table-cell office:value-type="float" office:value="16">
            <text:p>16</text:p>
          </table:table-cell>
          <table:table-cell office:value-type="float" office:value="390">
            <text:p>39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3110">
            <text:p>9311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4">
            <text:p>4</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Je l'emploi très rarement, sauf pour des longs mots ,mais j'ai l'insertion automatique sur mon Black Berry ca permet d'écrire un mot en abrégé et il s'affiche non-abrégé, ou alors associant verbe plus pronom en un mot. Je n'aime pas les gens qui écrivent en language SMS ce n'est pas joli et on comprend rien. Et ca n'iade pas à ne pas faire de fautes d'orthographe en cours.</text:p>
          </table:table-cell>
          <table:table-cell office:value-type="string">
            <text:p>Oui. C'est tellement pratique ! Il y a tellement de gens les utilisent. Sauf si la télépathie est inventé</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16:44:53</text:p>
          </table:table-cell>
          <table:table-cell office:value-type="string">
            <text:p>consentement+questionnaire</text:p>
          </table:table-cell>
          <table:table-cell office:value-type="float" office:value="23">
            <text:p>23</text:p>
          </table:table-cell>
          <table:table-cell office:value-type="float" office:value="201">
            <text:p>20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tres_souvent</text:p>
          </table:table-cell>
          <table:table-cell office:value-type="string">
            <text:p>tres_souvent</text:p>
          </table:table-cell>
          <table:table-cell office:value-type="string">
            <text:p>souvent</text:p>
          </table:table-cell>
          <table:table-cell office:value-type="string">
            <text:p>parfois</text:p>
          </table:table-cell>
          <table:table-cell office:value-type="string">
            <text:p>VOIP</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C'est très pratique pour échanger des informations sans avoir à entamer une conversation "polluée" par des données purement utiles à la construction de la relation.</text:p>
          </table:table-cell>
          <table:table-cell table:number-columns-repeated="4" office:value-type="float" office:value="0">
            <text:p>0</text:p>
          </table:table-cell>
          <table:table-cell/>
          <table:table-cell office:value-type="string">
            <text:p>Certes, souvent plus rapide que l'écriture conventionnelle mais "moche" et parfois trop compliquée à déchiffrée. </text:p>
          </table:table-cell>
          <table:table-cell office:value-type="string">
            <text:p>Il y a de fortes chances. C'est toujours pratique de poser une question ou confirmer une information par SMS plutôt que d'engager une conversation téléphonique. Sans compter que le langage écrit implique une approche différente et préférée pour certains types de conversation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7.333333333333333</text:p>
          </table:table-cell>
          <table:table-cell office:value-type="float" office:value="6">
            <text:p>6</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19:00:24</text:p>
          </table:table-cell>
          <table:table-cell office:value-type="string">
            <text:p>consentement+questionnaire</text:p>
          </table:table-cell>
          <table:table-cell office:value-type="float" office:value="15">
            <text:p>15</text:p>
          </table:table-cell>
          <table:table-cell office:value-type="float" office:value="425">
            <text:p>42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6760">
            <text:p>7676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rarement</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Elle permet d'écrire plus rapidement ou de moins se compliquer dans des situations ou l'utilisation du téléphone est très déconseillé. Mais trop d'écriture sms tue l'écriture sms, puisque ce n'est absolument pas esthétique et sans complicité avec le destinataire, on ne comprend pas toujours ce qu'il veut dire!</text:p>
          </table:table-cell>
          <table:table-cell office:value-type="string">
            <text:p>Je pense que oui, puisque pour les jeunes ils servent à se rapprocher plus facilement, à dire des choses qu'on ose pas forcément en face. Et puis quand on n'a pas forcément beaucoup de choses à raconter, un petit texto et c'est fait ! C'est plutôt pratique et je pense qu'avec toutes les nouvelles technologies ils continueront à être fortement utilisés.</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20:28:04</text:p>
          </table:table-cell>
          <table:table-cell office:value-type="string">
            <text:p>consentement+questionnaire</text:p>
          </table:table-cell>
          <table:table-cell office:value-type="float" office:value="19">
            <text:p>19</text:p>
          </table:table-cell>
          <table:table-cell office:value-type="float" office:value="207">
            <text:p>20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table:number-columns-repeated="2" office:value-type="string">
            <text:p>rarem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l'envois peux être discret et rapide. La réception cependant peux être bruyante</text:p>
          </table:table-cell>
          <table:table-cell office:value-type="string">
            <text:p>Oui car c'est une messagerie instantané trés utilisé et qui a pour avenir d'évoluer</text:p>
          </table:table-cell>
          <table:table-cell office:value-type="string">
            <text:p>oui</text:p>
          </table:table-cell>
          <table:table-cell office:value-type="string">
            <text:p>spa</text:p>
          </table:table-cell>
          <table:table-cell office:value-type="string">
            <text:p>eng</text:p>
          </table:table-cell>
          <table:table-cell table:number-columns-repeated="2"/>
          <table:table-cell office:value-type="string">
            <text:p>oui</text:p>
          </table:table-cell>
          <table:table-cell office:value-type="string">
            <text:p>spa</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8.380952380952381</text:p>
          </table:table-cell>
          <table:table-cell office:value-type="float" office:value="7">
            <text:p>7</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es cours</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21:11:09</text:p>
          </table:table-cell>
          <table:table-cell office:value-type="string">
            <text:p>consentement+questionnaire</text:p>
          </table:table-cell>
          <table:table-cell office:value-type="float" office:value="52">
            <text:p>52</text:p>
          </table:table-cell>
          <table:table-cell office:value-type="float" office:value="122">
            <text:p>122</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90">
            <text:p>34090</text:p>
          </table:table-cell>
          <table:table-cell office:value-type="float" office:value="32">
            <text:p>32</text:p>
          </table:table-cell>
          <table:table-cell office:value-type="string">
            <text:p>classique</text:p>
          </table:table-cell>
          <table:table-cell/>
          <table:table-cell office:value-type="string">
            <text:p>non</text:p>
          </table:table-cell>
          <table:table-cell office:value-type="string">
            <text:p>3 a 5</text:p>
          </table:table-cell>
          <table:table-cell table:number-columns-repeated="2" office:value-type="string">
            <text:p>moins de 5</text:p>
          </table:table-cell>
          <table:table-cell office:value-type="string">
            <text:p>oui</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jamais</text:p>
          </table:table-cell>
          <table:table-cell office:value-type="string">
            <text:p>tres_souvent</text:p>
          </table:table-cell>
          <table:table-cell office:value-type="string">
            <text:p>jamais</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c'est une régression culturelle...</text:p>
          </table:table-cell>
          <table:table-cell office:value-type="string">
            <text:p>Impossible à prédir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5"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4 22:11:10</text:p>
          </table:table-cell>
          <table:table-cell office:value-type="string">
            <text:p>consentement+questionnaire</text:p>
          </table:table-cell>
          <table:table-cell office:value-type="float" office:value="21">
            <text:p>21</text:p>
          </table:table-cell>
          <table:table-cell office:value-type="float" office:value="376">
            <text:p>37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2" office:value-type="float" office:value="0">
            <text:p>0</text:p>
          </table:table-cell>
          <table:table-cell/>
          <table:table-cell office:value-type="string">
            <text:p>redaction_soit_soit</text:p>
          </table:table-cell>
          <table:table-cell office:value-type="string">
            <text:p>parfois</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text:p>
          </table:table-cell>
          <table:table-cell office:value-type="string">
            <text:p>francais_standard</text:p>
          </table:table-cell>
          <table:table-cell table:number-columns-repeated="7"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4 22:37:12</text:p>
          </table:table-cell>
          <table:table-cell office:value-type="string">
            <text:p>consentement+questionnaire</text:p>
          </table:table-cell>
          <table:table-cell office:value-type="float" office:value="15">
            <text:p>15</text:p>
          </table:table-cell>
          <table:table-cell office:value-type="float" office:value="11">
            <text:p>1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office:value-type="string">
            <text:p>spa</text:p>
          </table:table-cell>
          <table:table-cell office:value-type="string">
            <text:p>ita</text:p>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6">
            <text:p>6</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table-cell office:value-type="string">
            <text:p>redaction_ortho_standard</text:p>
          </table:table-cell>
          <table:table-cell office:value-type="string">
            <text:p>parfois</text:p>
          </table:table-cell>
          <table:table-cell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On ne sent comprend pas forcément. Je ne les utilise pas car je considère ça comme irrespectueux. Maintenant que l'on a des sms illimités, la place que prennent les mots ne peut plus être le d'un langage sms. C'est une question d'éducation. Même quand je parle avec mes amies, je n'écris pas en sms. Les gens qui ont beaucoup l'habitude d'écrire en langage sms font des fautes tout le temps après.</text:p>
          </table:table-cell>
          <table:table-cell office:value-type="string">
            <text:p>Je pense que les sms, c'est déjà l'avenir. C'est rapide, instantané. Le mode de fonctionnement est un peu le même que celui des chats style msn, etc., mais un sms peut s'envoyer de partout, même dans des pays différents. Il est d'autant plus intéressant car on peut y joindre des photos, des enregistrements... Je ne sais pas quelles améliorations on pourrait leur apporter, à part peut être pouvoir parler dans une fenêtre de conversation avec plusieurs personnes. Comme un <text:s/>chat en fait.</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6.285714285714286</text:p>
          </table:table-cell>
          <table:table-cell office:value-type="float" office:value="5">
            <text:p>5</text:p>
          </table:table-cell>
          <table:table-cell table:number-columns-repeated="5" office:value-type="float" office:value="1">
            <text:p>1</text:p>
          </table:table-cell>
          <table:table-cell office:value-type="string">
            <text:p>magazines féminin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string">
            <text:p>idées qui me passent par la tête</text:p>
          </table:table-cell>
          <table:table-cell office:value-type="string">
            <text:p>tres_souvent</text:p>
          </table:table-cell>
          <table:table-cell table:number-columns-repeated="913"/>
        </table:table-row>
        <table:table-row table:style-name="ro1">
          <table:table-cell office:value-type="string">
            <text:p>2011-09-24 23:04:20</text:p>
          </table:table-cell>
          <table:table-cell office:value-type="string">
            <text:p>consentement+questionnaire</text:p>
          </table:table-cell>
          <table:table-cell office:value-type="float" office:value="13">
            <text:p>13</text:p>
          </table:table-cell>
          <table:table-cell office:value-type="float" office:value="165">
            <text:p>16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spa</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9110">
            <text:p>9110</text:p>
          </table:table-cell>
          <table:table-cell/>
          <table:table-cell office:value-type="string">
            <text:p>autre</text:p>
          </table:table-cell>
          <table:table-cell office:value-type="string">
            <text:p>Clavier AZERTY</text:p>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ersonnellement j'écris sans fautes. ( Enfin le moins possible ). Parce que déjà je trouve moche quand c'est le pur langague sms. Par contre j'utilise beaucoup d'abréviations. </text:p>
          </table:table-cell>
          <table:table-cell office:value-type="string">
            <text:p>Bien sur. C'est tellement pratique &amp; rapide ! </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5 12:20:50</text:p>
          </table:table-cell>
          <table:table-cell office:value-type="string">
            <text:p>consentement+questionnaire</text:p>
          </table:table-cell>
          <table:table-cell office:value-type="float" office:value="11">
            <text:p>11</text:p>
          </table:table-cell>
          <table:table-cell office:value-type="float" office:value="192">
            <text:p>19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13" office:value-type="float" office:value="0">
            <text:p>0</text:p>
          </table:table-cell>
          <table:table-cell office:value-type="float" office:value="1">
            <text:p>1</text:p>
          </table:table-cell>
          <table:table-cell/>
          <table:table-cell office:value-type="string">
            <text:p>collégienne</text:p>
          </table:table-cell>
          <table:table-cell office:value-type="float" office:value="34500">
            <text:p>34500</text:p>
          </table:table-cell>
          <table:table-cell/>
          <table:table-cell office:value-type="string">
            <text:p>blackberry</text:p>
          </table:table-cell>
          <table:table-cell/>
          <table:table-cell office:value-type="string">
            <text:p>oui</text:p>
          </table:table-cell>
          <table:table-cell office:value-type="string">
            <text:p>moins de 1</text:p>
          </table:table-cell>
          <table:table-cell office:value-type="string">
            <text:p>5 a 10</text:p>
          </table:table-cell>
          <table:table-cell office:value-type="string">
            <text:p>10 a 2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formel_informel</text:p>
          </table:table-cell>
          <table:table-cell table:number-columns-repeated="2" office:value-type="string">
            <text:p>jamais</text:p>
          </table:table-cell>
          <table:table-cell table:number-columns-repeated="2" office:value-type="string">
            <text:p>rarement</text:p>
          </table:table-cell>
          <table:table-cell table:number-columns-repeated="2"/>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meilleur pour la santé</text:p>
          </table:table-cell>
          <table:table-cell office:value-type="float" office:value="1">
            <text:p>1</text:p>
          </table:table-cell>
          <table:table-cell table:number-columns-repeated="3" office:value-type="float" office:value="0">
            <text:p>0</text:p>
          </table:table-cell>
          <table:table-cell/>
          <table:table-cell office:value-type="string">
            <text:p>désavantages: la déformation de la langue</text:p>
            <text:p>avantages: la rapidité</text:p>
          </table:table-cell>
          <table:table-cell office:value-type="string">
            <text:p>oui, car ils sont pratiques et rapides</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table:number-columns-repeated="4"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5 13:56:31</text:p>
          </table:table-cell>
          <table:table-cell office:value-type="string">
            <text:p>consentement+questionnaire</text:p>
          </table:table-cell>
          <table:table-cell office:value-type="float" office:value="18">
            <text:p>18</text:p>
          </table:table-cell>
          <table:table-cell office:value-type="float" office:value="217">
            <text:p>21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ger</text:p>
          </table:table-cell>
          <table:table-cell office:value-type="string">
            <text:p>eng</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88650">
            <text:p>8865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table:number-columns-repeated="2"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vantage: plus rapide</text:p>
            <text:p>inconvénient: ça peut déteindre sur la langue par la suite (fautes d'orthographe notamment)</text:p>
          </table:table-cell>
          <table:table-cell office:value-type="string">
            <text:p>oui car écrire un SMS est assez rapid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3" office:value-type="float" office:value="0">
            <text:p>0</text:p>
          </table:table-cell>
          <table:table-cell table:number-columns-repeated="2" office:value-type="float" office:value="1">
            <text:p>1</text:p>
          </table:table-cell>
          <table:table-cell office:value-type="string">
            <text:p>lecture dans le contexte scolaire</text:p>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5 15:13:39</text:p>
          </table:table-cell>
          <table:table-cell office:value-type="string">
            <text:p>consentement+questionnaire</text:p>
          </table:table-cell>
          <table:table-cell office:value-type="float" office:value="15">
            <text:p>15</text:p>
          </table:table-cell>
          <table:table-cell office:value-type="float" office:value="438">
            <text:p>43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2130">
            <text:p>62130</text:p>
          </table:table-cell>
          <table:table-cell/>
          <table:table-cell office:value-type="string">
            <text:p>autre</text:p>
          </table:table-cell>
          <table:table-cell office:value-type="string">
            <text:p>player one</text:p>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3">
            <text:p>3</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parfois</text:p>
          </table:table-cell>
          <table:table-cell office:value-type="string">
            <text:p>jamais</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rtes ca va plus vite, mais dans une copie par exemple on fait des fautes aussi.</text:p>
          </table:table-cell>
          <table:table-cell office:value-type="string">
            <text:p>de moins en moins car à aujourd'hui quand on rédige une lettre de motivation, CV... On est pa pri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5 15:39:11</text:p>
          </table:table-cell>
          <table:table-cell office:value-type="string">
            <text:p>consentement+questionnaire</text:p>
          </table:table-cell>
          <table:table-cell office:value-type="float" office:value="20">
            <text:p>20</text:p>
          </table:table-cell>
          <table:table-cell office:value-type="float" office:value="93">
            <text:p>9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0">
            <text:p>0</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rthographe en baisse lors de vrais écrit</text:p>
          </table:table-cell>
          <table:table-cell office:value-type="string">
            <text:p>Oui</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1.0476190476190477</text:p>
          </table:table-cell>
          <table:table-cell office:value-type="string">
            <text:p>0.5</text:p>
          </table:table-cell>
          <table:table-cell table:number-columns-repeated="2" office:value-type="float" office:value="0">
            <text:p>0</text:p>
          </table:table-cell>
          <table:table-cell table:number-columns-repeated="3" office:value-type="float" office:value="1">
            <text:p>1</text:p>
          </table:table-cell>
          <table:table-cell office:value-type="string">
            <text:p>programme d'évènements artistique</text:p>
          </table:table-cell>
          <table:table-cell office:value-type="string">
            <text:p>oui</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5 16:12:37</text:p>
          </table:table-cell>
          <table:table-cell office:value-type="string">
            <text:p>consentement+questionnaire</text:p>
          </table:table-cell>
          <table:table-cell office:value-type="float" office:value="18">
            <text:p>18</text:p>
          </table:table-cell>
          <table:table-cell office:value-type="float" office:value="69">
            <text:p>6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ortho_standard</text:p>
          </table:table-cell>
          <table:table-cell office:value-type="string">
            <text:p>souv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L'écriture sms est plus rapide quand on y est habitué mais j'écris en langage correcte puisque je respecte ma langue qui est le français. De plus j'ai souvent du mal à déchiffrer le langage sms.</text:p>
          </table:table-cell>
          <table:table-cell office:value-type="string">
            <text:p>Oui, les sms sont pratiques, simples, rapides et efficaces.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mes cour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5 16:35:03</text:p>
          </table:table-cell>
          <table:table-cell office:value-type="string">
            <text:p>consentement+questionnaire</text:p>
          </table:table-cell>
          <table:table-cell office:value-type="float" office:value="26">
            <text:p>26</text:p>
          </table:table-cell>
          <table:table-cell office:value-type="float" office:value="507">
            <text:p>50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kab</text:p>
          </table:table-cell>
          <table:table-cell office:value-type="string">
            <text:p>fre</text:p>
          </table:table-cell>
          <table:table-cell office:value-type="string">
            <text:p>ara_d</text:p>
          </table:table-cell>
          <table:table-cell/>
          <table:table-cell office:value-type="string">
            <text:p>ara_d</text:p>
          </table:table-cell>
          <table:table-cell office:value-type="string">
            <text:p>kab</text:p>
          </table:table-cell>
          <table:table-cell office:value-type="string">
            <text:p>fre</text:p>
          </table:table-cell>
          <table:table-cell/>
          <table:table-cell office:value-type="string">
            <text:p>kab</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
            <text:p>1</text:p>
          </table:table-cell>
          <table:table-cell office:value-type="string">
            <text:p>blackberry</text:p>
          </table:table-cell>
          <table:table-cell/>
          <table:table-cell office:value-type="string">
            <text:p>oui</text:p>
          </table:table-cell>
          <table:table-cell office:value-type="string">
            <text:p>3 a 5</text:p>
          </table:table-cell>
          <table:table-cell table:number-columns-repeated="2" office:value-type="string">
            <text:p>5 a 1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melange</text:p>
          </table:table-cell>
          <table:table-cell office:value-type="string">
            <text:p>parfois</text:p>
          </table:table-cell>
          <table:table-cell table:number-columns-repeated="3" office:value-type="string">
            <text:p>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avantage c'est la rapidité l'inconvénient cela tu la langue <text:s/></text:p>
          </table:table-cell>
          <table:table-cell office:value-type="string">
            <text:p>oui sans aucun doute</text:p>
          </table:table-cell>
          <table:table-cell office:value-type="string">
            <text:p>oui</text:p>
          </table:table-cell>
          <table:table-cell office:value-type="string">
            <text:p>kab</text:p>
          </table:table-cell>
          <table:table-cell office:value-type="string">
            <text:p>ara_d</text:p>
          </table:table-cell>
          <table:table-cell office:value-type="string">
            <text:p>fre</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11.523809523809524</text:p>
          </table:table-cell>
          <table:table-cell office:value-type="float" office:value="10">
            <text:p>1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mémoires,thèses et articles scientifiques</text:p>
          </table:table-cell>
          <table:table-cell office:value-type="string">
            <text:p>non</text:p>
          </table:table-cell>
          <table:table-cell table:number-columns-repeated="6" office:value-type="float" office:value="0">
            <text:p>0</text:p>
          </table:table-cell>
          <table:table-cell table:number-columns-repeated="915"/>
        </table:table-row>
        <table:table-row table:style-name="ro4">
          <table:table-cell office:value-type="string">
            <text:p>2011-09-25 17:49:31</text:p>
          </table:table-cell>
          <table:table-cell office:value-type="string">
            <text:p>consentement+questionnaire</text:p>
          </table:table-cell>
          <table:table-cell office:value-type="float" office:value="21">
            <text:p>21</text:p>
          </table:table-cell>
          <table:table-cell office:value-type="float" office:value="124">
            <text:p>12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4" office:value-type="float" office:value="0">
            <text:p>0</text:p>
          </table:table-cell>
          <table:table-cell table:number-columns-repeated="2" office:value-type="float" office:value="1">
            <text:p>1</text:p>
          </table:table-cell>
          <table:table-cell table:number-columns-repeated="8" office:value-type="float" office:value="0">
            <text:p>0</text:p>
          </table:table-cell>
          <table:table-cell table:number-columns-repeated="2"/>
          <table:table-cell office:value-type="float" office:value="33000">
            <text:p>3300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parfois</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pas évident de téléphoner quand il y a du bruit autour (transport, courses, cours...)</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pour la sonorité que ça fait (s'te fois, smoment...)</text:p>
          </table:table-cell>
          <table:table-cell office:value-type="string">
            <text:p>avantage: permet de réfléchir avant à ce qu'on va dire, permet de dire des choses qu'on aurait pas forcement dites à l'oral, permet de ne pas déranger la personne car elle répond si elle veut et quand elle veut.</text:p>
            <text:p/>
            <text:p>inconvénient: prend du temps à écrire, permet pas toujours de savoir quel ton emploi la personne (rigolade ou non, tristesse...)</text:p>
          </table:table-cell>
          <table:table-cell office:value-type="string">
            <text:p>oui car ils sont pratiques et surtout c'est un moyen de communication qui laisse beaucoup de liberté (moment de la réponse, réponse ou non, pas d'interruption dans ses activités, peut être écrit n'importe où...)</text:p>
            <text:p>Par contre il n'est pas impossible que le moyen de l'écrire change, par exemple parler au téléphone qui l'écrirait dans un texto.</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25 18:44:28</text:p>
          </table:table-cell>
          <table:table-cell office:value-type="string">
            <text:p>consentement+questionnaire</text:p>
          </table:table-cell>
          <table:table-cell office:value-type="float" office:value="19">
            <text:p>19</text:p>
          </table:table-cell>
          <table:table-cell office:value-type="float" office:value="480">
            <text:p>48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800">
            <text:p>348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table:number-columns-repeated="2"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parfois</text:p>
          </table:table-cell>
          <table:table-cell table:number-columns-repeated="2" office:value-type="string">
            <text:p>souvent</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l'avantage c'est que cela va plus vite a écrire, l'inconvénient, c'est que l'interlocuteur avec lequel on discute ne comprend pas forcement ce que l'on lui écrit..</text:p>
          </table:table-cell>
          <table:table-cell office:value-type="string">
            <text:p>oui, c'est un message plus ou moins grand que l'on peut envoyer a une personne sans forcement l'obliger a decrocher pour parler et lui dire ce que l'on a a dire, elle eput le lire plus tard sans forcement repondre dans l'immédiat, et certaine personne préfère dire certaine "choses" par sms, plutot qu'a l'oral.</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5">
          <table:table-cell office:value-type="string">
            <text:p>2011-09-25 18:53:43</text:p>
          </table:table-cell>
          <table:table-cell office:value-type="string">
            <text:p>consentement+questionnaire</text:p>
          </table:table-cell>
          <table:table-cell office:value-type="float" office:value="17">
            <text:p>17</text:p>
          </table:table-cell>
          <table:table-cell office:value-type="float" office:value="279">
            <text:p>279</text:p>
          </table:table-cell>
          <table:table-cell office:value-type="float" office:value="1">
            <text:p>1</text:p>
          </table:table-cell>
          <table:table-cell table:number-columns-repeated="2"/>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réponse non pertinente</text:p>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8138">
            <text:p>38138</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Radio</text:p>
          </table:table-cell>
          <table:table-cell office:value-type="string">
            <text:p>redaction_melange</text:p>
          </table:table-cell>
          <table:table-cell office:value-type="string">
            <text:p>jamais</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perd l'habitude de bien orthographier les mots, et c'et importants de bien savoir écrire.</text:p>
          </table:table-cell>
          <table:table-cell office:value-type="string">
            <text:p>Pourquoi ne le seraient-ils plus?</text:p>
            <text:p>C'est un moyen de communiquer comme un autre, certain appellent, d'autre envoient un mail ou un fax, ou un courrier, d'autre envoient des sms. </text:p>
            <text:p>Selon ce qu'on a sous la main, le plus pratique, ce qu'on préfère, etc</text:p>
            <text:p/>
            <text:p>Et puis c'est discret, et ca ne nécessite pas un gros appareil.</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office:value-type="string">
            <text:p>ita</text:p>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evoirs et révisions</text:p>
          </table:table-cell>
          <table:table-cell office:value-type="string">
            <text:p>tres_souvent</text:p>
          </table:table-cell>
          <table:table-cell table:number-columns-repeated="913"/>
        </table:table-row>
        <table:table-row table:style-name="ro1">
          <table:table-cell office:value-type="string">
            <text:p>2011-09-25 21:01:15</text:p>
          </table:table-cell>
          <table:table-cell office:value-type="string">
            <text:p>consentement+questionnaire</text:p>
          </table:table-cell>
          <table:table-cell office:value-type="float" office:value="14">
            <text:p>14</text:p>
          </table:table-cell>
          <table:table-cell office:value-type="float" office:value="443">
            <text:p>44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5013">
            <text:p>75013</text:p>
          </table:table-cell>
          <table:table-cell/>
          <table:table-cell office:value-type="string">
            <text:p>blackberry</text:p>
          </table:table-cell>
          <table:table-cell/>
          <table:table-cell office:value-type="string">
            <text:p>oui</text:p>
          </table:table-cell>
          <table:table-cell office:value-type="string">
            <text:p>1 a 3</text:p>
          </table:table-cell>
          <table:table-cell office:value-type="string">
            <text:p>plus de 100</text:p>
          </table:table-cell>
          <table:table-cell office:value-type="string">
            <text:p>50 a 10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table-cell office:value-type="string">
            <text:p>redaction_ortho_standard</text:p>
          </table:table-cell>
          <table:table-cell office:value-type="string">
            <text:p>souvent</text:p>
          </table:table-cell>
          <table:table-cell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l'écriture sms permet d'écrire a une vitesse rapide mais, je trouve, introduit une sorte d'anaplabêtisme.</text:p>
          </table:table-cell>
          <table:table-cell office:value-type="string">
            <text:p>Oui bien sûr ca reste un moyen de communication important pratique et peu coûteux</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5 21:04:53</text:p>
          </table:table-cell>
          <table:table-cell office:value-type="string">
            <text:p>consentement+questionnaire</text:p>
          </table:table-cell>
          <table:table-cell office:value-type="float" office:value="13">
            <text:p>13</text:p>
          </table:table-cell>
          <table:table-cell office:value-type="float" office:value="408">
            <text:p>40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eng</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330">
            <text:p>6330</text:p>
          </table:table-cell>
          <table:table-cell/>
          <table:table-cell office:value-type="string">
            <text:p>blackberry</text:p>
          </table:table-cell>
          <table:table-cell/>
          <table:table-cell office:value-type="string">
            <text:p>oui</text:p>
          </table:table-cell>
          <table:table-cell office:value-type="string">
            <text:p>1 a 3</text:p>
          </table:table-cell>
          <table:table-cell office:value-type="string">
            <text:p>50 a 100</text:p>
          </table:table-cell>
          <table:table-cell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table:number-columns-repeated="2"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vantage est la rapidité et l'inconvénient et que c'est pas toujours évident à comprendre</text:p>
          </table:table-cell>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5 22:44:31</text:p>
          </table:table-cell>
          <table:table-cell office:value-type="string">
            <text:p>consentement+questionnaire</text:p>
          </table:table-cell>
          <table:table-cell office:value-type="float" office:value="21">
            <text:p>21</text:p>
          </table:table-cell>
          <table:table-cell office:value-type="float" office:value="200">
            <text:p>20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2">
            <text:p>2</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10 a 20</text:p>
          </table:table-cell>
          <table:table-cell office:value-type="string">
            <text:p>20 a 5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rarement</text:p>
          </table:table-cell>
          <table:table-cell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la va plus vite mais cela fait perdre les notions de l ecriture francaise</text:p>
          </table:table-cell>
          <table:table-cell office:value-type="string">
            <text:p>Oui car c est rapide et pas derangeant pour la personne contactee. Elle peut rpondre pkus tard si lle est occupé</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5 23:08:01</text:p>
          </table:table-cell>
          <table:table-cell office:value-type="string">
            <text:p>consentement+questionnaire</text:p>
          </table:table-cell>
          <table:table-cell office:value-type="float" office:value="23">
            <text:p>23</text:p>
          </table:table-cell>
          <table:table-cell office:value-type="float" office:value="305">
            <text:p>30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980">
            <text:p>34980</text:p>
          </table:table-cell>
          <table:table-cell office:value-type="float" office:value="0">
            <text:p>0</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table:number-columns-repeated="2" office:value-type="float" office:value="3">
            <text:p>3</text:p>
          </table:table-cell>
          <table:table-cell office:value-type="float" office:value="5">
            <text:p>5</text:p>
          </table:table-cell>
          <table:table-cell office:value-type="float" office:value="2">
            <text:p>2</text:p>
          </table:table-cell>
          <table:table-cell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spa</text:p>
          </table:table-cell>
          <table:table-cell office:value-type="string">
            <text:p>fre</text:p>
          </table:table-cell>
          <table:table-cell table:number-columns-repeated="2"/>
          <table:table-cell office:value-type="string">
            <text:p>oui</text:p>
          </table:table-cell>
          <table:table-cell office:value-type="string">
            <text:p>fre</text:p>
          </table:table-cell>
          <table:table-cell office:value-type="string">
            <text:p>spa</text:p>
          </table:table-cell>
          <table:table-cell table:number-columns-repeated="2"/>
          <table:table-cell office:value-type="string">
            <text:p>oui</text:p>
          </table:table-cell>
          <table:table-cell office:value-type="string">
            <text:p>pas_opinion</text:p>
          </table:table-cell>
          <table:table-cell office:value-type="string">
            <text:p>2.0952380952380953</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6 10:38:25</text:p>
          </table:table-cell>
          <table:table-cell office:value-type="string">
            <text:p>consentement+questionnaire</text:p>
          </table:table-cell>
          <table:table-cell office:value-type="float" office:value="20">
            <text:p>20</text:p>
          </table:table-cell>
          <table:table-cell office:value-type="float" office:value="311">
            <text:p>311</text:p>
          </table:table-cell>
          <table:table-cell office:value-type="float" office:value="1">
            <text:p>1</text:p>
          </table:table-cell>
          <table:table-cell table:number-columns-repeated="2"/>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200">
            <text:p>7200</text:p>
          </table:table-cell>
          <table:table-cell/>
          <table:table-cell office:value-type="string">
            <text:p>classique</text:p>
          </table:table-cell>
          <table:table-cell/>
          <table:table-cell office:value-type="string">
            <text:p>oui</text:p>
          </table:table-cell>
          <table:table-cell office:value-type="string">
            <text:p>1 a 3</text:p>
          </table:table-cell>
          <table:table-cell office:value-type="string">
            <text:p>plus de 100</text:p>
          </table:table-cell>
          <table:table-cell office:value-type="string">
            <text:p>50 a 10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5">
            <text:p>5</text:p>
          </table:table-cell>
          <table:table-cell table:number-columns-repeated="2" office:value-type="float" office:value="0">
            <text:p>0</text:p>
          </table:table-cell>
          <table:table-cell/>
          <table:table-cell office:value-type="string">
            <text:p>redaction_soit_soit</text:p>
          </table:table-cell>
          <table:table-cell office:value-type="string">
            <text:p>rarement</text:p>
          </table:table-cell>
          <table:table-cell office:value-type="string">
            <text:p>parfois</text:p>
          </table:table-cell>
          <table:table-cell office:value-type="string">
            <text:p>souvent</text:p>
          </table:table-cell>
          <table:table-cell office:value-type="string">
            <text:p>parfois</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6 12:44:05</text:p>
          </table:table-cell>
          <table:table-cell office:value-type="string">
            <text:p>consentement+questionnaire</text:p>
          </table:table-cell>
          <table:table-cell office:value-type="float" office:value="46">
            <text:p>46</text:p>
          </table:table-cell>
          <table:table-cell office:value-type="float" office:value="472">
            <text:p>47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13" office:value-type="float" office:value="0">
            <text:p>0</text:p>
          </table:table-cell>
          <table:table-cell office:value-type="float" office:value="1">
            <text:p>1</text:p>
          </table:table-cell>
          <table:table-cell/>
          <table:table-cell office:value-type="string">
            <text:p>sans emploi</text:p>
          </table:table-cell>
          <table:table-cell office:value-type="float" office:value="30720">
            <text:p>30720</text:p>
          </table:table-cell>
          <table:table-cell office:value-type="float" office:value="14">
            <text:p>14</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rarem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avantage : rapidité, c'est ludique</text:p>
            <text:p>inconvénient : ne pas étre compris</text:p>
          </table:table-cell>
          <table:table-cell office:value-type="string">
            <text:p>oui plus que jamai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6 15:58:52</text:p>
          </table:table-cell>
          <table:table-cell office:value-type="string">
            <text:p>consentement+questionnaire</text:p>
          </table:table-cell>
          <table:table-cell office:value-type="float" office:value="30">
            <text:p>30</text:p>
          </table:table-cell>
          <table:table-cell office:value-type="float" office:value="424">
            <text:p>42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00">
            <text:p>34000</text:p>
          </table:table-cell>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souvent</text:p>
          </table:table-cell>
          <table:table-cell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5"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6 18:01:30</text:p>
          </table:table-cell>
          <table:table-cell office:value-type="string">
            <text:p>consentement+questionnaire</text:p>
          </table:table-cell>
          <table:table-cell office:value-type="float" office:value="16">
            <text:p>16</text:p>
          </table:table-cell>
          <table:table-cell office:value-type="float" office:value="274">
            <text:p>27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cpp</text:p>
          </table:table-cell>
          <table:table-cell table:number-columns-repeated="2"/>
          <table:table-cell office:value-type="string">
            <text:p>fre</text:p>
          </table:table-cell>
          <table:table-cell office:value-type="string">
            <text:p>cpp</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5290">
            <text:p>9529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1">
            <text:p>1</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rarem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3" office:value-type="float" office:value="1">
            <text:p>1</text:p>
          </table:table-cell>
          <table:table-cell office:value-type="float" office:value="0">
            <text:p>0</text:p>
          </table:table-cell>
          <table:table-cell/>
          <table:table-cell office:value-type="string">
            <text:p>l'ecriture sms permet d'etre plus rapide mais peut nous insiter a faire des fautes plus facilement à l'ecole</text:p>
          </table:table-cell>
          <table:table-cell office:value-type="string">
            <text:p>oui car maintenant pratiquement tout le monde sait envoyer des sms ce qui n'était pas le cas il y a encore quelques années</text:p>
          </table:table-cell>
          <table:table-cell office:value-type="string">
            <text:p>oui</text:p>
          </table:table-cell>
          <table:table-cell office:value-type="string">
            <text:p>fre</text:p>
          </table:table-cell>
          <table:table-cell office:value-type="string">
            <text:p>cpp</text:p>
          </table:table-cell>
          <table:table-cell table:number-columns-repeated="2"/>
          <table:table-cell office:value-type="string">
            <text:p>oui</text:p>
          </table:table-cell>
          <table:table-cell office:value-type="string">
            <text:p>fre</text:p>
          </table:table-cell>
          <table:table-cell office:value-type="string">
            <text:p>cpp</text:p>
          </table:table-cell>
          <table:table-cell table:number-columns-repeated="2"/>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6 18:09:19</text:p>
          </table:table-cell>
          <table:table-cell office:value-type="string">
            <text:p>consentement+questionnaire</text:p>
          </table:table-cell>
          <table:table-cell office:value-type="float" office:value="18">
            <text:p>18</text:p>
          </table:table-cell>
          <table:table-cell office:value-type="float" office:value="264">
            <text:p>26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1100">
            <text:p>31100</text:p>
          </table:table-cell>
          <table:table-cell/>
          <table:table-cell office:value-type="string">
            <text:p>blackberry</text:p>
          </table:table-cell>
          <table:table-cell/>
          <table:table-cell office:value-type="string">
            <text:p>oui</text:p>
          </table:table-cell>
          <table:table-cell office:value-type="string">
            <text:p>3 a 5</text:p>
          </table:table-cell>
          <table:table-cell office:value-type="string">
            <text:p>10 a 20</text:p>
          </table:table-cell>
          <table:table-cell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melange</text:p>
          </table:table-cell>
          <table:table-cell office:value-type="string">
            <text:p>souvent</text:p>
          </table:table-cell>
          <table:table-cell office:value-type="string">
            <text:p>rarement</text:p>
          </table:table-cell>
          <table:table-cell office:value-type="string">
            <text:p>parfois</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difficulés à comprendre (pour les parents)</text:p>
          </table:table-cell>
          <table:table-cell office:value-type="string">
            <text:p>oui, car le language sms évolue de jour en jour, et les mots sont de plus en plus court</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1.0476190476190477</text:p>
          </table:table-cell>
          <table:table-cell office:value-type="string">
            <text:p>0.5</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rarement</text:p>
          </table:table-cell>
          <table:table-cell table:number-columns-repeated="913"/>
        </table:table-row>
        <table:table-row table:style-name="ro1">
          <table:table-cell office:value-type="string">
            <text:p>2011-09-26 18:35:29</text:p>
          </table:table-cell>
          <table:table-cell office:value-type="string">
            <text:p>consentement+questionnaire</text:p>
          </table:table-cell>
          <table:table-cell office:value-type="float" office:value="47">
            <text:p>47</text:p>
          </table:table-cell>
          <table:table-cell office:value-type="float" office:value="345">
            <text:p>34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5">
            <text:p>5</text:p>
          </table:table-cell>
          <table:table-cell table:number-columns-repeated="2" office:value-type="float" office:value="2">
            <text:p>2</text:p>
          </table:table-cell>
          <table:table-cell office:value-type="float" office:value="4">
            <text:p>4</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tres_souvent</text:p>
          </table:table-cell>
          <table:table-cell office:value-type="string">
            <text:p>jama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apide facile efficace discret</text:p>
          </table:table-cell>
          <table:table-cell office:value-type="string">
            <text:p>Bien sûr et de plus en plus.Pas besoin de passer plusieurs minutes au tel pour souhaiter l'anniversaire à belle maman!!!</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6">
          <table:table-cell office:value-type="string">
            <text:p>2011-09-26 18:49:31</text:p>
          </table:table-cell>
          <table:table-cell office:value-type="string">
            <text:p>consentement+questionnaire</text:p>
          </table:table-cell>
          <table:table-cell office:value-type="float" office:value="18">
            <text:p>18</text:p>
          </table:table-cell>
          <table:table-cell office:value-type="float" office:value="12">
            <text:p>12</text:p>
          </table:table-cell>
          <table:table-cell office:value-type="float" office:value="1">
            <text:p>1</text:p>
          </table:table-cell>
          <table:table-cell table:number-columns-repeated="2"/>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60">
            <text:p>34160</text:p>
          </table:table-cell>
          <table:table-cell office:value-type="float" office:value="11">
            <text:p>11</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2" office:value-type="float" office:value="0">
            <text:p>0</text:p>
          </table:table-cell>
          <table:table-cell/>
          <table:table-cell office:value-type="string">
            <text:p>redaction_soit_soit</text:p>
          </table:table-cell>
          <table:table-cell office:value-type="string">
            <text:p>jamais</text:p>
          </table:table-cell>
          <table:table-cell office:value-type="string">
            <text:p>rarement</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rapide, discret, gratuit</text:p>
            <text:p/>
            <text:p>inconvénients : parfois confus, ne pas parler directement au destinataire (pas de voix, ni d'écoute)</text:p>
          </table:table-cell>
          <table:table-cell office:value-type="string">
            <text:p>oui car pour l' instant il n'y pas de moyen plus rapide et discret qui ont été innnové. </text:p>
            <text:p>ex : réunion, pour donner un rdv</text:p>
            <text:p/>
            <text:p><text: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6 19:41:46</text:p>
          </table:table-cell>
          <table:table-cell office:value-type="string">
            <text:p>consentement+questionnaire</text:p>
          </table:table-cell>
          <table:table-cell office:value-type="float" office:value="16">
            <text:p>16</text:p>
          </table:table-cell>
          <table:table-cell office:value-type="float" office:value="194">
            <text:p>19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1880">
            <text:p>3188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sa va plus vite mais parfois il est deja arrivé d'avoir des incompréhension ou des malentendus</text:p>
          </table:table-cell>
          <table:table-cell office:value-type="string">
            <text:p>oui car de plus en plus l'usage du téléphone fix est diminué et puis les téléphones font maintenant plusieurs fonctions(facebook,...)donc on l'as plus souvent sur soi et c'est plus pratiqu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9">
          <table:table-cell office:value-type="string">
            <text:p>2011-09-26 19:56:01</text:p>
          </table:table-cell>
          <table:table-cell office:value-type="string">
            <text:p>consentement+questionnaire</text:p>
          </table:table-cell>
          <table:table-cell office:value-type="float" office:value="18">
            <text:p>18</text:p>
          </table:table-cell>
          <table:table-cell office:value-type="float" office:value="101">
            <text:p>10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490">
            <text:p>3449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table:number-columns-repeated="2" office:value-type="float" office:value="2">
            <text:p>2</text:p>
          </table:table-cell>
          <table:table-cell table:number-columns-repeated="2" office:value-type="float" office:value="1">
            <text:p>1</text:p>
          </table:table-cell>
          <table:table-cell office:value-type="float" office:value="0">
            <text:p>0</text:p>
          </table:table-cell>
          <table:table-cell/>
          <table:table-cell office:value-type="string">
            <text:p>redaction_ortho_standard</text:p>
          </table:table-cell>
          <table:table-cell table:number-columns-repeated="2" office:value-type="string">
            <text:p>rarement</text:p>
          </table:table-cell>
          <table:table-cell office:value-type="string">
            <text:p>souvent</text:p>
          </table:table-cell>
          <table:table-cell office:value-type="string">
            <text:p>tres_souvent</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Inconvénient <text:s/>:</text:p>
            <text:p>Perte de l'orthographe.</text:p>
            <text:p>0 coté esthétique et visuel.</text:p>
            <text:p/>
            <text:p>Avantage :</text:p>
            <text:p>Moins cher car moins de caractère pour les derniers possesseurs de forfait sans textos illimités.</text:p>
          </table:table-cell>
          <table:table-cell office:value-type="string">
            <text:p>Affirmatif, ils permettent de pouvoir avoir plusieurs discussion en même temps, Boulot + amis ...</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6 20:01:45</text:p>
          </table:table-cell>
          <table:table-cell office:value-type="string">
            <text:p>consentement+questionnaire</text:p>
          </table:table-cell>
          <table:table-cell office:value-type="float" office:value="16">
            <text:p>16</text:p>
          </table:table-cell>
          <table:table-cell office:value-type="float" office:value="206">
            <text:p>20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office:value-type="string">
            <text:p>rus</text:p>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1300">
            <text:p>3130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3">
            <text:p>3</text:p>
          </table:table-cell>
          <table:table-cell office:value-type="string">
            <text:p>prof a la maison</text:p>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jamais</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plus rapides</text:p>
            <text:p>inconvénient : parfois, incompréhension du destinataire.</text:p>
          </table:table-cell>
          <table:table-cell office:value-type="string">
            <text:p>Avec la quasi dominance des forfaits sms illimités (spécialement pour smartphone) je pense que les sms ne sont pas près de tomber dans l'oubli.</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office:value-type="string">
            <text:p>rus</text:p>
          </table:table-cell>
          <table:table-cell office:value-type="string">
            <text:p>spa</text:p>
          </table:table-cell>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magasines</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6 20:24:33</text:p>
          </table:table-cell>
          <table:table-cell office:value-type="string">
            <text:p>consentement+questionnaire</text:p>
          </table:table-cell>
          <table:table-cell office:value-type="float" office:value="13">
            <text:p>13</text:p>
          </table:table-cell>
          <table:table-cell office:value-type="float" office:value="127">
            <text:p>12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7160">
            <text:p>77160</text:p>
          </table:table-cell>
          <table:table-cell/>
          <table:table-cell office:value-type="string">
            <text:p>classique</text:p>
          </table:table-cell>
          <table:table-cell/>
          <table:table-cell office:value-type="string">
            <text:p>oui</text:p>
          </table:table-cell>
          <table:table-cell office:value-type="string">
            <text:p>moins de 1</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ecriture_sms</text:p>
          </table:table-cell>
          <table:table-cell table:number-columns-repeated="3" office:value-type="string">
            <text:p>jamais</text:p>
          </table:table-cell>
          <table:table-cell office:value-type="string">
            <text:p>parfois</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rapide à écrire mais on oublie parfois la vraie orthographe des mots. C'est un peu comme un fast food: on mange vite mais c'est pas vraiment bon pour la santé, pourtant on aime bien les hamburgers.</text:p>
          </table:table-cell>
          <table:table-cell office:value-type="string">
            <text:p>oui sûrement: c'est très pratiqu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4.190476190476191</text:p>
          </table:table-cell>
          <table:table-cell office:value-type="float" office:value="3">
            <text:p>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mangas en ligne</text:p>
          </table:table-cell>
          <table:table-cell office:value-type="string">
            <text:p>oui</text:p>
          </table:table-cell>
          <table:table-cell table:number-columns-repeated="4" office:value-type="float" office:value="0">
            <text:p>0</text:p>
          </table:table-cell>
          <table:table-cell table:number-columns-repeated="2" office:value-type="float" office:value="1">
            <text:p>1</text:p>
          </table:table-cell>
          <table:table-cell office:value-type="string">
            <text:p>devoirs</text:p>
          </table:table-cell>
          <table:table-cell office:value-type="string">
            <text:p>souvent</text:p>
          </table:table-cell>
          <table:table-cell table:number-columns-repeated="913"/>
        </table:table-row>
        <table:table-row table:style-name="ro3">
          <table:table-cell office:value-type="string">
            <text:p>2011-09-26 20:23:22</text:p>
          </table:table-cell>
          <table:table-cell office:value-type="string">
            <text:p>consentement+questionnaire</text:p>
          </table:table-cell>
          <table:table-cell office:value-type="float" office:value="19">
            <text:p>19</text:p>
          </table:table-cell>
          <table:table-cell office:value-type="float" office:value="2">
            <text:p>2</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parfois</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rapidité</text:p>
            <text:p>inconvénients: peu compréhensible pour un non-initié</text:p>
          </table:table-cell>
          <table:table-cell office:value-type="string">
            <text:p>oui car rapidité de transmission, faible poids des donnée donc peu de surcharge de réseau gsm</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6 21:05:25</text:p>
          </table:table-cell>
          <table:table-cell office:value-type="string">
            <text:p>consentement+questionnaire</text:p>
          </table:table-cell>
          <table:table-cell office:value-type="float" office:value="21">
            <text:p>21</text:p>
          </table:table-cell>
          <table:table-cell office:value-type="float" office:value="43">
            <text:p>4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table-cell office:value-type="string">
            <text:p>redaction_ortho_standard</text:p>
          </table:table-cell>
          <table:table-cell office:value-type="string">
            <text:p>parfois</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ucun à part de perdre toute notion du français, notamment dans son contexte d'écriture.</text:p>
          </table:table-cell>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string">
            <text:p>magazine</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6 21:22:12</text:p>
          </table:table-cell>
          <table:table-cell office:value-type="string">
            <text:p>consentement</text:p>
          </table:table-cell>
          <table:table-cell/>
          <table:table-cell office:value-type="float" office:value="486">
            <text:p>486</text:p>
          </table:table-cell>
          <table:table-cell table:number-columns-repeated="1020"/>
        </table:table-row>
        <table:table-row table:style-name="ro1">
          <table:table-cell office:value-type="string">
            <text:p>2011-09-26 21:23:21</text:p>
          </table:table-cell>
          <table:table-cell office:value-type="string">
            <text:p>consentement+questionnaire</text:p>
          </table:table-cell>
          <table:table-cell office:value-type="float" office:value="23">
            <text:p>23</text:p>
          </table:table-cell>
          <table:table-cell office:value-type="float" office:value="145">
            <text:p>14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ap_bep</text:p>
          </table:table-cell>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0100">
            <text:p>3010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10 a 20</text:p>
          </table:table-cell>
          <table:table-cell office:value-type="string">
            <text:p>non</text:p>
          </table:table-cell>
          <table:table-cell table:number-columns-repeated="2" office:value-type="float" office:value="3">
            <text:p>3</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table:number-columns-repeated="3" office:value-type="string">
            <text:p>jamais</text:p>
          </table:table-cell>
          <table:table-cell office:value-type="string">
            <text:p>rarem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iter</text:p>
          </table:table-cell>
          <table:table-cell office:value-type="string">
            <text:p>oui c laveni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table:number-columns-repeated="4"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rarement</text:p>
          </table:table-cell>
          <table:table-cell table:number-columns-repeated="913"/>
        </table:table-row>
        <table:table-row table:style-name="ro1">
          <table:table-cell office:value-type="string">
            <text:p>2011-09-26 21:27:20</text:p>
          </table:table-cell>
          <table:table-cell office:value-type="string">
            <text:p>consentement+questionnaire</text:p>
          </table:table-cell>
          <table:table-cell office:value-type="float" office:value="18">
            <text:p>18</text:p>
          </table:table-cell>
          <table:table-cell office:value-type="float" office:value="106">
            <text:p>10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80">
            <text:p>3408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50 a 100</text:p>
          </table:table-cell>
          <table:table-cell office:value-type="string">
            <text:p>oui</text:p>
          </table:table-cell>
          <table:table-cell office:value-type="float" office:value="4">
            <text:p>4</text:p>
          </table:table-cell>
          <table:table-cell office:value-type="float" office:value="0">
            <text:p>0</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4" office:value-type="float" office:value="0">
            <text:p>0</text:p>
          </table:table-cell>
          <table:table-cell table:number-columns-repeated="2"/>
          <table:table-cell office:value-type="string">
            <text:p>Oui je pense car c'est rapide, pratique et discret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1">
          <table:table-cell office:value-type="string">
            <text:p>2011-09-27 00:44:39</text:p>
          </table:table-cell>
          <table:table-cell office:value-type="string">
            <text:p>consentement+questionnaire</text:p>
          </table:table-cell>
          <table:table-cell office:value-type="float" office:value="23">
            <text:p>23</text:p>
          </table:table-cell>
          <table:table-cell office:value-type="float" office:value="221">
            <text:p>22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tur</text:p>
          </table:table-cell>
          <table:table-cell table:number-columns-repeated="3"/>
          <table:table-cell office:value-type="string">
            <text:p>fre</text:p>
          </table:table-cell>
          <table:table-cell table:number-columns-repeated="3"/>
          <table:table-cell office:value-type="string">
            <text:p>tur</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4090">
            <text:p>34090</text:p>
          </table:table-cell>
          <table:table-cell office:value-type="float" office:value="0">
            <text:p>0</text:p>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20 a 50</text:p>
          </table:table-cell>
          <table:table-cell office:value-type="string">
            <text:p>non</text:p>
          </table:table-cell>
          <table:table-cell table:number-columns-repeated="2" office:value-type="float" office:value="5">
            <text:p>5</text:p>
          </table:table-cell>
          <table:table-cell table:number-columns-repeated="4" office:value-type="float" office:value="0">
            <text:p>0</text:p>
          </table:table-cell>
          <table:table-cell/>
          <table:table-cell office:value-type="string">
            <text:p>redaction_soit_soit</text:p>
          </table:table-cell>
          <table:table-cell office:value-type="string">
            <text:p>parfois</text:p>
          </table:table-cell>
          <table:table-cell office:value-type="string">
            <text:p>jama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3" office:value-type="float" office:value="1">
            <text:p>1</text:p>
          </table:table-cell>
          <table:table-cell office:value-type="float" office:value="0">
            <text:p>0</text:p>
          </table:table-cell>
          <table:table-cell/>
          <table:table-cell office:value-type="string">
            <text:p>Avantages:</text:p>
            <text:p>-on peut envoyer des SMS a tout moment</text:p>
            <text:p>-des fois le SMS donne l'effet plus poétique que l'appel téléphonique.</text:p>
            <text:p>-pas l'obligation de répondre tout de suite.</text:p>
            <text:p/>
            <text:p>Inconvénients:</text:p>
            <text:p>-ça prend trop de temps(envoi, attente etc)</text:p>
            <text:p/>
          </table:table-cell>
          <table:table-cell office:value-type="string">
            <text:p>Personnellement,j'envoie et je reçois de moins en moins de SMS dans ces 2 dernières années, parce que c'est plus facile d’écrire avec le clavier de l'ordinateur, il n'y a pas de limites de caractères,je m'exprime mieux.Néanmoins, je pense que l'on continuerai d'utiliser des SMS parce que c'est quelque choses très intime, on peut envoyer des SMS sans attirer l'attention des autres et tout le temps et partout.</text:p>
          </table:table-cell>
          <table:table-cell office:value-type="string">
            <text:p>oui</text:p>
          </table:table-cell>
          <table:table-cell office:value-type="string">
            <text:p>fre</text:p>
          </table:table-cell>
          <table:table-cell office:value-type="string">
            <text:p>eng</text:p>
          </table:table-cell>
          <table:table-cell office:value-type="string">
            <text:p>tur</text:p>
          </table:table-cell>
          <table:table-cell/>
          <table:table-cell office:value-type="string">
            <text:p>oui</text:p>
          </table:table-cell>
          <table:table-cell office:value-type="string">
            <text:p>fre</text:p>
          </table:table-cell>
          <table:table-cell office:value-type="string">
            <text:p>eng</text:p>
          </table:table-cell>
          <table:table-cell office:value-type="string">
            <text:p>tur</text:p>
          </table:table-cell>
          <table:table-cell/>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table:number-columns-repeated="2" office:value-type="float" office:value="0">
            <text:p>0</text:p>
          </table:table-cell>
          <table:table-cell table:number-columns-repeated="3" office:value-type="float" office:value="1">
            <text:p>1</text:p>
          </table:table-cell>
          <table:table-cell office:value-type="string">
            <text:p>dictionnaire,les notes des cour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7 09:24:25</text:p>
          </table:table-cell>
          <table:table-cell office:value-type="string">
            <text:p>consentement+questionnaire</text:p>
          </table:table-cell>
          <table:table-cell office:value-type="float" office:value="17">
            <text:p>17</text:p>
          </table:table-cell>
          <table:table-cell office:value-type="float" office:value="491">
            <text:p>49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70">
            <text:p>34170</text:p>
          </table:table-cell>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4">
            <text:p>4</text:p>
          </table:table-cell>
          <table:table-cell office:value-type="float" office:value="3">
            <text:p>3</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u niveau des inconvénients : on peut dans certains cas mal se comprendre. Mais au niveau des avantages : rapidité, permet de faire des messages moins lourds (plus courts) et enfin je trouve que si on ne se souviens plus de l'information donnée, on peut aller la relire si on téléphone on "perd" immédiatement l'information.</text:p>
          </table:table-cell>
          <table:table-cell office:value-type="string">
            <text:p>Oui les sms seront encore très utilisés. Entre jeunes nous n'aimons pas téléphoner donc les sms sont une bonne alternative. De plus, on perd très peu de temps pour écrire un sms : on va directement à l'essentiel alors que si on téléphone on ne le fait que très rarement.</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27 11:46:07</text:p>
          </table:table-cell>
          <table:table-cell office:value-type="string">
            <text:p>consentement</text:p>
          </table:table-cell>
          <table:table-cell/>
          <table:table-cell office:value-type="float" office:value="248">
            <text:p>248</text:p>
          </table:table-cell>
          <table:table-cell table:number-columns-repeated="1020"/>
        </table:table-row>
        <table:table-row table:style-name="ro1">
          <table:table-cell office:value-type="string">
            <text:p>2011-09-27 11:45:59</text:p>
          </table:table-cell>
          <table:table-cell office:value-type="string">
            <text:p>consentement+questionnaire</text:p>
          </table:table-cell>
          <table:table-cell office:value-type="float" office:value="25">
            <text:p>25</text:p>
          </table:table-cell>
          <table:table-cell office:value-type="float" office:value="434">
            <text:p>43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7540">
            <text:p>6754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0">
            <text:p>0</text:p>
          </table:table-cell>
          <table:table-cell/>
          <table:table-cell office:value-type="string">
            <text:p>redaction_ortho_standard</text:p>
          </table:table-cell>
          <table:table-cell office:value-type="string">
            <text:p>souvent</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3"/>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8.380952380952381</text:p>
          </table:table-cell>
          <table:table-cell office:value-type="float" office:value="7">
            <text:p>7</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27 12:14:17</text:p>
          </table:table-cell>
          <table:table-cell office:value-type="string">
            <text:p>consentement+questionnaire</text:p>
          </table:table-cell>
          <table:table-cell office:value-type="float" office:value="26">
            <text:p>26</text:p>
          </table:table-cell>
          <table:table-cell office:value-type="float" office:value="356">
            <text:p>35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uperieur</text:p>
          </table:table-cell>
          <table:table-cell/>
          <table:table-cell office:value-type="float" office:value="34080">
            <text:p>3408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tres_souvent</text:p>
          </table:table-cell>
          <table:table-cell office:value-type="string">
            <text:p>tres_souvent</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27 14:39:43</text:p>
          </table:table-cell>
          <table:table-cell office:value-type="string">
            <text:p>consentement+questionnaire</text:p>
          </table:table-cell>
          <table:table-cell office:value-type="float" office:value="21">
            <text:p>21</text:p>
          </table:table-cell>
          <table:table-cell office:value-type="float" office:value="94">
            <text:p>9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10">
            <text:p>3411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jamais</text:p>
          </table:table-cell>
          <table:table-cell office:value-type="string">
            <text:p>tres_souvent</text:p>
          </table:table-cell>
          <table:table-cell office:value-type="string">
            <text:p>tres_souvent</text:p>
          </table:table-cell>
          <table:table-cell table:number-columns-repeated="2"/>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etits messages ne nécessitant pas d'appel</text:p>
          </table:table-cell>
          <table:table-cell table:number-columns-repeated="4" office:value-type="float" office:value="0">
            <text:p>0</text:p>
          </table:table-cell>
          <table:table-cell/>
          <table:table-cell office:value-type="string">
            <text:p>On peut facilement rester en contact avec ses amis, transmettre des informations. L'inconvénient est que parfois les SMS peuvent prendre le dessus sur notre vie</text:p>
          </table:table-cell>
          <table:table-cell office:value-type="string">
            <text:p>Je pense oui. Ils peuvent êtres intégrés dans les réseaux sociaux internet. Il y a aussi la posibilité qu'ils disparaissent, tout simplement car avec l'emergence des smartphone, la connexion de données peut être utilisée a la place des SMS.</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6">
          <table:table-cell office:value-type="string">
            <text:p>2011-09-27 15:06:35</text:p>
          </table:table-cell>
          <table:table-cell office:value-type="string">
            <text:p>consentement+questionnaire</text:p>
          </table:table-cell>
          <table:table-cell office:value-type="float" office:value="21">
            <text:p>21</text:p>
          </table:table-cell>
          <table:table-cell office:value-type="float" office:value="128">
            <text:p>12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oci</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7" office:value-type="float" office:value="0">
            <text:p>0</text:p>
          </table:table-cell>
          <table:table-cell office:value-type="float" office:value="1">
            <text:p>1</text:p>
          </table:table-cell>
          <table:table-cell/>
          <table:table-cell office:value-type="string">
            <text:p>assistance d'éducation</text:p>
          </table:table-cell>
          <table:table-cell office:value-type="float" office:value="34090">
            <text:p>3409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rarement</text:p>
          </table:table-cell>
          <table:table-cell table:number-columns-repeated="2"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4" office:value-type="float" office:value="0">
            <text:p>0</text:p>
          </table:table-cell>
          <table:table-cell/>
          <table:table-cell office:value-type="string">
            <text:p>inconvénients : problèmes de compréhension et quiproquos puisqu'on ne sait pas quel est le ton donné au message </text:p>
          </table:table-cell>
          <table:table-cell office:value-type="string">
            <text:p>oui: </text:p>
            <text:p>- de plus en plus d'établissement du second degré joignent les parents d'élèves pour communiquer l'absence de leur enfant, puisqu'il s'agit d'un moyen de communication automatique et rapide ;</text:p>
            <text:p>- de plus en plus d'entreprises joignent leurs clients par sms alors qu'avant elles le faisaient par courrier (ex : annonces pour ventes privées, soldes ...) ;</text:p>
            <text:p>- les hommes en général communiquent de plus en plus par sms puisqu'il s'agit d'un moyen de communication à la fois discret, rapide et performant qui permet également de savoir si l'interlocuteur a bien reçu le message (accusé de réception)</text:p>
          </table:table-cell>
          <table:table-cell office:value-type="string">
            <text:p>oui</text:p>
          </table:table-cell>
          <table:table-cell office:value-type="string">
            <text:p>fre</text:p>
          </table:table-cell>
          <table:table-cell office:value-type="string">
            <text:p>eng</text:p>
          </table:table-cell>
          <table:table-cell office:value-type="string">
            <text:p>oci</text:p>
          </table:table-cell>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1.0476190476190477</text:p>
          </table:table-cell>
          <table:table-cell office:value-type="string">
            <text:p>0.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7 15:01:41</text:p>
          </table:table-cell>
          <table:table-cell office:value-type="string">
            <text:p>consentement+questionnaire</text:p>
          </table:table-cell>
          <table:table-cell office:value-type="float" office:value="18">
            <text:p>18</text:p>
          </table:table-cell>
          <table:table-cell office:value-type="float" office:value="339">
            <text:p>33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spa</text:p>
          </table:table-cell>
          <table:table-cell office:value-type="string">
            <text:p>fre</text:p>
          </table:table-cell>
          <table:table-cell table:number-columns-repeated="2"/>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jamais</text:p>
          </table:table-cell>
          <table:table-cell office:value-type="string">
            <text:p>rarement</text:p>
          </table:table-cell>
          <table:table-cell office:value-type="string">
            <text:p>parfois</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vantage , c'est qu'ils nous permettent de faire parvenir a un emetteur une idée qui nous passe par la tete dans la minute qui suit. Cela permet de faire parvenir l'idée sans avoir le temps de l'oublier, et sans gener le destinataire qui lira son sms lorsqu'il aura le temps . Le probleme est que ce genre de communication peut devenir envahissante et incessante, au point de passer son temps a se raconter des choses sans interets juste par plaisir de recevoir un message, ou de se faire innonder d'sms parce que la reponse au precedent message n'a pas été assez rapide et que son interlocuteur est un impatient né ! </text:p>
          </table:table-cell>
          <table:table-cell office:value-type="string">
            <text:p>Tout dépend de ce qu'on sous-entend par avenir . Au sens le plus proche, c'est a dire dans la generation qui suit, je pense que les sms seront toujours utilisés . Cependant, les autres generations se refereront de plus en plus a des moyens de communication instantanés qui eux seront totalement gratuit. On peut prendre pour exemple facebook qui ne necessite qu'un abonnement internet , et qui parviens par ce principe a laisser croire aux jeunes que ce moyen de communication est gratuit . Les sms necessite un abonnement telephonique, et une fois le procesus enclenché, il est difficile de se debarasser de son telephone d'une part a cause des operateurs et des regles mises en places qui interdisent un arret du forfait lorsqu'on le souhaite , et de plus parce qu'un telephone créé une dependance qu'il est difficile de soigner !</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7 18:26:24</text:p>
          </table:table-cell>
          <table:table-cell office:value-type="string">
            <text:p>consentement+questionnaire</text:p>
          </table:table-cell>
          <table:table-cell office:value-type="float" office:value="16">
            <text:p>16</text:p>
          </table:table-cell>
          <table:table-cell office:value-type="float" office:value="350">
            <text:p>35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office:value-type="string">
            <text:p>jpn</text:p>
          </table:table-cell>
          <table:table-cell office:value-type="string">
            <text:p>spa</text:p>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50">
            <text:p>34150</text:p>
          </table:table-cell>
          <table:table-cell office:value-type="float" office:value="10">
            <text:p>10</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parfois</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Les SMS évitent de déranger le destinataire, c'est rapide et simple d'utilisation. Par contre je pense qu'à la longue l'utilisation du "language sms" peut être une mauvaise chose, il contribue à faire baisser le niveau de la langue française.</text:p>
          </table:table-cell>
          <table:table-cell office:value-type="string">
            <text:p>Je pense que oui, car comme dit plus haut c'est un moyen simple et rapide d'échange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7 19:59:27</text:p>
          </table:table-cell>
          <table:table-cell office:value-type="string">
            <text:p>consentement+questionnaire</text:p>
          </table:table-cell>
          <table:table-cell office:value-type="float" office:value="18">
            <text:p>18</text:p>
          </table:table-cell>
          <table:table-cell office:value-type="float" office:value="216">
            <text:p>21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ber</text:p>
          </table:table-cell>
          <table:table-cell table:number-columns-repeated="2"/>
          <table:table-cell office:value-type="string">
            <text:p>fre</text:p>
          </table:table-cell>
          <table:table-cell office:value-type="string">
            <text:p>ber</text:p>
          </table:table-cell>
          <table:table-cell office:value-type="string">
            <text:p>spa</text:p>
          </table:table-cell>
          <table:table-cell/>
          <table:table-cell office:value-type="string">
            <text:p>fre</text:p>
          </table:table-cell>
          <table:table-cell office:value-type="string">
            <text:p>ber</text:p>
          </table:table-cell>
          <table:table-cell table:number-columns-repeated="2"/>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700">
            <text:p>347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4"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L’écriture SMS est rapide à utiliser mais est aussi assez difficile à lire et à comprendre. le message est rapidement rédigé mais peut être aussi lu de manière plus lente par le destinataire.</text:p>
          </table:table-cell>
          <table:table-cell office:value-type="string">
            <text:p>Les SMS seront a mon avis autant utilisés que de nos jours. C'est devenu un moyen très rapide de communiquer pour peu de dépenses et un gain de temps sur les appels téléphoniques par exemple.</text:p>
            <text:p>Les SMS permettent aussi, à l'instar des lettres qui paraissent maintenant dépassées, de communiquer rapidement instantanément avec un tiers, quelque soit l'endroit ou celui-ci se trouve. C'est, à mon sens, une grande innovation qui n'est pas prête de disparaitre de nos habitudes.</text:p>
          </table:table-cell>
          <table:table-cell office:value-type="string">
            <text:p>oui</text:p>
          </table:table-cell>
          <table:table-cell office:value-type="string">
            <text:p>ara_d</text:p>
          </table:table-cell>
          <table:table-cell office:value-type="string">
            <text:p>ber</text:p>
          </table:table-cell>
          <table:table-cell office:value-type="string">
            <text:p>spa</text:p>
          </table:table-cell>
          <table:table-cell office:value-type="string">
            <text:p>eng</text:p>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7 20:27:42</text:p>
          </table:table-cell>
          <table:table-cell office:value-type="string">
            <text:p>consentement+questionnaire</text:p>
          </table:table-cell>
          <table:table-cell office:value-type="float" office:value="45">
            <text:p>45</text:p>
          </table:table-cell>
          <table:table-cell office:value-type="float" office:value="139">
            <text:p>13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0600">
            <text:p>30600</text:p>
          </table:table-cell>
          <table:table-cell office:value-type="float" office:value="13">
            <text:p>13</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rarement</text:p>
          </table:table-cell>
          <table:table-cell office:value-type="string">
            <text:p>tres_souvent</text:p>
          </table:table-cell>
          <table:table-cell office:value-type="string">
            <text:p>parfois</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nconvénient : longueur de saisie</text:p>
            <text:p>avantage : rapidité, instantanéité</text:p>
          </table:table-cell>
          <table:table-cell office:value-type="string">
            <text:p>Oui, plus que les courriers. Mais les smartphones vont remplacer les téléphones clasiiques et ce seront donc des mails qui seront envoyés.</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8.380952380952381</text:p>
          </table:table-cell>
          <table:table-cell office:value-type="float" office:value="7">
            <text:p>7</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5"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09-27 21:31:57</text:p>
          </table:table-cell>
          <table:table-cell office:value-type="string">
            <text:p>consentement+questionnaire</text:p>
          </table:table-cell>
          <table:table-cell office:value-type="float" office:value="15">
            <text:p>15</text:p>
          </table:table-cell>
          <table:table-cell office:value-type="float" office:value="105">
            <text:p>10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74500">
            <text:p>7450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oui</text:p>
          </table:table-cell>
          <table:table-cell table:number-columns-repeated="2" office:value-type="float" office:value="5">
            <text:p>5</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souvent</text:p>
          </table:table-cell>
          <table:table-cell office:value-type="string">
            <text:p>rarement</text:p>
          </table:table-cell>
          <table:table-cell office:value-type="string">
            <text:p>souvent</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avantages : -evite de deranger, de parler pendant longtemps au telephone, rapide et permet de se confier plus facilement (contact plus indirect, donc mon de gene).</text:p>
            <text:p/>
            <text:p>Les inconvenients : on ne peut pas etre sur de comment reagit l'interlocuteur, reponse parfois longue et desfois, tout simplement marre d'ecrire.</text:p>
          </table:table-cell>
          <table:table-cell office:value-type="string">
            <text:p>Oui car cela reste un moyen pratique de communiquer, de demander les choses rapidement quand on a pas le temps..</text:p>
            <text:p>Et par quel moyen seraient-ils remplaces, les conversations videos sont encore plus contraignanes que les conversations telephoniques et pour moi resteront globalement dans le cadre familial et professionnel, tandis qu'aux conversations telephoniques, elles existent deja et n'ont pas un franc succes parmis les personnes de ma connaissance (meme avec l'abonnement illimite vers les personnes les plus proche je ne s'en sert pas trop).</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spa</text:p>
          </table:table-cell>
          <table:table-cell office:value-type="string">
            <text:p>eng</text:p>
          </table:table-cell>
          <table:table-cell/>
          <table:table-cell office:value-type="string">
            <text:p>oui</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office:value-type="string">
            <text:p>Manuels scolaire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7 22:34:44</text:p>
          </table:table-cell>
          <table:table-cell office:value-type="string">
            <text:p>consentement+questionnaire</text:p>
          </table:table-cell>
          <table:table-cell office:value-type="float" office:value="34">
            <text:p>34</text:p>
          </table:table-cell>
          <table:table-cell office:value-type="float" office:value="96">
            <text:p>9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800">
            <text:p>348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office:value-type="float" office:value="4">
            <text:p>4</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parfo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5" office:value-type="float" office:value="0">
            <text:p>0</text:p>
          </table:table-cell>
          <table:table-cell/>
          <table:table-cell office:value-type="string">
            <text:p>rarement</text:p>
          </table:table-cell>
          <table:table-cell table:number-columns-repeated="913"/>
        </table:table-row>
        <table:table-row table:style-name="ro1">
          <table:table-cell office:value-type="string">
            <text:p>2011-09-27 22:44:33</text:p>
          </table:table-cell>
          <table:table-cell office:value-type="string">
            <text:p>consentement+questionnaire</text:p>
          </table:table-cell>
          <table:table-cell office:value-type="float" office:value="34">
            <text:p>34</text:p>
          </table:table-cell>
          <table:table-cell office:value-type="float" office:value="291">
            <text:p>29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office:value-type="string">
            <text:p>spa</text:p>
          </table:table-cell>
          <table:table-cell table:number-columns-repeated="2"/>
          <table:table-cell office:value-type="string">
            <text:p>niveau_superieur</text:p>
          </table:table-cell>
          <table:table-cell/>
          <table:table-cell office:value-type="string">
            <text:p>bac_2</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000">
            <text:p>3400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5 a 10</text:p>
          </table:table-cell>
          <table:table-cell office:value-type="string">
            <text:p>non</text:p>
          </table:table-cell>
          <table:table-cell office:value-type="float" office:value="4">
            <text:p>4</text:p>
          </table:table-cell>
          <table:table-cell office:value-type="float" office:value="6">
            <text:p>6</text:p>
          </table:table-cell>
          <table:table-cell office:value-type="float" office:value="4">
            <text:p>4</text:p>
          </table:table-cell>
          <table:table-cell table:number-columns-repeated="2" office:value-type="float" office:value="1">
            <text:p>1</text:p>
          </table:table-cell>
          <table:table-cell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2.095238095238095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09-27 23:29:51</text:p>
          </table:table-cell>
          <table:table-cell office:value-type="string">
            <text:p>consentement+questionnaire</text:p>
          </table:table-cell>
          <table:table-cell office:value-type="float" office:value="14">
            <text:p>14</text:p>
          </table:table-cell>
          <table:table-cell office:value-type="float" office:value="161">
            <text:p>16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7440">
            <text:p>7744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10 a 2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ecriture_sms</text:p>
          </table:table-cell>
          <table:table-cell office:value-type="string">
            <text:p>souvent</text:p>
          </table:table-cell>
          <table:table-cell office:value-type="string">
            <text:p>rarement</text:p>
          </table:table-cell>
          <table:table-cell office:value-type="string">
            <text:p>jamais</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les SMS permettent de parlé vite a distance et indirectement, se qui permet de mieu révelé se que l'ont pense (ex: pour avouer a quelq'un qu'ont l'aime) mais a force d'utiliser le language SMS cela peut nuir pour la scolarité</text:p>
          </table:table-cell>
          <table:table-cell office:value-type="string">
            <text:p>je pense qu'il continueront d'etre utiliser car ces tres pratique (ex: pour ne pa appelé un par un les personnes, ont leur envoi tous le meme SMS et sa va beaucoup plus vit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les lecture de document au college</text:p>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09-28 15:11:41</text:p>
          </table:table-cell>
          <table:table-cell office:value-type="string">
            <text:p>consentement+questionnaire</text:p>
          </table:table-cell>
          <table:table-cell office:value-type="float" office:value="19">
            <text:p>19</text:p>
          </table:table-cell>
          <table:table-cell office:value-type="float" office:value="485">
            <text:p>48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400">
            <text:p>34400</text:p>
          </table:table-cell>
          <table:table-cell office:value-type="float" office:value="8">
            <text:p>8</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rapidité,simplicité</text:p>
            <text:p>inconvénients:faute d'orthographe a répétition </text:p>
          </table:table-cell>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table:number-columns-repeated="7"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5">
          <table:table-cell office:value-type="string">
            <text:p>2011-09-28 15:25:07</text:p>
          </table:table-cell>
          <table:table-cell office:value-type="string">
            <text:p>consentement+questionnaire</text:p>
          </table:table-cell>
          <table:table-cell office:value-type="float" office:value="13">
            <text:p>13</text:p>
          </table:table-cell>
          <table:table-cell office:value-type="float" office:value="23">
            <text:p>2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heb</text:p>
          </table:table-cell>
          <table:table-cell table:number-columns-repeated="2"/>
          <table:table-cell office:value-type="string">
            <text:p>fre</text:p>
          </table:table-cell>
          <table:table-cell office:value-type="string">
            <text:p>heb</text:p>
          </table:table-cell>
          <table:table-cell table:number-columns-repeated="2"/>
          <table:table-cell office:value-type="string">
            <text:p>fre</text:p>
          </table:table-cell>
          <table:table-cell office:value-type="string">
            <text:p>heb</text:p>
          </table:table-cell>
          <table:table-cell table:number-columns-repeated="2"/>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5020">
            <text:p>75020</text:p>
          </table:table-cell>
          <table:table-cell/>
          <table:table-cell office:value-type="string">
            <text:p>blackberry</text:p>
          </table:table-cell>
          <table:table-cell/>
          <table:table-cell office:value-type="string">
            <text:p>oui</text:p>
          </table:table-cell>
          <table:table-cell office:value-type="string">
            <text:p>3 a 5</text:p>
          </table:table-cell>
          <table:table-cell office:value-type="string">
            <text:p>50 a 100</text:p>
          </table:table-cell>
          <table:table-cell office:value-type="string">
            <text:p>plus de 10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0">
            <text:p>0</text:p>
          </table:table-cell>
          <table:table-cell/>
          <table:table-cell office:value-type="string">
            <text:p>redaction_formel_informel</text:p>
          </table:table-cell>
          <table:table-cell office:value-type="string">
            <text:p>parfois</text:p>
          </table:table-cell>
          <table:table-cell office:value-type="string">
            <text:p>souvent</text:p>
          </table:table-cell>
          <table:table-cell office:value-type="string">
            <text:p>tres_souvent</text:p>
          </table:table-cell>
          <table:table-cell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1">
            <text:p>1</text:p>
          </table:table-cell>
          <table:table-cell office:value-type="string">
            <text:p>pour exprimer mes humeur avec les smiley</text:p>
          </table:table-cell>
          <table:table-cell office:value-type="string">
            <text:p>avantages:</text:p>
            <text:p>-rapidité</text:p>
            <text:p>-facilité</text:p>
            <text:p><text:s/>inconvénients:</text:p>
            <text:p>-fautes de frappes; mélange de mot (ex: mdr n'est égal à mrd)</text:p>
          </table:table-cell>
          <table:table-cell office:value-type="string">
            <text:p>Un grand oui:</text:p>
            <text:p>-de plus en plus de gens les utilisent,</text:p>
            <text:p>même mes grands-parents commencent à les aimer!</text:p>
            <text:p>-de plus en plus de marques de téléphones portables en créent des nouveaux pour qu'il y est encore plus de facilité et de rapidité! </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heb</text:p>
          </table:table-cell>
          <table:table-cell office:value-type="string">
            <text:p>eng</text:p>
          </table:table-cell>
          <table:table-cell/>
          <table:table-cell office:value-type="string">
            <text:p>oui</text:p>
          </table:table-cell>
          <table:table-cell office:value-type="string">
            <text:p>ecriture_sms</text:p>
          </table:table-cell>
          <table:table-cell office:value-type="string">
            <text:p>4.190476190476191</text:p>
          </table:table-cell>
          <table:table-cell office:value-type="float" office:value="3">
            <text:p>3</text:p>
          </table:table-cell>
          <table:table-cell table:number-columns-repeated="5" office:value-type="float" office:value="1">
            <text:p>1</text:p>
          </table:table-cell>
          <table:table-cell office:value-type="string">
            <text:p>manuels scolaires</text:p>
          </table:table-cell>
          <table:table-cell office:value-type="string">
            <text:p>oui</text:p>
          </table:table-cell>
          <table:table-cell table:number-columns-repeated="5"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8 17:54:00</text:p>
          </table:table-cell>
          <table:table-cell office:value-type="string">
            <text:p>consentement+questionnaire</text:p>
          </table:table-cell>
          <table:table-cell office:value-type="float" office:value="23">
            <text:p>23</text:p>
          </table:table-cell>
          <table:table-cell office:value-type="float" office:value="347">
            <text:p>34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table:number-columns-repeated="2" office:value-type="float" office:value="1">
            <text:p>1</text:p>
          </table:table-cell>
          <table:table-cell table:number-columns-repeated="7" office:value-type="float" office:value="0">
            <text:p>0</text:p>
          </table:table-cell>
          <table:table-cell table:number-columns-repeated="2"/>
          <table:table-cell office:value-type="float" office:value="34070">
            <text:p>3407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rarement</text:p>
          </table:table-cell>
          <table:table-cell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arfois incompréhensible</text:p>
          </table:table-cell>
          <table:table-cell office:value-type="string">
            <text:p>Oui</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8 18:20:09</text:p>
          </table:table-cell>
          <table:table-cell office:value-type="string">
            <text:p>consentement+questionnaire</text:p>
          </table:table-cell>
          <table:table-cell office:value-type="float" office:value="21">
            <text:p>21</text:p>
          </table:table-cell>
          <table:table-cell office:value-type="float" office:value="403">
            <text:p>40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office:value-type="float" office:value="3">
            <text:p>3</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plus rapide d'écrire en SMS mais on fait énormément de fautes d'orthographe à force de le faire trop souvent.</text:p>
          </table:table-cell>
          <table:table-cell office:value-type="string">
            <text:p>Oui les SMS seront encore utilisés puisqu'il existe beaucoup ou même que des forfaits où ils sont illimités et c'est un vrai avantage.</text:p>
          </table:table-cell>
          <table:table-cell office:value-type="string">
            <text:p>oui</text:p>
          </table:table-cell>
          <table:table-cell office:value-type="string">
            <text:p>eng</text:p>
          </table:table-cell>
          <table:table-cell office:value-type="string">
            <text:p>spa</text:p>
          </table:table-cell>
          <table:table-cell office:value-type="string">
            <text:p>fre</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8 19:19:31</text:p>
          </table:table-cell>
          <table:table-cell office:value-type="string">
            <text:p>consentement+questionnaire</text:p>
          </table:table-cell>
          <table:table-cell office:value-type="float" office:value="11">
            <text:p>11</text:p>
          </table:table-cell>
          <table:table-cell office:value-type="float" office:value="238">
            <text:p>23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por</text:p>
          </table:table-cell>
          <table:table-cell office:value-type="string">
            <text:p>eng</text:p>
          </table:table-cell>
          <table:table-cell office:value-type="string">
            <text:p>ger</text:p>
          </table:table-cell>
          <table:table-cell office:value-type="string">
            <text:p>fre</text:p>
          </table:table-cell>
          <table:table-cell office:value-type="string">
            <text:p>por</text:p>
          </table:table-cell>
          <table:table-cell office:value-type="string">
            <text:p>eng</text:p>
          </table:table-cell>
          <table:table-cell office:value-type="string">
            <text:p>ger</text:p>
          </table:table-cell>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59290">
            <text:p>59290</text:p>
          </table:table-cell>
          <table:table-cell/>
          <table:table-cell office:value-type="string">
            <text:p>classique</text:p>
          </table:table-cell>
          <table:table-cell/>
          <table:table-cell office:value-type="string">
            <text:p>oui</text:p>
          </table:table-cell>
          <table:table-cell office:value-type="string">
            <text:p>moins de 1</text:p>
          </table:table-cell>
          <table:table-cell office:value-type="string">
            <text:p>20 a 50</text:p>
          </table:table-cell>
          <table:table-cell office:value-type="string">
            <text:p>10 a 20</text:p>
          </table:table-cell>
          <table:table-cell office:value-type="string">
            <text:p>non</text:p>
          </table:table-cell>
          <table:table-cell office:value-type="float" office:value="1">
            <text:p>1</text:p>
          </table:table-cell>
          <table:table-cell office:value-type="float" office:value="0">
            <text:p>0</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jamais</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même si la personne est occupé elle reçoit le sms inconvénients,aucun </text:p>
          </table:table-cell>
          <table:table-cell office:value-type="string">
            <text:p>oui car c' est l avenir des téléphone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8 19:28:05</text:p>
          </table:table-cell>
          <table:table-cell office:value-type="string">
            <text:p>consentement+questionnaire</text:p>
          </table:table-cell>
          <table:table-cell office:value-type="float" office:value="19">
            <text:p>19</text:p>
          </table:table-cell>
          <table:table-cell office:value-type="float" office:value="28">
            <text:p>2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2">
            <text:p>2</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2">
            <text:p>2</text:p>
          </table:table-cell>
          <table:table-cell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rarement</text:p>
          </table:table-cell>
          <table:table-cell office:value-type="string">
            <text:p>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 n'est pas très beau à lire et dérangeant à écrire. Ca peut par contre permettre d'écrire plus rapidement.</text:p>
          </table:table-cell>
          <table:table-cell office:value-type="string">
            <text:p>Nous n'avons aucun moyen de savoir ça aujourd'hui. Les progrès technologiques sont très rapides et imprévisibles ou presqu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7.333333333333333</text:p>
          </table:table-cell>
          <table:table-cell office:value-type="float" office:value="6">
            <text:p>6</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8 22:02:34</text:p>
          </table:table-cell>
          <table:table-cell office:value-type="string">
            <text:p>consentement+questionnaire</text:p>
          </table:table-cell>
          <table:table-cell office:value-type="float" office:value="24">
            <text:p>24</text:p>
          </table:table-cell>
          <table:table-cell office:value-type="float" office:value="285">
            <text:p>28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2" office:value-type="float" office:value="0">
            <text:p>0</text:p>
          </table:table-cell>
          <table:table-cell office:value-type="float" office:value="1">
            <text:p>1</text:p>
          </table:table-cell>
          <table:table-cell table:number-columns-repeated="11" office:value-type="float" office:value="0">
            <text:p>0</text:p>
          </table:table-cell>
          <table:table-cell table:number-columns-repeated="2"/>
          <table:table-cell office:value-type="float" office:value="30420">
            <text:p>30420</text:p>
          </table:table-cell>
          <table:table-cell office:value-type="float" office:value="5">
            <text:p>5</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jamais</text:p>
          </table:table-cell>
          <table:table-cell table:number-columns-repeated="2" office:value-type="string">
            <text:p>parfois</text:p>
          </table:table-cell>
          <table:table-cell office:value-type="string">
            <text:p>jama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rapide</text:p>
            <text:p>inconvénients: trop long si trop de choses à demander</text:p>
          </table:table-cell>
          <table:table-cell office:value-type="string">
            <text:p>oui car les gens se mettent de plus en plus jeunes et de plus en plus vieux à écrire des SMS.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1.0476190476190477</text:p>
          </table:table-cell>
          <table:table-cell office:value-type="string">
            <text:p>0.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09-29 17:24:38</text:p>
          </table:table-cell>
          <table:table-cell office:value-type="string">
            <text:p>consentement+questionnaire</text:p>
          </table:table-cell>
          <table:table-cell office:value-type="float" office:value="19">
            <text:p>19</text:p>
          </table:table-cell>
          <table:table-cell office:value-type="float" office:value="31">
            <text:p>3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table:table-cell office:value-type="string">
            <text:p>blackberry</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parfois</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Ils dénaturent la langue française,</text:p>
          </table:table-cell>
          <table:table-cell office:value-type="string">
            <text:p>Oui, Mais espérons qu'ils seront bien écrit</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text:p>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9 17:27:04</text:p>
          </table:table-cell>
          <table:table-cell office:value-type="string">
            <text:p>consentement+questionnaire</text:p>
          </table:table-cell>
          <table:table-cell office:value-type="float" office:value="21">
            <text:p>21</text:p>
          </table:table-cell>
          <table:table-cell office:value-type="float" office:value="219">
            <text:p>21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oci</text:p>
          </table:table-cell>
          <table:table-cell/>
          <table:table-cell office:value-type="string">
            <text:p>fre</text:p>
          </table:table-cell>
          <table:table-cell office:value-type="string">
            <text:p>eng</text:p>
          </table:table-cell>
          <table:table-cell office:value-type="string">
            <text:p>oci</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7" office:value-type="float" office:value="0">
            <text:p>0</text:p>
          </table:table-cell>
          <table:table-cell office:value-type="float" office:value="1">
            <text:p>1</text:p>
          </table:table-cell>
          <table:table-cell/>
          <table:table-cell office:value-type="string">
            <text:p>Assistante d'éducation</text:p>
          </table:table-cell>
          <table:table-cell office:value-type="float" office:value="34090">
            <text:p>3409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table:number-columns-repeated="2" office:value-type="string">
            <text:p>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Avantages : rapidité, discrétion</text:p>
            <text:p>Inconvénients : aucune information extralinguistique (on ne connaît pas le ton qui est donné au message, ce qui peut créer des quiproquos)</text:p>
          </table:table-cell>
          <table:table-cell office:value-type="string">
            <text:p>Oui, car il s'agit d'un moyen de communication à la fois rapide, pratique, performant, peu coûteux et discret, que l'on peut utiliser n'importe où (à la condition d'être doté d'un téléphone). Je pense que ces caractéristiques perdureront dans le temps et que jusqu'à présent, aucun autre moyen de communication ne présente autant d'avantages.</text:p>
          </table:table-cell>
          <table:table-cell office:value-type="string">
            <text:p>oui</text:p>
          </table:table-cell>
          <table:table-cell office:value-type="string">
            <text:p>fre</text:p>
          </table:table-cell>
          <table:table-cell office:value-type="string">
            <text:p>eng</text:p>
          </table:table-cell>
          <table:table-cell office:value-type="string">
            <text:p>oci</text:p>
          </table:table-cell>
          <table:table-cell/>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09-29 17:44:20</text:p>
          </table:table-cell>
          <table:table-cell office:value-type="string">
            <text:p>consentement+questionnaire</text:p>
          </table:table-cell>
          <table:table-cell office:value-type="float" office:value="20">
            <text:p>20</text:p>
          </table:table-cell>
          <table:table-cell office:value-type="float" office:value="99">
            <text:p>9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5013">
            <text:p>75013</text:p>
          </table:table-cell>
          <table:table-cell/>
          <table:table-cell office:value-type="string">
            <text:p>classique</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50 a 100</text:p>
          </table:table-cell>
          <table:table-cell office:value-type="string">
            <text:p>non</text:p>
          </table:table-cell>
          <table:table-cell office:value-type="float" office:value="6">
            <text:p>6</text:p>
          </table:table-cell>
          <table:table-cell office:value-type="float" office:value="3">
            <text:p>3</text:p>
          </table:table-cell>
          <table:table-cell table:number-columns-repeated="2"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jamais</text:p>
          </table:table-cell>
          <table:table-cell table:number-columns-repeated="2" office:value-type="string">
            <text:p>souvent</text:p>
          </table:table-cell>
          <table:table-cell table:number-columns-repeated="2"/>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string">
            <text:p>c'est un format différent, qui permet de s'exprimer autrement</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mon portable n'est pas tactile, pour de messages longs, l'écriture en est un peu laborieuse</text:p>
          </table:table-cell>
          <table:table-cell office:value-type="string">
            <text:p>oh oui!</text:p>
          </table:table-cell>
          <table:table-cell office:value-type="string">
            <text:p>oui</text:p>
          </table:table-cell>
          <table:table-cell office:value-type="string">
            <text:p>fre</text:p>
          </table:table-cell>
          <table:table-cell office:value-type="string">
            <text:p>eng</text:p>
          </table:table-cell>
          <table:table-cell office:value-type="string">
            <text:p>ita</text:p>
          </table:table-cell>
          <table:table-cell office:value-type="string">
            <text:p>spa</text:p>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29 20:20:07</text:p>
          </table:table-cell>
          <table:table-cell office:value-type="string">
            <text:p>consentement+questionnaire</text:p>
          </table:table-cell>
          <table:table-cell office:value-type="float" office:value="14">
            <text:p>14</text:p>
          </table:table-cell>
          <table:table-cell office:value-type="float" office:value="50">
            <text:p>5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31700">
            <text:p>3170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rarement</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il y'as une perte de la langue francaise</text:p>
          </table:table-cell>
          <table:table-cell office:value-type="string">
            <text:p>non, grace aux nouvelles technologies (retranscription) il y auras moins de SMS</text:p>
          </table:table-cell>
          <table:table-cell office:value-type="string">
            <text:p>oui</text:p>
          </table:table-cell>
          <table:table-cell office:value-type="string">
            <text:p>fre</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table:number-columns-repeated="5" office:value-type="float" office:value="1">
            <text:p>1</text:p>
          </table:table-cell>
          <table:table-cell office:value-type="string">
            <text:p>manuels scolaire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09-29 21:00:46</text:p>
          </table:table-cell>
          <table:table-cell office:value-type="string">
            <text:p>consentement+questionnaire</text:p>
          </table:table-cell>
          <table:table-cell office:value-type="float" office:value="16">
            <text:p>16</text:p>
          </table:table-cell>
          <table:table-cell office:value-type="float" office:value="349">
            <text:p>34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2400">
            <text:p>2400</text:p>
          </table:table-cell>
          <table:table-cell/>
          <table:table-cell office:value-type="string">
            <text:p>autre</text:p>
          </table:table-cell>
          <table:table-cell office:value-type="string">
            <text:p>classique (pas un smartphone) mais clavier azerty</text:p>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table:number-columns-repeated="2" office:value-type="string">
            <text:p>parfois</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Le temps nécessaire pour le destinataire à comprendre le contenu du message alors que ce n'est pas beaucoup plus long d'écrire correctement les mots</text:p>
            <text:p>ceci dit, l'écriture sms peut être assez drôle, et pratique aussi pour les mots souvent utilisés ou les expressions plus longues abrégées</text:p>
          </table:table-cell>
          <table:table-cell office:value-type="string">
            <text:p>je pense qu'ils le seront sur le cours terme, mais selon moi la recherche sur ce domaine étant très rapide, ils ne dureront peut être pas très longtemps, mais je pense tout de même que rien ne peut les remplacer (ni les mails ni les messages vocaux)</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cour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30 20:46:05</text:p>
          </table:table-cell>
          <table:table-cell office:value-type="string">
            <text:p>consentement+questionnaire</text:p>
          </table:table-cell>
          <table:table-cell office:value-type="float" office:value="17">
            <text:p>17</text:p>
          </table:table-cell>
          <table:table-cell office:value-type="float" office:value="108">
            <text:p>10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70">
            <text:p>34170</text:p>
          </table:table-cell>
          <table:table-cell/>
          <table:table-cell office:value-type="string">
            <text:p>iphone</text:p>
          </table:table-cell>
          <table:table-cell/>
          <table:table-cell office:value-type="string">
            <text:p>oui</text:p>
          </table:table-cell>
          <table:table-cell office:value-type="string">
            <text:p>3 a 5</text:p>
          </table:table-cell>
          <table:table-cell office:value-type="string">
            <text:p>50 a 100</text:p>
          </table:table-cell>
          <table:table-cell office:value-type="string">
            <text:p>plus de 10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4">
            <text:p>4</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rarement</text:p>
          </table:table-cell>
          <table:table-cell table:number-columns-repeated="2"/>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string">
            <text:p>pour avoir le temps de relire ce que j'écris</text:p>
          </table:table-cell>
          <table:table-cell table:number-columns-repeated="4" office:value-type="float" office:value="0">
            <text:p>0</text:p>
          </table:table-cell>
          <table:table-cell/>
          <table:table-cell office:value-type="string">
            <text:p>C'était un véritable code, me donnant l'impression de faire partie d'une communauté pour moi quand j'ai commencé à utiliser mon portable (12-13 ans), mais au final je trouve qu'écrire avec un français correct est plus respectueux pour mon destinataire, et permet d'éviter la confusion lors de la prise de notes en cours.</text:p>
          </table:table-cell>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09-30 21:28:19</text:p>
          </table:table-cell>
          <table:table-cell office:value-type="string">
            <text:p>consentement+questionnaire</text:p>
          </table:table-cell>
          <table:table-cell office:value-type="float" office:value="16">
            <text:p>16</text:p>
          </table:table-cell>
          <table:table-cell office:value-type="float" office:value="282">
            <text:p>28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70">
            <text:p>3407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avantage: c'est plus rapide lorsque l'on est pressé comme en cours par exemple.</text:p>
          </table:table-cell>
          <table:table-cell office:value-type="string">
            <text:p>Oui car je pense que c'est un moyen très pratique de communiquer.</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0-01 14:36:20</text:p>
          </table:table-cell>
          <table:table-cell office:value-type="string">
            <text:p>consentement+questionnaire</text:p>
          </table:table-cell>
          <table:table-cell office:value-type="float" office:value="11">
            <text:p>11</text:p>
          </table:table-cell>
          <table:table-cell office:value-type="float" office:value="272">
            <text:p>27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6800">
            <text:p>3680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2">
            <text:p>2</text:p>
          </table:table-cell>
          <table:table-cell table:number-columns-repeated="3" office:value-type="float" office:value="1">
            <text:p>1</text:p>
          </table:table-cell>
          <table:table-cell office:value-type="float" office:value="0">
            <text:p>0</text:p>
          </table:table-cell>
          <table:table-cell/>
          <table:table-cell office:value-type="string">
            <text:p>redaction_soit_soit</text:p>
          </table:table-cell>
          <table:table-cell office:value-type="string">
            <text:p>souvent</text:p>
          </table:table-cell>
          <table:table-cell office:value-type="string">
            <text:p>jamais</text:p>
          </table:table-cell>
          <table:table-cell office:value-type="string">
            <text:p>souvent</text:p>
          </table:table-cell>
          <table:table-cell office:value-type="string">
            <text:p>rarem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avantages: rapidité</text:p>
            <text:p>inconvénients:plus savoir écrire</text:p>
          </table:table-cell>
          <table:table-cell office:value-type="string">
            <text:p>oui</text:p>
            <text:p>c'est un code entre ami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10-01 15:46:42</text:p>
          </table:table-cell>
          <table:table-cell office:value-type="string">
            <text:p>consentement+questionnaire</text:p>
          </table:table-cell>
          <table:table-cell office:value-type="float" office:value="19">
            <text:p>19</text:p>
          </table:table-cell>
          <table:table-cell office:value-type="float" office:value="460">
            <text:p>46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table:number-columns-repeated="2"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trop de fautes, illisible</text:p>
          </table:table-cell>
          <table:table-cell office:value-type="string">
            <text:p>oui, car la nouvelle génération ne marche que par sms et les nouveaux smartphones font tout et sont utilisés par quasiment tous les "jeunes".</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text:p>
          </table:table-cell>
          <table:table-cell office:value-type="string">
            <text:p>spa</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02 12:19:59</text:p>
          </table:table-cell>
          <table:table-cell office:value-type="string">
            <text:p>consentement+questionnaire</text:p>
          </table:table-cell>
          <table:table-cell office:value-type="float" office:value="13">
            <text:p>13</text:p>
          </table:table-cell>
          <table:table-cell office:value-type="float" office:value="250">
            <text:p>25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45640">
            <text:p>45640</text:p>
          </table:table-cell>
          <table:table-cell/>
          <table:table-cell office:value-type="string">
            <text:p>blackberry</text:p>
          </table:table-cell>
          <table:table-cell/>
          <table:table-cell office:value-type="string">
            <text:p>non</text:p>
          </table:table-cell>
          <table:table-cell office:value-type="string">
            <text:p>moins de 1</text:p>
          </table:table-cell>
          <table:table-cell table:number-columns-repeated="2" office:value-type="string">
            <text:p>5 a 1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soit_soit</text:p>
          </table:table-cell>
          <table:table-cell office:value-type="string">
            <text:p>souv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avantageux car ça va plus vite mais je ne supporte pas les fautes d'orthographes.</text:p>
          </table:table-cell>
          <table:table-cell office:value-type="string">
            <text:p>Je pense qu'ils vont être de plus en plus présent car c'est pratique surtout pour notre génération.</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11.523809523809524</text:p>
          </table:table-cell>
          <table:table-cell office:value-type="float" office:value="10">
            <text:p>10</text:p>
          </table:table-cell>
          <table:table-cell table:number-columns-repeated="5" office:value-type="float" office:value="1">
            <text:p>1</text:p>
          </table:table-cell>
          <table:table-cell office:value-type="string">
            <text:p>magazines</text:p>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10-03 20:27:43</text:p>
          </table:table-cell>
          <table:table-cell office:value-type="string">
            <text:p>consentement+questionnaire</text:p>
          </table:table-cell>
          <table:table-cell office:value-type="float" office:value="20">
            <text:p>20</text:p>
          </table:table-cell>
          <table:table-cell office:value-type="float" office:value="312">
            <text:p>31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3550">
            <text:p>13550</text:p>
          </table:table-cell>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vantage : rapidité</text:p>
            <text:p>Inconvénients : orthographe et l'incompréhension.</text:p>
          </table:table-cell>
          <table:table-cell office:value-type="string">
            <text:p>oui, car c'est un moyen de communication simple et rapide. Puis il nous permet d'avoir des nouvelles ou d'en donner sans déranger, sans interrompre quelqu'un dans quelconque activité. On y répond quand on le souhait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04 20:05:36</text:p>
          </table:table-cell>
          <table:table-cell office:value-type="string">
            <text:p>consentement+questionnaire</text:p>
          </table:table-cell>
          <table:table-cell office:value-type="float" office:value="14">
            <text:p>14</text:p>
          </table:table-cell>
          <table:table-cell office:value-type="float" office:value="497">
            <text:p>49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office:value-type="string">
            <text:p>ger</text:p>
          </table:table-cell>
          <table:table-cell office:value-type="string">
            <text:p>spa</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8440">
            <text:p>38440</text:p>
          </table:table-cell>
          <table:table-cell/>
          <table:table-cell office:value-type="string">
            <text:p>classique</text:p>
          </table:table-cell>
          <table:table-cell/>
          <table:table-cell office:value-type="string">
            <text:p>non</text:p>
          </table:table-cell>
          <table:table-cell office:value-type="string">
            <text:p>1 a 3</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tres_souvent</text:p>
          </table:table-cell>
          <table:table-cell table:number-columns-repeated="2" office:value-type="string">
            <text:p>parfois</text:p>
          </table:table-cell>
          <table:table-cell office:value-type="string">
            <text:p>jama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sa fait qu'on fait plus de faute d'orthographe en français mais les avantage c'est que sa va plus vite </text:p>
          </table:table-cell>
          <table:table-cell office:value-type="string">
            <text:p>oui car beaucoup d'entre nous l'utilise et sa ferai perdre de l'argent au opérateu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2.0952380952380953</text:p>
          </table:table-cell>
          <table:table-cell table:number-columns-repeated="5"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0-04 20:32:02</text:p>
          </table:table-cell>
          <table:table-cell office:value-type="string">
            <text:p>consentement+questionnaire</text:p>
          </table:table-cell>
          <table:table-cell office:value-type="float" office:value="19">
            <text:p>19</text:p>
          </table:table-cell>
          <table:table-cell office:value-type="float" office:value="177">
            <text:p>17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3470">
            <text:p>3347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20 a 5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ortho_standard</text:p>
          </table:table-cell>
          <table:table-cell office:value-type="string">
            <text:p>souvent</text:p>
          </table:table-cell>
          <table:table-cell office:value-type="string">
            <text:p>parfo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Ne le fais pas</text:p>
          </table:table-cell>
          <table:table-cell office:value-type="string">
            <text:p>Pour moi, aucun. Avec les abonnements "sms illimités", il n'y a plus aucune raison d'écrire en langage sms.</text:p>
            <text:p>De plus, c'est casse-pied a déchiffrer.</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0-05 09:04:09</text:p>
          </table:table-cell>
          <table:table-cell office:value-type="string">
            <text:p>consentement+questionnaire</text:p>
          </table:table-cell>
          <table:table-cell office:value-type="float" office:value="16">
            <text:p>16</text:p>
          </table:table-cell>
          <table:table-cell office:value-type="float" office:value="68">
            <text:p>6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2100">
            <text:p>210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office:value-type="string">
            <text:p>rarement</text:p>
          </table:table-cell>
          <table:table-cell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avantages : on peut les conserver (ex : numéro de téléphone, adresse, horaires..)</text:p>
            <text:p>inconvénients : la véritable communication se réduit de plus en plus, les gens se cachent derrière des mots</text:p>
          </table:table-cell>
          <table:table-cell office:value-type="string">
            <text:p>ils seront encore plus utilisés par tous les tranches d'age de la population (contrairement à aujourd'hui ou la plupart des personnes de plus de 40 ans n'envoient pas de sm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05 09:26:32</text:p>
          </table:table-cell>
          <table:table-cell office:value-type="string">
            <text:p>consentement+questionnaire</text:p>
          </table:table-cell>
          <table:table-cell office:value-type="float" office:value="17">
            <text:p>17</text:p>
          </table:table-cell>
          <table:table-cell office:value-type="float" office:value="157">
            <text:p>15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80000">
            <text:p>80000</text:p>
          </table:table-cell>
          <table:table-cell/>
          <table:table-cell office:value-type="string">
            <text:p>blackberry</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formel_informel</text:p>
          </table:table-cell>
          <table:table-cell table:number-columns-repeated="2" office:value-type="string">
            <text:p>jamais</text:p>
          </table:table-cell>
          <table:table-cell office:value-type="string">
            <text:p>rarement</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 langue se perd on fais beaucoup de fautes d orthographe par la suite mais c 'est rapide</text:p>
          </table:table-cell>
          <table:table-cell office:value-type="string">
            <text:p>oui c'est simple et rapide d'en envoyer</text:p>
          </table:table-cell>
          <table:table-cell office:value-type="string">
            <text:p>non</text:p>
          </table:table-cell>
          <table:table-cell table:number-columns-repeated="4"/>
          <table:table-cell office:value-type="string">
            <text:p>non</text:p>
          </table:table-cell>
          <table:table-cell office:value-type="string">
            <text:p>eng</text:p>
          </table:table-cell>
          <table:table-cell table:number-columns-repeated="3"/>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05 10:41:55</text:p>
          </table:table-cell>
          <table:table-cell office:value-type="string">
            <text:p>consentement+questionnaire</text:p>
          </table:table-cell>
          <table:table-cell office:value-type="float" office:value="43">
            <text:p>43</text:p>
          </table:table-cell>
          <table:table-cell office:value-type="float" office:value="82">
            <text:p>8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400">
            <text:p>344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4">
            <text:p>4</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Je n'utilise jamais cette écriture car, de part ma génération, je suis très attachée à l'orthographe et puis je n'arrive pas à lire l'écriture SMS ! alors de là à l'écrire : impossible pour moi !!</text:p>
          </table:table-cell>
          <table:table-cell office:value-type="string">
            <text:p>Oui pour leur côté pratique et le fait que cela ne dérange pas la personne destinaire autant qu'un appel téléphoniqu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non</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0-05 12:51:48</text:p>
          </table:table-cell>
          <table:table-cell office:value-type="string">
            <text:p>consentement+questionnaire</text:p>
          </table:table-cell>
          <table:table-cell office:value-type="float" office:value="17">
            <text:p>17</text:p>
          </table:table-cell>
          <table:table-cell office:value-type="float" office:value="481">
            <text:p>48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80090">
            <text:p>8009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apidité</text:p>
            <text:p>Fatiguant à lire et à comprendre </text:p>
          </table:table-cell>
          <table:table-cell office:value-type="string">
            <text:p>Oui, les gens ont de moins en moins de temps et c'est très peu cher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0-05 15:55:51</text:p>
          </table:table-cell>
          <table:table-cell office:value-type="string">
            <text:p>consentement+questionnaire</text:p>
          </table:table-cell>
          <table:table-cell office:value-type="float" office:value="29">
            <text:p>29</text:p>
          </table:table-cell>
          <table:table-cell office:value-type="float" office:value="234">
            <text:p>234</text:p>
          </table:table-cell>
          <table:table-cell office:value-type="float" office:value="1">
            <text:p>1</text:p>
          </table:table-cell>
          <table:table-cell table:number-columns-repeated="2"/>
          <table:table-cell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83000">
            <text:p>83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6">
            <text:p>6</text:p>
          </table:table-cell>
          <table:table-cell table:number-columns-repeated="3"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difficilement compréhensible pour les non initiés</text:p>
          </table:table-cell>
          <table:table-cell/>
          <table:table-cell office:value-type="string">
            <text:p>non</text:p>
          </table:table-cell>
          <table:table-cell table:number-columns-repeated="4"/>
          <table:table-cell office:value-type="string">
            <text:p>non</text:p>
          </table:table-cell>
          <table:table-cell table:number-columns-repeated="4"/>
          <table:table-cell office:value-type="string">
            <text:p>non</text:p>
          </table:table-cell>
          <table:table-cell office:value-type="string">
            <text:p>francais_standard</text:p>
          </table:table-cell>
          <table:table-cell office:value-type="string">
            <text:p>9.428571428571429</text:p>
          </table:table-cell>
          <table:table-cell office:value-type="float" office:value="8">
            <text:p>8</text:p>
          </table:table-cell>
          <table:table-cell table:number-columns-repeated="4"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4">
          <table:table-cell office:value-type="string">
            <text:p>2011-10-06 14:33:05</text:p>
          </table:table-cell>
          <table:table-cell office:value-type="string">
            <text:p>consentement+questionnaire</text:p>
          </table:table-cell>
          <table:table-cell office:value-type="float" office:value="25">
            <text:p>25</text:p>
          </table:table-cell>
          <table:table-cell office:value-type="float" office:value="183">
            <text:p>18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spa</text:p>
          </table:table-cell>
          <table:table-cell office:value-type="string">
            <text:p>eng</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6200">
            <text:p>6200</text:p>
          </table:table-cell>
          <table:table-cell/>
          <table:table-cell office:value-type="string">
            <text:p>iphone</text:p>
          </table:table-cell>
          <table:table-cell/>
          <table:table-cell office:value-type="string">
            <text:p>oui</text:p>
          </table:table-cell>
          <table:table-cell office:value-type="string">
            <text:p>moins de 1</text:p>
          </table:table-cell>
          <table:table-cell table:number-columns-repeated="2" office:value-type="string">
            <text:p>20 a 50</text:p>
          </table:table-cell>
          <table:table-cell office:value-type="string">
            <text:p>oui</text:p>
          </table:table-cell>
          <table:table-cell office:value-type="float" office:value="4">
            <text:p>4</text:p>
          </table:table-cell>
          <table:table-cell table:number-columns-repeated="2" office:value-type="float" office:value="1">
            <text:p>1</text:p>
          </table:table-cell>
          <table:table-cell office:value-type="float" office:value="3">
            <text:p>3</text:p>
          </table:table-cell>
          <table:table-cell table:number-columns-repeated="2" office:value-type="float" office:value="0">
            <text:p>0</text:p>
          </table:table-cell>
          <table:table-cell/>
          <table:table-cell office:value-type="string">
            <text:p>redaction_formel_informel</text:p>
          </table:table-cell>
          <table:table-cell office:value-type="string">
            <text:p>jamais</text:p>
          </table:table-cell>
          <table:table-cell office:value-type="string">
            <text:p>rarement</text:p>
          </table:table-cell>
          <table:table-cell office:value-type="string">
            <text:p>parfois</text:p>
          </table:table-cell>
          <table:table-cell office:value-type="string">
            <text:p>souvent</text:p>
          </table:table-cell>
          <table:table-cell/>
          <table:table-cell office:value-type="string">
            <text:p>Orange</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 est un moyen plus rapide pour communiquer et plus discrète.</text:p>
            <text:p/>
            <text:p>Problème, ça peut créer des incompréhensions, des quiproquos et ça nous fait faire des fautes d' orthographes. <text:s text:c="2"/></text:p>
          </table:table-cell>
          <table:table-cell office:value-type="string">
            <text:p>Oui je pense que ce sera toujours utilisé.</text:p>
          </table:table-cell>
          <table:table-cell office:value-type="string">
            <text:p>oui</text:p>
          </table:table-cell>
          <table:table-cell office:value-type="string">
            <text:p>fre</text:p>
          </table:table-cell>
          <table:table-cell office:value-type="string">
            <text:p>spa</text:p>
          </table:table-cell>
          <table:table-cell office:value-type="string">
            <text:p>eng</text:p>
          </table:table-cell>
          <table:table-cell office:value-type="string">
            <text:p>ara_d</text:p>
          </table:table-cell>
          <table:table-cell office:value-type="string">
            <text:p>oui</text:p>
          </table:table-cell>
          <table:table-cell office:value-type="string">
            <text:p>fre</text:p>
          </table:table-cell>
          <table:table-cell office:value-type="string">
            <text:p>spa</text:p>
          </table:table-cell>
          <table:table-cell office:value-type="string">
            <text:p>ara_d</text:p>
          </table:table-cell>
          <table:table-cell office:value-type="string">
            <text:p>eng</text:p>
          </table:table-cell>
          <table:table-cell office:value-type="string">
            <text:p>oui</text:p>
          </table:table-cell>
          <table:table-cell office:value-type="string">
            <text:p>francais_standard</text:p>
          </table:table-cell>
          <table:table-cell office:value-type="string">
            <text:p>2.0952380952380953</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10-06 17:26:36</text:p>
          </table:table-cell>
          <table:table-cell office:value-type="string">
            <text:p>consentement+questionnaire</text:p>
          </table:table-cell>
          <table:table-cell office:value-type="float" office:value="25">
            <text:p>25</text:p>
          </table:table-cell>
          <table:table-cell office:value-type="float" office:value="415">
            <text:p>41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9"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table:table-cell office:value-type="float" office:value="34090">
            <text:p>34090</text:p>
          </table:table-cell>
          <table:table-cell office:value-type="float" office:value="2">
            <text:p>2</text:p>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table:table-cell office:value-type="string">
            <text:p>redaction_formel_informel</text:p>
          </table:table-cell>
          <table:table-cell office:value-type="string">
            <text:p>rarement</text:p>
          </table:table-cell>
          <table:table-cell office:value-type="string">
            <text:p>jamais</text:p>
          </table:table-cell>
          <table:table-cell office:value-type="string">
            <text:p>souvent</text:p>
          </table:table-cell>
          <table:table-cell office:value-type="string">
            <text:p>jamais</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 : rapidité / laissé un message simple</text:p>
            <text:p>inconvénients ; etre mal comprise /attendre la réponse</text:p>
          </table:table-cell>
          <table:table-cell office:value-type="string">
            <text:p>aucune idé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0-07 07:11:11</text:p>
          </table:table-cell>
          <table:table-cell office:value-type="string">
            <text:p>consentement+questionnaire</text:p>
          </table:table-cell>
          <table:table-cell office:value-type="float" office:value="16">
            <text:p>16</text:p>
          </table:table-cell>
          <table:table-cell office:value-type="float" office:value="327">
            <text:p>32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3610">
            <text:p>3361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rapide, la réponse a une question arrivé vite.</text:p>
            <text:p>L'inconvénient peut être est que ce la coupe le dialogue direct.</text:p>
          </table:table-cell>
          <table:table-cell office:value-type="string">
            <text:p>Oui c'est la base! <text:s/>Et ca marche tout à fait avec notre culture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1">
          <table:table-cell office:value-type="string">
            <text:p>2011-10-07 08:56:43</text:p>
          </table:table-cell>
          <table:table-cell office:value-type="string">
            <text:p>consentement+questionnaire</text:p>
          </table:table-cell>
          <table:table-cell office:value-type="float" office:value="22">
            <text:p>22</text:p>
          </table:table-cell>
          <table:table-cell office:value-type="float" office:value="176">
            <text:p>176</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ita</text:p>
          </table:table-cell>
          <table:table-cell office:value-type="string">
            <text:p>ger</text:p>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84380">
            <text:p>8438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oui</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formel_informel</text:p>
          </table:table-cell>
          <table:table-cell table:number-columns-repeated="3" office:value-type="string">
            <text:p>parfois</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text:p>
            <text:p>Simplicité, rapidité et gratuit.</text:p>
            <text:p>Conservation de l'information.</text:p>
            <text:p/>
            <text:p>Inconvénients:</text:p>
            <text:p>Bien comprendre le sens du message(agressif ou réjouissif).</text:p>
            <text:p>exemple: tu rentre!</text:p>
            <text:p>C'est valable pour les phrases finissant par un point ou non, et pour le sms contenant juste Ok</text:p>
          </table:table-cell>
          <table:table-cell office:value-type="string">
            <text:p>Oui pour les raisons cité au dessus.</text:p>
          </table:table-cell>
          <table:table-cell office:value-type="string">
            <text:p>oui</text:p>
          </table:table-cell>
          <table:table-cell office:value-type="string">
            <text:p>fre</text:p>
          </table:table-cell>
          <table:table-cell office:value-type="string">
            <text:p>eng</text:p>
          </table:table-cell>
          <table:table-cell office:value-type="string">
            <text:p>ita</text:p>
          </table:table-cell>
          <table:table-cell/>
          <table:table-cell office:value-type="string">
            <text:p>oui</text:p>
          </table:table-cell>
          <table:table-cell office:value-type="string">
            <text:p>fre</text:p>
          </table:table-cell>
          <table:table-cell office:value-type="string">
            <text:p>eng</text:p>
          </table:table-cell>
          <table:table-cell office:value-type="string">
            <text:p>ita</text:p>
          </table:table-cell>
          <table:table-cell/>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07 10:50:19</text:p>
          </table:table-cell>
          <table:table-cell office:value-type="string">
            <text:p>consentement</text:p>
          </table:table-cell>
          <table:table-cell/>
          <table:table-cell office:value-type="float" office:value="205">
            <text:p>205</text:p>
          </table:table-cell>
          <table:table-cell table:number-columns-repeated="1020"/>
        </table:table-row>
        <table:table-row table:style-name="ro1">
          <table:table-cell office:value-type="string">
            <text:p>2011-10-07 13:39:35</text:p>
          </table:table-cell>
          <table:table-cell office:value-type="string">
            <text:p>consentement+questionnaire</text:p>
          </table:table-cell>
          <table:table-cell office:value-type="float" office:value="17">
            <text:p>17</text:p>
          </table:table-cell>
          <table:table-cell office:value-type="float" office:value="334">
            <text:p>33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srp</text:p>
          </table:table-cell>
          <table:table-cell office:value-type="string">
            <text:p>fre</text:p>
          </table:table-cell>
          <table:table-cell table:number-columns-repeated="2"/>
          <table:table-cell office:value-type="string">
            <text:p>srp</text:p>
          </table:table-cell>
          <table:table-cell office:value-type="string">
            <text:p>fre</text:p>
          </table:table-cell>
          <table:table-cell office:value-type="string">
            <text:p>spa</text:p>
          </table:table-cell>
          <table:table-cell office:value-type="string">
            <text:p>eng</text:p>
          </table:table-cell>
          <table:table-cell office:value-type="string">
            <text:p>srp</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3100">
            <text:p>931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0">
            <text:p>0</text:p>
          </table:table-cell>
          <table:table-cell table:number-columns-repeated="2" office:value-type="float" office:value="3">
            <text:p>3</text:p>
          </table:table-cell>
          <table:table-cell table:number-columns-repeated="2" office:value-type="float" office:value="0">
            <text:p>0</text:p>
          </table:table-cell>
          <table:table-cell/>
          <table:table-cell office:value-type="string">
            <text:p>redaction_soit_soit</text:p>
          </table:table-cell>
          <table:table-cell office:value-type="string">
            <text:p>tres_souvent</text:p>
          </table:table-cell>
          <table:table-cell office:value-type="string">
            <text:p>jamais</text:p>
          </table:table-cell>
          <table:table-cell office:value-type="string">
            <text:p>rarement</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srp</text:p>
          </table:table-cell>
          <table:table-cell office:value-type="string">
            <text:p>fre</text:p>
          </table:table-cell>
          <table:table-cell office:value-type="string">
            <text:p>eng</text:p>
          </table:table-cell>
          <table:table-cell/>
          <table:table-cell office:value-type="string">
            <text:p>oui</text:p>
          </table:table-cell>
          <table:table-cell office:value-type="string">
            <text:p>srp</text:p>
          </table:table-cell>
          <table:table-cell office:value-type="string">
            <text:p>fre</text:p>
          </table:table-cell>
          <table:table-cell table:number-columns-repeated="2"/>
          <table:table-cell office:value-type="string">
            <text:p>oui</text:p>
          </table:table-cell>
          <table:table-cell office:value-type="string">
            <text:p>pas_opinion</text:p>
          </table:table-cell>
          <table:table-cell office:value-type="string">
            <text:p>1.0476190476190477</text:p>
          </table:table-cell>
          <table:table-cell office:value-type="string">
            <text:p>0.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07 14:59:18</text:p>
          </table:table-cell>
          <table:table-cell office:value-type="string">
            <text:p>consentement+questionnaire</text:p>
          </table:table-cell>
          <table:table-cell office:value-type="float" office:value="19">
            <text:p>19</text:p>
          </table:table-cell>
          <table:table-cell office:value-type="float" office:value="420">
            <text:p>42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280">
            <text:p>3428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4">
            <text:p>4</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Les avantages sont la possibilité d'aller un peu plus vite mais les langage sms peut très vite devenir incompréhensible donc le lecteur ne gagne pas de temps. De plus, les fautes déjà courantes sont encore plus accentuées et pour les élèves c'est plutôt important. On peut ajouter qu'il y a le langage sms qui reste correct d'après moi lorsque simplement la personne utilise des abréviations connues de tous.</text:p>
          </table:table-cell>
          <table:table-cell office:value-type="string">
            <text:p>Oui je pense car c'est devenu le quotidien de beaucoup de gens (il suffit de regarder autour de soi) et c'est un moyen rapide de communiquer sans forcément déranger.</text:p>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des magazines, mes cour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07 17:45:10</text:p>
          </table:table-cell>
          <table:table-cell office:value-type="string">
            <text:p>consentement+questionnaire</text:p>
          </table:table-cell>
          <table:table-cell office:value-type="float" office:value="17">
            <text:p>17</text:p>
          </table:table-cell>
          <table:table-cell office:value-type="float" office:value="317">
            <text:p>31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9780">
            <text:p>6978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6">
            <text:p>6</text:p>
          </table:table-cell>
          <table:table-cell office:value-type="float" office:value="2">
            <text:p>2</text:p>
          </table:table-cell>
          <table:table-cell office:value-type="float" office:value="0">
            <text:p>0</text:p>
          </table:table-cell>
          <table:table-cell/>
          <table:table-cell office:value-type="string">
            <text:p>redaction_melange</text:p>
          </table:table-cell>
          <table:table-cell office:value-type="string">
            <text:p>parfois</text:p>
          </table:table-cell>
          <table:table-cell table:number-columns-repeated="2" office:value-type="string">
            <text:p>rarem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 rapidité comme avantage et l'orthographe comme incovénient</text:p>
          </table:table-cell>
          <table:table-cell office:value-type="string">
            <text:p>Oui avec les générations futures ou par exemple si il y à une hausse du prix des communications téléphonique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07 19:05:35</text:p>
          </table:table-cell>
          <table:table-cell office:value-type="string">
            <text:p>consentement+questionnaire</text:p>
          </table:table-cell>
          <table:table-cell office:value-type="float" office:value="15">
            <text:p>15</text:p>
          </table:table-cell>
          <table:table-cell office:value-type="float" office:value="229">
            <text:p>22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54110">
            <text:p>5411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rarement</text:p>
          </table:table-cell>
          <table:table-cell table:number-columns-repeated="2" office:value-type="string">
            <text:p>jamais</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nn</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1.0476190476190477</text:p>
          </table:table-cell>
          <table:table-cell office:value-type="string">
            <text:p>0.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magazine</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0-07 19:26:45</text:p>
          </table:table-cell>
          <table:table-cell office:value-type="string">
            <text:p>consentement+questionnaire</text:p>
          </table:table-cell>
          <table:table-cell office:value-type="float" office:value="21">
            <text:p>21</text:p>
          </table:table-cell>
          <table:table-cell office:value-type="float" office:value="153">
            <text:p>15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80">
            <text:p>3408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table:number-columns-repeated="2" office:value-type="float" office:value="2">
            <text:p>2</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Gain de temps, protocole social moins lourd (pas de nécessité de réponse instantanée etc)</text:p>
          </table:table-cell>
          <table:table-cell office:value-type="string">
            <text:p>De plus en plus, bien que les sites de réseaux prennent un essor considérable également</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francais_standard</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rarement</text:p>
          </table:table-cell>
          <table:table-cell table:number-columns-repeated="913"/>
        </table:table-row>
        <table:table-row table:style-name="ro1">
          <table:table-cell office:value-type="string">
            <text:p>2011-10-08 16:40:37</text:p>
          </table:table-cell>
          <table:table-cell office:value-type="string">
            <text:p>consentement</text:p>
          </table:table-cell>
          <table:table-cell/>
          <table:table-cell office:value-type="float" office:value="297">
            <text:p>297</text:p>
          </table:table-cell>
          <table:table-cell table:number-columns-repeated="1020"/>
        </table:table-row>
        <table:table-row table:style-name="ro3">
          <table:table-cell office:value-type="string">
            <text:p>2011-10-10 16:36:53</text:p>
          </table:table-cell>
          <table:table-cell office:value-type="string">
            <text:p>consentement+questionnaire</text:p>
          </table:table-cell>
          <table:table-cell office:value-type="float" office:value="21">
            <text:p>21</text:p>
          </table:table-cell>
          <table:table-cell office:value-type="float" office:value="255">
            <text:p>25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80">
            <text:p>34080</text:p>
          </table:table-cell>
          <table:table-cell office:value-type="float" office:value="19">
            <text:p>19</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souvent</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nconvénient : parfois illisible</text:p>
            <text:p>Avantage : rapide</text:p>
          </table:table-cell>
          <table:table-cell office:value-type="string">
            <text:p>Je pense qu'avec les accès internet sur les téléphones, on utilisera à long terme plutôt les réseaux sociaux directement.</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2.0952380952380953</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0-10 18:08:59</text:p>
          </table:table-cell>
          <table:table-cell office:value-type="string">
            <text:p>consentement+questionnaire</text:p>
          </table:table-cell>
          <table:table-cell office:value-type="float" office:value="20">
            <text:p>20</text:p>
          </table:table-cell>
          <table:table-cell office:value-type="float" office:value="85">
            <text:p>85</text:p>
          </table:table-cell>
          <table:table-cell/>
          <table:table-cell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sgn</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70">
            <text:p>34070</text:p>
          </table:table-cell>
          <table:table-cell office:value-type="float" office:value="17">
            <text:p>17</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parfois</text:p>
          </table:table-cell>
          <table:table-cell office:value-type="string">
            <text:p>tres_souvent</text:p>
          </table:table-cell>
          <table:table-cell office:value-type="string">
            <text:p>jamais</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j'écris souvent de long sms, dc ça raccourcis sans diminuer le contenu ;)</text:p>
          </table:table-cell>
          <table:table-cell office:value-type="string">
            <text:p>avantage: rapidité, communication écrite (je suis sourde, c'est plus simple!),contacte instantané avec n'importe qui,...</text:p>
            <text:p>inconvénient: l'écriture en "sms" creer de reel probleme d'orthogrphe et de langae, surtout chez les jeune usagé... et certain message devienne vraiment incompréhensible!!</text:p>
          </table:table-cell>
          <table:table-cell office:value-type="string">
            <text:p>oui.</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2">
          <table:table-cell office:value-type="string">
            <text:p>2011-10-10 18:13:55</text:p>
          </table:table-cell>
          <table:table-cell office:value-type="string">
            <text:p>consentement+questionnaire</text:p>
          </table:table-cell>
          <table:table-cell office:value-type="float" office:value="24">
            <text:p>24</text:p>
          </table:table-cell>
          <table:table-cell office:value-type="float" office:value="422">
            <text:p>422</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ara_d</text:p>
          </table:table-cell>
          <table:table-cell office:value-type="string">
            <text:p>spa</text:p>
          </table:table-cell>
          <table:table-cell office:value-type="string">
            <text:p>fre</text:p>
          </table:table-cell>
          <table:table-cell office:value-type="string">
            <text:p>eng</text:p>
          </table:table-cell>
          <table:table-cell office:value-type="string">
            <text:p>ara_d</text:p>
          </table:table-cell>
          <table:table-cell office:value-type="string">
            <text:p>spa</text:p>
          </table:table-cell>
          <table:table-cell office:value-type="string">
            <text:p>ara_d</text:p>
          </table:table-cell>
          <table:table-cell office:value-type="string">
            <text:p>fre</text:p>
          </table:table-cell>
          <table:table-cell office:value-type="string">
            <text:p>eng</text:p>
          </table:table-cell>
          <table:table-cell/>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34000">
            <text:p>34000</text:p>
          </table:table-cell>
          <table:table-cell office:value-type="float" office:value="6">
            <text:p>6</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parfois</text:p>
          </table:table-cell>
          <table:table-cell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aller plus vite (je ne l'utilise que quand je suis en cours ou quand je marche).</text:p>
            <text:p/>
            <text:p>Inconvénients : je perds du temps à me demander si mon correspondant comprendra ci mieux ça, et je perds du temps à déchiffrer. C'est souvent moins clair, surtout en ce qui concerne la ponctuation.</text:p>
            <text:p>J'ai beaucoup utilisé l'écriture SMS par le passé quand j'avais un forfait trop limité et je mettais plus de temps à chercher l'orthographe exacte quand j'écrivais normalement.</text:p>
          </table:table-cell>
          <table:table-cell office:value-type="string">
            <text:p>Oh oui ! : contrairement à la visiophonie qui est extrêmement contraignante puisqu'on doit être présentable et qu'on doit tenir la caméra devant soi si on est mobile, contrairement au téléphone où on doit se rappeler qu'on est écouté, l'SMS est follement pratique :</text:p>
            <text:p/>
            <text:p>- on peut communiquer sans bruit et immédiatement ;</text:p>
            <text:p/>
            <text:p>- on peut envoyer une question qui a peu d'importance sans ressentir la gêne de déranger l'autre pour si peu et pourtant obtenir rapidement la réponse (« Comment fais-tu ta génoise à l'églantine ?, c'est pour ce soir ! ») ;</text:p>
            <text:p/>
            <text:p>- on peut envoyer des références (adresse, titre d'œuvre, de film, numéro de téléphone, …) que l'autre pourra lire à sa guise sans avoir a réécouter un message vocal au prix de # # #, etc…</text:p>
            <text:p/>
            <text:p>- on peut faire coucou à un vieil ami pour lui dire qu'on pense à lui même s'il est loin ou si on ne se voit plus très souvent pour des raisons pratiques sans avoir à gloser sur la famille, les amis, les enfants, la carrière, … ;</text:p>
            <text:p/>
            <text:p>- on peut avertir plusieurs camarades de classe à la fois qu'une salle a changé ou qu'un professeur est absent (impossible au téléphone, et plus immédiat qu'un courrier électronique) ;</text:p>
            <text:p/>
            <text:p>- …</text:p>
            <text:p/>
            <text:p>Toutes ces choses peuvent être faites par courrier électronique mais pas en direct ; elles peuvent être faites au téléphone mais il faut le temps de s'acquitter de formules longues et c'est bruyant et peu discret ; … ; seul l'SMS permet de simplifier l'interaction dans ces situations.</text:p>
            <text:p>Même si tout le monde avait un iPhone connecté à la 3G en permanence, ce qui coûte cher aujourd'hui, tout le monde n'est pas sur Skype, tout le monde n'a pas choisi MSN, alors que l'SMS est un système unique.</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spa</text:p>
          </table:table-cell>
          <table:table-cell office:value-type="string">
            <text:p>ara_d</text:p>
          </table:table-cell>
          <table:table-cell office:value-type="string">
            <text:p>eng</text:p>
          </table:table-cell>
          <table:table-cell office:value-type="string">
            <text:p>oui_mais</text:p>
          </table:table-cell>
          <table:table-cell office:value-type="string">
            <text:p>pas_opinion</text:p>
          </table:table-cell>
          <table:table-cell office:value-type="string">
            <text:p>9.428571428571429</text:p>
          </table:table-cell>
          <table:table-cell office:value-type="float" office:value="8">
            <text:p>8</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es cours</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10 19:34:24</text:p>
          </table:table-cell>
          <table:table-cell office:value-type="string">
            <text:p>consentement+questionnaire</text:p>
          </table:table-cell>
          <table:table-cell office:value-type="float" office:value="14">
            <text:p>14</text:p>
          </table:table-cell>
          <table:table-cell office:value-type="float" office:value="400">
            <text:p>40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ita</text:p>
          </table:table-cell>
          <table:table-cell office:value-type="string">
            <text:p>por</text:p>
          </table:table-cell>
          <table:table-cell office:value-type="string">
            <text:p>fre</text:p>
          </table:table-cell>
          <table:table-cell office:value-type="string">
            <text:p>eng</text:p>
          </table:table-cell>
          <table:table-cell office:value-type="string">
            <text:p>ita</text:p>
          </table:table-cell>
          <table:table-cell/>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9008">
            <text:p>69008</text:p>
          </table:table-cell>
          <table:table-cell/>
          <table:table-cell office:value-type="string">
            <text:p>autre</text:p>
          </table:table-cell>
          <table:table-cell office:value-type="string">
            <text:p>Nokia X3-02</text:p>
          </table:table-cell>
          <table:table-cell office:value-type="string">
            <text:p>oui</text:p>
          </table:table-cell>
          <table:table-cell office:value-type="string">
            <text:p>moins de 1</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parfois</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n ne comprend pas toujours ce que la pers. veux dire mais c'est plus rapide. Perso, j'utilise le T9 et des abréviations.</text:p>
          </table:table-cell>
          <table:table-cell office:value-type="string">
            <text:p>Oui, on fait de plus en plus de choses à la foi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10-10 21:44:30</text:p>
          </table:table-cell>
          <table:table-cell office:value-type="string">
            <text:p>consentement+questionnaire</text:p>
          </table:table-cell>
          <table:table-cell office:value-type="float" office:value="16">
            <text:p>16</text:p>
          </table:table-cell>
          <table:table-cell office:value-type="float" office:value="152">
            <text:p>15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ita</text:p>
          </table:table-cell>
          <table:table-cell/>
          <table:table-cell office:value-type="string">
            <text:p>fre</text:p>
          </table:table-cell>
          <table:table-cell office:value-type="string">
            <text:p>eng</text:p>
          </table:table-cell>
          <table:table-cell office:value-type="string">
            <text:p>ita</text:p>
          </table:table-cell>
          <table:table-cell/>
          <table:table-cell office:value-type="string">
            <text:p>fre</text:p>
          </table:table-cell>
          <table:table-cell office:value-type="string">
            <text:p>eng</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5235">
            <text:p>35235</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rarem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office:value-type="string">
            <text:p>ita</text:p>
          </table:table-cell>
          <table:table-cell/>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7.333333333333333</text:p>
          </table:table-cell>
          <table:table-cell office:value-type="float" office:value="6">
            <text:p>6</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0-11 18:06:32</text:p>
          </table:table-cell>
          <table:table-cell office:value-type="string">
            <text:p>consentement+questionnaire</text:p>
          </table:table-cell>
          <table:table-cell office:value-type="float" office:value="27">
            <text:p>27</text:p>
          </table:table-cell>
          <table:table-cell office:value-type="float" office:value="16">
            <text:p>16</text:p>
          </table:table-cell>
          <table:table-cell office:value-type="float" office:value="1">
            <text:p>1</text:p>
          </table:table-cell>
          <table:table-cell table:number-columns-repeated="2"/>
          <table:table-cell table:number-columns-repeated="7" office:value-type="float" office:value="0">
            <text:p>0</text:p>
          </table:table-cell>
          <table:table-cell table:number-columns-repeated="2"/>
          <table:table-cell office:value-type="string">
            <text:p>ful</text:p>
          </table:table-cell>
          <table:table-cell table:number-columns-repeated="2"/>
          <table:table-cell office:value-type="string">
            <text:p>fre</text:p>
          </table:table-cell>
          <table:table-cell table:number-columns-repeated="3"/>
          <table:table-cell office:value-type="string">
            <text:p>ful</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
            <text:p>1</text:p>
          </table:table-cell>
          <table:table-cell office:value-type="string">
            <text:p>classique</text:p>
          </table:table-cell>
          <table:table-cell/>
          <table:table-cell office:value-type="string">
            <text:p>non</text:p>
          </table:table-cell>
          <table:table-cell office:value-type="string">
            <text:p>moins de 1</text:p>
          </table:table-cell>
          <table:table-cell table:number-columns-repeated="2" office:value-type="string">
            <text:p>moins de 5</text:p>
          </table:table-cell>
          <table:table-cell office:value-type="string">
            <text:p>non</text:p>
          </table:table-cell>
          <table:table-cell office:value-type="float" office:value="3">
            <text:p>3</text:p>
          </table:table-cell>
          <table:table-cell office:value-type="float" office:value="0">
            <text:p>0</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office:value-type="string">
            <text:p>rarement</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avantages: c'est plus rapide quand <text:s/>on est pressé d'avoir une réponse.</text:p>
            <text:p>Inconvénients: plus on s'habitue à l’écriture sms, plus on perd le sens de l’orthographe on tend à oublier les rudiments de l’orthographe.</text:p>
          </table:table-cell>
          <table:table-cell office:value-type="string">
            <text:p>Bien évidemment nous vivons dans une époque numérique ou les gadgets occupent une place prépondérante dans la vie de tout un chacun.</text:p>
          </table:table-cell>
          <table:table-cell office:value-type="string">
            <text:p>oui</text:p>
          </table:table-cell>
          <table:table-cell office:value-type="string">
            <text:p>fre</text:p>
          </table:table-cell>
          <table:table-cell office:value-type="string">
            <text:p>ful</text:p>
          </table:table-cell>
          <table:table-cell office:value-type="string">
            <text:p>eng</text:p>
          </table:table-cell>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1.0476190476190477</text:p>
          </table:table-cell>
          <table:table-cell office:value-type="string">
            <text:p>0.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0-13 09:38:24</text:p>
          </table:table-cell>
          <table:table-cell office:value-type="string">
            <text:p>consentement+questionnaire</text:p>
          </table:table-cell>
          <table:table-cell office:value-type="float" office:value="26">
            <text:p>26</text:p>
          </table:table-cell>
          <table:table-cell office:value-type="float" office:value="487">
            <text:p>48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ita</text:p>
          </table:table-cell>
          <table:table-cell office:value-type="string">
            <text:p>eng</text:p>
          </table:table-cell>
          <table:table-cell/>
          <table:table-cell office:value-type="string">
            <text:p>fre</text:p>
          </table:table-cell>
          <table:table-cell office:value-type="string">
            <text:p>ita</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2" office:value-type="float" office:value="0">
            <text:p>0</text:p>
          </table:table-cell>
          <table:table-cell table:number-columns-repeated="2" office:value-type="float" office:value="1">
            <text:p>1</text:p>
          </table:table-cell>
          <table:table-cell/>
          <table:table-cell office:value-type="string">
            <text:p>Edition</text:p>
          </table:table-cell>
          <table:table-cell office:value-type="float" office:value="34000">
            <text:p>340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0">
            <text:p>0</text:p>
          </table:table-cell>
          <table:table-cell table:number-columns-repeated="2" office:value-type="float" office:value="3">
            <text:p>3</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2"/>
          <table:table-cell office:value-type="string">
            <text:p>Oui</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ita</text:p>
          </table:table-cell>
          <table:table-cell table:number-columns-repeated="2"/>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0-13 18:21:34</text:p>
          </table:table-cell>
          <table:table-cell office:value-type="string">
            <text:p>consentement+questionnaire</text:p>
          </table:table-cell>
          <table:table-cell office:value-type="float" office:value="23">
            <text:p>23</text:p>
          </table:table-cell>
          <table:table-cell office:value-type="float" office:value="64">
            <text:p>6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vie</text:p>
          </table:table-cell>
          <table:table-cell/>
          <table:table-cell office:value-type="string">
            <text:p>fre</text:p>
          </table:table-cell>
          <table:table-cell office:value-type="string">
            <text:p>vie</text:p>
          </table:table-cell>
          <table:table-cell office:value-type="string">
            <text:p>eng</text:p>
          </table:table-cell>
          <table:table-cell/>
          <table:table-cell office:value-type="string">
            <text:p>fre</text:p>
          </table:table-cell>
          <table:table-cell office:value-type="string">
            <text:p>vie</text:p>
          </table:table-cell>
          <table:table-cell table:number-columns-repeated="2"/>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8400">
            <text:p>384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non</text:p>
          </table:table-cell>
          <table:table-cell office:value-type="float" office:value="6">
            <text:p>6</text:p>
          </table:table-cell>
          <table:table-cell table:number-columns-repeated="2"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parfois</text:p>
          </table:table-cell>
          <table:table-cell office:value-type="string">
            <text:p>jamais</text:p>
          </table:table-cell>
          <table:table-cell office:value-type="string">
            <text:p>tres_souvent</text:p>
          </table:table-cell>
          <table:table-cell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vantage est que l'on écrit plus vite.</text:p>
            <text:p>Mais l'inconvénient est que l'on est pas toujours bien compris.</text:p>
          </table:table-cell>
          <table:table-cell office:value-type="string">
            <text:p>Oui, car c'est la tendance actuelle. Cela est d'autant plus facilité par le développement des smartphones qui comportent un clavier complete.</text:p>
          </table:table-cell>
          <table:table-cell office:value-type="string">
            <text:p>oui</text:p>
          </table:table-cell>
          <table:table-cell office:value-type="string">
            <text:p>fre</text:p>
          </table:table-cell>
          <table:table-cell office:value-type="string">
            <text:p>eng</text:p>
          </table:table-cell>
          <table:table-cell office:value-type="string">
            <text:p>vie</text:p>
          </table:table-cell>
          <table:table-cell/>
          <table:table-cell office:value-type="string">
            <text:p>oui</text:p>
          </table:table-cell>
          <table:table-cell office:value-type="string">
            <text:p>fre</text:p>
          </table:table-cell>
          <table:table-cell office:value-type="string">
            <text:p>eng</text:p>
          </table:table-cell>
          <table:table-cell office:value-type="string">
            <text:p>vie</text:p>
          </table:table-cell>
          <table:table-cell/>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0-16 15:03:04</text:p>
          </table:table-cell>
          <table:table-cell office:value-type="string">
            <text:p>consentement+questionnaire</text:p>
          </table:table-cell>
          <table:table-cell office:value-type="float" office:value="33">
            <text:p>33</text:p>
          </table:table-cell>
          <table:table-cell office:value-type="float" office:value="231">
            <text:p>23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ita</text:p>
          </table:table-cell>
          <table:table-cell table:number-columns-repeated="2"/>
          <table:table-cell office:value-type="string">
            <text:p>fre</text:p>
          </table:table-cell>
          <table:table-cell office:value-type="string">
            <text:p>ita</text:p>
          </table:table-cell>
          <table:table-cell office:value-type="string">
            <text:p>eng</text:p>
          </table:table-cell>
          <table:table-cell/>
          <table:table-cell office:value-type="string">
            <text:p>fre</text:p>
          </table:table-cell>
          <table:table-cell office:value-type="string">
            <text:p>ita</text:p>
          </table:table-cell>
          <table:table-cell table:number-columns-repeated="2"/>
          <table:table-cell office:value-type="string">
            <text:p>niveau_superieur</text:p>
          </table:table-cell>
          <table:table-cell/>
          <table:table-cell office:value-type="string">
            <text:p>bac_8</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uperieur</text:p>
          </table:table-cell>
          <table:table-cell/>
          <table:table-cell office:value-type="float" office:value="30960">
            <text:p>30960</text:p>
          </table:table-cell>
          <table:table-cell/>
          <table:table-cell office:value-type="string">
            <text:p>classique</text:p>
          </table:table-cell>
          <table:table-cell/>
          <table:table-cell office:value-type="string">
            <text:p>non</text:p>
          </table:table-cell>
          <table:table-cell office:value-type="string">
            <text:p>plus de 5</text:p>
          </table:table-cell>
          <table:table-cell table:number-columns-repeated="2" office:value-type="string">
            <text:p>moins de 5</text:p>
          </table:table-cell>
          <table:table-cell office:value-type="string">
            <text:p>non</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formel_informel</text:p>
          </table:table-cell>
          <table:table-cell office:value-type="string">
            <text:p>parfois</text:p>
          </table:table-cell>
          <table:table-cell office:value-type="string">
            <text:p>rarement</text:p>
          </table:table-cell>
          <table:table-cell office:value-type="string">
            <text:p>tres_souvent</text:p>
          </table:table-cell>
          <table:table-cell office:value-type="string">
            <text:p>parfois</text:p>
          </table:table-cell>
          <table:table-cell table:number-columns-repeated="2"/>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fre</text:p>
          </table:table-cell>
          <table:table-cell office:value-type="string">
            <text:p>ita</text:p>
          </table:table-cell>
          <table:table-cell office:value-type="string">
            <text:p>eng</text:p>
          </table:table-cell>
          <table:table-cell/>
          <table:table-cell office:value-type="string">
            <text:p>oui</text:p>
          </table:table-cell>
          <table:table-cell office:value-type="string">
            <text:p>fre</text:p>
          </table:table-cell>
          <table:table-cell office:value-type="string">
            <text:p>ita</text:p>
          </table:table-cell>
          <table:table-cell table:number-columns-repeated="2"/>
          <table:table-cell office:value-type="string">
            <text:p>oui_mais</text:p>
          </table:table-cell>
          <table:table-cell office:value-type="string">
            <text:p>pas_opinion</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string">
            <text:p>liste de ce que j'ai à faire</text:p>
          </table:table-cell>
          <table:table-cell office:value-type="string">
            <text:p>souvent</text:p>
          </table:table-cell>
          <table:table-cell table:number-columns-repeated="913"/>
        </table:table-row>
        <table:table-row table:style-name="ro1">
          <table:table-cell office:value-type="string">
            <text:p>2011-10-17 20:48:58</text:p>
          </table:table-cell>
          <table:table-cell office:value-type="string">
            <text:p>consentement+questionnaire</text:p>
          </table:table-cell>
          <table:table-cell office:value-type="float" office:value="17">
            <text:p>17</text:p>
          </table:table-cell>
          <table:table-cell office:value-type="float" office:value="451">
            <text:p>45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office:value-type="string">
            <text:p>spa</text:p>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67800">
            <text:p>678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rarement</text:p>
          </table:table-cell>
          <table:table-cell office:value-type="string">
            <text:p>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ucuns, c'est pour ça que je ne l'utilise pas !</text:p>
          </table:table-cell>
          <table:table-cell office:value-type="string">
            <text:p>Oui, je l'espère, car c'est mon moyen de communication à distance préféré. Je voyage plutôt beaucoup et les appels internationaux sont hors de prix, alors que les sms restent abordables. Aussi, c'est utile pour les endroits où téléphoner est impossible (ex : chez des amis, au cinéma, en cours (oups!), etc.)</text:p>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oui</text:p>
          </table:table-cell>
          <table:table-cell office:value-type="string">
            <text:p>francais_standard</text:p>
          </table:table-cell>
          <table:table-cell office:value-type="string">
            <text:p>9.428571428571429</text:p>
          </table:table-cell>
          <table:table-cell office:value-type="float" office:value="8">
            <text:p>8</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des cours !</text:p>
          </table:table-cell>
          <table:table-cell office:value-type="string">
            <text:p>oui</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10-18 11:02:43</text:p>
          </table:table-cell>
          <table:table-cell office:value-type="string">
            <text:p>consentement+questionnaire</text:p>
          </table:table-cell>
          <table:table-cell office:value-type="float" office:value="23">
            <text:p>23</text:p>
          </table:table-cell>
          <table:table-cell office:value-type="float" office:value="386">
            <text:p>38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cpf</text:p>
          </table:table-cell>
          <table:table-cell office:value-type="string">
            <text:p>spa</text:p>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cpf</text:p>
          </table:table-cell>
          <table:table-cell table:number-columns-repeated="2"/>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70">
            <text:p>34070</text:p>
          </table:table-cell>
          <table:table-cell office:value-type="float" office:value="2">
            <text:p>2</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1">
            <text:p>1</text:p>
          </table:table-cell>
          <table:table-cell office:value-type="float" office:value="6">
            <text:p>6</text:p>
          </table:table-cell>
          <table:table-cell table:number-columns-repeated="3"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rarem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Le sms est rapide. Il peut-être envoyé et reçu discrètement. On peut s'attendre à ce que la personne nous réponde à tout moment alors que l'appel sauf si on laisse un message( c'est plus long et contrariant d'écouter sa boite vocale. Je sais que moi je n'aime pas) la personne ne peut réponde que s'il est disponible, s'il elle a le téléphone avec elle, si elle a entendu sonner. </text:p>
            <text:p>Quand on reçoit un <text:s/>sms même si on est occupé ou que l'on ne peut pas répondre on déjà l'information à avoir. </text:p>
            <text:p>Et puis c'est moins couteux. </text:p>
          </table:table-cell>
          <table:table-cell office:value-type="string">
            <text:p>oui mais je pense qu'ils sont amené à être enrichis. Ils reste un moyen de communiquer assez pauvres. Le développement des smartphones, tablettes, la miniaturisation des outils de communications toujours plus sophistiqués contribue à l'envie d'avoir des informations, toujours plus rapidement, toujours plus riches, toujours plus originales.</text:p>
          </table:table-cell>
          <table:table-cell office:value-type="string">
            <text:p>oui</text:p>
          </table:table-cell>
          <table:table-cell office:value-type="string">
            <text:p>fre</text:p>
          </table:table-cell>
          <table:table-cell office:value-type="string">
            <text:p>eng</text:p>
          </table:table-cell>
          <table:table-cell office:value-type="string">
            <text:p>cpf</text:p>
          </table:table-cell>
          <table:table-cell/>
          <table:table-cell office:value-type="string">
            <text:p>oui</text:p>
          </table:table-cell>
          <table:table-cell office:value-type="string">
            <text:p>cpf</text:p>
          </table:table-cell>
          <table:table-cell office:value-type="string">
            <text:p>eng</text:p>
          </table:table-cell>
          <table:table-cell table:number-columns-repeated="2"/>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10-19 11:07:52</text:p>
          </table:table-cell>
          <table:table-cell office:value-type="string">
            <text:p>consentement+questionnaire</text:p>
          </table:table-cell>
          <table:table-cell office:value-type="float" office:value="34">
            <text:p>34</text:p>
          </table:table-cell>
          <table:table-cell office:value-type="float" office:value="168">
            <text:p>16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ita</text:p>
          </table:table-cell>
          <table:table-cell office:value-type="string">
            <text:p>oci</text:p>
          </table:table-cell>
          <table:table-cell office:value-type="string">
            <text:p>eng</text:p>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34090">
            <text:p>34090</text:p>
          </table:table-cell>
          <table:table-cell office:value-type="float" office:value="6">
            <text:p>6</text:p>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20 a 5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office:value-type="string">
            <text:p>rarement</text:p>
          </table:table-cell>
          <table:table-cell office:value-type="string">
            <text:p>souvent</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avantages : très courts messages</text:p>
            <text:p>inconvénients : on ne comprend pas toujours.</text:p>
          </table:table-cell>
          <table:table-cell office:value-type="string">
            <text:p>Oui, car de tout temps l'homme a aimé communiquer à l'aide de petits messages (pigeon voyageur, messager, télégraphe, morse). Seul un nouveau type de communication pourrait supplanter ce système.</text:p>
          </table:table-cell>
          <table:table-cell office:value-type="string">
            <text:p>non</text:p>
          </table:table-cell>
          <table:table-cell table:number-columns-repeated="4"/>
          <table:table-cell office:value-type="string">
            <text:p>oui</text:p>
          </table:table-cell>
          <table:table-cell office:value-type="string">
            <text:p>fre</text:p>
          </table:table-cell>
          <table:table-cell office:value-type="string">
            <text:p>ita</text:p>
          </table:table-cell>
          <table:table-cell table:number-columns-repeated="2"/>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0-19 16:46:00</text:p>
          </table:table-cell>
          <table:table-cell office:value-type="string">
            <text:p>consentement+questionnaire</text:p>
          </table:table-cell>
          <table:table-cell office:value-type="float" office:value="19">
            <text:p>19</text:p>
          </table:table-cell>
          <table:table-cell office:value-type="float" office:value="351">
            <text:p>35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ger</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oui</text:p>
          </table:table-cell>
          <table:table-cell office:value-type="float" office:value="6">
            <text:p>6</text:p>
          </table:table-cell>
          <table:table-cell office:value-type="float" office:value="1">
            <text:p>1</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fre</text:p>
          </table:table-cell>
          <table:table-cell office:value-type="string">
            <text:p>eng</text:p>
          </table:table-cell>
          <table:table-cell office:value-type="string">
            <text:p>por</text:p>
          </table:table-cell>
          <table:table-cell/>
          <table:table-cell office:value-type="string">
            <text:p>oui</text:p>
          </table:table-cell>
          <table:table-cell office:value-type="string">
            <text:p>fre</text:p>
          </table:table-cell>
          <table:table-cell office:value-type="string">
            <text:p>por</text:p>
          </table:table-cell>
          <table:table-cell table:number-columns-repeated="2"/>
          <table:table-cell office:value-type="string">
            <text:p>oui</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écriture libre, nouvelles..</text:p>
          </table:table-cell>
          <table:table-cell office:value-type="string">
            <text:p>souvent</text:p>
          </table:table-cell>
          <table:table-cell table:number-columns-repeated="913"/>
        </table:table-row>
        <table:table-row table:style-name="ro4">
          <table:table-cell office:value-type="string">
            <text:p>2011-10-20 18:22:09</text:p>
          </table:table-cell>
          <table:table-cell office:value-type="string">
            <text:p>consentement+questionnaire</text:p>
          </table:table-cell>
          <table:table-cell office:value-type="float" office:value="21">
            <text:p>21</text:p>
          </table:table-cell>
          <table:table-cell office:value-type="float" office:value="429">
            <text:p>42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210">
            <text:p>30210</text:p>
          </table:table-cell>
          <table:table-cell office:value-type="float" office:value="21">
            <text:p>21</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soit_soit</text:p>
          </table:table-cell>
          <table:table-cell office:value-type="string">
            <text:p>rarement</text:p>
          </table:table-cell>
          <table:table-cell office:value-type="string">
            <text:p>parfois</text:p>
          </table:table-cell>
          <table:table-cell office:value-type="string">
            <text:p>tres_souvent</text:p>
          </table:table-cell>
          <table:table-cell office:value-type="string">
            <text:p>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a rapidité</text:p>
            <text:p/>
            <text:p>parfois difficile à comprendre</text:p>
          </table:table-cell>
          <table:table-cell office:value-type="string">
            <text:p>oui car les jeunes se <text:s/>sont appropriés l'écriture sms comme un véritable langage entre eux</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cours</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4">
          <table:table-cell office:value-type="string">
            <text:p>2011-10-20 18:30:36</text:p>
          </table:table-cell>
          <table:table-cell office:value-type="string">
            <text:p>consentement+questionnaire</text:p>
          </table:table-cell>
          <table:table-cell office:value-type="float" office:value="21">
            <text:p>21</text:p>
          </table:table-cell>
          <table:table-cell office:value-type="float" office:value="86">
            <text:p>8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0 a 100</text:p>
          </table:table-cell>
          <table:table-cell office:value-type="string">
            <text:p>plus de 10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table:number-columns-repeated="2" office:value-type="string">
            <text:p>souvent</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les inconvénients : - on perd vite l'habitude d'écrire avec un français correct </text:p>
            <text:p>- les destinataires ne comprennent pas toujours les abréviations des émetteurs</text:p>
            <text:p><text:s/></text:p>
          </table:table-cell>
          <table:table-cell office:value-type="string">
            <text:p>Pour le moment je ne vois pas ce qui pourrait les remplacer. Bien entendu, avec internet et les smartphones, il est facile d'utiliser les mails, ou alors de passer par facebook ou encore tweeter qui est en train de se développer en France, car ses moyens là reste gratuit, seulement les sms restent le moyen le plus rapide d'être en contact avec ses amis ou sa famille. Sans oublier le fait qu'avec les forfaits comprenant les sms illimités, c'est aussi le moins cher. Mais c'est certainement un moyen de communication très pratique. <text:s/></text:p>
          </table:table-cell>
          <table:table-cell office:value-type="string">
            <text:p>oui</text:p>
          </table:table-cell>
          <table:table-cell office:value-type="string">
            <text:p>fre</text:p>
          </table:table-cell>
          <table:table-cell office:value-type="string">
            <text:p>eng</text:p>
          </table:table-cell>
          <table:table-cell office:value-type="string">
            <text:p>ara_d</text:p>
          </table:table-cell>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0-21 15:58:35</text:p>
          </table:table-cell>
          <table:table-cell office:value-type="string">
            <text:p>consentement</text:p>
          </table:table-cell>
          <table:table-cell/>
          <table:table-cell office:value-type="float" office:value="435">
            <text:p>435</text:p>
          </table:table-cell>
          <table:table-cell table:number-columns-repeated="1020"/>
        </table:table-row>
        <table:table-row table:style-name="ro1">
          <table:table-cell office:value-type="string">
            <text:p>2011-10-22 17:24:59</text:p>
          </table:table-cell>
          <table:table-cell office:value-type="string">
            <text:p>consentement</text:p>
          </table:table-cell>
          <table:table-cell/>
          <table:table-cell office:value-type="float" office:value="159">
            <text:p>159</text:p>
          </table:table-cell>
          <table:table-cell table:number-columns-repeated="1020"/>
        </table:table-row>
        <table:table-row table:style-name="ro4">
          <table:table-cell office:value-type="string">
            <text:p>2011-10-24 14:53:24</text:p>
          </table:table-cell>
          <table:table-cell office:value-type="string">
            <text:p>consentement+questionnaire</text:p>
          </table:table-cell>
          <table:table-cell office:value-type="float" office:value="47">
            <text:p>47</text:p>
          </table:table-cell>
          <table:table-cell office:value-type="float" office:value="62">
            <text:p>6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econdaire</text:p>
          </table:table-cell>
          <table:table-cell/>
          <table:table-cell office:value-type="float" office:value="34230">
            <text:p>34230</text:p>
          </table:table-cell>
          <table:table-cell office:value-type="float" office:value="15">
            <text:p>15</text:p>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non</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rarement</text:p>
          </table:table-cell>
          <table:table-cell office:value-type="string">
            <text:p>souvent</text:p>
          </table:table-cell>
          <table:table-cell office:value-type="string">
            <text:p>jamais</text:p>
          </table:table-cell>
          <table:table-cell table:number-columns-repeated="2"/>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avantages : certainement plus rapide</text:p>
            <text:p>inconvénients : le sens des phrases ne "saute " pas aux yeux. difficultés pour comprendre le message.</text:p>
            <text:p/>
          </table:table-cell>
          <table:table-cell office:value-type="string">
            <text:p>oui car c'est un moyen rapide et pas cher de correspondre. </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6">
          <table:table-cell office:value-type="string">
            <text:p>2011-10-24 16:38:05</text:p>
          </table:table-cell>
          <table:table-cell office:value-type="string">
            <text:p>consentement+questionnaire</text:p>
          </table:table-cell>
          <table:table-cell office:value-type="float" office:value="27">
            <text:p>27</text:p>
          </table:table-cell>
          <table:table-cell office:value-type="float" office:value="121">
            <text:p>12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maternelle_primaire</text:p>
          </table:table-cell>
          <table:table-cell/>
          <table:table-cell office:value-type="float" office:value="34000">
            <text:p>34000</text:p>
          </table:table-cell>
          <table:table-cell office:value-type="float" office:value="2">
            <text:p>2</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rarem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Rapidité (quand on est au volant...), aspect ludique et "faire comme tout le monde"</text:p>
            <text:p/>
            <text:p>Inconvénients: c'est moins beau, ça sonne moins juste qu'un texte écrit avec sa tête.</text:p>
            <text:p/>
          </table:table-cell>
          <table:table-cell office:value-type="string">
            <text:p>Si les opérateurs continuent à faire payer cher les communications orales alors qu'ils donnent les SMS illimités, le SMS a beaucoup d'avenir.</text:p>
            <text:p>L'aspect économique mis de côté, le SMS est moins personnel qu'un coup de fil, mais il s'avère parfois plus pratique (dans le cas où l'on ne veut pas déranger son interlocuteur). Si les deux pouvaient être utilisés avec la même gratuité, le SMS resterait utile pour ce genre de situations. </text:p>
            <text:p/>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0-25 23:38:43</text:p>
          </table:table-cell>
          <table:table-cell office:value-type="string">
            <text:p>consentement</text:p>
          </table:table-cell>
          <table:table-cell/>
          <table:table-cell office:value-type="float" office:value="269">
            <text:p>269</text:p>
          </table:table-cell>
          <table:table-cell table:number-columns-repeated="1020"/>
        </table:table-row>
        <table:table-row table:style-name="ro1">
          <table:table-cell office:value-type="string">
            <text:p>2011-10-30 11:42:56</text:p>
          </table:table-cell>
          <table:table-cell office:value-type="string">
            <text:p>consentement</text:p>
          </table:table-cell>
          <table:table-cell/>
          <table:table-cell office:value-type="float" office:value="236">
            <text:p>236</text:p>
          </table:table-cell>
          <table:table-cell table:number-columns-repeated="1020"/>
        </table:table-row>
        <table:table-row table:style-name="ro1">
          <table:table-cell office:value-type="string">
            <text:p>2011-10-30 14:36:28</text:p>
          </table:table-cell>
          <table:table-cell office:value-type="string">
            <text:p>consentement+questionnaire</text:p>
          </table:table-cell>
          <table:table-cell office:value-type="float" office:value="16">
            <text:p>16</text:p>
          </table:table-cell>
          <table:table-cell office:value-type="float" office:value="90">
            <text:p>9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heb</text:p>
          </table:table-cell>
          <table:table-cell/>
          <table:table-cell office:value-type="string">
            <text:p>fre</text:p>
          </table:table-cell>
          <table:table-cell table:number-columns-repeated="3"/>
          <table:table-cell office:value-type="string">
            <text:p>fre</text:p>
          </table:table-cell>
          <table:table-cell office:value-type="string">
            <text:p>heb</text:p>
          </table:table-cell>
          <table:table-cell table:number-columns-repeated="2"/>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75020">
            <text:p>7502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rarem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Les avantages de l'écriture SMS sont qu'il s'agit d'un mode de communication beaucoup plus rapide, facile à comprendre si on en respecte les codes. Les inconvénients sont qu'à force de rédiger en écriture SMS on déforme son orthographe et on limite son vocabulaire aux mots d'un niveau de langue assez faible voire familier. De plus, ce n'est pas toujours facile à lire, cela dépend (il faut en respecter les codes: ex. "c a d" pour dire "c'est à dire")</text:p>
          </table:table-cell>
          <table:table-cell office:value-type="string">
            <text:p>Il me semble que si le marché des téléphones portables et smartphones est toujours aussi fructueux, les SMS auront toujours "la côte", même si les différents moyens de communication que nous possédons sur les portables de nos jours risquent de faire de l'ombre aux textos (skype, msn, facebook, twitter, mails...)</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leçons, manuels scolaires</text:p>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0-30 15:45:45</text:p>
          </table:table-cell>
          <table:table-cell office:value-type="string">
            <text:p>consentement+questionnaire</text:p>
          </table:table-cell>
          <table:table-cell office:value-type="float" office:value="14">
            <text:p>14</text:p>
          </table:table-cell>
          <table:table-cell office:value-type="float" office:value="237">
            <text:p>23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2370">
            <text:p>92370</text:p>
          </table:table-cell>
          <table:table-cell/>
          <table:table-cell office:value-type="string">
            <text:p>iphone</text:p>
          </table:table-cell>
          <table:table-cell/>
          <table:table-cell office:value-type="string">
            <text:p>non</text:p>
          </table:table-cell>
          <table:table-cell office:value-type="string">
            <text:p>1 a 3</text:p>
          </table:table-cell>
          <table:table-cell table:number-columns-repeated="2" office:value-type="string">
            <text:p>plus de 100</text:p>
          </table:table-cell>
          <table:table-cell office:value-type="string">
            <text:p>non</text:p>
          </table:table-cell>
          <table:table-cell table:number-columns-repeated="2" office:value-type="float" office:value="6">
            <text:p>6</text:p>
          </table:table-cell>
          <table:table-cell office:value-type="float" office:value="3">
            <text:p>3</text:p>
          </table:table-cell>
          <table:table-cell table:number-columns-repeated="3" office:value-type="float" office:value="0">
            <text:p>0</text:p>
          </table:table-cell>
          <table:table-cell/>
          <table:table-cell office:value-type="string">
            <text:p>redaction_ortho_standard</text:p>
          </table:table-cell>
          <table:table-cell office:value-type="string">
            <text:p>rarement</text:p>
          </table:table-cell>
          <table:table-cell office:value-type="string">
            <text:p>souvent</text:p>
          </table:table-cell>
          <table:table-cell office:value-type="string">
            <text:p>parfois</text:p>
          </table:table-cell>
          <table:table-cell office:value-type="string">
            <text:p>jamais</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Je ne rédige pas en SMS et j'en suis fier.</text:p>
          </table:table-cell>
          <table:table-cell office:value-type="string">
            <text:p>Les SMS, c'est cool !</text:p>
          </table:table-cell>
          <table:table-cell office:value-type="string">
            <text:p>Ouep, car les SMS sont cool !</text:p>
            <text:p>Les SMS appartiennent au mode de vie humain depuis une dizaine d'année et je pense que nous ne sommes pas encore capable de nous séparer de cette avancé technologique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6.285714285714286</text:p>
          </table:table-cell>
          <table:table-cell office:value-type="float" office:value="5">
            <text:p>5</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5">
          <table:table-cell office:value-type="string">
            <text:p>2011-10-30 22:14:58</text:p>
          </table:table-cell>
          <table:table-cell office:value-type="string">
            <text:p>consentement+questionnaire</text:p>
          </table:table-cell>
          <table:table-cell office:value-type="float" office:value="18">
            <text:p>18</text:p>
          </table:table-cell>
          <table:table-cell office:value-type="float" office:value="394">
            <text:p>39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ger</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8"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table:table-cell office:value-type="float" office:value="34725">
            <text:p>34725</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office:value-type="string">
            <text:p>tres_souvent</text:p>
          </table:table-cell>
          <table:table-cell office:value-type="string">
            <text:p>souvent</text:p>
          </table:table-cell>
          <table:table-cell office:value-type="string">
            <text:p>parfois</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Avantage(s) :</text:p>
            <text:p>Il est plus facile de s'exprimer (on peut prendre son temps pour rédiger un message etc...) ; c'est moins cher qu'un appel ; on peut en envoyer un n'importe quel moment ; c'est plus discret.</text:p>
            <text:p/>
            <text:p>Inconvénient(s) :</text:p>
            <text:p>On ne peut pas envoyer un SMS et faire autre chose en même temps car les mains ne sont pas libres.</text:p>
          </table:table-cell>
          <table:table-cell office:value-type="string">
            <text:p>Oui. Les nouvelles technologies (smartphone) facilite l'utilisation des SMS. Aujourd'hui n'importe qui peut en envoyer.</text:p>
          </table:table-cell>
          <table:table-cell office:value-type="string">
            <text:p>oui</text:p>
          </table:table-cell>
          <table:table-cell office:value-type="string">
            <text:p>fre</text:p>
          </table:table-cell>
          <table:table-cell office:value-type="string">
            <text:p>eng</text:p>
          </table:table-cell>
          <table:table-cell office:value-type="string">
            <text:p>jpn</text:p>
          </table:table-cell>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5" office:value-type="float" office:value="1">
            <text:p>1</text:p>
          </table:table-cell>
          <table:table-cell office:value-type="string">
            <text:p>manuels scolaires</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4">
          <table:table-cell office:value-type="string">
            <text:p>2011-11-02 13:54:46</text:p>
          </table:table-cell>
          <table:table-cell office:value-type="string">
            <text:p>consentement+questionnaire</text:p>
          </table:table-cell>
          <table:table-cell office:value-type="float" office:value="20">
            <text:p>20</text:p>
          </table:table-cell>
          <table:table-cell office:value-type="float" office:value="181">
            <text:p>18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office:value-type="string">
            <text:p>ita</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rarement</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Cela dépend aussi des destinataires.</text:p>
          </table:table-cell>
          <table:table-cell table:number-columns-repeated="4" office:value-type="float" office:value="0">
            <text:p>0</text:p>
          </table:table-cell>
          <table:table-cell/>
          <table:table-cell office:value-type="string">
            <text:p>Avantages : ca peut permettre d'aller plus vite.</text:p>
            <text:p/>
            <text:p>Inconvénients : risque de ne plus savoir écrire certains mots.</text:p>
          </table:table-cell>
          <table:table-cell office:value-type="string">
            <text:p>Oui, car il y a de plus en plus de forfaits qui intègrent des SMS illimités.</text:p>
            <text:p>Avec les SMS, les gens ne sont pas obligés de dialoguer, ils peuvent envoyer un jeu de mot,une citation, une information précise qui ne demande pas forcément de réponse.</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string">
            <text:p>des impressions,des pensées qui peuvent me passer par la tête.</text:p>
          </table:table-cell>
          <table:table-cell office:value-type="string">
            <text:p>tres_souvent</text:p>
          </table:table-cell>
          <table:table-cell table:number-columns-repeated="913"/>
        </table:table-row>
        <table:table-row table:style-name="ro1">
          <table:table-cell office:value-type="string">
            <text:p>2011-11-02 19:26:59</text:p>
          </table:table-cell>
          <table:table-cell office:value-type="string">
            <text:p>consentement+questionnaire</text:p>
          </table:table-cell>
          <table:table-cell office:value-type="float" office:value="24">
            <text:p>24</text:p>
          </table:table-cell>
          <table:table-cell office:value-type="float" office:value="155">
            <text:p>15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2" office:value-type="float" office:value="0">
            <text:p>0</text:p>
          </table:table-cell>
          <table:table-cell table:number-columns-repeated="2" office:value-type="float" office:value="1">
            <text:p>1</text:p>
          </table:table-cell>
          <table:table-cell/>
          <table:table-cell office:value-type="string">
            <text:p>Linguistique/informatique</text:p>
          </table:table-cell>
          <table:table-cell office:value-type="float" office:value="34130">
            <text:p>3413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table:number-columns-repeated="2" office:value-type="float" office:value="1">
            <text:p>1</text:p>
          </table:table-cell>
          <table:table-cell table:number-columns-repeated="2"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table:number-columns-repeated="4" office:value-type="float" office:value="0">
            <text:p>0</text:p>
          </table:table-cell>
          <table:table-cell/>
          <table:table-cell office:value-type="string">
            <text:p>L'écriture SMS est plus rapide! Mais il faut vraiment être initié pour comprendre cette écriture!!</text:p>
          </table:table-cell>
          <table:table-cell office:value-type="string">
            <text:p>Les SMS restent plus pratiques que les mails puisqu'ils arrivent instantanément, et plus discret que les appels. Mais sur certains smartphones, des applications permettent de tchater comme par SMS mais en passant par la connexion internet (Ping chat sur iPhone par exempl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ecriture_sms</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SMS, mail, programme Tv, modèle de tricot</text:p>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11-05 21:36:38</text:p>
          </table:table-cell>
          <table:table-cell office:value-type="string">
            <text:p>consentement+questionnaire</text:p>
          </table:table-cell>
          <table:table-cell office:value-type="float" office:value="12">
            <text:p>12</text:p>
          </table:table-cell>
          <table:table-cell office:value-type="float" office:value="307">
            <text:p>30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eng</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12"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float" office:value="77650">
            <text:p>7765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5 a 1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table:table-cell office:value-type="string">
            <text:p>redaction_melange</text:p>
          </table:table-cell>
          <table:table-cell table:number-columns-repeated="4" office:value-type="string">
            <text:p>jama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ben on peut dire mor de rire mdr ou lol e on entan pa votre conversation</text:p>
          </table:table-cell>
          <table:table-cell office:value-type="string">
            <text:p>oui peu etr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2.095238095238095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11-06 17:56:37</text:p>
          </table:table-cell>
          <table:table-cell office:value-type="string">
            <text:p>consentement+questionnaire</text:p>
          </table:table-cell>
          <table:table-cell office:value-type="float" office:value="53">
            <text:p>53</text:p>
          </table:table-cell>
          <table:table-cell office:value-type="float" office:value="190">
            <text:p>19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3" office:value-type="float" office:value="0">
            <text:p>0</text:p>
          </table:table-cell>
          <table:table-cell office:value-type="float" office:value="1">
            <text:p>1</text:p>
          </table:table-cell>
          <table:table-cell table:number-columns-repeated="9" office:value-type="float" office:value="0">
            <text:p>0</text:p>
          </table:table-cell>
          <table:table-cell office:value-type="float" office:value="1">
            <text:p>1</text:p>
          </table:table-cell>
          <table:table-cell/>
          <table:table-cell office:value-type="string">
            <text:p>Emballage</text:p>
          </table:table-cell>
          <table:table-cell office:value-type="float" office:value="51800">
            <text:p>518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 a 10</text:p>
          </table:table-cell>
          <table:table-cell office:value-type="string">
            <text:p>oui</text:p>
          </table:table-cell>
          <table:table-cell table:number-columns-repeated="2" office:value-type="float" office:value="1">
            <text:p>1</text:p>
          </table:table-cell>
          <table:table-cell office:value-type="float" office:value="6">
            <text:p>6</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jamais</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Je crains une dégradation de la langue et de l'orthographe et estime que les jeunes et moins jeunes considèrent trop l'orthographe comme inutile. De plus, un SMS est rarement un texte composé. Je pense qu'il est trop fréquemment inutile. Respecter l'orthographe et la composition d'un texte sont pour moi une forme de respect vis-à-vis de son interlocuteur.</text:p>
          </table:table-cell>
          <table:table-cell office:value-type="string">
            <text:p>Oui, sauf si les opérateurs téléphoniques inventent autre chose!</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pas_opinion</text:p>
          </table:table-cell>
          <table:table-cell office:value-type="string">
            <text:p>2.0952380952380953</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Presse sur internet</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1-08 17:50:25</text:p>
          </table:table-cell>
          <table:table-cell office:value-type="string">
            <text:p>consentement+questionnaire</text:p>
          </table:table-cell>
          <table:table-cell office:value-type="float" office:value="19">
            <text:p>19</text:p>
          </table:table-cell>
          <table:table-cell office:value-type="float" office:value="247">
            <text:p>24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mao</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
            <text:p>1</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tres_souvent</text:p>
          </table:table-cell>
          <table:table-cell office:value-type="string">
            <text:p>parfois</text:p>
          </table:table-cell>
          <table:table-cell office:value-type="string">
            <text:p>souvent</text:p>
          </table:table-cell>
          <table:table-cell office:value-type="string">
            <text:p>parfo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3" office:value-type="float" office:value="1">
            <text:p>1</text:p>
          </table:table-cell>
          <table:table-cell office:value-type="float" office:value="0">
            <text:p>0</text:p>
          </table:table-cell>
          <table:table-cell/>
          <table:table-cell office:value-type="string">
            <text:p>avantage: cei plu facile pour communiquer surtout pour les timide ,puis y'a les sms illimites </text:p>
            <text:p>inconvenient:au fur et a mesur on se rend compte que on perd la notion de l'orthographe surtout quand on redige un devoir ou bien les courier .....</text:p>
          </table:table-cell>
          <table:table-cell office:value-type="string">
            <text:p>je pense que oui parcque maintenant les sms illimites inclus dans le forfait mais aussi maintenant on peu croiser un jeune de 10ans avec un telephone portable donc c'est sur que sa sera encor utillises et meme plus ameliorer</text:p>
          </table:table-cell>
          <table:table-cell office:value-type="string">
            <text:p>oui</text:p>
          </table:table-cell>
          <table:table-cell office:value-type="string">
            <text:p>fre</text:p>
          </table:table-cell>
          <table:table-cell office:value-type="string">
            <text:p>mao</text:p>
          </table:table-cell>
          <table:table-cell office:value-type="string">
            <text:p>cpf</text:p>
          </table:table-cell>
          <table:table-cell/>
          <table:table-cell office:value-type="string">
            <text:p>oui</text:p>
          </table:table-cell>
          <table:table-cell office:value-type="string">
            <text:p>fre</text:p>
          </table:table-cell>
          <table:table-cell office:value-type="string">
            <text:p>mao</text:p>
          </table:table-cell>
          <table:table-cell table:number-columns-repeated="2"/>
          <table:table-cell office:value-type="string">
            <text:p>oui</text:p>
          </table:table-cell>
          <table:table-cell office:value-type="string">
            <text:p>pas_opinion</text:p>
          </table:table-cell>
          <table:table-cell office:value-type="string">
            <text:p>5.238095238095238</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chronique </text:p>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1-08 18:13:03</text:p>
          </table:table-cell>
          <table:table-cell office:value-type="string">
            <text:p>consentement+questionnaire</text:p>
          </table:table-cell>
          <table:table-cell office:value-type="float" office:value="21">
            <text:p>21</text:p>
          </table:table-cell>
          <table:table-cell office:value-type="float" office:value="378">
            <text:p>37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70">
            <text:p>3417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ecriture_sms</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rapide, expédition du message de valeur sure</text:p>
            <text:p>inconvénients: mauvaise utilisation de la langue française</text:p>
          </table:table-cell>
          <table:table-cell office:value-type="string">
            <text:p>je ne sais car forte évolution de la technologie, mais j'espère que les sms perdureront pour favoriser l utilisation de l'écriture </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1-08 18:33:23</text:p>
          </table:table-cell>
          <table:table-cell office:value-type="string">
            <text:p>consentement</text:p>
          </table:table-cell>
          <table:table-cell/>
          <table:table-cell office:value-type="float" office:value="329">
            <text:p>329</text:p>
          </table:table-cell>
          <table:table-cell table:number-columns-repeated="1020"/>
        </table:table-row>
        <table:table-row table:style-name="ro3">
          <table:table-cell office:value-type="string">
            <text:p>2011-11-08 19:48:55</text:p>
          </table:table-cell>
          <table:table-cell office:value-type="string">
            <text:p>consentement+questionnaire</text:p>
          </table:table-cell>
          <table:table-cell office:value-type="float" office:value="30">
            <text:p>30</text:p>
          </table:table-cell>
          <table:table-cell office:value-type="float" office:value="357">
            <text:p>357</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wol</text:p>
          </table:table-cell>
          <table:table-cell table:number-columns-repeated="3"/>
          <table:table-cell office:value-type="string">
            <text:p>fre</text:p>
          </table:table-cell>
          <table:table-cell table:number-columns-repeated="3"/>
          <table:table-cell office:value-type="string">
            <text:p>wol</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8400">
            <text:p>38400</text:p>
          </table:table-cell>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10 a 20</text:p>
          </table:table-cell>
          <table:table-cell office:value-type="string">
            <text:p>5 a 1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6">
            <text:p>6</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parfois</text:p>
          </table:table-cell>
          <table:table-cell office:value-type="string">
            <text:p>tres_souvent</text:p>
          </table:table-cell>
          <table:table-cell office:value-type="string">
            <text:p>souvent</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rapidité, efficacité, pratique</text:p>
            <text:p>inconvénients: absence de certaines lettres de l'alphabet des langues africaines, incompréhension pour un destinataire non habitué à ce type d'écrit </text:p>
          </table:table-cell>
          <table:table-cell office:value-type="string">
            <text:p>je pense que l'écriture SMS a de beaux jours devant elle surtout pour les jeunes. Le fait d'utiliser le langage SMS est un gain de temps énorme parce que je pense que le but visé à travers ce genre d'écrit est avant tout la compréhension.Donc, ce n'est pas la peine de se focaliser trop sur la syntaxe par exemple.</text:p>
          </table:table-cell>
          <table:table-cell office:value-type="string">
            <text:p>oui</text:p>
          </table:table-cell>
          <table:table-cell office:value-type="string">
            <text:p>fre</text:p>
          </table:table-cell>
          <table:table-cell office:value-type="string">
            <text:p>wol</text:p>
          </table:table-cell>
          <table:table-cell office:value-type="string">
            <text:p>eng</text:p>
          </table:table-cell>
          <table:table-cell/>
          <table:table-cell office:value-type="string">
            <text:p>oui</text:p>
          </table:table-cell>
          <table:table-cell office:value-type="string">
            <text:p>fre</text:p>
          </table:table-cell>
          <table:table-cell office:value-type="string">
            <text:p>wol</text:p>
          </table:table-cell>
          <table:table-cell table:number-columns-repeated="2"/>
          <table:table-cell office:value-type="string">
            <text:p>oui</text:p>
          </table:table-cell>
          <table:table-cell office:value-type="string">
            <text:p>ecriture_sms</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1-08 21:41:31</text:p>
          </table:table-cell>
          <table:table-cell office:value-type="string">
            <text:p>consentement+questionnaire</text:p>
          </table:table-cell>
          <table:table-cell office:value-type="float" office:value="19">
            <text:p>19</text:p>
          </table:table-cell>
          <table:table-cell office:value-type="float" office:value="330">
            <text:p>33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00">
            <text:p>34000</text:p>
          </table:table-cell>
          <table:table-cell/>
          <table:table-cell office:value-type="string">
            <text:p>classique</text:p>
          </table:table-cell>
          <table:table-cell/>
          <table:table-cell office:value-type="string">
            <text:p>oui</text:p>
          </table:table-cell>
          <table:table-cell office:value-type="string">
            <text:p>3 a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5">
            <text:p>5</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style personnel</text:p>
          </table:table-cell>
          <table:table-cell office:value-type="string">
            <text:p>L'avantage est que ca fait gagner du temps au moment de l'écriture. L'inconvénient est que ca en fait souvent perdre au moment de la lecture. De plus, le langage sms n'est parfois pas compris par les générations plus âgées.</text:p>
          </table:table-cell>
          <table:table-cell office:value-type="string">
            <text:p>Oui, il n'y a pas de raison de ne plus les utiliser. Même avec un forfait téléphone illimité, les gens continuent à envoyer des sms parce que c'est pratique en réunion ou même lorsqu'on ne se sent pas de discuter de vive voix avec le destinatair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string">
            <text:p>projets artistiques</text:p>
          </table:table-cell>
          <table:table-cell office:value-type="string">
            <text:p>souvent</text:p>
          </table:table-cell>
          <table:table-cell table:number-columns-repeated="913"/>
        </table:table-row>
        <table:table-row table:style-name="ro1">
          <table:table-cell office:value-type="string">
            <text:p>2011-11-10 13:03:44</text:p>
          </table:table-cell>
          <table:table-cell office:value-type="string">
            <text:p>consentement+questionnaire</text:p>
          </table:table-cell>
          <table:table-cell office:value-type="float" office:value="19">
            <text:p>19</text:p>
          </table:table-cell>
          <table:table-cell office:value-type="float" office:value="464">
            <text:p>46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1430">
            <text:p>11430</text:p>
          </table:table-cell>
          <table:table-cell office:value-type="float" office:value="10">
            <text:p>10</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table:number-columns-repeated="2" office:value-type="float" office:value="4">
            <text:p>4</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table:number-columns-repeated="4" office:value-type="float" office:value="0">
            <text:p>0</text:p>
          </table:table-cell>
          <table:table-cell/>
          <table:table-cell office:value-type="string">
            <text:p>C'était utile lorsque les SMS étaient facturés au nombre de pages. Désormais, cela ne me semble plus nécessaire.</text:p>
          </table:table-cell>
          <table:table-cell office:value-type="string">
            <text:p>Oui toujours, car nous ne sommes pas toujours dans de bonnes conditions pour téléphoner. Ils seront peut être remplacés, mais nous avons besoin d'un moyen textuel dans tous les cas.</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1-10 20:12:34</text:p>
          </table:table-cell>
          <table:table-cell office:value-type="string">
            <text:p>consentement+questionnaire</text:p>
          </table:table-cell>
          <table:table-cell office:value-type="float" office:value="19">
            <text:p>19</text:p>
          </table:table-cell>
          <table:table-cell office:value-type="float" office:value="54">
            <text:p>5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1400">
            <text:p>314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jamais</text:p>
          </table:table-cell>
          <table:table-cell office:value-type="string">
            <text:p>tres_souvent</text:p>
          </table:table-cell>
          <table:table-cell office:value-type="string">
            <text:p>jama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car j'écris vite les sms</text:p>
          </table:table-cell>
          <table:table-cell table:number-columns-repeated="3" office:value-type="float" office:value="0">
            <text:p>0</text:p>
          </table:table-cell>
          <table:table-cell office:value-type="float" office:value="1">
            <text:p>1</text:p>
          </table:table-cell>
          <table:table-cell office:value-type="string">
            <text:p>je ne le fais pas</text:p>
          </table:table-cell>
          <table:table-cell office:value-type="string">
            <text:p>avantanges: c'est un moyen rapide d'écrire</text:p>
            <text:p>inconvénients: cela peut nous faire faire des fautes d'orthographe dans notre utilisaton de la langue dans la vie de tous les jours</text:p>
          </table:table-cell>
          <table:table-cell office:value-type="string">
            <text:p>oui car c'est un moyen rapide mais aussi discret pour communiquer.</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francais_standard</text:p>
          </table:table-cell>
          <table:table-cell office:value-type="string">
            <text:p>6.285714285714286</text:p>
          </table:table-cell>
          <table:table-cell office:value-type="float" office:value="5">
            <text:p>5</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string">
            <text:p>mes cours</text:p>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1-13 14:22:17</text:p>
          </table:table-cell>
          <table:table-cell office:value-type="string">
            <text:p>consentement+questionnaire</text:p>
          </table:table-cell>
          <table:table-cell office:value-type="float" office:value="20">
            <text:p>20</text:p>
          </table:table-cell>
          <table:table-cell office:value-type="float" office:value="444">
            <text:p>44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1</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
            <text:p>1</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parfois</text:p>
          </table:table-cell>
          <table:table-cell office:value-type="string">
            <text:p>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avantages: plus ou moins rapide</text:p>
            <text:p>inconvénients: ne plus savoir orthographier correctement </text:p>
          </table:table-cell>
          <table:table-cell office:value-type="string">
            <text:p>oui, même si les moyens de communications se diversifient de plus en plus (via les réseaux sociaux, skype etc) l'utilisation des sms reste une des plus rapide, discrète, silencieuse et privée. </text:p>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4">
          <table:table-cell office:value-type="string">
            <text:p>2011-11-13 18:32:39</text:p>
          </table:table-cell>
          <table:table-cell office:value-type="string">
            <text:p>consentement+questionnaire</text:p>
          </table:table-cell>
          <table:table-cell office:value-type="float" office:value="43">
            <text:p>43</text:p>
          </table:table-cell>
          <table:table-cell office:value-type="float" office:value="423">
            <text:p>42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eng</text:p>
          </table:table-cell>
          <table:table-cell office:value-type="string">
            <text:p>fre</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4</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4000">
            <text:p>34000</text:p>
          </table:table-cell>
          <table:table-cell office:value-type="float" office:value="26">
            <text:p>26</text:p>
          </table:table-cell>
          <table:table-cell office:value-type="string">
            <text:p>classique</text:p>
          </table:table-cell>
          <table:table-cell/>
          <table:table-cell office:value-type="string">
            <text:p>non</text:p>
          </table:table-cell>
          <table:table-cell office:value-type="string">
            <text:p>moins de 1</text:p>
          </table:table-cell>
          <table:table-cell office:value-type="string">
            <text:p>moins de 5</text:p>
          </table:table-cell>
          <table:table-cell office:value-type="string">
            <text:p>10 a 20</text:p>
          </table:table-cell>
          <table:table-cell office:value-type="string">
            <text:p>non</text:p>
          </table:table-cell>
          <table:table-cell office:value-type="float" office:value="2">
            <text:p>2</text:p>
          </table:table-cell>
          <table:table-cell table:number-columns-repeated="2" office:value-type="float" office:value="0">
            <text:p>0</text:p>
          </table:table-cell>
          <table:table-cell office:value-type="float" office:value="6">
            <text:p>6</text:p>
          </table:table-cell>
          <table:table-cell table:number-columns-repeated="2" office:value-type="float" office:value="0">
            <text:p>0</text:p>
          </table:table-cell>
          <table:table-cell/>
          <table:table-cell office:value-type="string">
            <text:p>redaction_ortho_standard</text:p>
          </table:table-cell>
          <table:table-cell office:value-type="string">
            <text:p>jamais</text:p>
          </table:table-cell>
          <table:table-cell office:value-type="string">
            <text:p>rarement</text:p>
          </table:table-cell>
          <table:table-cell office:value-type="string">
            <text:p>tres_souvent</text:p>
          </table:table-cell>
          <table:table-cell office:value-type="string">
            <text:p>jama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nconvénients : risque d'incompréhension de la part du destinataire</text:p>
            <text:p/>
            <text:p>avantage : <text:s/>rapidité, permet d'écrire un message + long sans que ce soit plus cher</text:p>
          </table:table-cell>
          <table:table-cell office:value-type="string">
            <text:p>oui quand la plupart des gens auront saisi et reçu les messages en SMS et comprendront mieux le messag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11-14 18:40:34</text:p>
          </table:table-cell>
          <table:table-cell office:value-type="string">
            <text:p>consentement+questionnaire</text:p>
          </table:table-cell>
          <table:table-cell office:value-type="float" office:value="28">
            <text:p>28</text:p>
          </table:table-cell>
          <table:table-cell office:value-type="float" office:value="283">
            <text:p>28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00">
            <text:p>3400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souvent</text:p>
          </table:table-cell>
          <table:table-cell office:value-type="string">
            <text:p>rarem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rapide mais avec les SMS c'est de donner un ton par exemple si c'est rigolo ou ironique.</text:p>
          </table:table-cell>
          <table:table-cell office:value-type="string">
            <text:p>oui je pense qu'ils seront toujours utilisés. J'ai eu mon premier portable à 16 ans et j'ai toujours utilisé les SMS et c'est un moyen rapide de transmettre des messages sans avoir besoin d'être à la maison ou un endroit fix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1-14 18:56:51</text:p>
          </table:table-cell>
          <table:table-cell office:value-type="string">
            <text:p>consentement+questionnaire</text:p>
          </table:table-cell>
          <table:table-cell office:value-type="float" office:value="16">
            <text:p>16</text:p>
          </table:table-cell>
          <table:table-cell office:value-type="float" office:value="249">
            <text:p>24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84330">
            <text:p>84330</text:p>
          </table:table-cell>
          <table:table-cell/>
          <table:table-cell office:value-type="string">
            <text:p>autre</text:p>
          </table:table-cell>
          <table:table-cell office:value-type="string">
            <text:p>tactile mais non smartphone</text:p>
          </table:table-cell>
          <table:table-cell office:value-type="string">
            <text:p>non</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discrétion</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Les avantages sont qu'elle est rapide et permet de transmettre un message rapidement sans embarras de toute sorte.</text:p>
            <text:p>Les inconvénient de l'écriture sms sont que l'on prend l'habitude d'écrire sans respecter les règles d'orthographe.</text:p>
          </table:table-cell>
          <table:table-cell office:value-type="string">
            <text:p>Les sms seront encore utiliser avec la généralisation des forfait a texto illimité et parce que c'est un moyen très pratique de communiquer. Les enfants qui ont grandi avce les textos vont remplacer leur parents qui ne les utilise pas forcément tandis que les nouveaux enfants eux vont aussi utiliser des textos. Meme si ceci vont peut-être entrer en concurrnece avec la messagerie des résaux sociaux et des mail avec la progression des forfait avec internet illimité.</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 et texte</text:p>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1-16 19:44:26</text:p>
          </table:table-cell>
          <table:table-cell office:value-type="string">
            <text:p>consentement+questionnaire</text:p>
          </table:table-cell>
          <table:table-cell office:value-type="float" office:value="15">
            <text:p>15</text:p>
          </table:table-cell>
          <table:table-cell office:value-type="float" office:value="45">
            <text:p>4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office:value-type="string">
            <text:p>eng</text:p>
          </table:table-cell>
          <table:table-cell office:value-type="string">
            <text:p>ger</text:p>
          </table:table-cell>
          <table:table-cell/>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270">
            <text:p>3427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20 a 5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redaction_soit_soit</text:p>
          </table:table-cell>
          <table:table-cell office:value-type="string">
            <text:p>souvent</text:p>
          </table:table-cell>
          <table:table-cell office:value-type="string">
            <text:p>rarement</text:p>
          </table:table-cell>
          <table:table-cell table:number-columns-repeated="2" office:value-type="string">
            <text:p>parfois</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plus rapide à l'écriture mais le problème c'est qu'on laisse la langue de côté.</text:p>
          </table:table-cell>
          <table:table-cell office:value-type="string">
            <text:p>Oui je le pense car personne va l'interdire et puis c'est le choix des utilisateur et pas des autres qui écrit normalement.</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1.0476190476190477</text:p>
          </table:table-cell>
          <table:table-cell office:value-type="string">
            <text:p>0.5</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1-17 14:02:26</text:p>
          </table:table-cell>
          <table:table-cell office:value-type="string">
            <text:p>consentement+questionnaire</text:p>
          </table:table-cell>
          <table:table-cell office:value-type="float" office:value="20">
            <text:p>20</text:p>
          </table:table-cell>
          <table:table-cell office:value-type="float" office:value="367">
            <text:p>36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3">
            <text:p>3</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non</text:p>
          </table:table-cell>
          <table:table-cell office:value-type="float" office:value="6">
            <text:p>6</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table-cell office:value-type="string">
            <text:p>redaction_soit_soit</text:p>
          </table:table-cell>
          <table:table-cell table:number-columns-repeated="2" office:value-type="string">
            <text:p>rarement</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Elle permet de gagner du temps mais d'un autre côté, elle représente un danger pour l'orthographe : à force d'écrire en abrégé, j'ai parfois des doutes pour l'orthographe de certains mots</text:p>
          </table:table-cell>
          <table:table-cell office:value-type="string">
            <text:p>je pense que oui. Depuis quelques années, ils ont largement pris le dessus sur les courriers traditionnels grâce à leur rapidité.</text:p>
            <text:p>De plus, les jeunes commencent de plus en plus tôt à avoir des téléphones portables et à envoyer des texto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1-17 15:36:50</text:p>
          </table:table-cell>
          <table:table-cell office:value-type="string">
            <text:p>consentement+questionnaire</text:p>
          </table:table-cell>
          <table:table-cell office:value-type="float" office:value="38">
            <text:p>38</text:p>
          </table:table-cell>
          <table:table-cell office:value-type="float" office:value="112">
            <text:p>11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8</text:p>
          </table:table-cell>
          <table:table-cell table:number-columns-repeated="7"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uperieur</text:p>
          </table:table-cell>
          <table:table-cell/>
          <table:table-cell office:value-type="float" office:value="38410">
            <text:p>38410</text:p>
          </table:table-cell>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20 a 50</text:p>
          </table:table-cell>
          <table:table-cell office:value-type="string">
            <text:p>10 a 20</text:p>
          </table:table-cell>
          <table:table-cell office:value-type="string">
            <text:p>oui</text:p>
          </table:table-cell>
          <table:table-cell office:value-type="float" office:value="5">
            <text:p>5</text:p>
          </table:table-cell>
          <table:table-cell office:value-type="float" office:value="0">
            <text:p>0</text:p>
          </table:table-cell>
          <table:table-cell office:value-type="float" office:value="5">
            <text:p>5</text:p>
          </table:table-cell>
          <table:table-cell office:value-type="float" office:value="3">
            <text:p>3</text:p>
          </table:table-cell>
          <table:table-cell table:number-columns-repeated="2" office:value-type="float" office:value="0">
            <text:p>0</text:p>
          </table:table-cell>
          <table:table-cell/>
          <table:table-cell office:value-type="string">
            <text:p>redaction_ortho_standard</text:p>
          </table:table-cell>
          <table:table-cell office:value-type="string">
            <text:p>tres_souvent</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2"/>
          <table:table-cell office:value-type="string">
            <text:p>oui tant que tout le monde n'aura pas de tchat sur son téléphone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3" office:value-type="float" office:value="0">
            <text:p>0</text:p>
          </table:table-cell>
          <table:table-cell table:number-columns-repeated="2" office:value-type="float" office:value="1">
            <text:p>1</text:p>
          </table:table-cell>
          <table:table-cell office:value-type="string">
            <text:p>article - CR - lignes de code - mémoire - etc.</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1-17 16:49:22</text:p>
          </table:table-cell>
          <table:table-cell office:value-type="string">
            <text:p>consentement+questionnaire</text:p>
          </table:table-cell>
          <table:table-cell office:value-type="float" office:value="21">
            <text:p>21</text:p>
          </table:table-cell>
          <table:table-cell office:value-type="float" office:value="134">
            <text:p>13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090">
            <text:p>34090</text:p>
          </table:table-cell>
          <table:table-cell office:value-type="float" office:value="11">
            <text:p>11</text:p>
          </table:table-cell>
          <table:table-cell office:value-type="string">
            <text:p>classique</text:p>
          </table:table-cell>
          <table:table-cell/>
          <table:table-cell office:value-type="string">
            <text:p>oui</text:p>
          </table:table-cell>
          <table:table-cell office:value-type="string">
            <text:p>plus de 5</text:p>
          </table:table-cell>
          <table:table-cell table:number-columns-repeated="2" office:value-type="string">
            <text:p>20 a 50</text:p>
          </table:table-cell>
          <table:table-cell office:value-type="string">
            <text:p>oui</text:p>
          </table:table-cell>
          <table:table-cell office:value-type="float" office:value="6">
            <text:p>6</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2"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3"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la permet de communiquer de manière systématique, sans déranger et de régler des choses rapidement.</text:p>
            <text:p>Cependant, les gens passent plus de temps sur leurs téléphones qu'avant quitte à le faire passer avant la vie sociale directe, en face-à-face.</text:p>
          </table:table-cell>
          <table:table-cell office:value-type="string">
            <text:p>Oui mais de manière plus systématique, rapide et automatisée. Cela reste un moyen de communication comme le téléphone qui n'a jamais été remplacé seulement remis au goûts du jour.</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4.190476190476191</text:p>
          </table:table-cell>
          <table:table-cell office:value-type="float" office:value="3">
            <text:p>3</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11-18 12:09:47</text:p>
          </table:table-cell>
          <table:table-cell office:value-type="string">
            <text:p>consentement+questionnaire</text:p>
          </table:table-cell>
          <table:table-cell office:value-type="float" office:value="23">
            <text:p>23</text:p>
          </table:table-cell>
          <table:table-cell office:value-type="float" office:value="473">
            <text:p>47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table:number-columns-repeated="13" office:value-type="float" office:value="0">
            <text:p>0</text:p>
          </table:table-cell>
          <table:table-cell office:value-type="float" office:value="1">
            <text:p>1</text:p>
          </table:table-cell>
          <table:table-cell/>
          <table:table-cell office:value-type="string">
            <text:p>service civique domaine culturel</text:p>
          </table:table-cell>
          <table:table-cell office:value-type="float" office:value="44200">
            <text:p>4420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5">
            <text:p>5</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table:table-cell office:value-type="string">
            <text:p>redaction_ortho_standard</text:p>
          </table:table-cell>
          <table:table-cell office:value-type="string">
            <text:p>souvent</text:p>
          </table:table-cell>
          <table:table-cell office:value-type="string">
            <text:p>parfois</text:p>
          </table:table-cell>
          <table:table-cell office:value-type="string">
            <text:p>tres_souvent</text:p>
          </table:table-cell>
          <table:table-cell office:value-type="string">
            <text:p>tres_souvent</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table:number-columns-repeated="3" office:value-type="float" office:value="0">
            <text:p>0</text:p>
          </table:table-cell>
          <table:table-cell office:value-type="float" office:value="1">
            <text:p>1</text:p>
          </table:table-cell>
          <table:table-cell office:value-type="string">
            <text:p>pour pouvoir envoyer plus d'information dans un message court</text:p>
          </table:table-cell>
          <table:table-cell office:value-type="string">
            <text:p>inconvénients: difficultés de compréhension, perte de l'orthographe: mauvaise orthographe</text:p>
          </table:table-cell>
          <table:table-cell office:value-type="string">
            <text:p>oui car ils se généralisent et correspondent à de nouveaux besoins: envoi d'information n'importe où et n'importe quand, communiquer rapidement,....</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_mais</text:p>
          </table:table-cell>
          <table:table-cell office:value-type="string">
            <text:p>pas_opinion</text:p>
          </table:table-cell>
          <table:table-cell office:value-type="string">
            <text:p>8.380952380952381</text:p>
          </table:table-cell>
          <table:table-cell office:value-type="float" office:value="7">
            <text:p>7</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cours, supports de communication</text:p>
          </table:table-cell>
          <table:table-cell office:value-type="string">
            <text:p>oui</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1-18 20:27:45</text:p>
          </table:table-cell>
          <table:table-cell office:value-type="string">
            <text:p>consentement+questionnaire</text:p>
          </table:table-cell>
          <table:table-cell office:value-type="float" office:value="37">
            <text:p>37</text:p>
          </table:table-cell>
          <table:table-cell office:value-type="float" office:value="427">
            <text:p>42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13" office:value-type="float" office:value="0">
            <text:p>0</text:p>
          </table:table-cell>
          <table:table-cell office:value-type="float" office:value="1">
            <text:p>1</text:p>
          </table:table-cell>
          <table:table-cell/>
          <table:table-cell office:value-type="string">
            <text:p>cadre associatif</text:p>
          </table:table-cell>
          <table:table-cell office:value-type="float" office:value="34970">
            <text:p>34970</text:p>
          </table:table-cell>
          <table:table-cell office:value-type="float" office:value="10">
            <text:p>10</text:p>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10 a 20</text:p>
          </table:table-cell>
          <table:table-cell office:value-type="string">
            <text:p>non</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parfois</text:p>
          </table:table-cell>
          <table:table-cell office:value-type="string">
            <text:p>tres_souvent</text:p>
          </table:table-cell>
          <table:table-cell table:number-columns-repeated="2" office:value-type="string">
            <text:p>souvent</text:p>
          </table:table-cell>
          <table:table-cell office:value-type="string">
            <text:p>liste de diffusion</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inconvenients : perte de l'usage habituel de la langue française</text:p>
            <text:p>avantages : rapidité, rigolo</text:p>
          </table:table-cell>
          <table:table-cell office:value-type="string">
            <text:p>Oui, à moins que les mails accessibles sur les smartphones prennent la place, mais je trouve que ce n'est pas la même utilisation.</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1-21 12:57:51</text:p>
          </table:table-cell>
          <table:table-cell office:value-type="string">
            <text:p>consentement+questionnaire</text:p>
          </table:table-cell>
          <table:table-cell office:value-type="float" office:value="13">
            <text:p>13</text:p>
          </table:table-cell>
          <table:table-cell office:value-type="float" office:value="375">
            <text:p>37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parfois</text:p>
          </table:table-cell>
          <table:table-cell office:value-type="string">
            <text:p>jamais</text:p>
          </table:table-cell>
          <table:table-cell office:value-type="string">
            <text:p>rarement</text:p>
          </table:table-cell>
          <table:table-cell office:value-type="string">
            <text:p>jamais</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fait plus de faute de français</text:p>
            <text:p>et un avantage pour allez plus vite </text:p>
          </table:table-cell>
          <table:table-cell office:value-type="string">
            <text:p>oui car de plus en plus de perssone en font</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1.0476190476190476</text:p>
          </table:table-cell>
          <table:table-cell office:value-type="string">
            <text:p>0.5</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1-21 13:14:02</text:p>
          </table:table-cell>
          <table:table-cell office:value-type="string">
            <text:p>consentement+questionnaire</text:p>
          </table:table-cell>
          <table:table-cell office:value-type="float" office:value="13">
            <text:p>13</text:p>
          </table:table-cell>
          <table:table-cell office:value-type="float" office:value="326">
            <text:p>32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eng</text:p>
          </table:table-cell>
          <table:table-cell table:number-columns-repeated="3"/>
          <table:table-cell office:value-type="string">
            <text:p>eng</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20 a 50</text:p>
          </table:table-cell>
          <table:table-cell office:value-type="string">
            <text:p>non</text:p>
          </table:table-cell>
          <table:table-cell office:value-type="float" office:value="4">
            <text:p>4</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ecriture_sms</text:p>
          </table:table-cell>
          <table:table-cell table:number-columns-repeated="2" office:value-type="string">
            <text:p>jamais</text:p>
          </table:table-cell>
          <table:table-cell office:value-type="string">
            <text:p>rarement</text:p>
          </table:table-cell>
          <table:table-cell office:value-type="string">
            <text:p>jamais</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2.095238095238095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oui</text:p>
          </table:table-cell>
          <table:table-cell office:value-type="float" office:value="1">
            <text:p>1</text:p>
          </table:table-cell>
          <table:table-cell table:number-columns-repeated="5"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1-21 14:30:00</text:p>
          </table:table-cell>
          <table:table-cell office:value-type="string">
            <text:p>consentement+questionnaire</text:p>
          </table:table-cell>
          <table:table-cell office:value-type="float" office:value="13">
            <text:p>13</text:p>
          </table:table-cell>
          <table:table-cell office:value-type="float" office:value="461">
            <text:p>461</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4">
            <text:p>4</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ecriture_sms</text:p>
          </table:table-cell>
          <table:table-cell office:value-type="string">
            <text:p>tres_souvent</text:p>
          </table:table-cell>
          <table:table-cell table:number-columns-repeated="3" office:value-type="string">
            <text:p>jamais</text:p>
          </table:table-cell>
          <table:table-cell table:number-columns-repeated="2"/>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number-columns-repeated="3"/>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1.0476190476190476</text:p>
          </table:table-cell>
          <table:table-cell office:value-type="string">
            <text:p>0.5</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11-21 17:16:35</text:p>
          </table:table-cell>
          <table:table-cell office:value-type="string">
            <text:p>consentement+questionnaire</text:p>
          </table:table-cell>
          <table:table-cell office:value-type="float" office:value="11">
            <text:p>11</text:p>
          </table:table-cell>
          <table:table-cell office:value-type="float" office:value="164">
            <text:p>16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eng</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50 a 100</text:p>
          </table:table-cell>
          <table:table-cell office:value-type="string">
            <text:p>oui</text:p>
          </table:table-cell>
          <table:table-cell table:number-columns-repeated="2" office:value-type="float" office:value="6">
            <text:p>6</text:p>
          </table:table-cell>
          <table:table-cell table:number-columns-repeated="2" office:value-type="float" office:value="3">
            <text:p>3</text:p>
          </table:table-cell>
          <table:table-cell table:number-columns-repeated="2" office:value-type="float" office:value="0">
            <text:p>0</text:p>
          </table:table-cell>
          <table:table-cell/>
          <table:table-cell office:value-type="string">
            <text:p>redaction_ecriture_sms</text:p>
          </table:table-cell>
          <table:table-cell office:value-type="string">
            <text:p>tres_souvent</text:p>
          </table:table-cell>
          <table:table-cell office:value-type="string">
            <text:p>tres_souvent</text:p>
          </table:table-cell>
          <table:table-cell table:number-columns-repeated="2" office:value-type="string">
            <text:p>parfois</text:p>
          </table:table-cell>
          <table:table-cell table:number-columns-repeated="2"/>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NE PEUT PAS TOUJOUR COMPRENDRE MAIS SAVA PLUS VITE.</text:p>
          </table:table-cell>
          <table:table-cell office:value-type="string">
            <text:p>OUI CAR SA PEUT AIDER DES GENS QUI N'ARRIVE PAS A SESPRIMER</text:p>
          </table:table-cell>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float" office:value="22">
            <text:p>22</text:p>
          </table:table-cell>
          <table:table-cell office:value-type="float" office:value="20">
            <text:p>20</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11-21 17:29:01</text:p>
          </table:table-cell>
          <table:table-cell office:value-type="string">
            <text:p>consentement+questionnaire</text:p>
          </table:table-cell>
          <table:table-cell office:value-type="float" office:value="12">
            <text:p>12</text:p>
          </table:table-cell>
          <table:table-cell office:value-type="float" office:value="335">
            <text:p>335</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formel_informel</text:p>
          </table:table-cell>
          <table:table-cell office:value-type="string">
            <text:p>parfois</text:p>
          </table:table-cell>
          <table:table-cell office:value-type="string">
            <text:p>jamais</text:p>
          </table:table-cell>
          <table:table-cell office:value-type="string">
            <text:p>parfo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sa va plus vite</text:p>
          </table:table-cell>
          <table:table-cell office:value-type="string">
            <text:p>oui peut etre qu'apres on parlera en language sms</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parfois</text:p>
          </table:table-cell>
          <table:table-cell table:number-columns-repeated="913"/>
        </table:table-row>
        <table:table-row table:style-name="ro1">
          <table:table-cell office:value-type="string">
            <text:p>2011-11-21 17:35:29</text:p>
          </table:table-cell>
          <table:table-cell office:value-type="string">
            <text:p>consentement+questionnaire</text:p>
          </table:table-cell>
          <table:table-cell office:value-type="float" office:value="14">
            <text:p>14</text:p>
          </table:table-cell>
          <table:table-cell office:value-type="float" office:value="129">
            <text:p>12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office:value-type="float" office:value="14">
            <text:p>14</text:p>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table:number-columns-repeated="2" office:value-type="float" office:value="6">
            <text:p>6</text:p>
          </table:table-cell>
          <table:table-cell office:value-type="float" office:value="3">
            <text:p>3</text:p>
          </table:table-cell>
          <table:table-cell table:number-columns-repeated="3" office:value-type="float" office:value="0">
            <text:p>0</text:p>
          </table:table-cell>
          <table:table-cell/>
          <table:table-cell office:value-type="string">
            <text:p>redaction_ecriture_sms</text:p>
          </table:table-cell>
          <table:table-cell office:value-type="string">
            <text:p>jamais</text:p>
          </table:table-cell>
          <table:table-cell office:value-type="string">
            <text:p>parfois</text:p>
          </table:table-cell>
          <table:table-cell table:number-columns-repeated="2"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sa va plus vite </text:p>
          </table:table-cell>
          <table:table-cell table:number-columns-repeated="2"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11.523809523809523</text:p>
          </table:table-cell>
          <table:table-cell office:value-type="float" office:value="10">
            <text:p>10</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1-21 17:49:59</text:p>
          </table:table-cell>
          <table:table-cell office:value-type="string">
            <text:p>consentement+questionnaire</text:p>
          </table:table-cell>
          <table:table-cell office:value-type="float" office:value="13">
            <text:p>13</text:p>
          </table:table-cell>
          <table:table-cell office:value-type="float" office:value="79">
            <text:p>79</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office:value-type="float" office:value="13">
            <text:p>13</text:p>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tres_souvent</text:p>
          </table:table-cell>
          <table:table-cell table:number-columns-repeated="2"/>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3"/>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1.0476190476190476</text:p>
          </table:table-cell>
          <table:table-cell office:value-type="string">
            <text:p>0.5</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11-21 17:59:03</text:p>
          </table:table-cell>
          <table:table-cell office:value-type="string">
            <text:p>consentement+questionnaire</text:p>
          </table:table-cell>
          <table:table-cell office:value-type="float" office:value="13">
            <text:p>13</text:p>
          </table:table-cell>
          <table:table-cell office:value-type="float" office:value="44">
            <text:p>44</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6">
            <text:p>6</text:p>
          </table:table-cell>
          <table:table-cell table:number-columns-repeated="5" office:value-type="float" office:value="0">
            <text:p>0</text:p>
          </table:table-cell>
          <table:table-cell/>
          <table:table-cell office:value-type="string">
            <text:p>redaction_ecriture_sms</text:p>
          </table:table-cell>
          <table:table-cell office:value-type="string">
            <text:p>rarement</text:p>
          </table:table-cell>
          <table:table-cell table:number-columns-repeated="2" office:value-type="string">
            <text:p>jamais</text:p>
          </table:table-cell>
          <table:table-cell office:value-type="string">
            <text:p>tres_souvent</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Rapidité</text:p>
            <text:p>Inconvenient:Beaucoup de fautes</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pas_opinion</text:p>
          </table:table-cell>
          <table:table-cell table:number-columns-repeated="6" office:value-type="float" office:value="0">
            <text:p>0</text:p>
          </table:table-cell>
          <table:table-cell office:value-type="float" office:value="1">
            <text:p>1</text:p>
          </table:table-cell>
          <table:table-cell office:value-type="string">
            <text:p>Rien</text:p>
          </table:table-cell>
          <table:table-cell office:value-type="string">
            <text:p>non</text:p>
          </table:table-cell>
          <table:table-cell table:number-columns-repeated="6" office:value-type="float" office:value="0">
            <text:p>0</text:p>
          </table:table-cell>
          <table:table-cell table:number-columns-repeated="915"/>
        </table:table-row>
        <table:table-row table:style-name="ro1">
          <table:table-cell office:value-type="string">
            <text:p>2011-11-21 18:00:46</text:p>
          </table:table-cell>
          <table:table-cell office:value-type="string">
            <text:p>consentement+questionnaire</text:p>
          </table:table-cell>
          <table:table-cell office:value-type="float" office:value="14">
            <text:p>14</text:p>
          </table:table-cell>
          <table:table-cell office:value-type="float" office:value="119">
            <text:p>119</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00">
            <text:p>30100</text:p>
          </table:table-cell>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table:number-columns-repeated="2" office:value-type="float" office:value="6">
            <text:p>6</text:p>
          </table:table-cell>
          <table:table-cell table:number-columns-repeated="4" office:value-type="float" office:value="0">
            <text:p>0</text:p>
          </table:table-cell>
          <table:table-cell/>
          <table:table-cell office:value-type="string">
            <text:p>redaction_ecriture_sms</text:p>
          </table:table-cell>
          <table:table-cell office:value-type="string">
            <text:p>tres_souvent</text:p>
          </table:table-cell>
          <table:table-cell office:value-type="string">
            <text:p>jamais</text:p>
          </table:table-cell>
          <table:table-cell table:number-columns-repeated="2" office:value-type="string">
            <text:p>rarem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va plus vite et sa evite de faire des fautes</text:p>
          </table:table-cell>
          <table:table-cell table:number-columns-repeated="2" office:value-type="string">
            <text:p>oui</text:p>
          </table:table-cell>
          <table:table-cell office:value-type="string">
            <text:p>eng</text:p>
          </table:table-cell>
          <table:table-cell office:value-type="string">
            <text:p>fre</text:p>
          </table:table-cell>
          <table:table-cell office:value-type="string">
            <text:p>spa</text:p>
          </table:table-cell>
          <table:table-cell/>
          <table:table-cell office:value-type="string">
            <text:p>non</text:p>
          </table:table-cell>
          <table:table-cell table:number-columns-repeated="4"/>
          <table:table-cell office:value-type="string">
            <text:p>oui_mais</text:p>
          </table:table-cell>
          <table:table-cell office:value-type="string">
            <text:p>ecriture_sms</text:p>
          </table:table-cell>
          <table:table-cell office:value-type="string">
            <text:p>4.190476190476191</text:p>
          </table:table-cell>
          <table:table-cell office:value-type="float" office:value="3">
            <text:p>3</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1-21 18:06:39</text:p>
          </table:table-cell>
          <table:table-cell office:value-type="string">
            <text:p>consentement+questionnaire</text:p>
          </table:table-cell>
          <table:table-cell office:value-type="float" office:value="13">
            <text:p>13</text:p>
          </table:table-cell>
          <table:table-cell office:value-type="float" office:value="35">
            <text:p>35</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office:value-type="float" office:value="13">
            <text:p>13</text:p>
          </table:table-cell>
          <table:table-cell office:value-type="string">
            <text:p>iphone</text:p>
          </table:table-cell>
          <table:table-cell/>
          <table:table-cell office:value-type="string">
            <text:p>oui</text:p>
          </table:table-cell>
          <table:table-cell office:value-type="string">
            <text:p>1 a 3</text:p>
          </table:table-cell>
          <table:table-cell office:value-type="string">
            <text:p>20 a 50</text:p>
          </table:table-cell>
          <table:table-cell office:value-type="string">
            <text:p>50 a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
            <text:p>4</text:p>
          </table:table-cell>
          <table:table-cell office:value-type="float" office:value="0">
            <text:p>0</text:p>
          </table:table-cell>
          <table:table-cell/>
          <table:table-cell office:value-type="string">
            <text:p>redaction_soit_soit</text:p>
          </table:table-cell>
          <table:table-cell table:number-columns-repeated="2" office:value-type="string">
            <text:p>jamais</text:p>
          </table:table-cell>
          <table:table-cell office:value-type="string">
            <text:p>parfois</text:p>
          </table:table-cell>
          <table:table-cell office:value-type="string">
            <text:p>rarem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c'est que ça vas plus vite </text:p>
            <text:p>Default: souvent on écrit mal</text:p>
          </table:table-cell>
          <table:table-cell office:value-type="string">
            <text:p>oui car c'est pratique</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5.238095238095238</text:p>
          </table:table-cell>
          <table:table-cell office:value-type="float" office:value="4">
            <text:p>4</text:p>
          </table:table-cell>
          <table:table-cell table:number-columns-repeated="4"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1-21 18:35:30</text:p>
          </table:table-cell>
          <table:table-cell office:value-type="string">
            <text:p>consentement</text:p>
          </table:table-cell>
          <table:table-cell/>
          <table:table-cell office:value-type="float" office:value="104">
            <text:p>104</text:p>
          </table:table-cell>
          <table:table-cell table:number-columns-repeated="1020"/>
        </table:table-row>
        <table:table-row table:style-name="ro1">
          <table:table-cell office:value-type="string">
            <text:p>2011-11-21 18:53:58</text:p>
          </table:table-cell>
          <table:table-cell office:value-type="string">
            <text:p>consentement+questionnaire</text:p>
          </table:table-cell>
          <table:table-cell office:value-type="float" office:value="12">
            <text:p>12</text:p>
          </table:table-cell>
          <table:table-cell office:value-type="float" office:value="490">
            <text:p>490</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13" office:value-type="float" office:value="0">
            <text:p>0</text:p>
          </table:table-cell>
          <table:table-cell office:value-type="float" office:value="1">
            <text:p>1</text:p>
          </table:table-cell>
          <table:table-cell/>
          <table:table-cell office:value-type="string">
            <text:p>collegien</text:p>
          </table:table-cell>
          <table:table-cell office:value-type="float" office:value="48220">
            <text:p>48220</text:p>
          </table:table-cell>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plus de 100</text:p>
          </table:table-cell>
          <table:table-cell office:value-type="string">
            <text:p>non</text:p>
          </table:table-cell>
          <table:table-cell table:number-columns-repeated="2" office:value-type="float" office:value="6">
            <text:p>6</text:p>
          </table:table-cell>
          <table:table-cell office:value-type="float" office:value="3">
            <text:p>3</text:p>
          </table:table-cell>
          <table:table-cell table:number-columns-repeated="2" office:value-type="float" office:value="4">
            <text:p>4</text:p>
          </table:table-cell>
          <table:table-cell office:value-type="float" office:value="0">
            <text:p>0</text:p>
          </table:table-cell>
          <table:table-cell/>
          <table:table-cell office:value-type="string">
            <text:p>redaction_ecriture_sms</text:p>
          </table:table-cell>
          <table:table-cell office:value-type="string">
            <text:p>tres_souvent</text:p>
          </table:table-cell>
          <table:table-cell office:value-type="string">
            <text:p>rarement</text:p>
          </table:table-cell>
          <table:table-cell office:value-type="string">
            <text:p>parfois</text:p>
          </table:table-cell>
          <table:table-cell office:value-type="string">
            <text:p>jamais</text:p>
          </table:table-cell>
          <table:table-cell table:number-columns-repeated="2"/>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table:number-columns-repeated="2" office:value-type="float" office:value="1">
            <text:p>1</text:p>
          </table:table-cell>
          <table:table-cell table:number-columns-repeated="2" office:value-type="float" office:value="0">
            <text:p>0</text:p>
          </table:table-cell>
          <table:table-cell/>
          <table:table-cell office:value-type="string">
            <text:p>les avantage sont que sa va plus vite pour savoir les chose</text:p>
          </table:table-cell>
          <table:table-cell office:value-type="string">
            <text:p>Oui, </text:p>
          </table:table-cell>
          <table:table-cell office:value-type="string">
            <text:p>oui</text:p>
          </table:table-cell>
          <table:table-cell office:value-type="string">
            <text:p>ger</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text:p>
          </table:table-cell>
          <table:table-cell office:value-type="string">
            <text:p>pas_opinion</text:p>
          </table:table-cell>
          <table:table-cell office:value-type="string">
            <text:p>2.0952380952380953</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1-21 20:19:01</text:p>
          </table:table-cell>
          <table:table-cell office:value-type="string">
            <text:p>consentement+questionnaire</text:p>
          </table:table-cell>
          <table:table-cell office:value-type="float" office:value="11">
            <text:p>11</text:p>
          </table:table-cell>
          <table:table-cell office:value-type="float" office:value="503">
            <text:p>503</text:p>
          </table:table-cell>
          <table:table-cell/>
          <table:table-cell office:value-type="float" office:value="1">
            <text:p>1</text:p>
          </table:table-cell>
          <table:table-cell/>
          <table:table-cell table:number-columns-repeated="7" office:value-type="float" office:value="0">
            <text:p>0</text:p>
          </table:table-cell>
          <table:table-cell table:number-columns-repeated="4"/>
          <table:table-cell office:value-type="string">
            <text:p>eng</text:p>
          </table:table-cell>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iphone</text:p>
          </table:table-cell>
          <table:table-cell/>
          <table:table-cell office:value-type="string">
            <text:p>oui</text:p>
          </table:table-cell>
          <table:table-cell office:value-type="string">
            <text:p>moins de 1</text:p>
          </table:table-cell>
          <table:table-cell table:number-columns-repeated="2" office:value-type="string">
            <text:p>20 a 50</text:p>
          </table:table-cell>
          <table:table-cell office:value-type="string">
            <text:p>non</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table:table-cell office:value-type="string">
            <text:p>redaction_ecriture_sms</text:p>
          </table:table-cell>
          <table:table-cell office:value-type="string">
            <text:p>souvent</text:p>
          </table:table-cell>
          <table:table-cell office:value-type="string">
            <text:p>parfois</text:p>
          </table:table-cell>
          <table:table-cell office:value-type="string">
            <text:p>jama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sa va plus vite mais quelque fois il faut décodé</text:p>
          </table:table-cell>
          <table:table-cell office:value-type="string">
            <text:p>oui car on ne va pas perdre le langage sms car c est encore plus mieux que de décodé</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5.238095238095238</text:p>
          </table:table-cell>
          <table:table-cell office:value-type="float" office:value="4">
            <text:p>4</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1-21 21:48:04</text:p>
          </table:table-cell>
          <table:table-cell office:value-type="string">
            <text:p>consentement+questionnaire</text:p>
          </table:table-cell>
          <table:table-cell office:value-type="float" office:value="14">
            <text:p>14</text:p>
          </table:table-cell>
          <table:table-cell office:value-type="float" office:value="143">
            <text:p>14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iphone</text:p>
          </table:table-cell>
          <table:table-cell/>
          <table:table-cell office:value-type="string">
            <text:p>oui</text:p>
          </table:table-cell>
          <table:table-cell office:value-type="string">
            <text:p>3 a 5</text:p>
          </table:table-cell>
          <table:table-cell office:value-type="string">
            <text:p>20 a 50</text:p>
          </table:table-cell>
          <table:table-cell office:value-type="string">
            <text:p>10 a 2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table-cell office:value-type="string">
            <text:p>redaction_soit_soit</text:p>
          </table:table-cell>
          <table:table-cell office:value-type="string">
            <text:p>tres_souvent</text:p>
          </table:table-cell>
          <table:table-cell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Avantages : Cela Va Plus Vite, On Crée e Nouveaux Mots, C'est Marant.</text:p>
            <text:p>Inconvénients : On Oublie La Vraie Orthographe des mots, On ne sais plus écrire correctement.</text:p>
          </table:table-cell>
          <table:table-cell office:value-type="string">
            <text:p>Oui, Trèsss Utilisées !! </text:p>
          </table:table-cell>
          <table:table-cell office:value-type="string">
            <text:p>oui</text:p>
          </table:table-cell>
          <table:table-cell office:value-type="string">
            <text:p>fre</text:p>
          </table:table-cell>
          <table:table-cell office:value-type="string">
            <text:p>spa</text:p>
          </table:table-cell>
          <table:table-cell office:value-type="string">
            <text:p>eng</text:p>
          </table:table-cell>
          <table:table-cell/>
          <table:table-cell office:value-type="string">
            <text:p>oui</text:p>
          </table:table-cell>
          <table:table-cell office:value-type="string">
            <text:p>fre</text:p>
          </table:table-cell>
          <table:table-cell office:value-type="string">
            <text:p>eng</text:p>
          </table:table-cell>
          <table:table-cell office:value-type="string">
            <text:p>spa</text:p>
          </table:table-cell>
          <table:table-cell/>
          <table:table-cell office:value-type="string">
            <text:p>oui_mais</text:p>
          </table:table-cell>
          <table:table-cell office:value-type="string">
            <text:p>ecriture_sms</text:p>
          </table:table-cell>
          <table:table-cell office:value-type="string">
            <text:p>13.619047619047618</text:p>
          </table:table-cell>
          <table:table-cell office:value-type="float" office:value="12">
            <text:p>12</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1-22 17:56:07</text:p>
          </table:table-cell>
          <table:table-cell office:value-type="string">
            <text:p>consentement</text:p>
          </table:table-cell>
          <table:table-cell/>
          <table:table-cell office:value-type="float" office:value="372">
            <text:p>372</text:p>
          </table:table-cell>
          <table:table-cell table:number-columns-repeated="1020"/>
        </table:table-row>
        <table:table-row table:style-name="ro1">
          <table:table-cell office:value-type="string">
            <text:p>2011-11-22 18:21:23</text:p>
          </table:table-cell>
          <table:table-cell office:value-type="string">
            <text:p>consentement+questionnaire</text:p>
          </table:table-cell>
          <table:table-cell office:value-type="float" office:value="14">
            <text:p>14</text:p>
          </table:table-cell>
          <table:table-cell office:value-type="float" office:value="373">
            <text:p>37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6">
            <text:p>6</text:p>
          </table:table-cell>
          <table:table-cell office:value-type="float" office:value="4">
            <text:p>4</text:p>
          </table:table-cell>
          <table:table-cell table:number-columns-repeated="3" office:value-type="float" office:value="0">
            <text:p>0</text:p>
          </table:table-cell>
          <table:table-cell/>
          <table:table-cell office:value-type="string">
            <text:p>redaction_ecriture_sms</text:p>
          </table:table-cell>
          <table:table-cell office:value-type="string">
            <text:p>rarement</text:p>
          </table:table-cell>
          <table:table-cell office:value-type="string">
            <text:p>jamais</text:p>
          </table:table-cell>
          <table:table-cell office:value-type="string">
            <text:p>rarement</text:p>
          </table:table-cell>
          <table:table-cell office:value-type="string">
            <text:p>parfois</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bais je trouves que c bien car on peut correspondre sans déranger nos parent est je trouve que c pas mal du tout car c un moyen très rapide est sans bruis!!! <text:s/></text:p>
          </table:table-cell>
          <table:table-cell office:value-type="string">
            <text:p>bais je pence que oui car il y a énormément de gens qui se serve des SMS pour correspondre a leur amis ou a leur famille etc</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text:p>
          </table:table-cell>
          <table:table-cell office:value-type="string">
            <text:p>ecriture_sms</text:p>
          </table:table-cell>
          <table:table-cell office:value-type="string">
            <text:p>1.0476190476190477</text:p>
          </table:table-cell>
          <table:table-cell office:value-type="string">
            <text:p>0.5</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11-23 13:15:05</text:p>
          </table:table-cell>
          <table:table-cell office:value-type="string">
            <text:p>consentement+questionnaire</text:p>
          </table:table-cell>
          <table:table-cell office:value-type="float" office:value="16">
            <text:p>16</text:p>
          </table:table-cell>
          <table:table-cell office:value-type="float" office:value="193">
            <text:p>193</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4110">
            <text:p>34110</text:p>
          </table:table-cell>
          <table:table-cell office:value-type="float" office:value="5">
            <text:p>5</text:p>
          </table:table-cell>
          <table:table-cell office:value-type="string">
            <text:p>blackberry</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redaction_melange</text:p>
          </table:table-cell>
          <table:table-cell office:value-type="string">
            <text:p>souvent</text:p>
          </table:table-cell>
          <table:table-cell office:value-type="string">
            <text:p>parfois</text:p>
          </table:table-cell>
          <table:table-cell office:value-type="string">
            <text:p>jamais</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rapidité</text:p>
            <text:p>coût moindre</text:p>
          </table:table-cell>
          <table:table-cell office:value-type="string">
            <text:p>le mode du communication du futur!</text:p>
          </table:table-cell>
          <table:table-cell office:value-type="string">
            <text:p>oui</text:p>
          </table:table-cell>
          <table:table-cell office:value-type="string">
            <text:p>fre</text:p>
          </table:table-cell>
          <table:table-cell office:value-type="string">
            <text:p>eng</text:p>
          </table:table-cell>
          <table:table-cell office:value-type="string">
            <text:p>ger</text:p>
          </table:table-cell>
          <table:table-cell/>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1-23 17:04:55</text:p>
          </table:table-cell>
          <table:table-cell office:value-type="string">
            <text:p>consentement+questionnaire</text:p>
          </table:table-cell>
          <table:table-cell office:value-type="float" office:value="24">
            <text:p>24</text:p>
          </table:table-cell>
          <table:table-cell office:value-type="float" office:value="211">
            <text:p>211</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2"/>
          <table:table-cell office:value-type="float" office:value="34000">
            <text:p>34000</text:p>
          </table:table-cell>
          <table:table-cell office:value-type="float" office:value="1">
            <text:p>1</text:p>
          </table:table-cell>
          <table:table-cell office:value-type="string">
            <text:p>iphone</text:p>
          </table:table-cell>
          <table:table-cell/>
          <table:table-cell office:value-type="string">
            <text:p>oui</text:p>
          </table:table-cell>
          <table:table-cell office:value-type="string">
            <text:p>plus de 5</text:p>
          </table:table-cell>
          <table:table-cell office:value-type="string">
            <text:p>5 a 10</text:p>
          </table:table-cell>
          <table:table-cell office:value-type="string">
            <text:p>moins de 5</text:p>
          </table:table-cell>
          <table:table-cell office:value-type="string">
            <text:p>non</text:p>
          </table:table-cell>
          <table:table-cell office:value-type="float" office:value="6">
            <text:p>6</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table:table-cell office:value-type="string">
            <text:p>redaction_ortho_standard</text:p>
          </table:table-cell>
          <table:table-cell office:value-type="string">
            <text:p>parfois</text:p>
          </table:table-cell>
          <table:table-cell office:value-type="string">
            <text:p>rarement</text:p>
          </table:table-cell>
          <table:table-cell office:value-type="string">
            <text:p>tres_souvent</text:p>
          </table:table-cell>
          <table:table-cell office:value-type="string">
            <text:p>rarement</text:p>
          </table:table-cell>
          <table:table-cell table:number-columns-repeated="2"/>
          <table:table-cell office:value-type="float" office:value="1">
            <text:p>1</text:p>
          </table:table-cell>
          <table:table-cell table:number-columns-repeated="4" office:value-type="float" office:value="0">
            <text:p>0</text:p>
          </table:table-cell>
          <table:table-cell/>
          <table:table-cell table:number-columns-repeated="4" office:value-type="float" office:value="0">
            <text:p>0</text:p>
          </table:table-cell>
          <table:table-cell/>
          <table:table-cell office:value-type="string">
            <text:p>permet d'aller plus vite! mais a perdu son intérêt avec les offres illimitées! je ne m'en sers donc pas!</text:p>
          </table:table-cell>
          <table:table-cell office:value-type="string">
            <text:p>oui! je m'en sers énormément pour poser des questions à des amis! je suis en général sûr que la réponse sera rapide et je ne risque pas de le déranger! cela ne changera pas à l'avenir sauf peut-être si tout le monde a les mails sur son téléphone, mais ça, ce n'est pas pour tout de suite!</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parfois</text:p>
          </table:table-cell>
          <table:table-cell table:number-columns-repeated="913"/>
        </table:table-row>
        <table:table-row table:style-name="ro3">
          <table:table-cell office:value-type="string">
            <text:p>2011-11-23 18:59:50</text:p>
          </table:table-cell>
          <table:table-cell office:value-type="string">
            <text:p>consentement+questionnaire</text:p>
          </table:table-cell>
          <table:table-cell office:value-type="float" office:value="11">
            <text:p>11</text:p>
          </table:table-cell>
          <table:table-cell office:value-type="float" office:value="257">
            <text:p>257</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office:value-type="float" office:value="11">
            <text:p>11</text:p>
          </table:table-cell>
          <table:table-cell office:value-type="string">
            <text:p>classique</text:p>
          </table:table-cell>
          <table:table-cell/>
          <table:table-cell office:value-type="string">
            <text:p>oui</text:p>
          </table:table-cell>
          <table:table-cell office:value-type="string">
            <text:p>1 a 3</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0">
            <text:p>0</text:p>
          </table:table-cell>
          <table:table-cell office:value-type="float" office:value="5">
            <text:p>5</text:p>
          </table:table-cell>
          <table:table-cell office:value-type="float" office:value="0">
            <text:p>0</text:p>
          </table:table-cell>
          <table:table-cell/>
          <table:table-cell office:value-type="string">
            <text:p>redaction_soit_soit</text:p>
          </table:table-cell>
          <table:table-cell office:value-type="string">
            <text:p>souvent</text:p>
          </table:table-cell>
          <table:table-cell table:number-columns-repeated="3" office:value-type="string">
            <text:p>rarem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slt cv tfk</text:p>
          </table:table-cell>
          <table:table-cell office:value-type="string">
            <text:p>oui et no car il excitera un nouvel gadget</text:p>
            <text:p/>
          </table:table-cell>
          <table:table-cell office:value-type="string">
            <text:p>oui</text:p>
          </table:table-cell>
          <table:table-cell office:value-type="string">
            <text:p>spa</text:p>
          </table:table-cell>
          <table:table-cell office:value-type="string">
            <text:p>eng</text:p>
          </table:table-cell>
          <table:table-cell table:number-columns-repeated="2"/>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oui</text:p>
          </table:table-cell>
          <table:table-cell office:value-type="string">
            <text:p>ecriture_sms</text:p>
          </table:table-cell>
          <table:table-cell office:value-type="string">
            <text:p>1.0476190476190477</text:p>
          </table:table-cell>
          <table:table-cell office:value-type="string">
            <text:p>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1-25 20:52:42</text:p>
          </table:table-cell>
          <table:table-cell office:value-type="string">
            <text:p>consentement+questionnaire</text:p>
          </table:table-cell>
          <table:table-cell office:value-type="float" office:value="15">
            <text:p>15</text:p>
          </table:table-cell>
          <table:table-cell office:value-type="float" office:value="362">
            <text:p>36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eng</text:p>
          </table:table-cell>
          <table:table-cell office:value-type="string">
            <text:p>spa</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0110">
            <text:p>10110</text:p>
          </table:table-cell>
          <table:table-cell/>
          <table:table-cell office:value-type="string">
            <text:p>classique</text:p>
          </table:table-cell>
          <table:table-cell/>
          <table:table-cell office:value-type="string">
            <text:p>oui</text:p>
          </table:table-cell>
          <table:table-cell office:value-type="string">
            <text:p>moins de 1</text:p>
          </table:table-cell>
          <table:table-cell table:number-columns-repeated="2" office:value-type="string">
            <text:p>plus de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parfois</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De le retranscrire dans la vie de tous les jours.</text:p>
          </table:table-cell>
          <table:table-cell office:value-type="string">
            <text:p>Non, leur usage est déjà fréquent.</text:p>
          </table:table-cell>
          <table:table-cell office:value-type="string">
            <text:p>oui</text:p>
          </table:table-cell>
          <table:table-cell office:value-type="string">
            <text:p>eng</text:p>
          </table:table-cell>
          <table:table-cell office:value-type="string">
            <text:p>spa</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1-26 13:34:18</text:p>
          </table:table-cell>
          <table:table-cell office:value-type="string">
            <text:p>consentement+questionnaire</text:p>
          </table:table-cell>
          <table:table-cell office:value-type="float" office:value="17">
            <text:p>17</text:p>
          </table:table-cell>
          <table:table-cell office:value-type="float" office:value="298">
            <text:p>298</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8350">
            <text:p>38350</text:p>
          </table:table-cell>
          <table:table-cell/>
          <table:table-cell office:value-type="string">
            <text:p>blackberry</text:p>
          </table:table-cell>
          <table:table-cell/>
          <table:table-cell office:value-type="string">
            <text:p>oui</text:p>
          </table:table-cell>
          <table:table-cell office:value-type="string">
            <text:p>plus de 5</text:p>
          </table:table-cell>
          <table:table-cell office:value-type="string">
            <text:p>plus de 100</text:p>
          </table:table-cell>
          <table:table-cell office:value-type="string">
            <text:p>50 a 100</text:p>
          </table:table-cell>
          <table:table-cell office:value-type="string">
            <text:p>oui</text:p>
          </table:table-cell>
          <table:table-cell office:value-type="float" office:value="6">
            <text:p>6</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table-cell office:value-type="string">
            <text:p>redaction_melange</text:p>
          </table:table-cell>
          <table:table-cell table:number-columns-repeated="2" office:value-type="string">
            <text:p>jamais</text:p>
          </table:table-cell>
          <table:table-cell office:value-type="string">
            <text:p>souvent</text:p>
          </table:table-cell>
          <table:table-cell office:value-type="string">
            <text:p>parfois</text:p>
          </table:table-cell>
          <table:table-cell table:number-columns-repeated="2"/>
          <table:table-cell table:number-columns-repeated="2" office:value-type="float" office:value="1">
            <text:p>1</text:p>
          </table:table-cell>
          <table:table-cell table:number-columns-repeated="3" office:value-type="float" office:value="0">
            <text:p>0</text:p>
          </table:table-cell>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L'avantage de l'écriture SMS est que quand le forfait n'inclue pas l'option SMS illimité, cela coûte moins cher, et quand l'option SMS illimité est comprise cela permet d'écrire plus vite les mots longs. Exemple : pcq pour parce que.</text:p>
          </table:table-cell>
          <table:table-cell office:value-type="string">
            <text:p>Oui mais je pense en moins grande quantité parce que des nouvelles options sortent pour communiquer, ne sachant pas ce qui sortira j'imagine qu'il n'y aura même plus besoin des SMS avec par exemple des forfait incluant la fonction web cam ou des choses comme ça.</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5.238095238095238</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string">
            <text:p>Le consignes de cours, les textes de philo qu'on étudie, partitions ... </text:p>
          </table:table-cell>
          <table:table-cell office:value-type="string">
            <text:p>oui</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string">
            <text:p>Notes de musiques, indication de jeu pour mon onstrument ...</text:p>
          </table:table-cell>
          <table:table-cell office:value-type="string">
            <text:p>tres_souvent</text:p>
          </table:table-cell>
          <table:table-cell table:number-columns-repeated="913"/>
        </table:table-row>
        <table:table-row table:style-name="ro1">
          <table:table-cell office:value-type="string">
            <text:p>2011-11-29 18:27:34</text:p>
          </table:table-cell>
          <table:table-cell office:value-type="string">
            <text:p>consentement+questionnaire</text:p>
          </table:table-cell>
          <table:table-cell office:value-type="float" office:value="13">
            <text:p>13</text:p>
          </table:table-cell>
          <table:table-cell office:value-type="float" office:value="208">
            <text:p>208</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mlg</text:p>
          </table:table-cell>
          <table:table-cell/>
          <table:table-cell office:value-type="string">
            <text:p>fre</text:p>
          </table:table-cell>
          <table:table-cell table:number-columns-repeated="3"/>
          <table:table-cell office:value-type="string">
            <text:p>mlg</text:p>
          </table:table-cell>
          <table:table-cell office:value-type="string">
            <text:p>fre</text:p>
          </table:table-cell>
          <table:table-cell table:number-columns-repeated="2"/>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0110">
            <text:p>30110</text:p>
          </table:table-cell>
          <table:table-cell office:value-type="float" office:value="3">
            <text:p>3</text:p>
          </table:table-cell>
          <table:table-cell office:value-type="string">
            <text:p>iphone</text:p>
          </table:table-cell>
          <table:table-cell/>
          <table:table-cell office:value-type="string">
            <text:p>oui</text:p>
          </table:table-cell>
          <table:table-cell office:value-type="string">
            <text:p>1 a 3</text:p>
          </table:table-cell>
          <table:table-cell table:number-columns-repeated="2" office:value-type="string">
            <text:p>50 a 100</text:p>
          </table:table-cell>
          <table:table-cell office:value-type="string">
            <text:p>non</text:p>
          </table:table-cell>
          <table:table-cell office:value-type="float" office:value="5">
            <text:p>5</text:p>
          </table:table-cell>
          <table:table-cell office:value-type="float" office:value="0">
            <text:p>0</text:p>
          </table:table-cell>
          <table:table-cell office:value-type="float" office:value="5">
            <text:p>5</text:p>
          </table:table-cell>
          <table:table-cell table:number-columns-repeated="3" office:value-type="float" office:value="0">
            <text:p>0</text:p>
          </table:table-cell>
          <table:table-cell/>
          <table:table-cell office:value-type="string">
            <text:p>redaction_melange</text:p>
          </table:table-cell>
          <table:table-cell table:number-columns-repeated="3" office:value-type="string">
            <text:p>parfois</text:p>
          </table:table-cell>
          <table:table-cell office:value-type="string">
            <text:p>tres_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sa permet d'ecrire rapidement et maintenant tout mes ontact comprend</text:p>
          </table:table-cell>
          <table:table-cell office:value-type="string">
            <text:p>oui je pense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ecriture_sms</text:p>
          </table:table-cell>
          <table:table-cell office:value-type="string">
            <text:p>2.095238095238095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3">
          <table:table-cell office:value-type="string">
            <text:p>2011-12-02 04:55:27</text:p>
          </table:table-cell>
          <table:table-cell office:value-type="string">
            <text:p>consentement+questionnaire</text:p>
          </table:table-cell>
          <table:table-cell office:value-type="float" office:value="35">
            <text:p>35</text:p>
          </table:table-cell>
          <table:table-cell office:value-type="float" office:value="270">
            <text:p>27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wol</text:p>
          </table:table-cell>
          <table:table-cell office:value-type="string">
            <text:p>fre</text:p>
          </table:table-cell>
          <table:table-cell office:value-type="string">
            <text:p>ita</text:p>
          </table:table-cell>
          <table:table-cell/>
          <table:table-cell office:value-type="string">
            <text:p>wol</text:p>
          </table:table-cell>
          <table:table-cell table:number-columns-repeated="3"/>
          <table:table-cell office:value-type="string">
            <text:p>niveau_superieur</text:p>
          </table:table-cell>
          <table:table-cell/>
          <table:table-cell office:value-type="string">
            <text:p>bac_4</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000">
            <text:p>34000</text:p>
          </table:table-cell>
          <table:table-cell office:value-type="float" office:value="10">
            <text:p>10</text:p>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10 a 20</text:p>
          </table:table-cell>
          <table:table-cell office:value-type="string">
            <text:p>n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rarement</text:p>
          </table:table-cell>
          <table:table-cell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table:number-columns-repeated="4"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On a tendance à abréger à tel point qu'on n' arrive plus à écrire les mots correctement</text:p>
          </table:table-cell>
          <table:table-cell office:value-type="string">
            <text:p>je le pense bien.C'est devenu à la mode et permet de gagner plus de temps en terme d'écriture.</text:p>
            <text:p>fra</text:p>
          </table:table-cell>
          <table:table-cell office:value-type="string">
            <text:p>oui</text:p>
          </table:table-cell>
          <table:table-cell office:value-type="string">
            <text:p>fre</text:p>
          </table:table-cell>
          <table:table-cell office:value-type="string">
            <text:p>wol</text:p>
          </table:table-cell>
          <table:table-cell office:value-type="string">
            <text:p>eng</text:p>
          </table:table-cell>
          <table:table-cell/>
          <table:table-cell office:value-type="string">
            <text:p>oui</text:p>
          </table:table-cell>
          <table:table-cell office:value-type="string">
            <text:p>fre</text:p>
          </table:table-cell>
          <table:table-cell office:value-type="string">
            <text:p>wol</text:p>
          </table:table-cell>
          <table:table-cell table:number-columns-repeated="2"/>
          <table:table-cell office:value-type="string">
            <text:p>oui_mais</text:p>
          </table:table-cell>
          <table:table-cell office:value-type="string">
            <text:p>francais_standard</text:p>
          </table:table-cell>
          <table:table-cell office:value-type="string">
            <text:p>2.0952380952380953</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row table:style-name="ro3">
          <table:table-cell office:value-type="string">
            <text:p>2011-12-04 20:35:46</text:p>
          </table:table-cell>
          <table:table-cell office:value-type="string">
            <text:p>consentement+questionnaire</text:p>
          </table:table-cell>
          <table:table-cell office:value-type="float" office:value="25">
            <text:p>25</text:p>
          </table:table-cell>
          <table:table-cell office:value-type="float" office:value="203">
            <text:p>203</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office:value-type="string">
            <text:p>eng</text:p>
          </table:table-cell>
          <table:table-cell office:value-type="string">
            <text:p>spa</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5</text:p>
          </table:table-cell>
          <table:table-cell table:number-columns-repeated="5"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cell office:value-type="string">
            <text:p>superieur</text:p>
          </table:table-cell>
          <table:table-cell/>
          <table:table-cell office:value-type="float" office:value="94220">
            <text:p>94220</text:p>
          </table:table-cell>
          <table:table-cell/>
          <table:table-cell office:value-type="string">
            <text:p>classique</text:p>
          </table:table-cell>
          <table:table-cell/>
          <table:table-cell office:value-type="string">
            <text:p>non</text:p>
          </table:table-cell>
          <table:table-cell office:value-type="string">
            <text:p>plus de 5</text:p>
          </table:table-cell>
          <table:table-cell office:value-type="string">
            <text:p>moins de 5</text:p>
          </table:table-cell>
          <table:table-cell office:value-type="string">
            <text:p>5 a 10</text:p>
          </table:table-cell>
          <table:table-cell office:value-type="string">
            <text:p>non</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tres_souvent</text:p>
          </table:table-cell>
          <table:table-cell office:value-type="string">
            <text:p>parfois</text:p>
          </table:table-cell>
          <table:table-cell office:value-type="string">
            <text:p>tres_souvent</text:p>
          </table:table-cell>
          <table:table-cell office:value-type="string">
            <text:p>parfois</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string">
            <text:p>pour "gagner de la place" et n'écrire qu'un SMS au lieu de 2</text:p>
          </table:table-cell>
          <table:table-cell office:value-type="string">
            <text:p>Inconvénients si abus : perte de connaissance de la langue, mauvaise lisibilité</text:p>
            <text:p>Avantages : rapide, plus court</text:p>
          </table:table-cell>
          <table:table-cell office:value-type="string">
            <text:p>Oui</text:p>
            <text:p>Je n'imagine pas de remplaçant suffisamment concurrentiel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8.380952380952381</text:p>
          </table:table-cell>
          <table:table-cell office:value-type="float" office:value="7">
            <text:p>7</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des cours, des papiers professionnels, etc.</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2-07 11:26:04</text:p>
          </table:table-cell>
          <table:table-cell office:value-type="string">
            <text:p>consentement+questionnaire</text:p>
          </table:table-cell>
          <table:table-cell office:value-type="float" office:value="16">
            <text:p>16</text:p>
          </table:table-cell>
          <table:table-cell office:value-type="float" office:value="256">
            <text:p>25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econdaire</text:p>
          </table:table-cell>
          <table:table-cell office:value-type="string">
            <text:p>lyce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91230">
            <text:p>91230</text:p>
          </table:table-cell>
          <table:table-cell/>
          <table:table-cell office:value-type="string">
            <text:p>iphone</text:p>
          </table:table-cell>
          <table:table-cell/>
          <table:table-cell office:value-type="string">
            <text:p>oui</text:p>
          </table:table-cell>
          <table:table-cell office:value-type="string">
            <text:p>3 a 5</text:p>
          </table:table-cell>
          <table:table-cell table:number-columns-repeated="2" office:value-type="string">
            <text:p>plus de 100</text:p>
          </table:table-cell>
          <table:table-cell office:value-type="string">
            <text:p>non</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2" office:value-type="float" office:value="0">
            <text:p>0</text:p>
          </table:table-cell>
          <table:table-cell/>
          <table:table-cell office:value-type="string">
            <text:p>redaction_melange</text:p>
          </table:table-cell>
          <table:table-cell office:value-type="string">
            <text:p>jamais</text:p>
          </table:table-cell>
          <table:table-cell office:value-type="string">
            <text:p>tres_souvent</text:p>
          </table:table-cell>
          <table:table-cell office:value-type="string">
            <text:p>souvent</text:p>
          </table:table-cell>
          <table:table-cell office:value-type="string">
            <text:p>tres_souvent</text:p>
          </table:table-cell>
          <table:table-cell table:number-columns-repeated="2"/>
          <table:table-cell table:number-columns-repeated="4"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Plus rapide, inconvénient, parfois je ne sais plus comment écrire certains mots.</text:p>
          </table:table-cell>
          <table:table-cell office:value-type="string">
            <text:p>oui, car c'est un moyens de conversation plus "jeune"que les appels, et surtout on peut dire des choses, que l'on ne dirait pas a l'oral (timidité...)</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francais_standard</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oui</text:p>
          </table:table-cell>
          <table:table-cell office:value-type="float" office:value="0">
            <text:p>0</text:p>
          </table:table-cell>
          <table:table-cell table:number-columns-repeated="4"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9">
          <table:table-cell office:value-type="string">
            <text:p>2011-12-07 18:54:57</text:p>
          </table:table-cell>
          <table:table-cell office:value-type="string">
            <text:p>consentement+questionnaire</text:p>
          </table:table-cell>
          <table:table-cell office:value-type="float" office:value="55">
            <text:p>55</text:p>
          </table:table-cell>
          <table:table-cell office:value-type="float" office:value="346">
            <text:p>346</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3</text:p>
          </table:table-cell>
          <table:table-cell office:value-type="float" office:value="1">
            <text:p>1</text:p>
          </table:table-cell>
          <table:table-cell table:number-columns-repeated="13" office:value-type="float" office:value="0">
            <text:p>0</text:p>
          </table:table-cell>
          <table:table-cell table:number-columns-repeated="2"/>
          <table:table-cell office:value-type="float" office:value="31700">
            <text:p>31700</text:p>
          </table:table-cell>
          <table:table-cell/>
          <table:table-cell office:value-type="string">
            <text:p>iphone</text:p>
          </table:table-cell>
          <table:table-cell/>
          <table:table-cell office:value-type="string">
            <text:p>non</text:p>
          </table:table-cell>
          <table:table-cell office:value-type="string">
            <text:p>plus de 5</text:p>
          </table:table-cell>
          <table:table-cell office:value-type="string">
            <text:p>10 a 20</text:p>
          </table:table-cell>
          <table:table-cell office:value-type="string">
            <text:p>20 a 50</text:p>
          </table:table-cell>
          <table:table-cell office:value-type="string">
            <text:p>non</text:p>
          </table:table-cell>
          <table:table-cell office:value-type="float" office:value="5">
            <text:p>5</text:p>
          </table:table-cell>
          <table:table-cell office:value-type="float" office:value="1">
            <text:p>1</text:p>
          </table:table-cell>
          <table:table-cell office:value-type="float" office:value="6">
            <text:p>6</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rarement</text:p>
          </table:table-cell>
          <table:table-cell table:number-columns-repeated="2"/>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demande du(de la) correspondant(e)</text:p>
          </table:table-cell>
          <table:table-cell table:number-columns-repeated="4" office:value-type="float" office:value="0">
            <text:p>0</text:p>
          </table:table-cell>
          <table:table-cell/>
          <table:table-cell office:value-type="string">
            <text:p>a :rapidité d'écriture, c'est sûr !</text:p>
            <text:p>a :raccourcis langagiers !</text:p>
            <text:p>i :mais parfois erreurs de compréhension lors d'une lecture rapide </text:p>
            <text:p>a: utilisation de la phonétique i :difficile à décrypter parfois à la lecture ! + nécessité de lire "à voix haute" pour décrypter.</text:p>
            <text:p>i : risque de perte des réflexes orthographiques</text:p>
            <text:p/>
          </table:table-cell>
          <table:table-cell office:value-type="string">
            <text:p>oui de + en +</text:p>
            <text:p>plus par les générations qui sont néees avec le téléphone portable "en main" comme un automatisme</text:p>
            <text:p>les générations "plus anciennes" y viennent aussi pour le côté rapide et ludique (à+, :),jtm...)</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3.142857142857143</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notices alimentaires !</text:p>
          </table:table-cell>
          <table:table-cell office:value-type="string">
            <text:p>oui</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1">
          <table:table-cell office:value-type="string">
            <text:p>2011-12-07 23:43:27</text:p>
          </table:table-cell>
          <table:table-cell office:value-type="string">
            <text:p>consentement+questionnaire</text:p>
          </table:table-cell>
          <table:table-cell office:value-type="float" office:value="18">
            <text:p>18</text:p>
          </table:table-cell>
          <table:table-cell office:value-type="float" office:value="302">
            <text:p>302</text:p>
          </table:table-cell>
          <table:table-cell/>
          <table:table-cell office:value-type="float" office:value="1">
            <text:p>1</text:p>
          </table:table-cell>
          <table:table-cell/>
          <table:table-cell table:number-columns-repeated="7" office:value-type="float" office:value="0">
            <text:p>0</text:p>
          </table:table-cell>
          <table:table-cell/>
          <table:table-cell office:value-type="string">
            <text:p>fre</text:p>
          </table:table-cell>
          <table:table-cell office:value-type="string">
            <text:p>eng</text:p>
          </table:table-cell>
          <table:table-cell table:number-columns-repeated="2"/>
          <table:table-cell office:value-type="string">
            <text:p>fre</text:p>
          </table:table-cell>
          <table:table-cell office:value-type="string">
            <text:p>eng</text:p>
          </table:table-cell>
          <table:table-cell table:number-columns-repeated="2"/>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31770">
            <text:p>31770</text:p>
          </table:table-cell>
          <table:table-cell/>
          <table:table-cell office:value-type="string">
            <text:p>blackberry</text:p>
          </table:table-cell>
          <table:table-cell/>
          <table:table-cell office:value-type="string">
            <text:p>oui</text:p>
          </table:table-cell>
          <table:table-cell office:value-type="string">
            <text:p>plus de 5</text:p>
          </table:table-cell>
          <table:table-cell table:number-columns-repeated="2" office:value-type="string">
            <text:p>50 a 100</text:p>
          </table:table-cell>
          <table:table-cell office:value-type="string">
            <text:p>oui</text:p>
          </table:table-cell>
          <table:table-cell office:value-type="float" office:value="6">
            <text:p>6</text:p>
          </table:table-cell>
          <table:table-cell table:number-columns-repeated="2" office:value-type="float" office:value="5">
            <text:p>5</text:p>
          </table:table-cell>
          <table:table-cell table:number-columns-repeated="3" office:value-type="float" office:value="0">
            <text:p>0</text:p>
          </table:table-cell>
          <table:table-cell/>
          <table:table-cell office:value-type="string">
            <text:p>redaction_ortho_standard</text:p>
          </table:table-cell>
          <table:table-cell table:number-columns-repeated="2" office:value-type="string">
            <text:p>jamais</text:p>
          </table:table-cell>
          <table:table-cell office:value-type="string">
            <text:p>tres_souvent</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number-columns-repeated="2"/>
          <table:table-cell office:value-type="string">
            <text:p>Je pense qu'ils seront toujours utilisés mais il est fort probable qu'on trouve de nouvelles technologies qui nous permettront d'écrire nos sms par un autre moyen. L'utilisation de tablettes se démocratise et ainsi, les mails sont de plus en plus faciles à écrire, sans forcément avoir besoin d'un gros ordinateur. Cette fonction est aussi présente dans les téléphones dits intelligents et on peut avoir plus souvent recours aux mails qu'au sms si l'internet devient à terme un élément principal d'un forfait de base. L'utilisation d'autres canaux de communication (facebook, twitter ...) peut peut être à terme limiter l'utilisation des sms. Malgré tout, les sms sont pratiques dans l'utilisation quotidienne du téléphone et un moyen très personnel de communiquer. </text:p>
          </table:table-cell>
          <table:table-cell office:value-type="string">
            <text:p>oui</text:p>
          </table:table-cell>
          <table:table-cell office:value-type="string">
            <text:p>fre</text:p>
          </table:table-cell>
          <table:table-cell office:value-type="string">
            <text:p>eng</text:p>
          </table:table-cell>
          <table:table-cell table:number-columns-repeated="2"/>
          <table:table-cell office:value-type="string">
            <text:p>oui</text:p>
          </table:table-cell>
          <table:table-cell office:value-type="string">
            <text:p>eng</text:p>
          </table:table-cell>
          <table:table-cell office:value-type="string">
            <text:p>fre</text:p>
          </table:table-cell>
          <table:table-cell table:number-columns-repeated="2"/>
          <table:table-cell office:value-type="string">
            <text:p>oui_mais</text:p>
          </table:table-cell>
          <table:table-cell office:value-type="string">
            <text:p>francais_standard</text:p>
          </table:table-cell>
          <table:table-cell office:value-type="string">
            <text:p>7.333333333333333</text:p>
          </table:table-cell>
          <table:table-cell office:value-type="float" office:value="6">
            <text:p>6</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office:value-type="string">
            <text:p>manuels scolaires et cours papiers (prise de note, polycopiés, numérique)</text:p>
          </table:table-cell>
          <table:table-cell office:value-type="string">
            <text:p>oui</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table-cell office:value-type="string">
            <text:p>tres_souvent</text:p>
          </table:table-cell>
          <table:table-cell table:number-columns-repeated="913"/>
        </table:table-row>
        <table:table-row table:style-name="ro1">
          <table:table-cell office:value-type="string">
            <text:p>2011-12-08 09:41:45</text:p>
          </table:table-cell>
          <table:table-cell office:value-type="string">
            <text:p>consentement+questionnaire</text:p>
          </table:table-cell>
          <table:table-cell office:value-type="float" office:value="50">
            <text:p>50</text:p>
          </table:table-cell>
          <table:table-cell office:value-type="float" office:value="360">
            <text:p>360</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uperieur</text:p>
          </table:table-cell>
          <table:table-cell/>
          <table:table-cell office:value-type="string">
            <text:p>bac_2</text:p>
          </table:table-cell>
          <table:table-cell table:number-columns-repeated="6" office:value-type="float" office:value="0">
            <text:p>0</text:p>
          </table:table-cell>
          <table:table-cell office:value-type="float" office:value="1">
            <text:p>1</text:p>
          </table:table-cell>
          <table:table-cell table:number-columns-repeated="7" office:value-type="float" office:value="0">
            <text:p>0</text:p>
          </table:table-cell>
          <table:table-cell table:number-columns-repeated="2"/>
          <table:table-cell office:value-type="float" office:value="34310">
            <text:p>34310</text:p>
          </table:table-cell>
          <table:table-cell office:value-type="float" office:value="50">
            <text:p>50</text:p>
          </table:table-cell>
          <table:table-cell office:value-type="string">
            <text:p>iphone</text:p>
          </table:table-cell>
          <table:table-cell/>
          <table:table-cell office:value-type="string">
            <text:p>oui</text:p>
          </table:table-cell>
          <table:table-cell office:value-type="string">
            <text:p>plus de 5</text:p>
          </table:table-cell>
          <table:table-cell table:number-columns-repeated="2" office:value-type="string">
            <text:p>moins de 5</text:p>
          </table:table-cell>
          <table:table-cell office:value-type="string">
            <text:p>oui</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0">
            <text:p>0</text:p>
          </table:table-cell>
          <table:table-cell/>
          <table:table-cell office:value-type="string">
            <text:p>redaction_ortho_standard</text:p>
          </table:table-cell>
          <table:table-cell office:value-type="string">
            <text:p>parfois</text:p>
          </table:table-cell>
          <table:table-cell office:value-type="string">
            <text:p>tres_souvent</text:p>
          </table:table-cell>
          <table:table-cell office:value-type="string">
            <text:p>tres_souvent</text:p>
          </table:table-cell>
          <table:table-cell office:value-type="string">
            <text:p>tres_souvent</text:p>
          </table:table-cell>
          <table:table-cell table:number-columns-repeated="2"/>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table:number-columns-repeated="4" office:value-type="float" office:value="0">
            <text:p>0</text:p>
          </table:table-cell>
          <table:table-cell/>
          <table:table-cell office:value-type="string">
            <text:p>Perte écriture française</text:p>
          </table:table-cell>
          <table:table-cell office:value-type="string">
            <text:p>oui</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francais_standard</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table-cell office:value-type="string">
            <text:p>oui</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souvent</text:p>
          </table:table-cell>
          <table:table-cell table:number-columns-repeated="913"/>
        </table:table-row>
        <table:table-row table:style-name="ro3">
          <table:table-cell office:value-type="string">
            <text:p>2011-12-13 21:19:55</text:p>
          </table:table-cell>
          <table:table-cell office:value-type="string">
            <text:p>consentement+questionnaire</text:p>
          </table:table-cell>
          <table:table-cell office:value-type="float" office:value="13">
            <text:p>13</text:p>
          </table:table-cell>
          <table:table-cell office:value-type="float" office:value="184">
            <text:p>184</text:p>
          </table:table-cell>
          <table:table-cell office:value-type="float" office:value="1">
            <text:p>1</text:p>
          </table:table-cell>
          <table:table-cell table:number-columns-repeated="2"/>
          <table:table-cell table:number-columns-repeated="7" office:value-type="float" office:value="0">
            <text:p>0</text:p>
          </table:table-cell>
          <table:table-cell/>
          <table:table-cell office:value-type="string">
            <text:p>fre</text:p>
          </table:table-cell>
          <table:table-cell table:number-columns-repeated="3"/>
          <table:table-cell office:value-type="string">
            <text:p>fre</text:p>
          </table:table-cell>
          <table:table-cell table:number-columns-repeated="3"/>
          <table:table-cell office:value-type="string">
            <text:p>fre</text:p>
          </table:table-cell>
          <table:table-cell table:number-columns-repeated="3"/>
          <table:table-cell office:value-type="string">
            <text:p>niveau_secondaire</text:p>
          </table:table-cell>
          <table:table-cell office:value-type="string">
            <text:p>college</text:p>
          </table:table-cell>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number-columns-repeated="2"/>
          <table:table-cell office:value-type="float" office:value="12520">
            <text:p>12520</text:p>
          </table:table-cell>
          <table:table-cell/>
          <table:table-cell office:value-type="string">
            <text:p>classique</text:p>
          </table:table-cell>
          <table:table-cell/>
          <table:table-cell office:value-type="string">
            <text:p>oui</text:p>
          </table:table-cell>
          <table:table-cell office:value-type="string">
            <text:p>1 a 3</text:p>
          </table:table-cell>
          <table:table-cell office:value-type="string">
            <text:p>plus de 100</text:p>
          </table:table-cell>
          <table:table-cell office:value-type="string">
            <text:p>50 a 100</text:p>
          </table:table-cell>
          <table:table-cell office:value-type="string">
            <text:p>oui</text:p>
          </table:table-cell>
          <table:table-cell office:value-type="float" office:value="6">
            <text:p>6</text:p>
          </table:table-cell>
          <table:table-cell office:value-type="float" office:value="0">
            <text:p>0</text:p>
          </table:table-cell>
          <table:table-cell office:value-type="float" office:value="2">
            <text:p>2</text:p>
          </table:table-cell>
          <table:table-cell office:value-type="float" office:value="4">
            <text:p>4</text:p>
          </table:table-cell>
          <table:table-cell table:number-columns-repeated="2" office:value-type="float" office:value="0">
            <text:p>0</text:p>
          </table:table-cell>
          <table:table-cell/>
          <table:table-cell office:value-type="string">
            <text:p>redaction_melange</text:p>
          </table:table-cell>
          <table:table-cell office:value-type="string">
            <text:p>parfois</text:p>
          </table:table-cell>
          <table:table-cell office:value-type="string">
            <text:p>rarement</text:p>
          </table:table-cell>
          <table:table-cell office:value-type="string">
            <text:p>jamais</text:p>
          </table:table-cell>
          <table:table-cell office:value-type="string">
            <text:p>souvent</text:p>
          </table:table-cell>
          <table:table-cell table:number-columns-repeated="2"/>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table-cell office:value-type="float" office:value="1">
            <text:p>1</text:p>
          </table:table-cell>
          <table:table-cell table:number-columns-repeated="3" office:value-type="float" office:value="0">
            <text:p>0</text:p>
          </table:table-cell>
          <table:table-cell/>
          <table:table-cell office:value-type="string">
            <text:p>C'est très rapide</text:p>
            <text:p>Sa nous incite a écrire en abrégés </text:p>
          </table:table-cell>
          <table:table-cell office:value-type="string">
            <text:p>Oui c'est très rapide.</text:p>
            <text:p/>
          </table:table-cell>
          <table:table-cell office:value-type="string">
            <text:p>non</text:p>
          </table:table-cell>
          <table:table-cell table:number-columns-repeated="4"/>
          <table:table-cell office:value-type="string">
            <text:p>non</text:p>
          </table:table-cell>
          <table:table-cell table:number-columns-repeated="4"/>
          <table:table-cell office:value-type="string">
            <text:p>oui_mais</text:p>
          </table:table-cell>
          <table:table-cell office:value-type="string">
            <text:p>pas_opinion</text:p>
          </table:table-cell>
          <table:table-cell office:value-type="string">
            <text:p>1.0476190476190477</text:p>
          </table:table-cell>
          <table:table-cell office:value-type="string">
            <text:p>0.5</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table-cell office:value-type="string">
            <text:p>non</text:p>
          </table:table-cell>
          <table:table-cell table:number-columns-repeated="6" office:value-type="float" office:value="0">
            <text:p>0</text:p>
          </table:table-cell>
          <table:table-cell table:number-columns-repeated="9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7">17/03/2014</text:date>, <text:time>20:5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date>2014-03-17T20:59:02</dc:date>
    <dc:creator>UPV</dc:creator>
    <meta:editing-duration>PT1H4M8S</meta:editing-duration>
    <meta:editing-cycles>41</meta:editing-cycles>
    <meta:document-statistic meta:table-count="1" meta:cell-count="33788" meta:object-count="0"/>
  </office:meta>
</office:document-meta>
</file>